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margin-left="4.149cm" fo:margin-right="0cm" fo:text-indent="-4.17cm" style:auto-text-indent="false">
        <style:tab-stops/>
      </style:paragraph-properties>
    </style:style>
    <style:style style:name="P3" style:family="paragraph" style:parent-style-name="Heading_20_1" style:master-page-name="">
      <style:paragraph-properties style:page-number="auto" fo:break-before="page" style:shadow="non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ist_20_1"/>
    <style:style style:name="P15" style:family="paragraph" style:parent-style-name="Text_20_body" style:list-style-name="List_20_1"/>
    <style:style style:name="P16" style:family="paragraph" style:parent-style-name="Text_20_body" style:list-style-name="List_20_1"/>
    <style:style style:name="P17" style:family="paragraph" style:parent-style-name="Text_20_body" style:list-style-name="List_20_1"/>
    <style:style style:name="P18" style:family="paragraph" style:parent-style-name="Text_20_body" style:list-style-name="List_20_1"/>
    <style:style style:name="P19" style:family="paragraph" style:parent-style-name="Text_20_body" style:list-style-name="List_20_1"/>
    <style:style style:name="P20" style:family="paragraph" style:parent-style-name="Text_20_body" style:list-style-name="List_20_1"/>
    <style:style style:name="P21" style:family="paragraph" style:parent-style-name="Text_20_body" style:list-style-name="List_20_1"/>
    <style:style style:name="P22" style:family="paragraph" style:parent-style-name="Text_20_body" style:list-style-name="List_20_1"/>
    <style:style style:name="P23" style:family="paragraph" style:parent-style-name="Text_20_body" style:list-style-name="List_20_1"/>
    <style:style style:name="P24" style:family="paragraph" style:parent-style-name="Text_20_body" style:list-style-name="List_20_1"/>
    <style:style style:name="P25" style:family="paragraph" style:parent-style-name="Text_20_body" style:list-style-name="List_20_1"/>
    <style:style style:name="P26" style:family="paragraph" style:parent-style-name="Text_20_body" style:list-style-name="List_20_1"/>
    <style:style style:name="P27" style:family="paragraph" style:parent-style-name="Text_20_body">
      <style:paragraph-properties fo:margin-left="4.149cm" fo:margin-right="0cm" fo:text-indent="-4.17cm" style:auto-text-indent="false">
        <style:tab-stops/>
      </style:paragraph-properties>
    </style:style>
    <style:style style:name="T1" style:family="text">
      <style:text-properties style:font-name="Nimbus Roman No9 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style:text-underline-style="solid" style:text-underline-width="auto" style:text-underline-color="font-color"/>
    </style:style>
    <style:style style:name="T7" style:family="text"/>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plication Programmer's Interface</text:p>
      <text:p text:style-name="Title">for</text:p>
      <text:p text:style-name="Title">ODFPY</text:p>
      <text:p text:style-name="Text_20_body"/>
      <text:table-of-content text:style-name="Sect1" text:protected="true" text:name="Indholdsfortegnelse1">
        <text:table-of-content-source text:outline-level="2">
          <text:index-title-template text:style-name="Contents_20_Heading">Contents</text:index-title-template>
          <text:table-of-content-entry-template text:outline-level="1" text:style-name="Contents_20_1">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2" text:style-name="Contents_20_2">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3" text:style-name="Contents_20_3">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4" text:style-name="Contents_20_4">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5" text:style-name="Contents_20_5">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6" text:style-name="Contents_20_6">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7" text:style-name="Contents_20_7">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8" text:style-name="Contents_20_8">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9" text:style-name="Contents_20_9">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10" text:style-name="Contents_20_10">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source>
        <text:index-body>
          <text:index-title text:style-name="Sect2" text:name="Indholdsfortegnelse1_Head">
            <text:p text:style-name="Contents_20_Heading">Contents</text:p>
          </text:index-title>
          <text:p text:style-name="P4">1 <text:a xlink:type="simple" xlink:href="#1.Introduction|outline" text:style-name="Standard" text:visited-style-name="Standard">Introduction</text:a><text:tab/><text:a xlink:type="simple" xlink:href="#1.Introduction|outline" text:style-name="Standard" text:visited-style-name="Standard">4</text:a></text:p>
          <text:p text:style-name="P5">1.1 <text:a xlink:type="simple" xlink:href="#1.1.About OpenDocument|outline" text:style-name="Standard" text:visited-style-name="Standard">About OpenDocument</text:a><text:tab/><text:a xlink:type="simple" xlink:href="#1.1.About OpenDocument|outline" text:style-name="Standard" text:visited-style-name="Standard">4</text:a></text:p>
          <text:p text:style-name="P4">2 <text:a xlink:type="simple" xlink:href="#2.Creating a document|outline" text:style-name="Standard" text:visited-style-name="Standard">Creating a document</text:a><text:tab/><text:a xlink:type="simple" xlink:href="#2.Creating a document|outline" text:style-name="Standard" text:visited-style-name="Standard">4</text:a></text:p>
          <text:p text:style-name="P5">2.1 <text:a xlink:type="simple" xlink:href="#2.1.Example|outline" text:style-name="Standard" text:visited-style-name="Standard">Example</text:a><text:tab/><text:a xlink:type="simple" xlink:href="#2.1.Example|outline" text:style-name="Standard" text:visited-style-name="Standard">4</text:a></text:p>
          <text:p text:style-name="P4">3 <text:a xlink:type="simple" xlink:href="#3.The OpenDocument classes|outline" text:style-name="Standard" text:visited-style-name="Standard">The OpenDocument classes</text:a><text:tab/><text:a xlink:type="simple" xlink:href="#3.The OpenDocument classes|outline" text:style-name="Standard" text:visited-style-name="Standard">5</text:a></text:p>
          <text:p text:style-name="P5">3.1 <text:a xlink:type="simple" xlink:href="#3.1.Loading a document|outline" text:style-name="Standard" text:visited-style-name="Standard">Loading a document</text:a><text:tab/><text:a xlink:type="simple" xlink:href="#3.1.Loading a document|outline" text:style-name="Standard" text:visited-style-name="Standard">6</text:a></text:p>
          <text:p text:style-name="P5">3.2 <text:a xlink:type="simple" xlink:href="#3.2.Manipulating the document|outline" text:style-name="Standard" text:visited-style-name="Standard">Manipulating the document</text:a><text:tab/><text:a xlink:type="simple" xlink:href="#3.2.Manipulating the document|outline" text:style-name="Standard" text:visited-style-name="Standard">6</text:a></text:p>
          <text:p text:style-name="P5">3.3 <text:a xlink:type="simple" xlink:href="#3.3.Subobjects|outline" text:style-name="Standard" text:visited-style-name="Standard">Subobjects</text:a><text:tab/><text:a xlink:type="simple" xlink:href="#3.3.Subobjects|outline" text:style-name="Standard" text:visited-style-name="Standard">6</text:a></text:p>
          <text:p text:style-name="P4">4 <text:a xlink:type="simple" xlink:href="#4.Special attributes|outline" text:style-name="Standard" text:visited-style-name="Standard">Special attributes</text:a><text:tab/><text:a xlink:type="simple" xlink:href="#4.Special attributes|outline" text:style-name="Standard" text:visited-style-name="Standard">7</text:a></text:p>
          <text:p text:style-name="P4">5 <text:a xlink:type="simple" xlink:href="#5.The Element classes|outline" text:style-name="Standard" text:visited-style-name="Standard">The Element classes</text:a><text:tab/><text:a xlink:type="simple" xlink:href="#5.The Element classes|outline" text:style-name="Standard" text:visited-style-name="Standard">7</text:a></text:p>
          <text:p text:style-name="P5">5.1 <text:a xlink:type="simple" xlink:href="#5.1.anim module|outline" text:style-name="Standard" text:visited-style-name="Standard">anim module</text:a><text:tab/><text:a xlink:type="simple" xlink:href="#5.1.anim module|outline" text:style-name="Standard" text:visited-style-name="Standard">8</text:a></text:p>
          <text:p text:style-name="P5">5.2 <text:a xlink:type="simple" xlink:href="#5.2.chart module|outline" text:style-name="Standard" text:visited-style-name="Standard">chart module</text:a><text:tab/><text:a xlink:type="simple" xlink:href="#5.2.chart module|outline" text:style-name="Standard" text:visited-style-name="Standard">10</text:a></text:p>
          <text:p text:style-name="P5">5.3 <text:a xlink:type="simple" xlink:href="#5.3.config module|outline" text:style-name="Standard" text:visited-style-name="Standard">config module</text:a><text:tab/><text:a xlink:type="simple" xlink:href="#5.3.config module|outline" text:style-name="Standard" text:visited-style-name="Standard">13</text:a></text:p>
          <text:p text:style-name="P5">5.4 <text:a xlink:type="simple" xlink:href="#5.4.dc module|outline" text:style-name="Standard" text:visited-style-name="Standard">dc module</text:a><text:tab/><text:a xlink:type="simple" xlink:href="#5.4.dc module|outline" text:style-name="Standard" text:visited-style-name="Standard">14</text:a></text:p>
          <text:p text:style-name="P5">5.5 <text:a xlink:type="simple" xlink:href="#5.5.dr3d module|outline" text:style-name="Standard" text:visited-style-name="Standard">dr3d module</text:a><text:tab/><text:a xlink:type="simple" xlink:href="#5.5.dr3d module|outline" text:style-name="Standard" text:visited-style-name="Standard">15</text:a></text:p>
          <text:p text:style-name="P5">5.6 <text:a xlink:type="simple" xlink:href="#5.6.draw module|outline" text:style-name="Standard" text:visited-style-name="Standard">draw module</text:a><text:tab/><text:a xlink:type="simple" xlink:href="#5.6.draw module|outline" text:style-name="Standard" text:visited-style-name="Standard">16</text:a></text:p>
          <text:p text:style-name="P5">5.7 <text:a xlink:type="simple" xlink:href="#5.7.form module|outline" text:style-name="Standard" text:visited-style-name="Standard">form module</text:a><text:tab/><text:a xlink:type="simple" xlink:href="#5.7.form module|outline" text:style-name="Standard" text:visited-style-name="Standard">24</text:a></text:p>
          <text:p text:style-name="P5">5.8 <text:a xlink:type="simple" xlink:href="#5.8.manifest module|outline" text:style-name="Standard" text:visited-style-name="Standard">manifest module</text:a><text:tab/><text:a xlink:type="simple" xlink:href="#5.8.manifest module|outline" text:style-name="Standard" text:visited-style-name="Standard">29</text:a></text:p>
          <text:p text:style-name="P5">5.9 <text:a xlink:type="simple" xlink:href="#5.9.math module|outline" text:style-name="Standard" text:visited-style-name="Standard">math module</text:a><text:tab/><text:a xlink:type="simple" xlink:href="#5.9.math module|outline" text:style-name="Standard" text:visited-style-name="Standard">30</text:a></text:p>
          <text:p text:style-name="P5">5.10 <text:a xlink:type="simple" xlink:href="#5.10.meta module|outline" text:style-name="Standard" text:visited-style-name="Standard">meta module</text:a><text:tab/><text:a xlink:type="simple" xlink:href="#5.10.meta module|outline" text:style-name="Standard" text:visited-style-name="Standard">30</text:a></text:p>
          <text:p text:style-name="P5">5.11 <text:a xlink:type="simple" xlink:href="#5.11.number module|outline" text:style-name="Standard" text:visited-style-name="Standard">number module</text:a><text:tab/><text:a xlink:type="simple" xlink:href="#5.11.number module|outline" text:style-name="Standard" text:visited-style-name="Standard">32</text:a></text:p>
          <text:p text:style-name="P5">5.12 <text:a xlink:type="simple" xlink:href="#5.12.office module|outline" text:style-name="Standard" text:visited-style-name="Standard">office module</text:a><text:tab/><text:a xlink:type="simple" xlink:href="#5.12.office module|outline" text:style-name="Standard" text:visited-style-name="Standard">36</text:a></text:p>
          <text:p text:style-name="P5">5.13 <text:a xlink:type="simple" xlink:href="#5.13.presentation module|outline" text:style-name="Standard" text:visited-style-name="Standard">presentation module</text:a><text:tab/><text:a xlink:type="simple" xlink:href="#5.13.presentation module|outline" text:style-name="Standard" text:visited-style-name="Standard">40</text:a></text:p>
          <text:p text:style-name="P5">5.14 <text:a xlink:type="simple" xlink:href="#5.14.script module|outline" text:style-name="Standard" text:visited-style-name="Standard">script module</text:a><text:tab/><text:a xlink:type="simple" xlink:href="#5.14.script module|outline" text:style-name="Standard" text:visited-style-name="Standard">43</text:a></text:p>
          <text:p text:style-name="P5">5.15 <text:a xlink:type="simple" xlink:href="#5.15.style module|outline" text:style-name="Standard" text:visited-style-name="Standard">style module</text:a><text:tab/><text:a xlink:type="simple" xlink:href="#5.15.style module|outline" text:style-name="Standard" text:visited-style-name="Standard">44</text:a></text:p>
          <text:p text:style-name="P5">5.16 <text:a xlink:type="simple" xlink:href="#5.16.svg module|outline" text:style-name="Standard" text:visited-style-name="Standard">svg module</text:a><text:tab/><text:a xlink:type="simple" xlink:href="#5.16.svg module|outline" text:style-name="Standard" text:visited-style-name="Standard">51</text:a></text:p>
          <text:p text:style-name="P5">5.17 <text:a xlink:type="simple" xlink:href="#5.17.table module|outline" text:style-name="Standard" text:visited-style-name="Standard">table module</text:a><text:tab/><text:a xlink:type="simple" xlink:href="#5.17.table module|outline" text:style-name="Standard" text:visited-style-name="Standard">53</text:a></text:p>
          <text:p text:style-name="P5">5.18 <text:a xlink:type="simple" xlink:href="#5.18.text module|outline" text:style-name="Standard" text:visited-style-name="Standard">text module</text:a><text:tab/><text:a xlink:type="simple" xlink:href="#5.18.text module|outline" text:style-name="Standard" text:visited-style-name="Standard">67</text:a></text:p>
          <text:p text:style-name="P5">5.19 <text:a xlink:type="simple" xlink:href="#5.19.xforms module|outline" text:style-name="Standard" text:visited-style-name="Standard">xforms module</text:a><text:tab/><text:a xlink:type="simple" xlink:href="#5.19.xforms module|outline" text:style-name="Standard" text:visited-style-name="Standard">94</text:a></text:p>
          <text:p text:style-name="P4">6 <text:a xlink:type="simple" xlink:href="#6.Convenience modules|outline" text:style-name="Standard" text:visited-style-name="Standard">Convenience modules</text:a><text:tab/><text:a xlink:type="simple" xlink:href="#6.Convenience modules|outline" text:style-name="Standard" text:visited-style-name="Standard">94</text:a></text:p>
          <text:p text:style-name="P5">6.1 <text:a xlink:type="simple" xlink:href="#6.1.Userfield module|outline" text:style-name="Standard" text:visited-style-name="Standard">Userfield module</text:a><text:tab/><text:a xlink:type="simple" xlink:href="#6.1.Userfield module|outline" text:style-name="Standard" text:visited-style-name="Standard">95</text:a></text:p>
          <text:p text:style-name="P5">6.2 <text:a xlink:type="simple" xlink:href="#6.2.Teletype module|outline" text:style-name="Standard" text:visited-style-name="Standard">Teletype module</text:a><text:tab/><text:a xlink:type="simple" xlink:href="#6.2.Teletype module|outline" text:style-name="Standard" text:visited-style-name="Standard">95</text:a></text:p>
          <text:p text:style-name="P5">6.3 <text:a xlink:type="simple" xlink:href="#6.3.Easyliststyle module|outline" text:style-name="Standard" text:visited-style-name="Standard">Easyliststyle module</text:a><text:tab/><text:a xlink:type="simple" xlink:href="#6.3.Easyliststyle module|outline" text:style-name="Standard" text:visited-style-name="Standard">95</text:a></text:p>
          <text:p text:style-name="P4">7 <text:a xlink:type="simple" xlink:href="#7.Examples|outline" text:style-name="Standard" text:visited-style-name="Standard">Examples</text:a><text:tab/><text:a xlink:type="simple" xlink:href="#7.Examples|outline" text:style-name="Standard" text:visited-style-name="Standard">96</text:a></text:p>
          <text:p text:style-name="P5">7.1 <text:a xlink:type="simple" xlink:href="#7.1.Creating a table in OpenDocument text|outline" text:style-name="Standard" text:visited-style-name="Standard">Creating a table in OpenDocument text</text:a><text:tab/><text:a xlink:type="simple" xlink:href="#7.1.Creating a table in OpenDocument text|outline" text:style-name="Standard" text:visited-style-name="Standard">96</text:a></text:p>
          <text:p text:style-name="P5">7.2 <text:a xlink:type="simple" xlink:href="#7.2.Creating the table as a spreadsheet|outline" text:style-name="Standard" text:visited-style-name="Standard">Creating the table as a spreadsheet</text:a><text:tab/><text:a xlink:type="simple" xlink:href="#7.2.Creating the table as a spreadsheet|outline" text:style-name="Standard" text:visited-style-name="Standard">97</text:a></text:p>
          <text:p text:style-name="P5">7.3 <text:a xlink:type="simple" xlink:href="#7.3.Photo album|outline" text:style-name="Standard" text:visited-style-name="Standard">Photo album</text:a><text:tab/><text:a xlink:type="simple" xlink:href="#7.3.Photo album|outline" text:style-name="Standard" text:visited-style-name="Standard">97</text:a></text:p>
        </text:index-body>
      </text:table-of-content>
      <text:p text:style-name="Text_20_body"><text:soft-page-break/></text:p>
      <text:p text:style-name="P1">Copyright <text:span text:style-name="T1">©</text:span> 2007-2008 Søren Roug, European Environment Agency</text:p>
      <text:p text:style-name="Text_20_body">This library is free software; you can redistribute it and/or modify it under the terms of the GNU Lesser General Public License as published by the Free Software Foundation; either version 2.1 of the License, or (at your option) any later version.</text:p>
      <text:p text:style-name="Text_20_body">This library is distributed in the hope that it will be useful, 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1 Franklin Street, Fifth Floor, Boston, MA <text:s/>02110-1301 <text:s/>USA</text:p>
      <text:h text:style-name="P3" text:outline-level="1">Introduction</text:h>
      <text:p text:style-name="Text_20_body">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text:span text:style-name="T2"> </text:span></text:p>
      <text:p text:style-name="Text_20_body">It is about 90% feature-complete, but remember 90% of the time software is 90% complete.</text:p>
      <text:h text:style-name="Heading_20_2" text:outline-level="2">About OpenDocument</text:h>
      <text:p text:style-name="Text_20_body">An OpenDocument file is essentially an XML structure split into four XML files in a zip-file. If you unzip the file, you’ll see content.xml, styles.xml, meta.xml and settings.xml. Odfpy handles these as <text:span text:style-name="T4">one</text:span> memory structure, which you can use the API to navigate.</text:p>
      <text:p text:style-name="Text_20_body">From within the XML you can refer to images, and add them to the zip-archive. Finally, OpenDocument keeps track of all this via a META-INF/manifest.xml file (the manifest) containing the official files of the document.</text:p>
      <text:h text:style-name="Heading_20_1" text:outline-level="1">Creating a document</text:h>
      <text:p text:style-name="Text_20_body">You start the document by instantiating one of the <text:span text:style-name="Function">OpenDocumentChart, OpenDocumentDrawing, OpenDocumentImage, OpenDocumentPresentation, OpenDocumentSpreadsheet </text:span>or<text:span text:style-name="Function"> OpenDocumentText </text:span>classes<text:span text:style-name="Function">.</text:span></text:p>
      <text:p text:style-name="Text_20_body"><text:span text:style-name="Function"><text:span text:style-name="T2">All of these provide properties you can attach elements to:</text:span></text:span></text:p>
      <text:list text:style-name="L1">
        <text:list-item>
          <text:p text:style-name="P6"><text:span text:style-name="Function"><text:span text:style-name="T2">meta</text:span></text:span></text:p>
        </text:list-item>
        <text:list-item>
          <text:p text:style-name="P6"><text:span text:style-name="Function"><text:span text:style-name="T2">scripts</text:span></text:span></text:p>
        </text:list-item>
        <text:list-item>
          <text:p text:style-name="P6"><text:span text:style-name="Function"><text:span text:style-name="T2">fontfacedecls</text:span></text:span></text:p>
        </text:list-item>
        <text:list-item>
          <text:p text:style-name="P6"><text:span text:style-name="Function"><text:span text:style-name="T2">settings</text:span></text:span></text:p>
        </text:list-item>
        <text:list-item>
          <text:p text:style-name="P6"><text:span text:style-name="Function"><text:span text:style-name="T2">styles</text:span></text:span></text:p>
        </text:list-item>
        <text:list-item>
          <text:p text:style-name="P6"><text:span text:style-name="Function"><text:span text:style-name="T2">automaticstyles</text:span></text:span></text:p>
        </text:list-item>
        <text:list-item>
          <text:p text:style-name="P6"><text:span text:style-name="Function"><text:span text:style-name="T2">masterstyles</text:span></text:span></text:p>
        </text:list-item>
        <text:list-item>
          <text:p text:style-name="P6"><text:span text:style-name="Function"><text:span text:style-name="T2">body</text:span></text:span></text:p>
        </text:list-item>
      </text:list>
      <text:p text:style-name="Text_20_body"><text:span text:style-name="Function"><text:span text:style-name="T2">Additionally, the OpenDocumentText class provides the </text:span></text:span><text:span text:style-name="Function"><text:span text:style-name="T4">text</text:span></text:span><text:span text:style-name="Function"><text:span text:style-name="T2"> property, which is where you add your text elements. A quick example probably is the best approach to give you an idea.</text:span></text:span></text:p>
      <text:h text:style-name="Heading_20_2" text:outline-level="2">Example</text:h>
      <text:p text:style-name="Example">from odf.opendocument import OpenDocumentText</text:p>
      <text:p text:style-name="Example">from odf.style import Style, TextProperties</text:p>
      <text:p text:style-name="Example">from odf.text import H, P, Span</text:p>
      <text:p text:style-name="Example"/>
      <text:p text:style-name="Example">textdoc = OpenDocumentText()</text:p>
      <text:p text:style-name="Example"># Styles</text:p>
      <text:p text:style-name="Example">s = textdoc.styles</text:p>
      <text:p text:style-name="Example">h1style = Style(name="Heading 1", family="paragraph")</text:p>
      <text:p text:style-name="Example">h1style.addElement(TextProperties(attributes={'fontsize':"24pt",'fontweight':"bold" }))</text:p>
      <text:p text:style-name="Example"><text:soft-page-break/>s.addElement(h1style)</text:p>
      <text:p text:style-name="Example"># An automatic style</text:p>
      <text:p text:style-name="Example">boldstyle = Style(name="Bold", family="text")</text:p>
      <text:p text:style-name="Example">boldprop = TextProperties(fontweight="bold")</text:p>
      <text:p text:style-name="Example">boldstyle.addElement(boldprop)</text:p>
      <text:p text:style-name="Example">textdoc.automaticstyles.addElement(boldstyle)</text:p>
      <text:p text:style-name="Example"># Text</text:p>
      <text:p text:style-name="Example">h=H(outlinelevel=1, stylename=h1style, text="My first text")</text:p>
      <text:p text:style-name="Example">textdoc.text.addElement(h)</text:p>
      <text:p text:style-name="Example">p = P(text="Hello world. ")</text:p>
      <text:p text:style-name="Example">boldpart = Span(stylename=boldstyle, text="This part is bold. ")</text:p>
      <text:p text:style-name="Example">p.addElement(boldpart)</text:p>
      <text:p text:style-name="Example">p.addText("This is after bold.")</text:p>
      <text:p text:style-name="Example">textdoc.text.addElement(p)</text:p>
      <text:p text:style-name="Example">textdoc.save("myfirstdocument.odt")</text:p>
      <text:p text:style-name="Text_20_body"/>
      <text:p text:style-name="Text_20_body">You now have your first script-produced document called “myfirstdocument.odt”.</text:p>
      <text:h text:style-name="Heading_20_1" text:outline-level="1">The OpenDocument classes</text:h>
      <text:p text:style-name="Text_20_body">The <text:span text:style-name="Function">OpenDocumentChart, OpenDocumentDrawing, OpenDocumentImage, OpenDocumentPresentation, OpenDocumentSpreadsheet </text:span><text:span text:style-name="Function"><text:span text:style-name="T2">and</text:span></text:span><text:span text:style-name="Function"> OpenDocumentText </text:span>classes<text:span text:style-name="Function"><text:span text:style-name="T3"> derive from the OpenDocument class. These methods are available:</text:span></text:span></text:p>
      <text:p text:style-name="List_20_Indent"><text:span text:style-name="Function"><text:span text:style-name="T3">save(filename, addsuffix=False)<text:tab/>This method will write to a file what you have constructed. If you provide the argument addsuffix=True, it will add the “.od?” suffix to the filename autmatically based on the class name.</text:span></text:span></text:p>
      <text:p text:style-name="List_20_Indent"><text:span text:style-name="Function"><text:span text:style-name="T3">write(fileobject)<text:tab/>Writes the document to a file-like object of the type available from StringIO.</text:span></text:span></text:p>
      <text:p text:style-name="List_20_Indent"><text:span text:style-name="Function"><text:span text:style-name="T3">addPicture(filename, mediatype=None, content=None)<text:tab/>Adds a file to the Pictures directory in the zip archive and adds the new filename to the manifest. <text:s/>If content is not None, then use this as the image rather than open the filename. The return value is the new file name, which you can use for the </text:span></text:span><text:span text:style-name="Attribute_20_List"><text:span text:style-name="T5">href</text:span></text:span><text:span text:style-name="Function"><text:span text:style-name="T3"> attribute in the </text:span></text:span><text:span text:style-name="T3"><text:bookmark-ref text:reference-format="text" text:ref-name="draw.Image">draw.Image</text:bookmark-ref></text:span><text:span text:style-name="Function"><text:span text:style-name="T3"> class. If mediatype is None, then guess the mediatype from the file name.</text:span></text:span></text:p>
      <text:p text:style-name="List_20_Indent"><text:span text:style-name="Function"><text:span text:style-name="T3">addThumbnail(content=None)<text:tab/>If content is None, adds a nice 128x128 pixel, but rather bulky thumbnail to the document. Otherwise the content must be a png image in memory that will then be added to the document.</text:span></text:span></text:p>
      <text:p text:style-name="List_20_Indent"><text:span text:style-name="Function"><text:span text:style-name="T3">addObject(object)<text:tab/>Adds a subobject to the document. The return value is the folder name of the object in the document container, which you use for the </text:span></text:span><text:span text:style-name="Attribute_20_List"><text:span text:style-name="T5">href</text:span></text:span><text:span text:style-name="Function"><text:span text:style-name="T3"> attribute in the </text:span></text:span><text:span text:style-name="T3"><text:bookmark-ref text:reference-format="text" text:ref-name="draw.Object">draw.Object</text:bookmark-ref></text:span><text:span text:style-name="Function"><text:span text:style-name="T3"> class.</text:span></text:span></text:p>
      <text:p text:style-name="List_20_Indent"><text:span text:style-name="Function"><text:span text:style-name="T3">xml()<text:tab/>Generates the full document as an XML file and returns it as a string in UTF-8 encoding.</text:span></text:span></text:p>
      <text:p text:style-name="Text_20_body"><text:span text:style-name="Function"><text:span text:style-name="T3">OpenDocumentChart is used for pie charts etc. It </text:span></text:span><text:span text:style-name="Function"><text:span text:style-name="T3">provides the </text:span></text:span><text:span text:style-name="Function"><text:span text:style-name="T5">chart </text:span></text:span>property, which is where you add your elements.</text:p>
      <text:p text:style-name="Text_20_body"><text:span text:style-name="Function"><text:span text:style-name="T3">OpenDocumentDrawing is used for vector-based drawings. It </text:span></text:span><text:span text:style-name="Function"><text:span text:style-name="T3">provides the </text:span></text:span><text:span text:style-name="Function"><text:span text:style-name="T5">drawing </text:span></text:span><text:span text:style-name="Function"><text:span text:style-name="T3">property, which is where you add your elements.</text:span></text:span></text:p>
      <text:p text:style-name="Text_20_body"><text:span text:style-name="Function"><text:span text:style-name="T3">OpenDocumentImage is used for images. It </text:span></text:span><text:span text:style-name="Function"><text:span text:style-name="T3">provides the </text:span></text:span><text:span text:style-name="Function"><text:span text:style-name="T5">image </text:span></text:span>property, which is where you add your elements.</text:p>
      <text:p text:style-name="Text_20_body"><text:span text:style-name="Function"><text:span text:style-name="T3">OpenDocumentPresentation </text:span></text:span><text:span text:style-name="Function"><text:span text:style-name="T3">provides the </text:span></text:span><text:span text:style-name="Function"><text:span text:style-name="T5">presentation </text:span></text:span>property, which is where you add your <text:soft-page-break/>elements.</text:p>
      <text:p text:style-name="Text_20_body"><text:span text:style-name="Function"><text:span text:style-name="T3">OpenDocumentSpreadsheet </text:span></text:span><text:span text:style-name="Function"><text:span text:style-name="T3">provides the </text:span></text:span><text:span text:style-name="Function"><text:span text:style-name="T5">spreadsheet </text:span></text:span>property, which is where you add your elements.</text:p>
      <text:p text:style-name="Text_20_body"><text:span text:style-name="Function"><text:span text:style-name="T3">OpenDocumentText </text:span></text:span><text:span text:style-name="Function"><text:span text:style-name="T3">provides the </text:span></text:span><text:span text:style-name="Function"><text:span text:style-name="T5">text </text:span></text:span>property, which is where you add your elements.</text:p>
      <text:h text:style-name="Heading_20_2" text:outline-level="2">Loading a document</text:h>
      <text:p text:style-name="Text_20_body">ODFPY can load a document into memory, which you can then change with the API. Example:</text:p>
      <text:p text:style-name="Example">from odf.opendocument import load</text:p>
      <text:p text:style-name="Example">doc = load("my document.odt")</text:p>
      <text:p text:style-name="Example">doc.save("new document.odt")</text:p>
      <text:h text:style-name="Heading_20_2" text:outline-level="2">Manipulating the document</text:h>
      <text:p text:style-name="Text_20_body">There are also methods for manipulating the document. These are methods of the OpenDocument class:</text:p>
      <text:p text:style-name="List_20_Indent">getMediaType()<text:tab/>Returns the media type</text:p>
      <text:p text:style-name="List_20_Indent">getStyleByName()<text:tab/>Returns a style element from the document with that name, otherwise None. Searches both automatic and common styles.</text:p>
      <text:p text:style-name="List_20_Indent">createElement(class)<text:tab/>Method to create an element. Inconvenient, but follows XML-DOM. Does not allow attributes as arguments, therefore can't check grammar.</text:p>
      <text:p text:style-name="List_20_Indent">createTextNode(data)<text:tab/>Creates a text node given the specified string</text:p>
      <text:p text:style-name="List_20_Indent">createCDATASection(data)<text:tab/>Creates a CDATA section node whose value is the specified string.</text:p>
      <text:p text:style-name="List_20_Indent">getElementsByType(class)<text:tab/>Returns a list of all elements of a given type.</text:p>
      <text:p text:style-name="Text_20_body"/>
      <text:p text:style-name="Text_20_body">Example:</text:p>
      <text:p text:style-name="Text_20_body">Print the style reference from all paragraphs.</text:p>
      <text:p text:style-name="Example">from odf.opendocument import load</text:p>
      <text:p text:style-name="Example">from odf import text</text:p>
      <text:p text:style-name="Example">doc = load("my document.odt")</text:p>
      <text:p text:style-name="Example">for paragraph in doc.getElementsByType(text.P):</text:p>
      <text:p text:style-name="Example"><text:s text:c="4"/>print paragraph.getAttribute('stylename')</text:p>
      <text:h text:style-name="Heading_20_2" text:outline-level="2">Subobjects</text:h>
      <text:p text:style-name="Text_20_body">Subobjects are a way to embed documents inside documents. Typically these can be charts, formulas or spreadsheets inside a text, presentation or spreadsheet. The way it works in odfpy, is that you create your objects the normal way by the OpenDocument classes. Then you use the addObject() method to join one to the other. Here is an example:</text:p>
      <text:p text:style-name="Example">from odf import opendocument, chart, text, draw</text:p>
      <text:p text:style-name="Example">chartdoc = opendocument.OpenDocumentChart() # Create the subdocument</text:p>
      <text:p text:style-name="Example">maindoc = opendocument.OpenDocumentText() # Create the main document</text:p>
      <text:p text:style-name="Example">df = draw.Frame(width="6in", height="5in", anchortype="paragraph")</text:p>
      <text:p text:style-name="Example">maindoc.text.addElement(df)</text:p>
      <text:p text:style-name="Example"># Here we add the subdocument to the main document. We get back a reference</text:p>
      <text:p text:style-name="Example"># to use in the href.</text:p>
      <text:p text:style-name="Example">objectloc = maindoc.addObject(chartdoc)</text:p>
      <text:p text:style-name="Example"><text:soft-page-break/>do = draw.Object(href=objectloc)</text:p>
      <text:p text:style-name="Example">df.addElement(do)</text:p>
      <text:p text:style-name="Example">maindoc.save("mydocument.odt")</text:p>
      <text:p text:style-name="Text_20_body">You can add pictures to both documents. You can even have several levels of subobjects, but OOo makes it impossible to add an object when you edit an embedded subobject, so it is probably not a good idea.</text:p>
      <text:p text:style-name="Text_20_body">See the subobject.py file in the examples folder for a real example.</text:p>
      <text:h text:style-name="Heading_20_1" text:outline-level="1">Special attributes</text:h>
      <text:p text:style-name="Text_20_body">The following attributes take a <text:bookmark-ref text:reference-format="text" text:ref-name="style.Style">style.Style</text:bookmark-ref> class instance:</text:p>
      <text:list text:style-name="List_20_1">
        <text:list-item>
          <text:list>
            <text:list-item>
              <text:p text:style-name="P14"><text:span text:style-name="Attribute_20_List">applystylename</text:span></text:p>
            </text:list-item>
            <text:list-item>
              <text:p text:style-name="P14"><text:span text:style-name="Attribute_20_List">citationbodystylename</text:span></text:p>
            </text:list-item>
            <text:list-item>
              <text:p text:style-name="P14"><text:span text:style-name="Attribute_20_List">citationstylename</text:span></text:p>
            </text:list-item>
            <text:list-item>
              <text:p text:style-name="P14"><text:span text:style-name="Attribute_20_List">condstylename</text:span></text:p>
            </text:list-item>
            <text:list-item>
              <text:p text:style-name="P14"><text:span text:style-name="Attribute_20_List">datastylename</text:span></text:p>
            </text:list-item>
            <text:list-item>
              <text:p text:style-name="P14"><text:span text:style-name="Attribute_20_List">defaultcellstylename</text:span></text:p>
            </text:list-item>
            <text:list-item>
              <text:p text:style-name="P14"><text:span text:style-name="Attribute_20_List">defaultstylename</text:span></text:p>
            </text:list-item>
            <text:list-item>
              <text:p text:style-name="P14"><text:span text:style-name="Attribute_20_List">mainentrystylename</text:span></text:p>
            </text:list-item>
            <text:list-item>
              <text:p text:style-name="P14"><text:span text:style-name="Attribute_20_List">stylename</text:span></text:p>
            </text:list-item>
            <text:list-item>
              <text:p text:style-name="P14"><text:span text:style-name="Attribute_20_List">textstylename</text:span></text:p>
            </text:list-item>
            <text:list-item>
              <text:p text:style-name="P14"><text:span text:style-name="Attribute_20_List">visitedstylename</text:span></text:p>
            </text:list-item>
          </text:list>
        </text:list-item>
      </text:list>
      <text:p text:style-name="Text_20_body">The following attributes take a style.PageLayout instance:</text:p>
      <text:list text:style-name="List_20_1">
        <text:list-item text:start-value="1">
          <text:list>
            <text:list-item text:start-value="1">
              <text:p text:style-name="P14"><text:span text:style-name="Attribute_20_List">pagelayoutname</text:span></text:p>
            </text:list-item>
            <text:list-item>
              <text:p text:style-name="P14"><text:span text:style-name="Attribute_20_List">presentationpagelayoutname</text:span></text:p>
            </text:list-item>
          </text:list>
        </text:list-item>
      </text:list>
      <text:p text:style-name="Text_20_body">The <text:span text:style-name="Attribute_20_List">masterpagename</text:span> attribute takes a style.MasterPage instance.</text:p>
      <text:p text:style-name="Text_20_body">The <text:span text:style-name="Attribute_20_List">points</text:span> attribute can takes either: A string value <text:s/>where each point consists of two coordinates. The coordinates are separated by a comma and the points are separated by white spaces. <text:s/>Or a list of lists where each inner list is a pair of integer coordinates. Example: [(0, 0), (-32, 981)]</text:p>
      <text:h text:style-name="Heading_20_1" text:outline-level="1">The Element classes</text:h>
      <text:p text:style-name="Text_20_body">Every element in the OpenDocument XML format is implemented as a Python class that derives from the Element class. The Element class has the following attributes:</text:p>
      <text:p text:style-name="List_20_Indent">nodeType<text:tab/>A code representing the type of the node.</text:p>
      <text:p text:style-name="List_20_Indent">parentNode<text:tab/>The parent of this node or None if it has not yet been added to the tree.</text:p>
      <text:p text:style-name="List_20_Indent">childNodes<text:tab/>A list of child nodes.</text:p>
      <text:p text:style-name="List_20_Indent">firstChild<text:tab/>The first child of this element.</text:p>
      <text:p text:style-name="List_20_Indent">lastChild<text:tab/>The last child of this element.</text:p>
      <text:p text:style-name="List_20_Indent">previousSibling<text:tab/>The node immediately preceding this node.</text:p>
      <text:p text:style-name="List_20_Indent">nextSibling<text:tab/>The node immediately following this node.</text:p>
      <text:p text:style-name="Text_20_body"><text:soft-page-break/>The Element class has the following methods:</text:p>
      <text:p text:style-name="List_20_Indent">addElement(element, check_grammar=True) – adds an element as a child to another element. It will check if the element can legally be a child, and raise an exception if not.</text:p>
      <text:p text:style-name="List_20_Indent">addText(text) – adds text to an element</text:p>
      <text:p text:style-name="List_20_Indent">addCDATA(cdata) – adds text, but treats it as CDATA.</text:p>
      <text:p text:style-name="List_20_Indent">setAttribute(attr, value, check_grammar=True) – adds or sets an attribute.</text:p>
      <text:p text:style-name="List_20_Indent">getAttribute(attr) – gets an attribute by name.</text:p>
      <text:p text:style-name="List_20_Indent">hasChildNodes() – Tells whether this element has any children; text nodes, subelements of any kind.</text:p>
      <text:p text:style-name="List_20_Indent">insertBefore(newchild, refchild) – Inserts the node newchild before the existing child node refchild.</text:p>
      <text:p text:style-name="List_20_Indent">appendChild(newchild) – Adds the node newchild to the end of the list of children.</text:p>
      <text:p text:style-name="List_20_Indent">removeChild(oldchild) – Removes the child node.</text:p>
      <text:p text:style-name="List_20_Indent">getElementsByType(class) – Returns a list of all descendant elements of the given type.</text:p>
      <text:p text:style-name="Text_20_body">The instantiation of an Element or a derived class is done the normal way you create an instance of a Python class. You must provide the required attributes. This can be done in two ways; as arguments, or as an attribute dictionary.</text:p>
      <text:p text:style-name="Text_20_body">An example of arguments:</text:p>
      <text:p text:style-name="Example">from odf.style import Style</text:p>
      <text:p text:style-name="Example">h1style = Style(name="Heading 1", family="paragraph")</text:p>
      <text:p text:style-name="Text_20_body">An example of attributes dictionary:</text:p>
      <text:p text:style-name="Example">from odf.style import Style</text:p>
      <text:p text:style-name="Example">h1style = Style(attributes={'name':'Heading 1', 'family':'paragraph'})</text:p>
      <text:p text:style-name="Text_20_body">And finally, there are two convenient ways to add a text node. As text and cdata:</text:p>
      <text:p text:style-name="Example">from odf import text</text:p>
      <text:p text:style-name="Example">p = text.P(text=”Hello World\n”)</text:p>
      <text:p text:style-name="Example"/>
      <text:p text:style-name="Example">s = text.Script(cdata=”if (y &lt; x) print 'less';”, language=”JavaScript”)</text:p>
      <text:p text:style-name="Text_20_body">There are so many elements, and some of them have the same name, that we have organised them in modules. To use a module you must first import it as a Python module. To create a paragraph do:</text:p>
      <text:p text:style-name="Example">from odf import text</text:p>
      <text:p text:style-name="Example">p = text.P(text=”Hello World\n”)</text:p>
      <text:section text:style-name="Sect2" text:name="modules">
        <text:h text:style-name="Heading_20_2" text:outline-level="2">anim module</text:h>
        <text:h text:style-name="Heading_20_3" text:outline-level="3"><text:bookmark-start text:name="anim.Animate"/>anim.Animate<text:bookmark-end text:name="anim.Animate"/></text:h>
        <text:p text:style-name="Standard">Requires the following attributes: <text:span text:style-name="Attribute_20_List">attributename.</text:span></text:p>
        <text:p text:style-name="Standard">Allows the following attributes: <text:span text:style-name="Attribute_20_List">accumulate, additive, attributename, by, calcmode, fill, formula, from, keysplines, keytimes, repeatcount, repeatdur, subitem, targetelement, to, values</text:span>.</text:p>
        <text:p text:style-name="Standard">These elements contain anim.Anim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 <text:span text:style-name="Element_20_List">No element is allowed.</text:span></text:p>
        <text:h text:style-name="Heading_20_3" text:outline-level="3"><text:bookmark-start text:name="anim.Animatecolor"/><text:soft-page-break/>anim.Animatecolor<text:bookmark-end text:name="anim.Animatecolor"/></text:h>
        <text:p text:style-name="Standard">Requires the following attributes: <text:span text:style-name="Attribute_20_List">attributename.</text:span></text:p>
        <text:p text:style-name="Standard">Allows the following attributes: <text:span text:style-name="Attribute_20_List">accumulate, additive, attributename, by, calcmode, colorinterpolation, colorinterpolationdirection, fill, formula, from, keysplines, keytimes, subitem, targetelement, to, values</text:span>.</text:p>
        <text:p text:style-name="Standard">These elements contain anim.Animatecolo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color: <text:span text:style-name="Element_20_List">No element is allowed.</text:span></text:p>
        <text:h text:style-name="Heading_20_3" text:outline-level="3"><text:bookmark-start text:name="anim.Animatemotion"/>anim.Animatemotion<text:bookmark-end text:name="anim.Animatemotion"/></text:h>
        <text:p text:style-name="Standard">Requires the following attributes: <text:span text:style-name="Attribute_20_List">attributename.</text:span></text:p>
        <text:p text:style-name="Standard">Allows the following attributes: <text:span text:style-name="Attribute_20_List">accumulate, additive, attributename, by, calcmode, fill, formula, from, keysplines, keytimes, origin, path, subitem, targetelement, to, values</text:span>.</text:p>
        <text:p text:style-name="Standard">These elements contain anim.Animatemotion: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motion: <text:span text:style-name="Element_20_List">No element is allowed.</text:span></text:p>
        <text:h text:style-name="Heading_20_3" text:outline-level="3"><text:bookmark-start text:name="anim.Animatetransform"/>anim.Animatetransform<text:bookmark-end text:name="anim.Animatetransform"/></text:h>
        <text:p text:style-name="Standard">Requires the following attributes: <text:span text:style-name="Attribute_20_List">attributename, type.</text:span></text:p>
        <text:p text:style-name="Standard">Allows the following attributes: <text:span text:style-name="Attribute_20_List">accumulate, additive, attributename, by, fill, formula, from, subitem, targetelement, to, type, values</text:span>.</text:p>
        <text:p text:style-name="Standard">These elements contain anim.Animatetransform: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transform: <text:span text:style-name="Element_20_List">No element is allowed.</text:span></text:p>
        <text:h text:style-name="Heading_20_3" text:outline-level="3"><text:bookmark-start text:name="anim.Audio"/>anim.Audio<text:bookmark-end text:name="anim.Audio"/></text:h>
        <text:p text:style-name="Standard">Requires the following attributes: <text:span text:style-name="Attribute_20_List">No attribute is required.</text:span></text:p>
        <text:p text:style-name="Standard">Allows the following attributes: <text:span text:style-name="Attribute_20_List">audiolevel, begin, dur, end, groupid, href, id, masterelement, nodetype, presetclass, presetid, presetsubtype, repeatcount, repeatdur</text:span>.</text:p>
        <text:p text:style-name="Standard">These elements contain anim.Audio: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udio: <text:span text:style-name="Element_20_List">No element is allowed.</text:span></text:p>
        <text:h text:style-name="Heading_20_3" text:outline-level="3"><text:bookmark-start text:name="anim.Command"/>anim.Command<text:bookmark-end text:name="anim.Command"/></text:h>
        <text:p text:style-name="Standard">Requires the following attributes: <text:span text:style-name="Attribute_20_List">command.</text:span></text:p>
        <text:p text:style-name="Standard">Allows the following attributes: <text:span text:style-name="Attribute_20_List">begin, command, end, groupid, id, masterelement, nodetype, presetclass, presetid, presetsubtype, subitem, targetelement</text:span>.</text:p>
        <text:p text:style-name="Standard">These elements contain anim.Command: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Command: <text:span text:style-name="Element_20_List"><text:bookmark-ref text:reference-format="text" text:ref-name="anim.Param">anim.Param</text:bookmark-ref></text:span><text:span text:style-name="Element_20_List">.</text:span></text:p>
        <text:h text:style-name="Heading_20_3" text:outline-level="3"><text:bookmark-start text:name="anim.Iterate"/>anim.Iterate<text:bookmark-end text:name="anim.Iterate"/></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iterateinterval, iteratetype, masterelement, nodetype, presetclass, presetid, presetsubtype, repeatcount, repeatdur, restart, restartdefault, targetelement</text:span>.</text:p>
        <text:p text:style-name="Standard">These elements contain anim.Iter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Iterat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text:soft-page-break/>anim.Par<text:bookmark-end text:name="anim.Par"/></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Pa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Par: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Param"/>anim.Param<text:bookmark-end text:name="anim.Param"/></text:h>
        <text:p text:style-name="Standard">Requires the following attributes: <text:span text:style-name="Attribute_20_List">name, value.</text:span></text:p>
        <text:p text:style-name="Standard">Allows the following attributes: <text:span text:style-name="Attribute_20_List">name, value</text:span>.</text:p>
        <text:p text:style-name="Standard">These elements contain anim.Param: <text:span text:style-name="Element_20_List"><text:bookmark-ref text:reference-format="text" text:ref-name="anim.Command">anim.Command</text:bookmark-ref></text:span><text:span text:style-name="Element_20_List">.</text:span></text:p>
        <text:p text:style-name="Standard">The following elements occur in anim.Param: <text:span text:style-name="Element_20_List">No element is allowed.</text:span></text:p>
        <text:h text:style-name="Heading_20_3" text:outline-level="3"><text:bookmark-start text:name="anim.Seq"/>anim.Seq<text:bookmark-end text:name="anim.Seq"/></text:h>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Seq: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q: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h text:style-name="Heading_20_3" text:outline-level="3"><text:bookmark-start text:name="anim.Set"/>anim.Set<text:bookmark-end text:name="anim.Set"/></text:h>
        <text:p text:style-name="Standard">Requires the following attributes: <text:span text:style-name="Attribute_20_List">attributename.</text:span></text:p>
        <text:p text:style-name="Standard">Allows the following attributes: <text:span text:style-name="Attribute_20_List">accumulate, additive, attributename, fill, subitem, targetelement, to</text:span>.</text:p>
        <text:p text:style-name="Standard">These elements contain anim.Set: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t: <text:span text:style-name="Element_20_List">No element is allowed.</text:span></text:p>
        <text:h text:style-name="Heading_20_3" text:outline-level="3"><text:bookmark-start text:name="anim.Transitionfilter"/>anim.Transitionfilter<text:bookmark-end text:name="anim.Transitionfilter"/></text:h>
        <text:p text:style-name="Standard">Requires the following attributes: <text:span text:style-name="Attribute_20_List">type.</text:span></text:p>
        <text:p text:style-name="Standard">Allows the following attributes: <text:span text:style-name="Attribute_20_List">accumulate, additive, by, calcmode, direction, fadecolor, fill, formula, from, mode, subitem, subtype, targetelement, to, type, values</text:span>.</text:p>
        <text:p text:style-name="Standard">These elements contain anim.Transitionfilte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Transitionfilter: <text:span text:style-name="Element_20_List">No element is allowed.</text:span></text:p>
        <text:h text:style-name="Heading_20_2" text:outline-level="2">chart module</text:h>
        <text:h text:style-name="Heading_20_3" text:outline-level="3"><text:bookmark-start text:name="chart.Axis"/>chart.Axis<text:bookmark-end text:name="chart.Axis"/></text:h>
        <text:p text:style-name="Standard">Requires the following attributes: <text:span text:style-name="Attribute_20_List">dimension.</text:span></text:p>
        <text:p text:style-name="Standard">Allows the following attributes: <text:span text:style-name="Attribute_20_List">dimension, name, stylename</text:span>.</text:p>
        <text:p text:style-name="Standard">These elements contain chart.Axis: <text:span text:style-name="Element_20_List"><text:bookmark-ref text:reference-format="text" text:ref-name="chart.PlotArea">chart.PlotArea</text:bookmark-ref></text:span><text:span text:style-name="Element_20_List">.</text:span></text:p>
        <text:p text:style-name="Standard"><text:soft-page-break/>The following elements occur in chart.Axis: <text:span text:style-name="Element_20_List"><text:bookmark-ref text:reference-format="text" text:ref-name="chart.Categories">chart.Categories</text:bookmark-ref></text:span><text:span text:style-name="Element_20_List">, </text:span><text:span text:style-name="Element_20_List"><text:bookmark-ref text:reference-format="text" text:ref-name="chart.Grid">chart.Grid</text:bookmark-ref></text:span><text:span text:style-name="Element_20_List">, </text:span><text:span text:style-name="Element_20_List"><text:bookmark-ref text:reference-format="text" text:ref-name="chart.Title">chart.Title</text:bookmark-ref></text:span><text:span text:style-name="Element_20_List">.</text:span></text:p>
        <text:h text:style-name="Heading_20_3" text:outline-level="3"><text:bookmark-start text:name="chart.Categories"/>chart.Categories<text:bookmark-end text:name="chart.Categories"/></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Categories: <text:span text:style-name="Element_20_List"><text:bookmark-ref text:reference-format="text" text:ref-name="chart.Axis">chart.Axis</text:bookmark-ref></text:span><text:span text:style-name="Element_20_List">.</text:span></text:p>
        <text:p text:style-name="Standard">The following elements occur in chart.Categories: <text:span text:style-name="Element_20_List">No element is allowed.</text:span></text:p>
        <text:h text:style-name="Heading_20_3" text:outline-level="3"><text:bookmark-start text:name="chart.Chart"/>chart.Chart<text:bookmark-end text:name="chart.Chart"/></text:h>
        <text:p text:style-name="Standard">Requires the following attributes: <text:span text:style-name="Attribute_20_List">class.</text:span></text:p>
        <text:p text:style-name="Standard">Allows the following attributes: <text:span text:style-name="Attribute_20_List">class, columnmapping, height, rowmapping, stylename, width</text:span>.</text:p>
        <text:p text:style-name="Standard">These elements contain chart.Chart: <text:span text:style-name="Element_20_List"><text:bookmark-ref text:reference-format="text" text:ref-name="office.Chart">office.Chart</text:bookmark-ref></text:span><text:span text:style-name="Element_20_List">.</text:span></text:p>
        <text:p text:style-name="Standard">The following elements occur in chart.Chart: <text:span text:style-name="Element_20_List"><text:bookmark-ref text:reference-format="text" text:ref-name="chart.Footer">chart.Footer</text:bookmark-ref></text:span><text:span text:style-name="Element_20_List">, </text:span><text:span text:style-name="Element_20_List"><text:bookmark-ref text:reference-format="text" text:ref-name="chart.Legend">chart.Legend</text:bookmark-ref></text:span><text:span text:style-name="Element_20_List">, </text:span><text:span text:style-name="Element_20_List"><text:bookmark-ref text:reference-format="text" text:ref-name="chart.PlotArea">chart.PlotArea</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chart.DataPoint"/>chart.DataPoint<text:bookmark-end text:name="chart.DataPoint"/></text:h>
        <text:p text:style-name="Standard">Requires the following attributes: <text:span text:style-name="Attribute_20_List">No attribute is required.</text:span></text:p>
        <text:p text:style-name="Standard">Allows the following attributes: <text:span text:style-name="Attribute_20_List">repeated, stylename</text:span>.</text:p>
        <text:p text:style-name="Standard">These elements contain chart.DataPoint: <text:span text:style-name="Element_20_List"><text:bookmark-ref text:reference-format="text" text:ref-name="chart.Series">chart.Series</text:bookmark-ref></text:span><text:span text:style-name="Element_20_List">.</text:span></text:p>
        <text:p text:style-name="Standard">The following elements occur in chart.DataPoint: <text:span text:style-name="Element_20_List">No element is allowed.</text:span></text:p>
        <text:h text:style-name="Heading_20_3" text:outline-level="3"><text:bookmark-start text:name="chart.Domain"/>chart.Domain<text:bookmark-end text:name="chart.Domain"/></text:h>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Domain: <text:span text:style-name="Element_20_List"><text:bookmark-ref text:reference-format="text" text:ref-name="chart.Series">chart.Series</text:bookmark-ref></text:span><text:span text:style-name="Element_20_List">.</text:span></text:p>
        <text:p text:style-name="Standard">The following elements occur in chart.Domain: <text:span text:style-name="Element_20_List">No element is allowed.</text:span></text:p>
        <text:h text:style-name="Heading_20_3" text:outline-level="3"><text:bookmark-start text:name="chart.ErrorIndicator"/>chart.ErrorIndicator<text:bookmark-end text:name="chart.ErrorIndicato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ErrorIndicator: <text:span text:style-name="Element_20_List"><text:bookmark-ref text:reference-format="text" text:ref-name="chart.Series">chart.Series</text:bookmark-ref></text:span><text:span text:style-name="Element_20_List">.</text:span></text:p>
        <text:p text:style-name="Standard">The following elements occur in chart.ErrorIndicator: <text:span text:style-name="Element_20_List">No element is allowed.</text:span></text:p>
        <text:h text:style-name="Heading_20_3" text:outline-level="3"><text:bookmark-start text:name="chart.Floor"/>chart.Floor<text:bookmark-end text:name="chart.Floor"/></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Floor: <text:span text:style-name="Element_20_List"><text:bookmark-ref text:reference-format="text" text:ref-name="chart.PlotArea">chart.PlotArea</text:bookmark-ref></text:span><text:span text:style-name="Element_20_List">.</text:span></text:p>
        <text:p text:style-name="Standard">The following elements occur in chart.Floor: <text:span text:style-name="Element_20_List">No element is allowed.</text:span></text:p>
        <text:h text:style-name="Heading_20_3" text:outline-level="3"><text:bookmark-start text:name="chart.Footer"/>chart.Footer<text:bookmark-end text:name="chart.Footer"/></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Footer: <text:span text:style-name="Element_20_List"><text:bookmark-ref text:reference-format="text" text:ref-name="chart.Chart">chart.Chart</text:bookmark-ref></text:span><text:span text:style-name="Element_20_List">.</text:span></text:p>
        <text:p text:style-name="Standard">The following elements occur in chart.Footer: <text:span text:style-name="Element_20_List"><text:bookmark-ref text:reference-format="text" text:ref-name="text.P">text.P</text:bookmark-ref></text:span><text:span text:style-name="Element_20_List">.</text:span></text:p>
        <text:h text:style-name="Heading_20_3" text:outline-level="3"><text:bookmark-start text:name="chart.Grid"/><text:soft-page-break/>chart.Grid<text:bookmark-end text:name="chart.Grid"/></text:h>
        <text:p text:style-name="Standard">Requires the following attributes: <text:span text:style-name="Attribute_20_List">No attribute is required.</text:span></text:p>
        <text:p text:style-name="Standard">Allows the following attributes: <text:span text:style-name="Attribute_20_List">class, stylename</text:span>.</text:p>
        <text:p text:style-name="Standard">These elements contain chart.Grid: <text:span text:style-name="Element_20_List"><text:bookmark-ref text:reference-format="text" text:ref-name="chart.Axis">chart.Axis</text:bookmark-ref></text:span><text:span text:style-name="Element_20_List">.</text:span></text:p>
        <text:p text:style-name="Standard">The following elements occur in chart.Grid: <text:span text:style-name="Element_20_List">No element is allowed.</text:span></text:p>
        <text:h text:style-name="Heading_20_3" text:outline-level="3"><text:bookmark-start text:name="chart.Legend"/>chart.Legend<text:bookmark-end text:name="chart.Legend"/></text:h>
        <text:p text:style-name="Standard">Requires the following attributes: <text:span text:style-name="Attribute_20_List">No attribute is required.</text:span></text:p>
        <text:p text:style-name="Standard">Allows the following attributes: <text:span text:style-name="Attribute_20_List">legendalign, legendexpansion, legendexpansionaspectratio, legendposition, stylename, x, y</text:span>.</text:p>
        <text:p text:style-name="Standard">These elements contain chart.Legend: <text:span text:style-name="Element_20_List"><text:bookmark-ref text:reference-format="text" text:ref-name="chart.Chart">chart.Chart</text:bookmark-ref></text:span><text:span text:style-name="Element_20_List">.</text:span></text:p>
        <text:p text:style-name="Standard">The following elements occur in chart.Legend: <text:span text:style-name="Element_20_List">No element is allowed.</text:span></text:p>
        <text:h text:style-name="Heading_20_3" text:outline-level="3"><text:bookmark-start text:name="chart.MeanValue"/>chart.MeanValue<text:bookmark-end text:name="chart.MeanValu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MeanValue: <text:span text:style-name="Element_20_List"><text:bookmark-ref text:reference-format="text" text:ref-name="chart.Series">chart.Series</text:bookmark-ref></text:span><text:span text:style-name="Element_20_List">.</text:span></text:p>
        <text:p text:style-name="Standard">The following elements occur in chart.MeanValue: <text:span text:style-name="Element_20_List">No element is allowed.</text:span></text:p>
        <text:h text:style-name="Heading_20_3" text:outline-level="3"><text:bookmark-start text:name="chart.PlotArea"/>chart.PlotArea<text:bookmark-end text:name="chart.PlotArea"/></text:h>
        <text:p text:style-name="Standard">Requires the following attributes: <text:span text:style-name="Attribute_20_List">No attribute is required.</text:span></text:p>
        <text:p text:style-name="Standard">Allows the following attributes: <text:span text:style-name="Attribute_20_List">ambientcolor, cellrangeaddress, datasourcehaslabels, distance, focallength, height, lightingmode, projection, shademode, shadowslant, stylename, transform, vpn, vrp, vup, width, x, y</text:span>.</text:p>
        <text:p text:style-name="Standard">These elements contain chart.PlotArea: <text:span text:style-name="Element_20_List"><text:bookmark-ref text:reference-format="text" text:ref-name="chart.Chart">chart.Chart</text:bookmark-ref></text:span><text:span text:style-name="Element_20_List">.</text:span></text:p>
        <text:p text:style-name="Standard">The following elements occur in chart.PlotArea: <text:span text:style-name="Element_20_List"><text:bookmark-ref text:reference-format="text" text:ref-name="chart.Axis">chart.Axis</text:bookmark-ref></text:span><text:span text:style-name="Element_20_List">, </text:span><text:span text:style-name="Element_20_List"><text:bookmark-ref text:reference-format="text" text:ref-name="chart.Floor">chart.Floor</text:bookmark-ref></text:span><text:span text:style-name="Element_20_List">, </text:span><text:span text:style-name="Element_20_List"><text:bookmark-ref text:reference-format="text" text:ref-name="chart.Series">chart.Series</text:bookmark-ref></text:span><text:span text:style-name="Element_20_List">, </text:span><text:span text:style-name="Element_20_List"><text:bookmark-ref text:reference-format="text" text:ref-name="chart.StockGainMarker">chart.StockGainMarker</text:bookmark-ref></text:span><text:span text:style-name="Element_20_List">, </text:span><text:span text:style-name="Element_20_List"><text:bookmark-ref text:reference-format="text" text:ref-name="chart.StockLossMarker">chart.StockLossMarker</text:bookmark-ref></text:span><text:span text:style-name="Element_20_List">, </text:span><text:span text:style-name="Element_20_List"><text:bookmark-ref text:reference-format="text" text:ref-name="chart.StockRangeLine">chart.StockRangeLine</text:bookmark-ref></text:span><text:span text:style-name="Element_20_List">, </text:span><text:span text:style-name="Element_20_List"><text:bookmark-ref text:reference-format="text" text:ref-name="chart.Wall">chart.Wall</text:bookmark-ref></text:span><text:span text:style-name="Element_20_List">, </text:span><text:span text:style-name="Element_20_List"><text:bookmark-ref text:reference-format="text" text:ref-name="dr3d.Light">dr3d.Light</text:bookmark-ref></text:span><text:span text:style-name="Element_20_List">.</text:span></text:p>
        <text:h text:style-name="Heading_20_3" text:outline-level="3"><text:bookmark-start text:name="chart.RegressionCurve"/>chart.RegressionCurve<text:bookmark-end text:name="chart.RegressionCurv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RegressionCurve: <text:span text:style-name="Element_20_List"><text:bookmark-ref text:reference-format="text" text:ref-name="chart.Series">chart.Series</text:bookmark-ref></text:span><text:span text:style-name="Element_20_List">.</text:span></text:p>
        <text:p text:style-name="Standard">The following elements occur in chart.RegressionCurve: <text:span text:style-name="Element_20_List">No element is allowed.</text:span></text:p>
        <text:h text:style-name="Heading_20_3" text:outline-level="3"><text:bookmark-start text:name="chart.Series"/>chart.Series<text:bookmark-end text:name="chart.Series"/></text:h>
        <text:p text:style-name="Standard">Requires the following attributes: <text:span text:style-name="Attribute_20_List">No attribute is required.</text:span></text:p>
        <text:p text:style-name="Standard">Allows the following attributes: <text:span text:style-name="Attribute_20_List">attachedaxis, class, labelcelladdress, stylename, valuescellrangeaddress</text:span>.</text:p>
        <text:p text:style-name="Standard">These elements contain chart.Series: <text:span text:style-name="Element_20_List"><text:bookmark-ref text:reference-format="text" text:ref-name="chart.PlotArea">chart.PlotArea</text:bookmark-ref></text:span><text:span text:style-name="Element_20_List">.</text:span></text:p>
        <text:p text:style-name="Standard">The following elements occur in chart.Series: <text:span text:style-name="Element_20_List"><text:bookmark-ref text:reference-format="text" text:ref-name="chart.DataPoint">chart.DataPoint</text:bookmark-ref></text:span><text:span text:style-name="Element_20_List">, </text:span><text:span text:style-name="Element_20_List"><text:bookmark-ref text:reference-format="text" text:ref-name="chart.Domain">chart.Domain</text:bookmark-ref></text:span><text:span text:style-name="Element_20_List">, </text:span><text:span text:style-name="Element_20_List"><text:bookmark-ref text:reference-format="text" text:ref-name="chart.ErrorIndicator">chart.ErrorIndicator</text:bookmark-ref></text:span><text:span text:style-name="Element_20_List">, </text:span><text:span text:style-name="Element_20_List"><text:bookmark-ref text:reference-format="text" text:ref-name="chart.MeanValue">chart.MeanValue</text:bookmark-ref></text:span><text:span text:style-name="Element_20_List">, </text:span><text:span text:style-name="Element_20_List"><text:bookmark-ref text:reference-format="text" text:ref-name="chart.RegressionCurve">chart.RegressionCurve</text:bookmark-ref></text:span><text:span text:style-name="Element_20_List">.</text:span></text:p>
        <text:h text:style-name="Heading_20_3" text:outline-level="3"><text:bookmark-start text:name="chart.StockGainMarker"/>chart.StockGainMarker<text:bookmark-end text:name="chart.StockGain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GainMarker: <text:span text:style-name="Element_20_List"><text:bookmark-ref text:reference-format="text" text:ref-name="chart.PlotArea">chart.PlotArea</text:bookmark-ref></text:span><text:span text:style-name="Element_20_List">.</text:span></text:p>
        <text:p text:style-name="Standard"><text:soft-page-break/>The following elements occur in chart.StockGainMarker: <text:span text:style-name="Element_20_List">No element is allowed.</text:span></text:p>
        <text:h text:style-name="Heading_20_3" text:outline-level="3"><text:bookmark-start text:name="chart.StockLossMarker"/>chart.StockLossMarker<text:bookmark-end text:name="chart.StockLossMark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LossMarker: <text:span text:style-name="Element_20_List"><text:bookmark-ref text:reference-format="text" text:ref-name="chart.PlotArea">chart.PlotArea</text:bookmark-ref></text:span><text:span text:style-name="Element_20_List">.</text:span></text:p>
        <text:p text:style-name="Standard">The following elements occur in chart.StockLossMarker: <text:span text:style-name="Element_20_List">No element is allowed.</text:span></text:p>
        <text:h text:style-name="Heading_20_3" text:outline-level="3"><text:bookmark-start text:name="chart.StockRangeLine"/>chart.StockRangeLine<text:bookmark-end text:name="chart.StockRangeLin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RangeLine: <text:span text:style-name="Element_20_List"><text:bookmark-ref text:reference-format="text" text:ref-name="chart.PlotArea">chart.PlotArea</text:bookmark-ref></text:span><text:span text:style-name="Element_20_List">.</text:span></text:p>
        <text:p text:style-name="Standard">The following elements occur in chart.StockRangeLine: <text:span text:style-name="Element_20_List">No element is allowed.</text:span></text:p>
        <text:h text:style-name="Heading_20_3" text:outline-level="3"><text:bookmark-start text:name="chart.Subtitle"/>chart.Subtitle<text:bookmark-end text:name="chart.Sub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Subtitle: <text:span text:style-name="Element_20_List"><text:bookmark-ref text:reference-format="text" text:ref-name="chart.Chart">chart.Chart</text:bookmark-ref></text:span><text:span text:style-name="Element_20_List">.</text:span></text:p>
        <text:p text:style-name="Standard">The following elements occur in chart.Subtitle: <text:span text:style-name="Element_20_List"><text:bookmark-ref text:reference-format="text" text:ref-name="text.P">text.P</text:bookmark-ref></text:span><text:span text:style-name="Element_20_List">.</text:span></text:p>
        <text:h text:style-name="Heading_20_3" text:outline-level="3"><text:bookmark-start text:name="chart.SymbolImage"/>chart.SymbolImage<text:bookmark-end text:name="chart.SymbolImage"/></text:h>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chart.SymbolImage: <text:span text:style-name="Element_20_List"><text:bookmark-ref text:reference-format="text" text:ref-name="style.ChartProperties">style.ChartProperties</text:bookmark-ref></text:span><text:span text:style-name="Element_20_List">.</text:span></text:p>
        <text:p text:style-name="Standard">The following elements occur in chart.SymbolImage: <text:span text:style-name="Element_20_List">No element is allowed.</text:span></text:p>
        <text:h text:style-name="Heading_20_3" text:outline-level="3"><text:bookmark-start text:name="chart.Title"/>chart.Title<text:bookmark-end text:name="chart.Title"/></text:h>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Title: <text:span text:style-name="Element_20_List"><text:bookmark-ref text:reference-format="text" text:ref-name="chart.Axis">chart.Axis</text:bookmark-ref></text:span><text:span text:style-name="Element_20_List">, </text:span><text:span text:style-name="Element_20_List"><text:bookmark-ref text:reference-format="text" text:ref-name="chart.Chart">chart.Chart</text:bookmark-ref></text:span><text:span text:style-name="Element_20_List">.</text:span></text:p>
        <text:p text:style-name="Standard">The following elements occur in chart.Title: <text:span text:style-name="Element_20_List"><text:bookmark-ref text:reference-format="text" text:ref-name="text.P">text.P</text:bookmark-ref></text:span><text:span text:style-name="Element_20_List">.</text:span></text:p>
        <text:h text:style-name="Heading_20_3" text:outline-level="3"><text:bookmark-start text:name="chart.Wall"/>chart.Wall<text:bookmark-end text:name="chart.Wall"/></text:h>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Wall: <text:span text:style-name="Element_20_List"><text:bookmark-ref text:reference-format="text" text:ref-name="chart.PlotArea">chart.PlotArea</text:bookmark-ref></text:span><text:span text:style-name="Element_20_List">.</text:span></text:p>
        <text:p text:style-name="Standard">The following elements occur in chart.Wall: <text:span text:style-name="Element_20_List">No element is allowed.</text:span></text:p>
        <text:h text:style-name="Heading_20_2" text:outline-level="2">config module</text:h>
        <text:h text:style-name="Heading_20_3" text:outline-level="3"><text:bookmark-start text:name="config.ConfigItem"/>config.ConfigItem<text:bookmark-end text:name="config.ConfigItem"/></text:h>
        <text:p text:style-name="Standard">Requires the following attributes: <text:span text:style-name="Attribute_20_List">name, type.</text:span></text:p>
        <text:p text:style-name="Standard">Allows the following attributes: <text:span text:style-name="Attribute_20_List">name, type</text:span>.</text:p>
        <text:p text:style-name="Standard">These elements contain config.ConfigItem: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 <text:span text:style-name="Element_20_List">No element is allowed.</text:span></text:p>
        <text:h text:style-name="Heading_20_3" text:outline-level="3"><text:bookmark-start text:name="config.ConfigItemMapEntry"/><text:soft-page-break/>config.ConfigItemMapEntry<text:bookmark-end text:name="config.ConfigItemMapEntry"/></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config.ConfigItemMapEntry: <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text:span></text:p>
        <text:p text:style-name="Standard">The following elements occur in config.ConfigItemMapEntry: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3" text:outline-level="3"><text:bookmark-start text:name="config.ConfigItemMapIndexed"/>config.ConfigItemMapIndexed<text:bookmark-end text:name="config.ConfigItemMapIndex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Index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Index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MapNamed"/>config.ConfigItemMapNamed<text:bookmark-end text:name="config.ConfigItemMapName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Nam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Named: <text:span text:style-name="Element_20_List"><text:bookmark-ref text:reference-format="text" text:ref-name="config.ConfigItemMapEntry">config.ConfigItemMapEntry</text:bookmark-ref></text:span><text:span text:style-name="Element_20_List">.</text:span></text:p>
        <text:h text:style-name="Heading_20_3" text:outline-level="3"><text:bookmark-start text:name="config.ConfigItemSet"/>config.ConfigItemSet<text:bookmark-end text:name="config.ConfigItemSe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Set: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 </text:span><text:span text:style-name="Element_20_List"><text:bookmark-ref text:reference-format="text" text:ref-name="office.Settings">office.Settings</text:bookmark-ref></text:span><text:span text:style-name="Element_20_List">.</text:span></text:p>
        <text:p text:style-name="Standard">The following elements occur in config.ConfigItemSet: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h text:style-name="Heading_20_2" text:outline-level="2">dc module</text:h>
        <text:h text:style-name="Heading_20_3" text:outline-level="3"><text:bookmark-start text:name="dc.Creator"/>dc.Creator<text:bookmark-end text:name="dc.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Creator: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Creator: <text:span text:style-name="Element_20_List">No element is allowed.</text:span></text:p>
        <text:h text:style-name="Heading_20_3" text:outline-level="3"><text:bookmark-start text:name="dc.Date"/>dc.Date<text:bookmark-end text:name="dc.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ate: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Date: <text:span text:style-name="Element_20_List">No element is allowed.</text:span></text:p>
        <text:h text:style-name="Heading_20_3" text:outline-level="3"><text:bookmark-start text:name="dc.Description"/>dc.Description<text:bookmark-end text:name="dc.Description"/></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dc.Description: <text:span text:style-name="Element_20_List"><text:bookmark-ref text:reference-format="text" text:ref-name="office.Meta">office.Meta</text:bookmark-ref></text:span><text:span text:style-name="Element_20_List">.</text:span></text:p>
        <text:p text:style-name="Standard">The following elements occur in dc.Description: <text:span text:style-name="Element_20_List">No element is allowed.</text:span></text:p>
        <text:h text:style-name="Heading_20_3" text:outline-level="3"><text:bookmark-start text:name="dc.Language"/>dc.Language<text:bookmark-end text:name="dc.Langu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Language: <text:span text:style-name="Element_20_List"><text:bookmark-ref text:reference-format="text" text:ref-name="office.Meta">office.Meta</text:bookmark-ref></text:span><text:span text:style-name="Element_20_List">.</text:span></text:p>
        <text:p text:style-name="Standard">The following elements occur in dc.Language: <text:span text:style-name="Element_20_List">No element is allowed.</text:span></text:p>
        <text:h text:style-name="Heading_20_3" text:outline-level="3"><text:bookmark-start text:name="dc.Subject"/>dc.Subject<text:bookmark-end text:name="dc.Subjec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Subject: <text:span text:style-name="Element_20_List"><text:bookmark-ref text:reference-format="text" text:ref-name="office.Meta">office.Meta</text:bookmark-ref></text:span><text:span text:style-name="Element_20_List">.</text:span></text:p>
        <text:p text:style-name="Standard">The following elements occur in dc.Subject: <text:span text:style-name="Element_20_List">No element is allowed.</text:span></text:p>
        <text:h text:style-name="Heading_20_3" text:outline-level="3"><text:bookmark-start text:name="dc.Title"/>dc.Title<text:bookmark-end text:name="dc.Tit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Title: <text:span text:style-name="Element_20_List"><text:bookmark-ref text:reference-format="text" text:ref-name="office.Meta">office.Meta</text:bookmark-ref></text:span><text:span text:style-name="Element_20_List">.</text:span></text:p>
        <text:p text:style-name="Standard">The following elements occur in dc.Title: <text:span text:style-name="Element_20_List">No element is allowed.</text:span></text:p>
        <text:h text:style-name="Heading_20_2" text:outline-level="2">dr3d module</text:h>
        <text:h text:style-name="Heading_20_3" text:outline-level="3"><text:bookmark-start text:name="dr3d.Cube"/>dr3d.Cube<text:bookmark-end text:name="dr3d.Cube"/></text:h>
        <text:p text:style-name="Standard">Requires the following attributes: <text:span text:style-name="Attribute_20_List">No attribute is required.</text:span></text:p>
        <text:p text:style-name="Standard">Allows the following attributes: <text:span text:style-name="Attribute_20_List">classnames, id, layer, maxedge, minedge, stylename, transform, zindex</text:span>.</text:p>
        <text:p text:style-name="Standard">These elements contain dr3d.Cube: <text:span text:style-name="Element_20_List"><text:bookmark-ref text:reference-format="text" text:ref-name="dr3d.Scene">dr3d.Scene</text:bookmark-ref></text:span><text:span text:style-name="Element_20_List">.</text:span></text:p>
        <text:p text:style-name="Standard">The following elements occur in dr3d.Cube: <text:span text:style-name="Element_20_List">No element is allowed.</text:span></text:p>
        <text:h text:style-name="Heading_20_3" text:outline-level="3"><text:bookmark-start text:name="dr3d.Extrude"/>dr3d.Extrude<text:bookmark-end text:name="dr3d.Extrude"/></text:h>
        <text:p text:style-name="Standard">Requires the following attributes: <text:span text:style-name="Attribute_20_List">d, viewbox.</text:span></text:p>
        <text:p text:style-name="Standard">Allows the following attributes: <text:span text:style-name="Attribute_20_List">classnames, d, id, layer, stylename, transform, viewbox, zindex</text:span>.</text:p>
        <text:p text:style-name="Standard">These elements contain dr3d.Extrude: <text:span text:style-name="Element_20_List"><text:bookmark-ref text:reference-format="text" text:ref-name="dr3d.Scene">dr3d.Scene</text:bookmark-ref></text:span><text:span text:style-name="Element_20_List">.</text:span></text:p>
        <text:p text:style-name="Standard">The following elements occur in dr3d.Extrude: <text:span text:style-name="Element_20_List">No element is allowed.</text:span></text:p>
        <text:h text:style-name="Heading_20_3" text:outline-level="3"><text:bookmark-start text:name="dr3d.Light"/>dr3d.Light<text:bookmark-end text:name="dr3d.Light"/></text:h>
        <text:p text:style-name="Standard">Requires the following attributes: <text:span text:style-name="Attribute_20_List">direction.</text:span></text:p>
        <text:p text:style-name="Standard">Allows the following attributes: <text:span text:style-name="Attribute_20_List">diffusecolor, direction, enabled, specular</text:span>.</text:p>
        <text:p text:style-name="Standard">These elements contain dr3d.Light: <text:span text:style-name="Element_20_List"><text:bookmark-ref text:reference-format="text" text:ref-name="chart.PlotArea">chart.PlotArea</text:bookmark-ref></text:span><text:span text:style-name="Element_20_List">, </text:span><text:span text:style-name="Element_20_List"><text:bookmark-ref text:reference-format="text" text:ref-name="dr3d.Scene">dr3d.Scene</text:bookmark-ref></text:span><text:span text:style-name="Element_20_List">.</text:span></text:p>
        <text:p text:style-name="Standard">The following elements occur in dr3d.Light: <text:span text:style-name="Element_20_List">No element is allowed.</text:span></text:p>
        <text:h text:style-name="Heading_20_3" text:outline-level="3"><text:bookmark-start text:name="dr3d.Rotate"/>dr3d.Rotate<text:bookmark-end text:name="dr3d.Rotate"/></text:h>
        <text:p text:style-name="Standard">Requires the following attributes: <text:span text:style-name="Attribute_20_List">d, viewbox.</text:span></text:p>
        <text:p text:style-name="Standard">Allows the following attributes: <text:span text:style-name="Attribute_20_List">classnames, d, id, layer, stylename, transform, viewbox, zindex</text:span>.</text:p>
        <text:p text:style-name="Standard"><text:soft-page-break/>These elements contain dr3d.Rotate: <text:span text:style-name="Element_20_List"><text:bookmark-ref text:reference-format="text" text:ref-name="dr3d.Scene">dr3d.Scene</text:bookmark-ref></text:span><text:span text:style-name="Element_20_List">.</text:span></text:p>
        <text:p text:style-name="Standard">The following elements occur in dr3d.Rotate: <text:span text:style-name="Element_20_List">No element is allowed.</text:span></text:p>
        <text:h text:style-name="Heading_20_3" text:outline-level="3"><text:bookmark-start text:name="dr3d.Scene"/>dr3d.Scene<text:bookmark-end text:name="dr3d.Scene"/></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classnames, distance, endcelladdress, endx, endy, focallength, height, id, layer, lightingmode, projection, shademode, shadowslant, stylename, tablebackground, transform, vpn, vrp, vup, width, x, y, zindex</text:span>.</text:p>
        <text:p text:style-name="Standard">These elements contain dr3d.Scene: <text:span text:style-name="Element_20_List"><text:bookmark-ref text:reference-format="text" text:ref-name="dr3d.Scene">dr3d.Scen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3d.Scene: <text:span text:style-name="Element_20_List"><text:bookmark-ref text:reference-format="text" text:ref-name="dr3d.Cube">dr3d.Cube</text:bookmark-ref></text:span><text:span text:style-name="Element_20_List">, </text:span><text:span text:style-name="Element_20_List"><text:bookmark-ref text:reference-format="text" text:ref-name="dr3d.Extrude">dr3d.Extrude</text:bookmark-ref></text:span><text:span text:style-name="Element_20_List">, </text:span><text:span text:style-name="Element_20_List"><text:bookmark-ref text:reference-format="text" text:ref-name="dr3d.Light">dr3d.Light</text:bookmark-ref></text:span><text:span text:style-name="Element_20_List">, </text:span><text:span text:style-name="Element_20_List"><text:bookmark-ref text:reference-format="text" text:ref-name="dr3d.Rotate">dr3d.Rotate</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3d.Sphere">dr3d.Sphere</text:bookmark-ref></text:span><text:span text:style-name="Element_20_List">.</text:span></text:p>
        <text:h text:style-name="Heading_20_3" text:outline-level="3"><text:bookmark-start text:name="dr3d.Sphere"/>dr3d.Sphere<text:bookmark-end text:name="dr3d.Sphere"/></text:h>
        <text:p text:style-name="Standard">Requires the following attributes: <text:span text:style-name="Attribute_20_List">No attribute is required.</text:span></text:p>
        <text:p text:style-name="Standard">Allows the following attributes: <text:span text:style-name="Attribute_20_List">center, classnames, id, layer, size, stylename, transform, zindex</text:span>.</text:p>
        <text:p text:style-name="Standard">These elements contain dr3d.Sphere: <text:span text:style-name="Element_20_List"><text:bookmark-ref text:reference-format="text" text:ref-name="dr3d.Scene">dr3d.Scene</text:bookmark-ref></text:span><text:span text:style-name="Element_20_List">.</text:span></text:p>
        <text:p text:style-name="Standard">The following elements occur in dr3d.Sphere: <text:span text:style-name="Element_20_List">No element is allowed.</text:span></text:p>
        <text:h text:style-name="Heading_20_2" text:outline-level="2">draw module</text:h>
        <text:h text:style-name="Heading_20_3" text:outline-level="3"><text:bookmark-start text:name="draw.A"/>draw.A<text:bookmark-end text:name="draw.A"/></text:h>
        <text:p text:style-name="Standard">Requires the following attributes: <text:span text:style-name="Attribute_20_List">href.</text:span></text:p>
        <text:p text:style-name="Standard">Allows the following attributes: <text:span text:style-name="Attribute_20_List">actuate, href, name, servermap, show, targetframename, type</text:span>.</text:p>
        <text:p text:style-name="Standard">These elements contain draw.A: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A: <text:span text:style-name="Element_20_List"><text:bookmark-ref text:reference-format="text" text:ref-name="draw.Frame">draw.Frame</text:bookmark-ref></text:span><text:span text:style-name="Element_20_List">.</text:span></text:p>
        <text:h text:style-name="Heading_20_3" text:outline-level="3"><text:bookmark-start text:name="draw.Applet"/>draw.Applet<text:bookmark-end text:name="draw.Applet"/></text:h>
        <text:p text:style-name="Standard">Requires the following attributes: <text:span text:style-name="Attribute_20_List">No attribute is required.</text:span></text:p>
        <text:p text:style-name="Standard">Allows the following attributes: <text:span text:style-name="Attribute_20_List">actuate, archive, code, href, mayscript, object, show, type</text:span>.</text:p>
        <text:p text:style-name="Standard">These elements contain draw.Applet: <text:span text:style-name="Element_20_List"><text:bookmark-ref text:reference-format="text" text:ref-name="draw.Frame">draw.Frame</text:bookmark-ref></text:span><text:span text:style-name="Element_20_List">.</text:span></text:p>
        <text:p text:style-name="Standard">The following elements occur in draw.Applet: <text:span text:style-name="Element_20_List"><text:bookmark-ref text:reference-format="text" text:ref-name="draw.Param">draw.Param</text:bookmark-ref></text:span><text:span text:style-name="Element_20_List">.</text:span></text:p>
        <text:h text:style-name="Heading_20_3" text:outline-level="3"><text:bookmark-start text:name="draw.AreaCircle"/>draw.AreaCircle<text:bookmark-end text:name="draw.AreaCircle"/></text:h>
        <text:p text:style-name="Standard">Requires the following attributes: <text:span text:style-name="Attribute_20_List">cx, cy, r.</text:span></text:p>
        <text:p text:style-name="Standard">Allows the following attributes: <text:span text:style-name="Attribute_20_List">cx, cy, href, name, nohref, r, show, targetframename, type</text:span>.</text:p>
        <text:p text:style-name="Standard">These elements contain draw.AreaCircle: <text:span text:style-name="Element_20_List"><text:bookmark-ref text:reference-format="text" text:ref-name="draw.ImageMap">draw.ImageMap</text:bookmark-ref></text:span><text:span text:style-name="Element_20_List">.</text:span></text:p>
        <text:p text:style-name="Standard">The following elements occur in draw.AreaCirc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h text:style-name="Heading_20_3" text:outline-level="3"><text:bookmark-start text:name="draw.AreaPolygon"/>draw.AreaPolygon<text:bookmark-end text:name="draw.AreaPolygon"/></text:h>
        <text:p text:style-name="Standard">Requires the following attributes: <text:span text:style-name="Attribute_20_List">height, points, viewbox, width, x, y.</text:span></text:p>
        <text:p text:style-name="Standard">Allows the following attributes: <text:span text:style-name="Attribute_20_List">height, href, name, nohref, points, show, targetframename, type, viewbox, width, x, y</text:span>.</text:p>
        <text:p text:style-name="Standard"><text:soft-page-break/>These elements contain draw.AreaPolygon: <text:span text:style-name="Element_20_List"><text:bookmark-ref text:reference-format="text" text:ref-name="draw.ImageMap">draw.ImageMap</text:bookmark-ref></text:span><text:span text:style-name="Element_20_List">.</text:span></text:p>
        <text:p text:style-name="Standard">The following elements occur in draw.AreaPolyg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h text:style-name="Heading_20_3" text:outline-level="3"><text:bookmark-start text:name="draw.AreaRectangle"/>draw.AreaRectangle<text:bookmark-end text:name="draw.AreaRectangle"/></text:h>
        <text:p text:style-name="Standard">Requires the following attributes: <text:span text:style-name="Attribute_20_List">height, width, x, y.</text:span></text:p>
        <text:p text:style-name="Standard">Allows the following attributes: <text:span text:style-name="Attribute_20_List">height, href, name, nohref, show, targetframename, type, width, x, y</text:span>.</text:p>
        <text:p text:style-name="Standard">These elements contain draw.AreaRectangle: <text:span text:style-name="Element_20_List"><text:bookmark-ref text:reference-format="text" text:ref-name="draw.ImageMap">draw.ImageMap</text:bookmark-ref></text:span><text:span text:style-name="Element_20_List">.</text:span></text:p>
        <text:p text:style-name="Standard">The following elements occur in draw.AreaRectang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h text:style-name="Heading_20_3" text:outline-level="3"><text:bookmark-start text:name="draw.Caption"/>draw.Caption<text:bookmark-end text:name="draw.Cap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pointx, captionpointy, classnames, cornerradius, endcelladdress, endx, endy, height, id, layer, name, stylename, </text:span><text:span text:style-name="Attribute_20_List">tablebackground, textstylename, transform, width, x, y, zindex</text:span>.</text:p>
        <text:p text:style-name="Standard">These elements contain draw.Capti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apti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ircle"/>draw.Circle<text:bookmark-end text:name="draw.Circle"/></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cx, cy, endangle, endcelladdress, endx, endy, height, id, kind, layer, name, r, startangle, stylename, tablebackground, textstylename, transform, width, x, y, zindex</text:span>.</text:p>
        <text:p text:style-name="Standard">These elements contain draw.Circl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ircl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nector"/>draw.Connector<text:bookmark-end text:name="draw.Connector"/></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endcelladdress, </text:span><text:span text:style-name="Attribute_20_List">endgluepoint, endshape, endx, endy, id, layer, lineskew, name, startgluepoint, startshape, stylename, tablebackground, textstylename, transform, type, x1, x2, y1, y2, zindex</text:span>.</text:p>
        <text:p text:style-name="Standard">These elements contain draw.Connector: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nector: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ContourPath"/>draw.ContourPath<text:bookmark-end text:name="draw.ContourPath"/></text:h>
        <text:p text:style-name="Standard">Requires the following attributes: <text:span text:style-name="Attribute_20_List">d, recreateonedit, viewbox.</text:span></text:p>
        <text:p text:style-name="Standard"><text:soft-page-break/>Allows the following attributes: <text:span text:style-name="Attribute_20_List">d, height, recreateonedit, viewbox, width</text:span>.</text:p>
        <text:p text:style-name="Standard">These elements contain draw.ContourPath: <text:span text:style-name="Element_20_List"><text:bookmark-ref text:reference-format="text" text:ref-name="draw.Frame">draw.Frame</text:bookmark-ref></text:span><text:span text:style-name="Element_20_List">.</text:span></text:p>
        <text:p text:style-name="Standard">The following elements occur in draw.ContourPath: <text:span text:style-name="Element_20_List">No element is allowed.</text:span></text:p>
        <text:h text:style-name="Heading_20_3" text:outline-level="3"><text:bookmark-start text:name="draw.ContourPolygon"/>draw.ContourPolygon<text:bookmark-end text:name="draw.ContourPolygon"/></text:h>
        <text:p text:style-name="Standard">Requires the following attributes: <text:span text:style-name="Attribute_20_List">points, recreateonedit, viewbox.</text:span></text:p>
        <text:p text:style-name="Standard">Allows the following attributes: <text:span text:style-name="Attribute_20_List">height, points, recreateonedit, viewbox, width</text:span>.</text:p>
        <text:p text:style-name="Standard">These elements contain draw.ContourPolygon: <text:span text:style-name="Element_20_List"><text:bookmark-ref text:reference-format="text" text:ref-name="draw.Frame">draw.Frame</text:bookmark-ref></text:span><text:span text:style-name="Element_20_List">.</text:span></text:p>
        <text:p text:style-name="Standard">The following elements occur in draw.ContourPolygon: <text:span text:style-name="Element_20_List">No element is allowed.</text:span></text:p>
        <text:h text:style-name="Heading_20_3" text:outline-level="3"><text:bookmark-start text:name="draw.Control"/>draw.Control<text:bookmark-end text:name="draw.Control"/></text:h>
        <text:p text:style-name="Standard">Requires the following attributes: <text:span text:style-name="Attribute_20_List">control.</text:span></text:p>
        <text:p text:style-name="Standard">Allows the following attributes: <text:span text:style-name="Attribute_20_List">anchorpagenumber, anchortype, classnames, control, endcelladdress, endx, endy, height, id, layer, name, stylename, tablebackground, textstylename, </text:span><text:span text:style-name="Attribute_20_List">transform, width, x, y, zindex</text:span>.</text:p>
        <text:p text:style-name="Standard">These elements contain draw.Contro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trol: <text:span text:style-name="Element_20_List"><text:bookmark-ref text:reference-format="text" text:ref-name="draw.GluePoint">draw.GluePoint</text:bookmark-ref></text:span><text:span text:style-name="Element_20_List">.</text:span></text:p>
        <text:h text:style-name="Heading_20_3" text:outline-level="3"><text:bookmark-start text:name="draw.CustomShape"/>draw.CustomShape<text:bookmark-end text:name="draw.CustomShape"/></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data, endcelladdress, endx, endy, engine, height, id, layer, name, stylename, tablebackground, textstylename, transform, width, x, y, zindex</text:span>.</text:p>
        <text:p text:style-name="Standard">These elements contain draw.CustomShap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ustomShape: <text:span text:style-name="Element_20_List"><text:bookmark-ref text:reference-format="text" text:ref-name="draw.EnhancedGeometry">draw.EnhancedGeometry</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llipse"/>draw.Ellipse<text:bookmark-end text:name="draw.Ellipse"/></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cx, cy, endangle, endcelladdress, endx, endy, height, id, kind, layer, name, rx, ry, startangle, stylename, </text:span><text:span text:style-name="Attribute_20_List">tablebackground, textstylename, transform, width, x, y, zindex</text:span>.</text:p>
        <text:p text:style-name="Standard">These elements contain draw.Ellips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Ellips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EnhancedGeometry"/>draw.EnhancedGeometry<text:bookmark-end text:name="draw.EnhancedGeometry"/></text:h>
        <text:p text:style-name="Standard">Requires the following attributes: <text:span text:style-name="Attribute_20_List">No attribute is required.</text:span></text:p>
        <text:p text:style-name="Standard">Allows the following attributes: <text:span text:style-name="Attribute_20_List">concentricgradientfillallowed, enhancedpath, extrusion, </text:span><text:soft-page-break/><text:span text:style-name="Attribute_20_List">extrusionallowed, extrusionbrightness, extrusioncolor, extrusiondepth, extrusiondiffusion, extrusionfirstlightdirection, extrusionfirstlightharsh, extrusionfirstlightlevel, extrusionlightface, extrusionmetal, extrusionnumberoflinesegments, extrusionorigin, extrusionrotationangle, extrusionrotationcenter, extrusionsecondlightdirection, extrusionsecondlightharsh, extrusionsecondlightlevel, extrusionshininess, extrusionskew, extrusionspecularity, extrusionviewpoint, gluepointleavingdirections, gluepoints, gluepointtype, mirrorhorizontal, mirrorvertical, modifiers, pathstretchpointx, pathstretchpointy, projection, shademode, textareas, textpath, textpathallowed, textpathmode, textpathsameletterheights, textpathscale, textrotateangle, type, viewbox</text:span>.</text:p>
        <text:p text:style-name="Standard">These elements contain draw.EnhancedGeometry: <text:span text:style-name="Element_20_List"><text:bookmark-ref text:reference-format="text" text:ref-name="draw.CustomShape">draw.CustomShape</text:bookmark-ref></text:span><text:span text:style-name="Element_20_List">.</text:span></text:p>
        <text:p text:style-name="Standard">The following elements occur in draw.EnhancedGeometry: <text:span text:style-name="Element_20_List"><text:bookmark-ref text:reference-format="text" text:ref-name="draw.Equation">draw.Equation</text:bookmark-ref></text:span><text:span text:style-name="Element_20_List">, </text:span><text:span text:style-name="Element_20_List"><text:bookmark-ref text:reference-format="text" text:ref-name="draw.Handle">draw.Handle</text:bookmark-ref></text:span><text:span text:style-name="Element_20_List">.</text:span></text:p>
        <text:h text:style-name="Heading_20_3" text:outline-level="3"><text:bookmark-start text:name="draw.Equation"/>draw.Equation<text:bookmark-end text:name="draw.Equation"/></text:h>
        <text:p text:style-name="Standard">Requires the following attributes: <text:span text:style-name="Attribute_20_List">No attribute is required.</text:span></text:p>
        <text:p text:style-name="Standard">Allows the following attributes: <text:span text:style-name="Attribute_20_List">formula, name</text:span>.</text:p>
        <text:p text:style-name="Standard">These elements contain draw.Equation: <text:span text:style-name="Element_20_List"><text:bookmark-ref text:reference-format="text" text:ref-name="draw.EnhancedGeometry">draw.EnhancedGeometry</text:bookmark-ref></text:span><text:span text:style-name="Element_20_List">.</text:span></text:p>
        <text:p text:style-name="Standard">The following elements occur in draw.Equation: <text:span text:style-name="Element_20_List">No element is allowed.</text:span></text:p>
        <text:h text:style-name="Heading_20_3" text:outline-level="3"><text:bookmark-start text:name="draw.FillImage"/>draw.FillImage<text:bookmark-end text:name="draw.FillImage"/></text:h>
        <text:p text:style-name="Standard">Requires the following attributes: <text:span text:style-name="Attribute_20_List">href, name.</text:span></text:p>
        <text:p text:style-name="Standard">Allows the following attributes: <text:span text:style-name="Attribute_20_List">actuate, displayname, height, href, name, show, type, width</text:span>.</text:p>
        <text:p text:style-name="Standard">These elements contain draw.FillImage: <text:span text:style-name="Element_20_List"><text:bookmark-ref text:reference-format="text" text:ref-name="office.Styles">office.Styles</text:bookmark-ref></text:span><text:span text:style-name="Element_20_List">.</text:span></text:p>
        <text:p text:style-name="Standard">The following elements occur in draw.FillImage: <text:span text:style-name="Element_20_List">No element is allowed.</text:span></text:p>
        <text:h text:style-name="Heading_20_3" text:outline-level="3"><text:bookmark-start text:name="draw.FloatingFrame"/>draw.FloatingFrame<text:bookmark-end text:name="draw.FloatingFrame"/></text:h>
        <text:p text:style-name="Standard">Requires the following attributes: <text:span text:style-name="Attribute_20_List">href.</text:span></text:p>
        <text:p text:style-name="Standard">Allows the following attributes: <text:span text:style-name="Attribute_20_List">actuate, framename, href, show, type</text:span>.</text:p>
        <text:p text:style-name="Standard">These elements contain draw.FloatingFrame: <text:span text:style-name="Element_20_List"><text:bookmark-ref text:reference-format="text" text:ref-name="draw.Frame">draw.Frame</text:bookmark-ref></text:span><text:span text:style-name="Element_20_List">.</text:span></text:p>
        <text:p text:style-name="Standard">The following elements occur in draw.FloatingFrame: <text:span text:style-name="Element_20_List">No element is allowed.</text:span></text:p>
        <text:h text:style-name="Heading_20_3" text:outline-level="3"><text:bookmark-start text:name="draw.Frame"/>draw.Frame<text:bookmark-end text:name="draw.Frame"/></text:h>
        <text:p text:style-name="Standard">Requires the following attributes: <text:span text:style-name="Attribute_20_List">No attribute is required.</text:span></text:p>
        <text:p text:style-name="Standard">Allows the following attributes: <text:span text:style-name="Attribute_20_List">anchorpagenumber, anchortype, class, classnames, copyof, endcelladdress, endx, endy, height, id, layer, name, placeholder, relheight, relwidth, stylename, tablebackground, textstylename, transform, usertransformed, width, x, y, zindex</text:span>.</text:p>
        <text:p text:style-name="Standard">These elements contain draw.Frame: <text:span text:style-name="Element_20_List"><text:bookmark-ref text:reference-format="text" text:ref-name="draw.A">draw.A</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Frame: <text:span text:style-name="Element_20_List"><text:bookmark-ref text:reference-format="text" text:ref-name="draw.Applet">draw.Applet</text:bookmark-ref></text:span><text:span text:style-name="Element_20_List">, </text:span><text:span text:style-name="Element_20_List"><text:bookmark-ref text:reference-format="text" text:ref-name="draw.ContourPath">draw.ContourPath</text:bookmark-ref></text:span><text:span text:style-name="Element_20_List">, </text:span><text:span text:style-name="Element_20_List"><text:bookmark-ref text:reference-format="text" text:ref-name="draw.ContourPolygon">draw.ContourPolygon</text:bookmark-ref></text:span><text:span text:style-name="Element_20_List">, </text:span><text:span text:style-name="Element_20_List"><text:bookmark-ref text:reference-format="text" text:ref-name="draw.FloatingFrame">draw.FloatingFrame</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ImageMap">draw.ImageMap</text:bookmark-ref></text:span><text:span text:style-name="Element_20_List">, </text:span><text:span text:style-name="Element_20_List"><text:bookmark-ref text:reference-format="text" text:ref-name="draw.Object">draw.Object</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draw.Plugin">draw.Plugi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h text:style-name="Heading_20_3" text:outline-level="3"><text:bookmark-start text:name="draw.G"/>draw.G<text:bookmark-end text:name="draw.G"/></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endcelladdress, endx, endy, id, name, stylename, tablebackground, y, zindex</text:span>.</text:p>
        <text:p text:style-name="Standard">These elements contain draw.G: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oft-page-break/><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G: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draw.GluePoint"/>draw.GluePoint<text:bookmark-end text:name="draw.GluePoint"/></text:h>
        <text:p text:style-name="Standard">Requires the following attributes: <text:span text:style-name="Attribute_20_List">align, id, x, y.</text:span></text:p>
        <text:p text:style-name="Standard">Allows the following attributes: <text:span text:style-name="Attribute_20_List">align, id, x, y</text:span>.</text:p>
        <text:p text:style-name="Standard">These elements contain draw.GluePoin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draw.GluePoint: <text:span text:style-name="Element_20_List">No element is allowed.</text:span></text:p>
        <text:h text:style-name="Heading_20_3" text:outline-level="3"><text:bookmark-start text:name="draw.Gradient"/>draw.Gradient<text:bookmark-end text:name="draw.Gradient"/></text:h>
        <text:p text:style-name="Standard">Requires the following attributes: <text:span text:style-name="Attribute_20_List">style.</text:span></text:p>
        <text:p text:style-name="Standard">Allows the following attributes: <text:span text:style-name="Attribute_20_List">angle, border, cx, cy, displayname, endcolor, endintensity, name, startcolor, startintensity, style</text:span>.</text:p>
        <text:p text:style-name="Standard">These elements contain draw.Gradient: <text:span text:style-name="Element_20_List"><text:bookmark-ref text:reference-format="text" text:ref-name="office.Styles">office.Styles</text:bookmark-ref></text:span><text:span text:style-name="Element_20_List">.</text:span></text:p>
        <text:p text:style-name="Standard">The following elements occur in draw.Gradient: <text:span text:style-name="Element_20_List">No element is allowed.</text:span></text:p>
        <text:h text:style-name="Heading_20_3" text:outline-level="3"><text:bookmark-start text:name="draw.Handle"/>draw.Handle<text:bookmark-end text:name="draw.Handle"/></text:h>
        <text:p text:style-name="Standard">Requires the following attributes: <text:span text:style-name="Attribute_20_List">handleposition.</text:span></text:p>
        <text:p text:style-name="Standard">Allows the following attributes: <text:span text:style-name="Attribute_20_List">handlemirrorhorizontal, handlemirrorvertical, handlepolar, handleposition, handleradiusrangemaximum, handleradiusrangeminimum, handlerangexmaximum, handlerangexminimum, handlerangeymaximum, handlerangeyminimum, handleswitched</text:span>.</text:p>
        <text:p text:style-name="Standard">These elements contain draw.Handle: <text:span text:style-name="Element_20_List"><text:bookmark-ref text:reference-format="text" text:ref-name="draw.EnhancedGeometry">draw.EnhancedGeometry</text:bookmark-ref></text:span><text:span text:style-name="Element_20_List">.</text:span></text:p>
        <text:p text:style-name="Standard">The following elements occur in draw.Handle: <text:span text:style-name="Element_20_List">No element is allowed.</text:span></text:p>
        <text:h text:style-name="Heading_20_3" text:outline-level="3"><text:bookmark-start text:name="draw.Hatch"/>draw.Hatch<text:bookmark-end text:name="draw.Hatch"/></text:h>
        <text:p text:style-name="Standard">Requires the following attributes: <text:span text:style-name="Attribute_20_List">name, style.</text:span></text:p>
        <text:p text:style-name="Standard">Allows the following attributes: <text:span text:style-name="Attribute_20_List">color, displayname, distance, name, rotation, style</text:span>.</text:p>
        <text:p text:style-name="Standard">These elements contain draw.Hatch: <text:span text:style-name="Element_20_List"><text:bookmark-ref text:reference-format="text" text:ref-name="office.Styles">office.Styles</text:bookmark-ref></text:span><text:span text:style-name="Element_20_List">.</text:span></text:p>
        <text:p text:style-name="Standard">The following elements occur in draw.Hatch: <text:span text:style-name="Element_20_List">No element is allowed.</text:span></text:p>
        <text:h text:style-name="Heading_20_3" text:outline-level="3"><text:bookmark-start text:name="draw.Image"/>draw.Image<text:bookmark-end text:name="draw.Image"/></text:h>
        <text:p text:style-name="Standard">Requires the following attributes: <text:span text:style-name="Attribute_20_List">No attribute is required.</text:span></text:p>
        <text:p text:style-name="Standard">Allows the following attributes: <text:span text:style-name="Attribute_20_List">actuate, filtername, href, show, type</text:span>.</text:p>
        <text:p text:style-name="Standard">These elements contain draw.Image: <text:span text:style-name="Element_20_List"><text:bookmark-ref text:reference-format="text" text:ref-name="draw.Frame">draw.Frame</text:bookmark-ref></text:span><text:span text:style-name="Element_20_List">.</text:span></text:p>
        <text:p text:style-name="Standard">The following elements occur in draw.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ImageMap"/>draw.ImageMap<text:bookmark-end text:name="draw.ImageMap"/></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ImageMap: <text:span text:style-name="Element_20_List"><text:bookmark-ref text:reference-format="text" text:ref-name="draw.Frame">draw.Frame</text:bookmark-ref></text:span><text:span text:style-name="Element_20_List">.</text:span></text:p>
        <text:p text:style-name="Standard"><text:soft-page-break/>The following elements occur in draw.ImageMap: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text:span></text:p>
        <text:h text:style-name="Heading_20_3" text:outline-level="3"><text:bookmark-start text:name="draw.Layer"/>draw.Layer<text:bookmark-end text:name="draw.Layer"/></text:h>
        <text:p text:style-name="Standard">Requires the following attributes: <text:span text:style-name="Attribute_20_List">No attribute is required.</text:span></text:p>
        <text:p text:style-name="Standard">Allows the following attributes: <text:span text:style-name="Attribute_20_List">display, name, protected</text:span>.</text:p>
        <text:p text:style-name="Standard">These elements contain draw.Layer: <text:span text:style-name="Element_20_List"><text:bookmark-ref text:reference-format="text" text:ref-name="draw.LayerSet">draw.LayerSet</text:bookmark-ref></text:span><text:span text:style-name="Element_20_List">.</text:span></text:p>
        <text:p text:style-name="Standard">The following elements occur in draw.Layer: <text:span text:style-name="Element_20_List">No element is allowed.</text:span></text:p>
        <text:h text:style-name="Heading_20_3" text:outline-level="3"><text:bookmark-start text:name="draw.LayerSet"/>draw.LayerSet<text:bookmark-end text:name="draw.LayerSe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LayerSet: <text:span text:style-name="Element_20_List"><text:bookmark-ref text:reference-format="text" text:ref-name="office.MasterStyles">office.MasterStyles</text:bookmark-ref></text:span><text:span text:style-name="Element_20_List">.</text:span></text:p>
        <text:p text:style-name="Standard">The following elements occur in draw.LayerSet: <text:span text:style-name="Element_20_List"><text:bookmark-ref text:reference-format="text" text:ref-name="draw.Layer">draw.Layer</text:bookmark-ref></text:span><text:span text:style-name="Element_20_List">.</text:span></text:p>
        <text:h text:style-name="Heading_20_3" text:outline-level="3"><text:bookmark-start text:name="draw.Line"/>draw.Line<text:bookmark-end text:name="draw.Line"/></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endcelladdress, endx, endy, id, layer, name, stylename, tablebackground, textstylename, transform, x1, x2, y1, y2, zindex</text:span>.</text:p>
        <text:p text:style-name="Standard">These elements contain draw.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Marker"/>draw.Marker<text:bookmark-end text:name="draw.Marker"/></text:h>
        <text:p text:style-name="Standard">Requires the following attributes: <text:span text:style-name="Attribute_20_List">d, name, viewbox.</text:span></text:p>
        <text:p text:style-name="Standard">Allows the following attributes: <text:span text:style-name="Attribute_20_List">d, displayname, name, viewbox</text:span>.</text:p>
        <text:p text:style-name="Standard">These elements contain draw.Marker: <text:span text:style-name="Element_20_List"><text:bookmark-ref text:reference-format="text" text:ref-name="office.Styles">office.Styles</text:bookmark-ref></text:span><text:span text:style-name="Element_20_List">.</text:span></text:p>
        <text:p text:style-name="Standard">The following elements occur in draw.Marker: <text:span text:style-name="Element_20_List">No element is allowed.</text:span></text:p>
        <text:h text:style-name="Heading_20_3" text:outline-level="3"><text:bookmark-start text:name="draw.Measure"/>draw.Measure<text:bookmark-end text:name="draw.Measure"/></text:h>
        <text:p text:style-name="Standard">Requires the following attributes: <text:span text:style-name="Attribute_20_List">x1, x2, y1, y2.</text:span></text:p>
        <text:p text:style-name="Standard">Allows the following attributes: <text:span text:style-name="Attribute_20_List">anchorpagenumber, anchortype, classnames, endcelladdress, endx, endy, id, layer, name, stylename, tablebackground, textstylename, transform, x1, x2, y1, y2, zindex</text:span>.</text:p>
        <text:p text:style-name="Standard">These elements contain draw.Measur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Measur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Object"/>draw.Object<text:bookmark-end text:name="draw.Object"/></text:h>
        <text:p text:style-name="Standard">Requires the following attributes: <text:span text:style-name="Attribute_20_List">No attribute is required.</text:span></text:p>
        <text:p text:style-name="Standard">Allows the following attributes: <text:span text:style-name="Attribute_20_List">actuate, href, notifyonupdateofranges, show, type</text:span>.</text:p>
        <text:p text:style-name="Standard">These elements contain draw.Object: <text:span text:style-name="Element_20_List"><text:bookmark-ref text:reference-format="text" text:ref-name="draw.Frame">draw.Frame</text:bookmark-ref></text:span><text:span text:style-name="Element_20_List">.</text:span></text:p>
        <text:p text:style-name="Standard">The following elements occur in draw.Object: <text:span text:style-name="Element_20_List"><text:bookmark-ref text:reference-format="text" text:ref-name="math.Math">math.Math</text:bookmark-ref></text:span><text:span text:style-name="Element_20_List">, </text:span><text:span text:style-name="Element_20_List"><text:bookmark-ref text:reference-format="text" text:ref-name="office.Document">office.Document</text:bookmark-ref></text:span><text:span text:style-name="Element_20_List">.</text:span></text:p>
        <text:h text:style-name="Heading_20_3" text:outline-level="3"><text:bookmark-start text:name="draw.ObjectOle"/><text:soft-page-break/>draw.ObjectOle<text:bookmark-end text:name="draw.ObjectOle"/></text:h>
        <text:p text:style-name="Standard">Requires the following attributes: <text:span text:style-name="Attribute_20_List">No attribute is required.</text:span></text:p>
        <text:p text:style-name="Standard">Allows the following attributes: <text:span text:style-name="Attribute_20_List">actuate, classid, href, show, type</text:span>.</text:p>
        <text:p text:style-name="Standard">These elements contain draw.ObjectOle: <text:span text:style-name="Element_20_List"><text:bookmark-ref text:reference-format="text" text:ref-name="draw.Frame">draw.Frame</text:bookmark-ref></text:span><text:span text:style-name="Element_20_List">.</text:span></text:p>
        <text:p text:style-name="Standard">The following elements occur in draw.ObjectOle: <text:span text:style-name="Element_20_List"><text:bookmark-ref text:reference-format="text" text:ref-name="office.BinaryData">office.BinaryData</text:bookmark-ref></text:span><text:span text:style-name="Element_20_List">.</text:span></text:p>
        <text:h text:style-name="Heading_20_3" text:outline-level="3"><text:bookmark-start text:name="draw.Opacity"/>draw.Opacity<text:bookmark-end text:name="draw.Opacity"/></text:h>
        <text:p text:style-name="Standard">Requires the following attributes: <text:span text:style-name="Attribute_20_List">style.</text:span></text:p>
        <text:p text:style-name="Standard">Allows the following attributes: <text:span text:style-name="Attribute_20_List">angle, border, cx, cy, displayname, end, name, start, style</text:span>.</text:p>
        <text:p text:style-name="Standard">These elements contain draw.Opacity: <text:span text:style-name="Element_20_List"><text:bookmark-ref text:reference-format="text" text:ref-name="office.Styles">office.Styles</text:bookmark-ref></text:span><text:span text:style-name="Element_20_List">.</text:span></text:p>
        <text:p text:style-name="Standard">The following elements occur in draw.Opacity: <text:span text:style-name="Element_20_List">No element is allowed.</text:span></text:p>
        <text:h text:style-name="Heading_20_3" text:outline-level="3"><text:bookmark-start text:name="draw.Page"/>draw.Page<text:bookmark-end text:name="draw.Page"/></text:h>
        <text:p text:style-name="Standard">Requires the following attributes: <text:span text:style-name="Attribute_20_List">masterpagename.</text:span></text:p>
        <text:p text:style-name="Standard">Allows the following attributes: <text:span text:style-name="Attribute_20_List">id, masterpagename, name, presentationpagelayoutname, stylename, usedatetimename, usefootername, useheadername</text:span>.</text:p>
        <text:p text:style-name="Standard">These elements contain draw.Page: <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text:span></text:p>
        <text:p text:style-name="Standard">The following elements occur in draw.Pag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Animations">presentation.Animations</text:bookmark-ref></text:span><text:span text:style-name="Element_20_List">, </text:span><text:span text:style-name="Element_20_List"><text:bookmark-ref text:reference-format="text" text:ref-name="presentation.Notes">presentation.Notes</text:bookmark-ref></text:span><text:span text:style-name="Element_20_List">.</text:span></text:p>
        <text:h text:style-name="Heading_20_3" text:outline-level="3"><text:bookmark-start text:name="draw.PageThumbnail"/>draw.PageThumbnail<text:bookmark-end text:name="draw.PageThumbnail"/></text:h>
        <text:p text:style-name="Standard">Requires the following attributes: <text:span text:style-name="Attribute_20_List">No attribute is required.</text:span></text:p>
        <text:p text:style-name="Standard">Allows the following attributes: <text:span text:style-name="Attribute_20_List">anchorpagenumber, anchortype, class, classnames, endcelladdress, endx, endy, height, id, layer, name, pagenumber, placeholder, stylename, </text:span><text:span text:style-name="Attribute_20_List">tablebackground, transform, usertransformed, width, x, y, zindex</text:span>.</text:p>
        <text:p text:style-name="Standard">These elements contain draw.PageThumbnai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geThumbnail: <text:span text:style-name="Element_20_List">No element is allowed.</text:span></text:p>
        <text:h text:style-name="Heading_20_3" text:outline-level="3"><text:bookmark-start text:name="draw.Param"/>draw.Param<text:bookmark-end text:name="draw.Param"/></text:h>
        <text:p text:style-name="Standard">Requires the following attributes: <text:span text:style-name="Attribute_20_List">No attribute is required.</text:span></text:p>
        <text:p text:style-name="Standard">Allows the following attributes: <text:span text:style-name="Attribute_20_List">name, value</text:span>.</text:p>
        <text:p text:style-name="Standard">These elements contain draw.Param: <text:span text:style-name="Element_20_List"><text:bookmark-ref text:reference-format="text" text:ref-name="draw.Applet">draw.Applet</text:bookmark-ref></text:span><text:span text:style-name="Element_20_List">, </text:span><text:span text:style-name="Element_20_List"><text:bookmark-ref text:reference-format="text" text:ref-name="draw.Plugin">draw.Plugin</text:bookmark-ref></text:span><text:span text:style-name="Element_20_List">.</text:span></text:p>
        <text:p text:style-name="Standard">The following elements occur in draw.Param: <text:span text:style-name="Element_20_List">No element is allowed.</text:span></text:p>
        <text:h text:style-name="Heading_20_3" text:outline-level="3"><text:bookmark-start text:name="draw.Path"/>draw.Path<text:bookmark-end text:name="draw.Path"/></text:h>
        <text:p text:style-name="Standard">Requires the following attributes: <text:span text:style-name="Attribute_20_List">d, viewbox.</text:span></text:p>
        <text:p text:style-name="Standard">Allows the following attributes: <text:span text:style-name="Attribute_20_List">anchorpagenumber, anchortype, classnames, d, endcelladdress, endx, endy, height, id, layer, name, stylename, tablebackground, textstylename, transform, viewbox, width, x, y, zindex</text:span>.</text:p>
        <text:p text:style-name="Standard">These elements contain draw.Path: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oft-page-break/><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th: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lugin"/>draw.Plugin<text:bookmark-end text:name="draw.Plugin"/></text:h>
        <text:p text:style-name="Standard">Requires the following attributes: <text:span text:style-name="Attribute_20_List">href.</text:span></text:p>
        <text:p text:style-name="Standard">Allows the following attributes: <text:span text:style-name="Attribute_20_List">actuate, href, mimetype, show, type</text:span>.</text:p>
        <text:p text:style-name="Standard">These elements contain draw.Plugin: <text:span text:style-name="Element_20_List"><text:bookmark-ref text:reference-format="text" text:ref-name="draw.Frame">draw.Frame</text:bookmark-ref></text:span><text:span text:style-name="Element_20_List">.</text:span></text:p>
        <text:p text:style-name="Standard">The following elements occur in draw.Plugin: <text:span text:style-name="Element_20_List"><text:bookmark-ref text:reference-format="text" text:ref-name="draw.Param">draw.Param</text:bookmark-ref></text:span><text:span text:style-name="Element_20_List">.</text:span></text:p>
        <text:h text:style-name="Heading_20_3" text:outline-level="3"><text:bookmark-start text:name="draw.Polygon"/>draw.Polygon<text:bookmark-end text:name="draw.Polygon"/></text:h>
        <text:p text:style-name="Standard">Requires the following attributes: <text:span text:style-name="Attribute_20_List">points, viewbox.</text:span></text:p>
        <text:p text:style-name="Standard">Allows the following attributes: <text:span text:style-name="Attribute_20_List">anchorpagenumber, anchortype, classnames, endcelladdress, endx, endy, height, id, layer, name, points, stylename, tablebackground, textstylename, transform, viewbox, width, x, y, zindex</text:span>.</text:p>
        <text:p text:style-name="Standard">These elements contain draw.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Polyline"/>draw.Polyline<text:bookmark-end text:name="draw.Polyline"/></text:h>
        <text:p text:style-name="Standard">Requires the following attributes: <text:span text:style-name="Attribute_20_List">points, viewbox.</text:span></text:p>
        <text:p text:style-name="Standard">Allows the following attributes: <text:span text:style-name="Attribute_20_List">anchorpagenumber, anchortype, classnames, endcelladdress, endx, endy, height, id, layer, name, points, stylename, tablebackground, textstylename, transform, viewbox, width, x, y, zindex</text:span>.</text:p>
        <text:p text:style-name="Standard">These elements contain draw.Poly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ct"/>draw.Rect<text:bookmark-end text:name="draw.Rect"/></text:h>
        <text:p text:style-name="Standard">Requires the following attributes: <text:span text:style-name="Attribute_20_List">No attribute is required.</text:span></text:p>
        <text:p text:style-name="Standard">Allows the following attributes: <text:span text:style-name="Attribute_20_List">anchorpagenumber, anchortype, classnames, cornerradius, endcelladdress, endx, endy, height, id, layer, name, stylename, tablebackground, textstylename, transform, width, x, y, zindex</text:span>.</text:p>
        <text:p text:style-name="Standard">These elements contain draw.Rect: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ct: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RegularPolygon"/>draw.RegularPolygon<text:bookmark-end text:name="draw.RegularPolygon"/></text:h>
        <text:p text:style-name="Standard">Requires the following attributes: <text:span text:style-name="Attribute_20_List">corners.</text:span></text:p>
        <text:p text:style-name="Standard"><text:soft-page-break/>Allows the following attributes: <text:span text:style-name="Attribute_20_List">anchorpagenumber, anchortype, classnames, concave, corners, endcelladdress, endx, endy, height, id, layer, name, sharpness, stylename, tablebackground, textstylename, transform, width, x, y, zindex</text:span>.</text:p>
        <text:p text:style-name="Standard">These elements contain draw.Regular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gular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draw.StrokeDash"/>draw.StrokeDash<text:bookmark-end text:name="draw.StrokeDash"/></text:h>
        <text:p text:style-name="Standard">Requires the following attributes: <text:span text:style-name="Attribute_20_List">name.</text:span></text:p>
        <text:p text:style-name="Standard">Allows the following attributes: <text:span text:style-name="Attribute_20_List">displayname, distance, dots1, dots1length, dots2, dots2length, name, style</text:span>.</text:p>
        <text:p text:style-name="Standard">These elements contain draw.StrokeDash: <text:span text:style-name="Element_20_List"><text:bookmark-ref text:reference-format="text" text:ref-name="office.Styles">office.Styles</text:bookmark-ref></text:span><text:span text:style-name="Element_20_List">.</text:span></text:p>
        <text:p text:style-name="Standard">The following elements occur in draw.StrokeDash: <text:span text:style-name="Element_20_List">No element is allowed.</text:span></text:p>
        <text:h text:style-name="Heading_20_3" text:outline-level="3"><text:bookmark-start text:name="draw.TextBox"/>draw.TextBox<text:bookmark-end text:name="draw.TextBox"/></text:h>
        <text:p text:style-name="Standard">Requires the following attributes: <text:span text:style-name="Attribute_20_List">No attribute is required.</text:span></text:p>
        <text:p text:style-name="Standard">Allows the following attributes: <text:span text:style-name="Attribute_20_List">chainnextname, cornerradius, maxheight, maxwidth, minheight, minwidth</text:span>.</text:p>
        <text:p text:style-name="Standard">These elements contain draw.TextBox: <text:span text:style-name="Element_20_List"><text:bookmark-ref text:reference-format="text" text:ref-name="draw.Frame">draw.Frame</text:bookmark-ref></text:span><text:span text:style-name="Element_20_List">.</text:span></text:p>
        <text:p text:style-name="Standard">The following elements occur in draw.TextBox: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2" text:outline-level="2">form module</text:h>
        <text:h text:style-name="Heading_20_3" text:outline-level="3"><text:bookmark-start text:name="form.Button"/>form.Button<text:bookmark-end text:name="form.Button"/></text:h>
        <text:p text:style-name="Standard">Requires the following attributes: <text:span text:style-name="Attribute_20_List">id.</text:span></text:p>
        <text:p text:style-name="Standard">Allows the following attributes: <text:span text:style-name="Attribute_20_List">bind, buttontype, controlimplementation, defaultbutton, disabled, focusonclick, href, id, imagealign, imagedata, imageposition, label, name, printable, tabindex, tabstop, targetframe, title, toggle, value, xformssubmission</text:span>.</text:p>
        <text:p text:style-name="Standard">These elements contain form.Button: <text:span text:style-name="Element_20_List"><text:bookmark-ref text:reference-format="text" text:ref-name="form.Form">form.Form</text:bookmark-ref></text:span><text:span text:style-name="Element_20_List">.</text:span></text:p>
        <text:p text:style-name="Standard">The following elements occur in form.Butto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heckbox"/>form.Checkbox<text:bookmark-end text:name="form.Checkbox"/></text:h>
        <text:p text:style-name="Standard">Requires the following attributes: <text:span text:style-name="Attribute_20_List">id.</text:span></text:p>
        <text:p text:style-name="Standard">Allows the following attributes: <text:span text:style-name="Attribute_20_List">bind, controlimplementation, currentstate, datafield, disabled, id, imagealign, imageposition, istristate, label, name, printable, state, tabindex, tabstop, title, value, visualeffect</text:span>.</text:p>
        <text:p text:style-name="Standard">These elements contain form.Check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heckbox: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lumn"/><text:soft-page-break/>form.Column<text:bookmark-end text:name="form.Column"/></text:h>
        <text:p text:style-name="Standard">Requires the following attributes: <text:span text:style-name="Attribute_20_List">No attribute is required.</text:span></text:p>
        <text:p text:style-name="Standard">Allows the following attributes: <text:span text:style-name="Attribute_20_List">controlimplementation, label, name, textstylename</text:span>.</text:p>
        <text:p text:style-name="Standard">These elements contain form.Column: <text:span text:style-name="Element_20_List"><text:bookmark-ref text:reference-format="text" text:ref-name="form.Grid">form.Grid</text:bookmark-ref></text:span><text:span text:style-name="Element_20_List">.</text:span></text:p>
        <text:p text:style-name="Standard">The following elements occur in form.Column: <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text:span></text:p>
        <text:h text:style-name="Heading_20_3" text:outline-level="3"><text:bookmark-start text:name="form.Combobox"/>form.Combobox<text:bookmark-end text:name="form.Combobox"/></text:h>
        <text:p text:style-name="Standard">Requires the following attributes: <text:span text:style-name="Attribute_20_List">id.</text:span></text:p>
        <text:p text:style-name="Standard">Allows the following attributes: <text:span text:style-name="Attribute_20_List">autocomplete, bind, controlimplementation, convertemptytonull, currentvalue, datafield, disabled, dropdown, id, listsource, listsourcetype, maxlength, name, printable, readonly, size, tabindex, tabstop, title, value</text:span>.</text:p>
        <text:p text:style-name="Standard">These elements contain form.Combo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ombobox: <text:span text:style-name="Element_20_List"><text:bookmark-ref text:reference-format="text" text:ref-name="form.Item">form.Item</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ConnectionResource"/>form.ConnectionResource<text:bookmark-end text:name="form.ConnectionResource"/></text:h>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form.ConnectionResource: <text:span text:style-name="Element_20_List"><text:bookmark-ref text:reference-format="text" text:ref-name="form.Form">form.Form</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text:span></text:p>
        <text:p text:style-name="Standard">The following elements occur in form.ConnectionResource: <text:span text:style-name="Element_20_List">No element is allowed.</text:span></text:p>
        <text:h text:style-name="Heading_20_3" text:outline-level="3"><text:bookmark-start text:name="form.Date"/>form.Date<text:bookmark-end text:name="form.Dat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Date: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Dat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le"/>form.File<text:bookmark-end text:name="form.File"/></text:h>
        <text:p text:style-name="Standard">Requires the following attributes: <text:span text:style-name="Attribute_20_List">id.</text:span></text:p>
        <text:p text:style-name="Standard">Allows the following attributes: <text:span text:style-name="Attribute_20_List">bind, controlimplementation, currentvalue, disabled, id, maxlength, name, printable, readonly, tabindex, tabstop, title, value</text:span>.</text:p>
        <text:p text:style-name="Standard">These elements contain form.File: <text:span text:style-name="Element_20_List"><text:bookmark-ref text:reference-format="text" text:ref-name="form.Form">form.Form</text:bookmark-ref></text:span><text:span text:style-name="Element_20_List">.</text:span></text:p>
        <text:p text:style-name="Standard">The following elements occur in form.Fil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ixedText"/>form.FixedText<text:bookmark-end text:name="form.FixedText"/></text:h>
        <text:p text:style-name="Standard">Requires the following attributes: <text:span text:style-name="Attribute_20_List">id.</text:span></text:p>
        <text:p text:style-name="Standard">Allows the following attributes: <text:span text:style-name="Attribute_20_List">bind, controlimplementation, disabled, for, id, label, multiline, name, printable, title</text:span>.</text:p>
        <text:p text:style-name="Standard">These elements contain form.FixedText: <text:span text:style-name="Element_20_List"><text:bookmark-ref text:reference-format="text" text:ref-name="form.Form">form.Form</text:bookmark-ref></text:span><text:span text:style-name="Element_20_List">.</text:span></text:p>
        <text:p text:style-name="Standard">The following elements occur in form.Fix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text:soft-page-break/>form.Form<text:bookmark-end text:name="form.Form"/></text:h>
        <text:p text:style-name="Standard">Requires the following attributes: <text:span text:style-name="Attribute_20_List">No attribute is required.</text:span></text:p>
        <text:p text:style-name="Standard">Allows the following attributes: <text:span text:style-name="Attribute_20_List">actuate, allowdeletes, allowinserts, allowupdates, applyfilter, command, commandtype, controlimplementation, datasource, detailfields, enctype, escapeprocessing, filter, href, ignoreresult, masterfields, method, name, navigationmode, order, </text:span><text:span text:style-name="Attribute_20_List">tabcycle, targetframe, type</text:span>.</text:p>
        <text:p text:style-name="Standard">These elements contain form.Form: <text:span text:style-name="Element_20_List"><text:bookmark-ref text:reference-format="text" text:ref-name="form.Form">form.Form</text:bookmark-ref></text:span><text:span text:style-name="Element_20_List">, </text:span><text:span text:style-name="Element_20_List"><text:bookmark-ref text:reference-format="text" text:ref-name="office.Forms">office.Forms</text:bookmark-ref></text:span><text:span text:style-name="Element_20_List">.</text:span></text:p>
        <text:p text:style-name="Standard">The following elements occur in form.Form: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ConnectionResource">form.ConnectionResource</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ormattedText"/>form.FormattedText<text:bookmark-end text:name="form.Formatted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idation, value</text:span>.</text:p>
        <text:p text:style-name="Standard">These elements contain form.Formatted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Formatt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Frame"/>form.Frame<text:bookmark-end text:name="form.Frame"/></text:h>
        <text:p text:style-name="Standard">Requires the following attributes: <text:span text:style-name="Attribute_20_List">id.</text:span></text:p>
        <text:p text:style-name="Standard">Allows the following attributes: <text:span text:style-name="Attribute_20_List">bind, controlimplementation, disabled, for, id, label, name, printable, title</text:span>.</text:p>
        <text:p text:style-name="Standard">These elements contain form.Frame: <text:span text:style-name="Element_20_List"><text:bookmark-ref text:reference-format="text" text:ref-name="form.Form">form.Form</text:bookmark-ref></text:span><text:span text:style-name="Element_20_List">.</text:span></text:p>
        <text:p text:style-name="Standard">The following elements occur in form.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enericControl"/>form.GenericControl<text:bookmark-end text:name="form.GenericControl"/></text:h>
        <text:p text:style-name="Standard">Requires the following attributes: <text:span text:style-name="Attribute_20_List">id.</text:span></text:p>
        <text:p text:style-name="Standard">Allows the following attributes: <text:span text:style-name="Attribute_20_List">bind, controlimplementation, id, name</text:span>.</text:p>
        <text:p text:style-name="Standard">These elements contain form.GenericControl: <text:span text:style-name="Element_20_List"><text:bookmark-ref text:reference-format="text" text:ref-name="form.Form">form.Form</text:bookmark-ref></text:span><text:span text:style-name="Element_20_List">.</text:span></text:p>
        <text:p text:style-name="Standard">The following elements occur in form.GenericControl: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Grid"/>form.Grid<text:bookmark-end text:name="form.Grid"/></text:h>
        <text:p text:style-name="Standard">Requires the following attributes: <text:span text:style-name="Attribute_20_List">id.</text:span></text:p>
        <text:p text:style-name="Standard">Allows the following attributes: <text:span text:style-name="Attribute_20_List">bind, controlimplementation, disabled, id, name, printable, tabindex, tabstop, title</text:span>.</text:p>
        <text:p text:style-name="Standard">These elements contain form.Grid: <text:span text:style-name="Element_20_List"><text:bookmark-ref text:reference-format="text" text:ref-name="form.Form">form.Form</text:bookmark-ref></text:span><text:span text:style-name="Element_20_List">.</text:span></text:p>
        <text:p text:style-name="Standard">The following elements occur in form.Grid: <text:span text:style-name="Element_20_List"><text:bookmark-ref text:reference-format="text" text:ref-name="form.Column">form.Colum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Hidden"/>form.Hidden<text:bookmark-end text:name="form.Hidden"/></text:h>
        <text:p text:style-name="Standard">Requires the following attributes: <text:span text:style-name="Attribute_20_List">id.</text:span></text:p>
        <text:p text:style-name="Standard">Allows the following attributes: <text:span text:style-name="Attribute_20_List">bind, controlimplementation, id, name, value</text:span>.</text:p>
        <text:p text:style-name="Standard">These elements contain form.Hidden: <text:span text:style-name="Element_20_List"><text:bookmark-ref text:reference-format="text" text:ref-name="form.Form">form.Form</text:bookmark-ref></text:span><text:span text:style-name="Element_20_List">.</text:span></text:p>
        <text:p text:style-name="Standard">The following elements occur in form.Hidde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text:soft-page-break/>form.Image<text:bookmark-end text:name="form.Image"/></text:h>
        <text:p text:style-name="Standard">Requires the following attributes: <text:span text:style-name="Attribute_20_List">id.</text:span></text:p>
        <text:p text:style-name="Standard">Allows the following attributes: <text:span text:style-name="Attribute_20_List">bind, buttontype, controlimplementation, disabled, href, id, imagedata, name, printable, tabindex, tabstop, targetframe, title, value</text:span>.</text:p>
        <text:p text:style-name="Standard">These elements contain form.Image: <text:span text:style-name="Element_20_List"><text:bookmark-ref text:reference-format="text" text:ref-name="form.Form">form.Form</text:bookmark-ref></text:span><text:span text:style-name="Element_20_List">.</text:span></text:p>
        <text:p text:style-name="Standard">The following elements occur in form.Ima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mageFrame"/>form.ImageFrame<text:bookmark-end text:name="form.ImageFrame"/></text:h>
        <text:p text:style-name="Standard">Requires the following attributes: <text:span text:style-name="Attribute_20_List">id.</text:span></text:p>
        <text:p text:style-name="Standard">Allows the following attributes: <text:span text:style-name="Attribute_20_List">bind, controlimplementation, datafield, disabled, id, imagedata, name, printable, readonly, title</text:span>.</text:p>
        <text:p text:style-name="Standard">These elements contain form.ImageFrame: <text:span text:style-name="Element_20_List"><text:bookmark-ref text:reference-format="text" text:ref-name="form.Form">form.Form</text:bookmark-ref></text:span><text:span text:style-name="Element_20_List">.</text:span></text:p>
        <text:p text:style-name="Standard">The following elements occur in form.Image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Item"/>form.Item<text:bookmark-end text:name="form.Item"/></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form.Item: <text:span text:style-name="Element_20_List"><text:bookmark-ref text:reference-format="text" text:ref-name="form.Combobox">form.Combobox</text:bookmark-ref></text:span><text:span text:style-name="Element_20_List">.</text:span></text:p>
        <text:p text:style-name="Standard">The following elements occur in form.Item: <text:span text:style-name="Element_20_List">No element is allowed.</text:span></text:p>
        <text:h text:style-name="Heading_20_3" text:outline-level="3"><text:bookmark-start text:name="form.ListProperty"/>form.ListProperty<text:bookmark-end text:name="form.ListProperty"/></text:h>
        <text:p text:style-name="Standard">Requires the following attributes: <text:span text:style-name="Attribute_20_List">propertyname.</text:span></text:p>
        <text:p text:style-name="Standard">Allows the following attributes: <text:span text:style-name="Attribute_20_List">propertyname, valuetype</text:span>.</text:p>
        <text:p text:style-name="Standard">These elements contain form.ListProperty: <text:span text:style-name="Element_20_List"><text:bookmark-ref text:reference-format="text" text:ref-name="form.Properties">form.Properties</text:bookmark-ref></text:span><text:span text:style-name="Element_20_List">.</text:span></text:p>
        <text:p text:style-name="Standard">The following elements occur in form.ListProperty: <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span></text:p>
        <text:h text:style-name="Heading_20_3" text:outline-level="3"><text:bookmark-start text:name="form.ListValue"/>form.ListValue<text:bookmark-end text:name="form.ListValue"/></text:h>
        <text:p text:style-name="Standard">Requires the following attributes: <text:span text:style-name="Attribute_20_List">stringvalue.</text:span></text:p>
        <text:p text:style-name="Standard">Allows the following attributes: <text:span text:style-name="Attribute_20_List">stringvalue</text:span>.</text:p>
        <text:p text:style-name="Standard">These elements contain form.ListValue: <text:span text:style-name="Element_20_List"><text:bookmark-ref text:reference-format="text" text:ref-name="form.ListProperty">form.ListProperty</text:bookmark-ref></text:span><text:span text:style-name="Element_20_List">.</text:span></text:p>
        <text:p text:style-name="Standard">The following elements occur in form.ListValue: <text:span text:style-name="Element_20_List">No element is allowed.</text:span></text:p>
        <text:h text:style-name="Heading_20_3" text:outline-level="3"><text:bookmark-start text:name="form.Listbox"/>form.Listbox<text:bookmark-end text:name="form.Listbox"/></text:h>
        <text:p text:style-name="Standard">Requires the following attributes: <text:span text:style-name="Attribute_20_List">id.</text:span></text:p>
        <text:p text:style-name="Standard">Allows the following attributes: <text:span text:style-name="Attribute_20_List">bind, boundcolumn, controlimplementation, datafield, disabled, dropdown, id, listsource, listsourcetype, multiple, name, printable, size, tabindex, tabstop, title, xformslistsource</text:span>.</text:p>
        <text:p text:style-name="Standard">These elements contain form.List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Listbox: <text:span text:style-name="Element_20_List"><text:bookmark-ref text:reference-format="text" text:ref-name="form.Option">form.Optio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Number"/>form.Number<text:bookmark-end text:name="form.Number"/></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ext:span><text:soft-page-break/><text:span text:style-name="Attribute_20_List">tabstop, title, value</text:span>.</text:p>
        <text:p text:style-name="Standard">These elements contain form.Number: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Number: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Option"/>form.Option<text:bookmark-end text:name="form.Option"/></text:h>
        <text:p text:style-name="Standard">Requires the following attributes: <text:span text:style-name="Attribute_20_List">No attribute is required.</text:span></text:p>
        <text:p text:style-name="Standard">Allows the following attributes: <text:span text:style-name="Attribute_20_List">currentselected, label, selected, value</text:span>.</text:p>
        <text:p text:style-name="Standard">These elements contain form.Option: <text:span text:style-name="Element_20_List"><text:bookmark-ref text:reference-format="text" text:ref-name="form.Listbox">form.Listbox</text:bookmark-ref></text:span><text:span text:style-name="Element_20_List">.</text:span></text:p>
        <text:p text:style-name="Standard">The following elements occur in form.Option: <text:span text:style-name="Element_20_List">No element is allowed.</text:span></text:p>
        <text:h text:style-name="Heading_20_3" text:outline-level="3"><text:bookmark-start text:name="form.Password"/>form.Password<text:bookmark-end text:name="form.Password"/></text:h>
        <text:p text:style-name="Standard">Requires the following attributes: <text:span text:style-name="Attribute_20_List">id.</text:span></text:p>
        <text:p text:style-name="Standard">Allows the following attributes: <text:span text:style-name="Attribute_20_List">bind, controlimplementation, convertemptytonull, disabled, echochar, id, maxlength, name, printable, tabindex, tabstop, title, value</text:span>.</text:p>
        <text:p text:style-name="Standard">These elements contain form.Password: <text:span text:style-name="Element_20_List"><text:bookmark-ref text:reference-format="text" text:ref-name="form.Form">form.Form</text:bookmark-ref></text:span><text:span text:style-name="Element_20_List">.</text:span></text:p>
        <text:p text:style-name="Standard">The following elements occur in form.Password: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Properties"/>form.Properties<text:bookmark-end text:name="form.Propert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form.Properties: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text:span></text:p>
        <text:p text:style-name="Standard">The following elements occur in form.Properties: <text:span text:style-name="Element_20_List"><text:bookmark-ref text:reference-format="text" text:ref-name="form.ListProperty">form.ListProperty</text:bookmark-ref></text:span><text:span text:style-name="Element_20_List">, </text:span><text:span text:style-name="Element_20_List"><text:bookmark-ref text:reference-format="text" text:ref-name="form.Property">form.Property</text:bookmark-ref></text:span><text:span text:style-name="Element_20_List">.</text:span></text:p>
        <text:h text:style-name="Heading_20_3" text:outline-level="3"><text:bookmark-start text:name="form.Property"/>form.Property<text:bookmark-end text:name="form.Property"/></text:h>
        <text:p text:style-name="Standard">Requires the following attributes: <text:span text:style-name="Attribute_20_List">No attribute is required.</text:span></text:p>
        <text:p text:style-name="Standard">Allows the following attributes: <text:span text:style-name="Attribute_20_List">booleanvalue, currency, datevalue, propertyname, stringvalue, timevalue, value, valuetype</text:span>.</text:p>
        <text:p text:style-name="Standard">These elements contain form.Property: <text:span text:style-name="Element_20_List"><text:bookmark-ref text:reference-format="text" text:ref-name="form.Properties">form.Properties</text:bookmark-ref></text:span><text:span text:style-name="Element_20_List">.</text:span></text:p>
        <text:p text:style-name="Standard">The following elements occur in form.Property: <text:span text:style-name="Element_20_List">No element is allowed.</text:span></text:p>
        <text:h text:style-name="Heading_20_3" text:outline-level="3"><text:bookmark-start text:name="form.Radio"/>form.Radio<text:bookmark-end text:name="form.Radio"/></text:h>
        <text:p text:style-name="Standard">Requires the following attributes: <text:span text:style-name="Attribute_20_List">id.</text:span></text:p>
        <text:p text:style-name="Standard">Allows the following attributes: <text:span text:style-name="Attribute_20_List">bind, controlimplementation, currentselected, datafield, disabled, id, imagealign, imageposition, label, name, printable, selected, tabindex, tabstop, title, value, visualeffect</text:span>.</text:p>
        <text:p text:style-name="Standard">These elements contain form.Radio: <text:span text:style-name="Element_20_List"><text:bookmark-ref text:reference-format="text" text:ref-name="form.Form">form.Form</text:bookmark-ref></text:span><text:span text:style-name="Element_20_List">.</text:span></text:p>
        <text:p text:style-name="Standard">The following elements occur in form.Radio: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form.Text<text:bookmark-end text:name="form.Text"/></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Textarea"/><text:soft-page-break/>form.Textarea<text:bookmark-end text:name="form.Textarea"/></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area: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area: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form.Time"/>form.Time<text:bookmark-end text:name="form.Time"/></text:h>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Time: <text:span text:style-name="Element_20_List"><text:bookmark-ref text:reference-format="text" text:ref-name="form.Form">form.Form</text:bookmark-ref></text:span><text:span text:style-name="Element_20_List">.</text:span></text:p>
        <text:p text:style-name="Standard">The following elements occur in form.Ti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3" text:outline-level="3"><text:bookmark-start text:name="form.ValueRange"/>form.ValueRange<text:bookmark-end text:name="form.ValueRange"/></text:h>
        <text:p text:style-name="Standard">Requires the following attributes: <text:span text:style-name="Attribute_20_List">id.</text:span></text:p>
        <text:p text:style-name="Standard">Allows the following attributes: <text:span text:style-name="Attribute_20_List">bind, controlimplementation, delayforrepeat, disabled, id, maxvalue, minvalue, name, orientation, pagestepsize, printable, stepsize, tabindex, tabstop, title, value</text:span>.</text:p>
        <text:p text:style-name="Standard">These elements contain form.ValueRange: <text:span text:style-name="Element_20_List"><text:bookmark-ref text:reference-format="text" text:ref-name="form.Form">form.Form</text:bookmark-ref></text:span><text:span text:style-name="Element_20_List">.</text:span></text:p>
        <text:p text:style-name="Standard">The following elements occur in form.ValueRan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h text:style-name="Heading_20_2" text:outline-level="2">manifest module</text:h>
        <text:p text:style-name="Text_20_body">The manifest module is used to create the manifest. This is already done automatically by the software library, and there is no need to use this module unless you subclass the OpenDocument classes.</text:p>
        <text:h text:style-name="Heading_20_3" text:outline-level="3"><text:bookmark-start text:name="manifest.Algorithm"/>manifest.Algorithm<text:bookmark-end text:name="manifest.Algorithm"/></text:h>
        <text:p text:style-name="Standard">Requires the following attributes: <text:span text:style-name="Attribute_20_List">algorithmname, initialisationvector.</text:span></text:p>
        <text:p text:style-name="Standard">Allows the following attributes: <text:span text:style-name="Attribute_20_List">algorithmname, initialisationvector</text:span>.</text:p>
        <text:p text:style-name="Standard">These elements contain manifest.Algorithm: <text:span text:style-name="Element_20_List"><text:bookmark-ref text:reference-format="text" text:ref-name="manifest.EncryptionData">manifest.EncryptionData</text:bookmark-ref></text:span><text:span text:style-name="Element_20_List">.</text:span></text:p>
        <text:p text:style-name="Standard">The following elements occur in manifest.Algorithm: <text:span text:style-name="Element_20_List">No element is allowed.</text:span></text:p>
        <text:h text:style-name="Heading_20_3" text:outline-level="3"><text:bookmark-start text:name="manifest.EncryptionData"/>manifest.EncryptionData<text:bookmark-end text:name="manifest.EncryptionData"/></text:h>
        <text:p text:style-name="Standard">Requires the following attributes: <text:span text:style-name="Attribute_20_List">checksum, checksumtype.</text:span></text:p>
        <text:p text:style-name="Standard">Allows the following attributes: <text:span text:style-name="Attribute_20_List">checksum, checksumtype</text:span>.</text:p>
        <text:p text:style-name="Standard">These elements contain manifest.EncryptionData: <text:span text:style-name="Element_20_List"><text:bookmark-ref text:reference-format="text" text:ref-name="manifest.FileEntry">manifest.FileEntry</text:bookmark-ref></text:span><text:span text:style-name="Element_20_List">.</text:span></text:p>
        <text:p text:style-name="Standard">The following elements occur in manifest.EncryptionData: <text:span text:style-name="Element_20_List"><text:bookmark-ref text:reference-format="text" text:ref-name="manifest.Algorithm">manifest.Algorithm</text:bookmark-ref></text:span><text:span text:style-name="Element_20_List">, </text:span><text:span text:style-name="Element_20_List"><text:bookmark-ref text:reference-format="text" text:ref-name="manifest.KeyDerivation">manifest.KeyDerivation</text:bookmark-ref></text:span><text:span text:style-name="Element_20_List">.</text:span></text:p>
        <text:h text:style-name="Heading_20_3" text:outline-level="3"><text:bookmark-start text:name="manifest.FileEntry"/>manifest.FileEntry<text:bookmark-end text:name="manifest.FileEntry"/></text:h>
        <text:p text:style-name="Standard">Requires the following attributes: <text:span text:style-name="Attribute_20_List">fullpath, mediatype.</text:span></text:p>
        <text:p text:style-name="Standard">Allows the following attributes: <text:span text:style-name="Attribute_20_List">fullpath, mediatype, size</text:span>.</text:p>
        <text:p text:style-name="Standard">These elements contain manifest.FileEntry: <text:span text:style-name="Element_20_List"><text:bookmark-ref text:reference-format="text" text:ref-name="manifest.Manifest">manifest.Manifest</text:bookmark-ref></text:span><text:span text:style-name="Element_20_List">.</text:span></text:p>
        <text:p text:style-name="Standard">The following elements occur in manifest.FileEntry: <text:span text:style-name="Element_20_List"><text:bookmark-ref text:reference-format="text" text:ref-name="manifest.EncryptionData">manifest.EncryptionData</text:bookmark-ref></text:span><text:span text:style-name="Element_20_List">.</text:span></text:p>
        <text:h text:style-name="Heading_20_3" text:outline-level="3"><text:bookmark-start text:name="manifest.KeyDerivation"/><text:soft-page-break/>manifest.KeyDerivation<text:bookmark-end text:name="manifest.KeyDerivation"/></text:h>
        <text:p text:style-name="Standard">Requires the following attributes: <text:span text:style-name="Attribute_20_List">iterationcount, keyderivationname, salt.</text:span></text:p>
        <text:p text:style-name="Standard">Allows the following attributes: <text:span text:style-name="Attribute_20_List">iterationcount, keyderivationname, salt</text:span>.</text:p>
        <text:p text:style-name="Standard">These elements contain manifest.KeyDerivation: <text:span text:style-name="Element_20_List"><text:bookmark-ref text:reference-format="text" text:ref-name="manifest.EncryptionData">manifest.EncryptionData</text:bookmark-ref></text:span><text:span text:style-name="Element_20_List">.</text:span></text:p>
        <text:p text:style-name="Standard">The following elements occur in manifest.KeyDerivation: <text:span text:style-name="Element_20_List">No element is allowed.</text:span></text:p>
        <text:h text:style-name="Heading_20_3" text:outline-level="3"><text:bookmark-start text:name="manifest.Manifest"/>manifest.Manifest<text:bookmark-end text:name="manifest.Manifes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nifest.Manifest: <text:span text:style-name="Element_20_List">This is a toplevel element.</text:span></text:p>
        <text:p text:style-name="Standard">The following elements occur in manifest.Manifest: <text:span text:style-name="Element_20_List"><text:bookmark-ref text:reference-format="text" text:ref-name="manifest.FileEntry">manifest.FileEntry</text:bookmark-ref></text:span><text:span text:style-name="Element_20_List">.</text:span></text:p>
        <text:h text:style-name="Heading_20_2" text:outline-level="2">math module</text:h>
        <text:h text:style-name="Heading_20_3" text:outline-level="3"><text:bookmark-start text:name="math.Math"/>math.Math<text:bookmark-end text:name="math.Math"/></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th.Math: <text:span text:style-name="Element_20_List"><text:bookmark-ref text:reference-format="text" text:ref-name="draw.Object">draw.Object</text:bookmark-ref></text:span><text:span text:style-name="Element_20_List">.</text:span></text:p>
        <text:p text:style-name="Standard">The following elements occur in math.Math: <text:span text:style-name="Element_20_List">Any element is allowed.</text:span></text:p>
        <text:h text:style-name="Heading_20_2" text:outline-level="2">meta module</text:h>
        <text:p text:style-name="Text_20_body">Use the meta module to add information about the document such as title and auther. The library automatically adds a generator string.</text:p>
        <text:h text:style-name="Heading_20_3" text:outline-level="3"><text:bookmark-start text:name="meta.AutoReload"/>meta.AutoReload<text:bookmark-end text:name="meta.AutoReload"/></text:h>
        <text:p text:style-name="Standard">Requires the following attributes: <text:span text:style-name="Attribute_20_List">No attribute is required.</text:span></text:p>
        <text:p text:style-name="Standard">Allows the following attributes: <text:span text:style-name="Attribute_20_List">actuate, delay, href, show, type</text:span>.</text:p>
        <text:p text:style-name="Standard">These elements contain meta.AutoReload: <text:span text:style-name="Element_20_List"><text:bookmark-ref text:reference-format="text" text:ref-name="office.Meta">office.Meta</text:bookmark-ref></text:span><text:span text:style-name="Element_20_List">.</text:span></text:p>
        <text:p text:style-name="Standard">The following elements occur in meta.AutoReload: <text:span text:style-name="Element_20_List">No element is allowed.</text:span></text:p>
        <text:h text:style-name="Heading_20_3" text:outline-level="3"><text:bookmark-start text:name="meta.CreationDate"/>meta.CreationDate<text:bookmark-end text:name="meta.Creation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CreationDate: <text:span text:style-name="Element_20_List"><text:bookmark-ref text:reference-format="text" text:ref-name="office.Meta">office.Meta</text:bookmark-ref></text:span><text:span text:style-name="Element_20_List">.</text:span></text:p>
        <text:p text:style-name="Standard">The following elements occur in meta.CreationDate: <text:span text:style-name="Element_20_List">No element is allowed.</text:span></text:p>
        <text:h text:style-name="Heading_20_3" text:outline-level="3"><text:bookmark-start text:name="meta.DateString"/>meta.DateString<text:bookmark-end text:name="meta.DateStr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DateString: <text:span text:style-name="Element_20_List"><text:bookmark-ref text:reference-format="text" text:ref-name="office.Annotation">office.Annotation</text:bookmark-ref></text:span><text:span text:style-name="Element_20_List">.</text:span></text:p>
        <text:p text:style-name="Standard">The following elements occur in meta.DateString: <text:span text:style-name="Element_20_List">No element is allowed.</text:span></text:p>
        <text:h text:style-name="Heading_20_3" text:outline-level="3"><text:bookmark-start text:name="meta.DocumentStatistic"/>meta.DocumentStatistic<text:bookmark-end text:name="meta.DocumentStatistic"/></text:h>
        <text:p text:style-name="Standard">Requires the following attributes: <text:span text:style-name="Attribute_20_List">No attribute is required.</text:span></text:p>
        <text:p text:style-name="Standard">Allows the following attributes: <text:span text:style-name="Attribute_20_List">cellcount, charactercount, drawcount, framecount, imagecount, </text:span><text:soft-page-break/><text:span text:style-name="Attribute_20_List">nonwhitespacecharactercount, objectcount, oleobjectcount, pagecount, paragraphcount, rowcount, sentencecount, syllablecount, tablecount, wordcount</text:span>.</text:p>
        <text:p text:style-name="Standard">These elements contain meta.DocumentStatistic: <text:span text:style-name="Element_20_List"><text:bookmark-ref text:reference-format="text" text:ref-name="office.Meta">office.Meta</text:bookmark-ref></text:span><text:span text:style-name="Element_20_List">.</text:span></text:p>
        <text:p text:style-name="Standard">The following elements occur in meta.DocumentStatistic: <text:span text:style-name="Element_20_List">No element is allowed.</text:span></text:p>
        <text:h text:style-name="Heading_20_3" text:outline-level="3"><text:bookmark-start text:name="meta.EditingCycles"/>meta.EditingCycles<text:bookmark-end text:name="meta.EditingCyc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Cycles: <text:span text:style-name="Element_20_List"><text:bookmark-ref text:reference-format="text" text:ref-name="office.Meta">office.Meta</text:bookmark-ref></text:span><text:span text:style-name="Element_20_List">.</text:span></text:p>
        <text:p text:style-name="Standard">The following elements occur in meta.EditingCycles: <text:span text:style-name="Element_20_List">No element is allowed.</text:span></text:p>
        <text:h text:style-name="Heading_20_3" text:outline-level="3"><text:bookmark-start text:name="meta.EditingDuration"/>meta.EditingDuration<text:bookmark-end text:name="meta.EditingDur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Duration: <text:span text:style-name="Element_20_List"><text:bookmark-ref text:reference-format="text" text:ref-name="office.Meta">office.Meta</text:bookmark-ref></text:span><text:span text:style-name="Element_20_List">.</text:span></text:p>
        <text:p text:style-name="Standard">The following elements occur in meta.EditingDuration: <text:span text:style-name="Element_20_List">No element is allowed.</text:span></text:p>
        <text:h text:style-name="Heading_20_3" text:outline-level="3"><text:bookmark-start text:name="meta.Generator"/>meta.Generator<text:bookmark-end text:name="meta.Gener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Generator: <text:span text:style-name="Element_20_List"><text:bookmark-ref text:reference-format="text" text:ref-name="office.Meta">office.Meta</text:bookmark-ref></text:span><text:span text:style-name="Element_20_List">.</text:span></text:p>
        <text:p text:style-name="Standard">The following elements occur in meta.Generator: <text:span text:style-name="Element_20_List">No element is allowed.</text:span></text:p>
        <text:h text:style-name="Heading_20_3" text:outline-level="3"><text:bookmark-start text:name="meta.HyperlinkBehaviour"/>meta.HyperlinkBehaviour<text:bookmark-end text:name="meta.HyperlinkBehaviour"/></text:h>
        <text:p text:style-name="Standard">Requires the following attributes: <text:span text:style-name="Attribute_20_List">No attribute is required.</text:span></text:p>
        <text:p text:style-name="Standard">Allows the following attributes: <text:span text:style-name="Attribute_20_List">show, targetframename</text:span>.</text:p>
        <text:p text:style-name="Standard">These elements contain meta.HyperlinkBehaviour: <text:span text:style-name="Element_20_List"><text:bookmark-ref text:reference-format="text" text:ref-name="office.Meta">office.Meta</text:bookmark-ref></text:span><text:span text:style-name="Element_20_List">.</text:span></text:p>
        <text:p text:style-name="Standard">The following elements occur in meta.HyperlinkBehaviour: <text:span text:style-name="Element_20_List">No element is allowed.</text:span></text:p>
        <text:h text:style-name="Heading_20_3" text:outline-level="3"><text:bookmark-start text:name="meta.InitialCreator"/>meta.InitialCreator<text:bookmark-end text:name="meta.InitialCreat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InitialCreator: <text:span text:style-name="Element_20_List"><text:bookmark-ref text:reference-format="text" text:ref-name="office.Meta">office.Meta</text:bookmark-ref></text:span><text:span text:style-name="Element_20_List">.</text:span></text:p>
        <text:p text:style-name="Standard">The following elements occur in meta.InitialCreator: <text:span text:style-name="Element_20_List">No element is allowed.</text:span></text:p>
        <text:h text:style-name="Heading_20_3" text:outline-level="3"><text:bookmark-start text:name="meta.Keyword"/>meta.Keyword<text:bookmark-end text:name="meta.Keywo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Keyword: <text:span text:style-name="Element_20_List"><text:bookmark-ref text:reference-format="text" text:ref-name="office.Meta">office.Meta</text:bookmark-ref></text:span><text:span text:style-name="Element_20_List">.</text:span></text:p>
        <text:p text:style-name="Standard">The following elements occur in meta.Keyword: <text:span text:style-name="Element_20_List">No element is allowed.</text:span></text:p>
        <text:h text:style-name="Heading_20_3" text:outline-level="3"><text:bookmark-start text:name="meta.PrintDate"/>meta.PrintDate<text:bookmark-end text:name="meta.PrintDat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Date: <text:span text:style-name="Element_20_List"><text:bookmark-ref text:reference-format="text" text:ref-name="office.Meta">office.Meta</text:bookmark-ref></text:span><text:span text:style-name="Element_20_List">.</text:span></text:p>
        <text:p text:style-name="Standard">The following elements occur in meta.PrintDate: <text:span text:style-name="Element_20_List">No element is allowed.</text:span></text:p>
        <text:h text:style-name="Heading_20_3" text:outline-level="3"><text:bookmark-start text:name="meta.PrintedBy"/><text:soft-page-break/>meta.PrintedBy<text:bookmark-end text:name="meta.PrintedB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edBy: <text:span text:style-name="Element_20_List"><text:bookmark-ref text:reference-format="text" text:ref-name="office.Meta">office.Meta</text:bookmark-ref></text:span><text:span text:style-name="Element_20_List">.</text:span></text:p>
        <text:p text:style-name="Standard">The following elements occur in meta.PrintedBy: <text:span text:style-name="Element_20_List">No element is allowed.</text:span></text:p>
        <text:h text:style-name="Heading_20_3" text:outline-level="3"><text:bookmark-start text:name="meta.Template"/>meta.Template<text:bookmark-end text:name="meta.Template"/></text:h>
        <text:p text:style-name="Standard">Requires the following attributes: <text:span text:style-name="Attribute_20_List">No attribute is required.</text:span></text:p>
        <text:p text:style-name="Standard">Allows the following attributes: <text:span text:style-name="Attribute_20_List">actuate, date, href, title, type</text:span>.</text:p>
        <text:p text:style-name="Standard">These elements contain meta.Template: <text:span text:style-name="Element_20_List"><text:bookmark-ref text:reference-format="text" text:ref-name="office.Meta">office.Meta</text:bookmark-ref></text:span><text:span text:style-name="Element_20_List">.</text:span></text:p>
        <text:p text:style-name="Standard">The following elements occur in meta.Template: <text:span text:style-name="Element_20_List">No element is allowed.</text:span></text:p>
        <text:h text:style-name="Heading_20_3" text:outline-level="3"><text:bookmark-start text:name="meta.UserDefined"/>meta.UserDefined<text:bookmark-end text:name="meta.UserDefined"/></text:h>
        <text:p text:style-name="Standard">Requires the following attributes: <text:span text:style-name="Attribute_20_List">name.</text:span></text:p>
        <text:p text:style-name="Standard">Allows the following attributes: <text:span text:style-name="Attribute_20_List">name, valuetype</text:span>.</text:p>
        <text:p text:style-name="Standard">These elements contain meta.UserDefined: <text:span text:style-name="Element_20_List"><text:bookmark-ref text:reference-format="text" text:ref-name="office.Meta">office.Meta</text:bookmark-ref></text:span><text:span text:style-name="Element_20_List">.</text:span></text:p>
        <text:p text:style-name="Standard">The following elements occur in meta.UserDefined: <text:span text:style-name="Element_20_List">No element is allowed.</text:span></text:p>
        <text:h text:style-name="Heading_20_2" text:outline-level="2">number module</text:h>
        <text:h text:style-name="Heading_20_3" text:outline-level="3"><text:bookmark-start text:name="number.AmPm"/>number.AmPm<text:bookmark-end text:name="number.AmPm"/></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AmPm: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AmPm: <text:span text:style-name="Element_20_List">No element is allowed.</text:span></text:p>
        <text:h text:style-name="Heading_20_3" text:outline-level="3"><text:bookmark-start text:name="number.Boolean"/>number.Boolean<text:bookmark-end text:name="number.Boolea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Boolean: <text:span text:style-name="Element_20_List"><text:bookmark-ref text:reference-format="text" text:ref-name="number.BooleanStyle">number.BooleanStyle</text:bookmark-ref></text:span><text:span text:style-name="Element_20_List">.</text:span></text:p>
        <text:p text:style-name="Standard">The following elements occur in number.Boolean: <text:span text:style-name="Element_20_List">No element is allowed.</text:span></text:p>
        <text:h text:style-name="Heading_20_3" text:outline-level="3"><text:bookmark-start text:name="number.BooleanStyle"/>number.BooleanStyle<text:bookmark-end text:name="number.BooleanStyle"/></text:h>
        <text:p text:style-name="Standard">Requires the following attributes: <text:span text:style-name="Attribute_20_List">No attribute is required.</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Boolean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BooleanStyle: <text:span text:style-name="Element_20_List"><text:bookmark-ref text:reference-format="text" text:ref-name="number.Boolean">number.Boolean</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tyle"/>number.CurrencyStyle<text:bookmark-end text:name="number.CurrencyStyle"/></text:h>
        <text:p text:style-name="Standard">Requires the following attributes: <text:span text:style-name="Attribute_20_List">name.</text:span></text:p>
        <text:p text:style-name="Standard">Allows the following attributes: <text:span text:style-name="Attribute_20_List">automaticorder, country, language, name, title, transliterationcountry, transliterationformat, transliterationlanguage, transliterationstyle, volatile</text:span>.</text:p>
        <text:p text:style-name="Standard">These elements contain number.Currency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CurrencyStyle: <text:span text:style-name="Element_20_List"><text:bookmark-ref text:reference-format="text" text:ref-name="number.CurrencySymbol">number.CurrencySymbol</text:bookmark-ref></text:span><text:span text:style-name="Element_20_List">, </text:span><text:soft-page-break/><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CurrencySymbol"/>number.CurrencySymbol<text:bookmark-end text:name="number.CurrencySymbol"/></text:h>
        <text:p text:style-name="Standard">Requires the following attributes: <text:span text:style-name="Attribute_20_List">No attribute is required.</text:span></text:p>
        <text:p text:style-name="Standard">Allows the following attributes: <text:span text:style-name="Attribute_20_List">country, language</text:span>.</text:p>
        <text:p text:style-name="Standard">These elements contain number.CurrencySymbol: <text:span text:style-name="Element_20_List"><text:bookmark-ref text:reference-format="text" text:ref-name="number.CurrencyStyle">number.CurrencyStyle</text:bookmark-ref></text:span><text:span text:style-name="Element_20_List">.</text:span></text:p>
        <text:p text:style-name="Standard">The following elements occur in number.CurrencySymbol: <text:span text:style-name="Element_20_List">No element is allowed.</text:span></text:p>
        <text:h text:style-name="Heading_20_3" text:outline-level="3"><text:bookmark-start text:name="number.DateStyle"/>number.DateStyle<text:bookmark-end text:name="number.DateStyle"/></text:h>
        <text:p text:style-name="Standard">Requires the following attributes: <text:span text:style-name="Attribute_20_List">name.</text:span></text:p>
        <text:p text:style-name="Standard">Allows the following attributes: <text:span text:style-name="Attribute_20_List">automaticorder, country, formatsource, language, name, title, transliterationcountry, transliterationformat, transliterationlanguage, transliterationstyle, volatile</text:span>.</text:p>
        <text:p text:style-name="Standard">These elements contain number.Dat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DateStyle: <text:span text:style-name="Element_20_List"><text:bookmark-ref text:reference-format="text" text:ref-name="number.AmPm">number.AmPm</text:bookmark-ref></text:span><text:span text:style-name="Element_20_List">, </text:span><text:span text:style-name="Element_20_List"><text:bookmark-ref text:reference-format="text" text:ref-name="number.Day">number.Day</text:bookmark-ref></text:span><text:span text:style-name="Element_20_List">, </text:span><text:span text:style-name="Element_20_List"><text:bookmark-ref text:reference-format="text" text:ref-name="number.DayOfWeek">number.DayOfWeek</text:bookmark-ref></text:span><text:span text:style-name="Element_20_List">, </text:span><text:span text:style-name="Element_20_List"><text:bookmark-ref text:reference-format="text" text:ref-name="number.Era">number.Era</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Month">number.Month</text:bookmark-ref></text:span><text:span text:style-name="Element_20_List">, </text:span><text:span text:style-name="Element_20_List"><text:bookmark-ref text:reference-format="text" text:ref-name="number.Quarter">number.Quarter</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number.WeekOfYear">number.WeekOfYear</text:bookmark-ref></text:span><text:span text:style-name="Element_20_List">, </text:span><text:span text:style-name="Element_20_List"><text:bookmark-ref text:reference-format="text" text:ref-name="number.Year">number.Year</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Day"/>number.Day<text:bookmark-end text:name="number.Day"/></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 <text:span text:style-name="Element_20_List"><text:bookmark-ref text:reference-format="text" text:ref-name="number.DateStyle">number.DateStyle</text:bookmark-ref></text:span><text:span text:style-name="Element_20_List">.</text:span></text:p>
        <text:p text:style-name="Standard">The following elements occur in number.Day: <text:span text:style-name="Element_20_List">No element is allowed.</text:span></text:p>
        <text:h text:style-name="Heading_20_3" text:outline-level="3"><text:bookmark-start text:name="number.DayOfWeek"/>number.DayOfWeek<text:bookmark-end text:name="number.DayOfWeek"/></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OfWeek: <text:span text:style-name="Element_20_List"><text:bookmark-ref text:reference-format="text" text:ref-name="number.DateStyle">number.DateStyle</text:bookmark-ref></text:span><text:span text:style-name="Element_20_List">.</text:span></text:p>
        <text:p text:style-name="Standard">The following elements occur in number.DayOfWeek: <text:span text:style-name="Element_20_List">No element is allowed.</text:span></text:p>
        <text:h text:style-name="Heading_20_3" text:outline-level="3"><text:bookmark-start text:name="number.EmbeddedText"/>number.EmbeddedText<text:bookmark-end text:name="number.EmbeddedText"/></text:h>
        <text:p text:style-name="Standard">Requires the following attributes: <text:span text:style-name="Attribute_20_List">position.</text:span></text:p>
        <text:p text:style-name="Standard">Allows the following attributes: <text:span text:style-name="Attribute_20_List">position</text:span>.</text:p>
        <text:p text:style-name="Standard">These elements contain number.EmbeddedText: <text:span text:style-name="Element_20_List"><text:bookmark-ref text:reference-format="text" text:ref-name="number.Number">number.Number</text:bookmark-ref></text:span><text:span text:style-name="Element_20_List">.</text:span></text:p>
        <text:p text:style-name="Standard">The following elements occur in number.EmbeddedText: <text:span text:style-name="Element_20_List">No element is allowed.</text:span></text:p>
        <text:h text:style-name="Heading_20_3" text:outline-level="3"><text:bookmark-start text:name="number.Era"/>number.Era<text:bookmark-end text:name="number.Era"/></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Era: <text:span text:style-name="Element_20_List"><text:bookmark-ref text:reference-format="text" text:ref-name="number.DateStyle">number.DateStyle</text:bookmark-ref></text:span><text:span text:style-name="Element_20_List">.</text:span></text:p>
        <text:p text:style-name="Standard">The following elements occur in number.Era: <text:span text:style-name="Element_20_List">No element is allowed.</text:span></text:p>
        <text:h text:style-name="Heading_20_3" text:outline-level="3"><text:bookmark-start text:name="number.Fraction"/>number.Fraction<text:bookmark-end text:name="number.Fraction"/></text:h>
        <text:p text:style-name="Standard">Requires the following attributes: <text:span text:style-name="Attribute_20_List">No attribute is required.</text:span></text:p>
        <text:p text:style-name="Standard">Allows the following attributes: <text:span text:style-name="Attribute_20_List">denominatorvalue, grouping, mindenominatordigits, minintegerdigits, minnumeratordigits</text:span>.</text:p>
        <text:p text:style-name="Standard">These elements contain number.Fraction: <text:span text:style-name="Element_20_List"><text:bookmark-ref text:reference-format="text" text:ref-name="number.NumberStyle">number.NumberStyle</text:bookmark-ref></text:span><text:span text:style-name="Element_20_List">.</text:span></text:p>
        <text:p text:style-name="Standard"><text:soft-page-break/>The following elements occur in number.Fraction: <text:span text:style-name="Element_20_List">No element is allowed.</text:span></text:p>
        <text:h text:style-name="Heading_20_3" text:outline-level="3"><text:bookmark-start text:name="number.Hours"/>number.Hours<text:bookmark-end text:name="number.Hour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Hour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Hours: <text:span text:style-name="Element_20_List">No element is allowed.</text:span></text:p>
        <text:h text:style-name="Heading_20_3" text:outline-level="3"><text:bookmark-start text:name="number.Minutes"/>number.Minutes<text:bookmark-end text:name="number.Minutes"/></text:h>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Minute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Minutes: <text:span text:style-name="Element_20_List">No element is allowed.</text:span></text:p>
        <text:h text:style-name="Heading_20_3" text:outline-level="3"><text:bookmark-start text:name="number.Month"/>number.Month<text:bookmark-end text:name="number.Month"/></text:h>
        <text:p text:style-name="Standard">Requires the following attributes: <text:span text:style-name="Attribute_20_List">No attribute is required.</text:span></text:p>
        <text:p text:style-name="Standard">Allows the following attributes: <text:span text:style-name="Attribute_20_List">calendar, possessiveform, style, textual</text:span>.</text:p>
        <text:p text:style-name="Standard">These elements contain number.Month: <text:span text:style-name="Element_20_List"><text:bookmark-ref text:reference-format="text" text:ref-name="number.DateStyle">number.DateStyle</text:bookmark-ref></text:span><text:span text:style-name="Element_20_List">.</text:span></text:p>
        <text:p text:style-name="Standard">The following elements occur in number.Month: <text:span text:style-name="Element_20_List">No element is allowed.</text:span></text:p>
        <text:h text:style-name="Heading_20_3" text:outline-level="3"><text:bookmark-start text:name="number.Number"/>number.Number<text:bookmark-end text:name="number.Number"/></text:h>
        <text:p text:style-name="Standard">Requires the following attributes: <text:span text:style-name="Attribute_20_List">No attribute is required.</text:span></text:p>
        <text:p text:style-name="Standard">Allows the following attributes: <text:span text:style-name="Attribute_20_List">decimalplaces, decimalreplacement, displayfactor, grouping, minintegerdigits</text:span>.</text:p>
        <text:p text:style-name="Standard">These elements contain number.Number: <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text:span></text:p>
        <text:p text:style-name="Standard">The following elements occur in number.Number: <text:span text:style-name="Element_20_List"><text:bookmark-ref text:reference-format="text" text:ref-name="number.EmbeddedText">number.EmbeddedText</text:bookmark-ref></text:span><text:span text:style-name="Element_20_List">.</text:span></text:p>
        <text:h text:style-name="Heading_20_3" text:outline-level="3"><text:bookmark-start text:name="number.NumberStyle"/>number.NumberStyle<text:bookmark-end text:name="number.Number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Number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NumberStyle: <text:span text:style-name="Element_20_List"><text:bookmark-ref text:reference-format="text" text:ref-name="number.Fraction">number.Fraction</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ScientificNumber">number.Scientific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PercentageStyle"/>number.PercentageStyle<text:bookmark-end text:name="number.PercentageStyle"/></text:h>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Percentag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PercentageStyle: <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Quarter"/>number.Quarter<text:bookmark-end text:name="number.Quarter"/></text:h>
        <text:p text:style-name="Standard">Requires the following attributes: <text:span text:style-name="Attribute_20_List">No attribute is required.</text:span></text:p>
        <text:p text:style-name="Standard"><text:soft-page-break/>Allows the following attributes: <text:span text:style-name="Attribute_20_List">calendar, style</text:span>.</text:p>
        <text:p text:style-name="Standard">These elements contain number.Quarter: <text:span text:style-name="Element_20_List"><text:bookmark-ref text:reference-format="text" text:ref-name="number.DateStyle">number.DateStyle</text:bookmark-ref></text:span><text:span text:style-name="Element_20_List">.</text:span></text:p>
        <text:p text:style-name="Standard">The following elements occur in number.Quarter: <text:span text:style-name="Element_20_List">No element is allowed.</text:span></text:p>
        <text:h text:style-name="Heading_20_3" text:outline-level="3"><text:bookmark-start text:name="number.ScientificNumber"/>number.ScientificNumber<text:bookmark-end text:name="number.ScientificNumber"/></text:h>
        <text:p text:style-name="Standard">Requires the following attributes: <text:span text:style-name="Attribute_20_List">No attribute is required.</text:span></text:p>
        <text:p text:style-name="Standard">Allows the following attributes: <text:span text:style-name="Attribute_20_List">decimalplaces, grouping, minexponentdigits, minintegerdigits</text:span>.</text:p>
        <text:p text:style-name="Standard">These elements contain number.ScientificNumber: <text:span text:style-name="Element_20_List"><text:bookmark-ref text:reference-format="text" text:ref-name="number.NumberStyle">number.NumberStyle</text:bookmark-ref></text:span><text:span text:style-name="Element_20_List">.</text:span></text:p>
        <text:p text:style-name="Standard">The following elements occur in number.ScientificNumber: <text:span text:style-name="Element_20_List">No element is allowed.</text:span></text:p>
        <text:h text:style-name="Heading_20_3" text:outline-level="3"><text:bookmark-start text:name="number.Seconds"/>number.Seconds<text:bookmark-end text:name="number.Seconds"/></text:h>
        <text:p text:style-name="Standard">Requires the following attributes: <text:span text:style-name="Attribute_20_List">No attribute is required.</text:span></text:p>
        <text:p text:style-name="Standard">Allows the following attributes: <text:span text:style-name="Attribute_20_List">decimalplaces, style</text:span>.</text:p>
        <text:p text:style-name="Standard">These elements contain number.Second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Seconds: <text:span text:style-name="Element_20_List">No element is allowed.</text:span></text:p>
        <text:h text:style-name="Heading_20_3" text:outline-level="3"><text:bookmark-start text:name="number.Text"/>number.Text<text:bookmark-end text:name="number.Tex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Text: <text:span text:style-name="Element_20_List">No element is allowed.</text:span></text:p>
        <text:h text:style-name="Heading_20_3" text:outline-level="3"><text:bookmark-start text:name="number.TextContent"/>number.TextContent<text:bookmark-end text:name="number.TextConten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Content: <text:span text:style-name="Element_20_List"><text:bookmark-ref text:reference-format="text" text:ref-name="number.TextStyle">number.TextStyle</text:bookmark-ref></text:span><text:span text:style-name="Element_20_List">.</text:span></text:p>
        <text:p text:style-name="Standard">The following elements occur in number.TextContent: <text:span text:style-name="Element_20_List">No element is allowed.</text:span></text:p>
        <text:h text:style-name="Heading_20_3" text:outline-level="3"><text:bookmark-start text:name="number.TextStyle"/>number.TextStyle<text:bookmark-end text:name="number.TextStyle"/></text:h>
        <text:p text:style-name="Standard">Requires the following attributes: <text:span text:style-name="Attribute_20_List">No attribute is required.</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Tex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extStyle: <text:span text:style-name="Element_20_List"><text:bookmark-ref text:reference-format="text" text:ref-name="number.Text">number.Text</text:bookmark-ref></text:span><text:span text:style-name="Element_20_List">, </text:span><text:span text:style-name="Element_20_List"><text:bookmark-ref text:reference-format="text" text:ref-name="number.TextContent">number.TextConten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TimeStyle"/>number.TimeStyle<text:bookmark-end text:name="number.TimeStyle"/></text:h>
        <text:p text:style-name="Standard">Requires the following attributes: <text:span text:style-name="Attribute_20_List">name.</text:span></text:p>
        <text:p text:style-name="Standard">Allows the following attributes: <text:span text:style-name="Attribute_20_List">country, formatsource, language, name, title, transliterationcountry, transliterationformat, transliterationlanguage, transliterationstyle, truncateonoverflow, volatile</text:span>.</text:p>
        <text:p text:style-name="Standard">These elements contain number.Tim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imeStyle: <text:span text:style-name="Element_20_List"><text:bookmark-ref text:reference-format="text" text:ref-name="number.AmPm">number.AmPm</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number.WeekOfYear"/><text:soft-page-break/>number.WeekOfYear<text:bookmark-end text:name="number.WeekOfYear"/></text:h>
        <text:p text:style-name="Standard">Requires the following attributes: <text:span text:style-name="Attribute_20_List">No attribute is required.</text:span></text:p>
        <text:p text:style-name="Standard">Allows the following attributes: <text:span text:style-name="Attribute_20_List">calendar</text:span>.</text:p>
        <text:p text:style-name="Standard">These elements contain number.WeekOfYear: <text:span text:style-name="Element_20_List"><text:bookmark-ref text:reference-format="text" text:ref-name="number.DateStyle">number.DateStyle</text:bookmark-ref></text:span><text:span text:style-name="Element_20_List">.</text:span></text:p>
        <text:p text:style-name="Standard">The following elements occur in number.WeekOfYear: <text:span text:style-name="Element_20_List">No element is allowed.</text:span></text:p>
        <text:h text:style-name="Heading_20_3" text:outline-level="3"><text:bookmark-start text:name="number.Year"/>number.Year<text:bookmark-end text:name="number.Year"/></text:h>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Year: <text:span text:style-name="Element_20_List"><text:bookmark-ref text:reference-format="text" text:ref-name="number.DateStyle">number.DateStyle</text:bookmark-ref></text:span><text:span text:style-name="Element_20_List">.</text:span></text:p>
        <text:p text:style-name="Standard">The following elements occur in number.Year: <text:span text:style-name="Element_20_List">No element is allowed.</text:span></text:p>
        <text:h text:style-name="Heading_20_2" text:outline-level="2">office module</text:h>
        <text:h text:style-name="Heading_20_3" text:outline-level="3"><text:bookmark-start text:name="office.Annotation"/>office.Annotation<text:bookmark-end text:name="office.Annotation"/></text:h>
        <text:p text:style-name="Standard">Requires the following attributes: <text:span text:style-name="Attribute_20_List">No attribute is required.</text:span></text:p>
        <text:p text:style-name="Standard">Allows the following attributes: <text:span text:style-name="Attribute_20_List">anchorpagenumber, anchortype, captionpointx, captionpointy, classnames, cornerradius, display, endcelladdress, endx, endy, height, id, layer, name, stylename, tablebackground, textstylename, transform, width, x, y, zindex</text:span>.</text:p>
        <text:p text:style-name="Standard">These elements contain office.Annotation: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office.Annotation: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meta.DateString">meta.DateString</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AutomaticStyles"/>office.AutomaticStyles<text:bookmark-end text:name="office.Automatic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Automatic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AutomaticStyl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PageLayout">style.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office.BinaryData"/>office.BinaryData<text:bookmark-end text:name="office.BinaryDa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inaryData: <text:span text:style-name="Element_20_List"><text:bookmark-ref text:reference-format="text" text:ref-name="draw.Image">draw.Image</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text.ListLevelStyleImage">text.ListLevelStyleImage</text:bookmark-ref></text:span><text:span text:style-name="Element_20_List">.</text:span></text:p>
        <text:p text:style-name="Standard">The following elements occur in office.BinaryData: <text:span text:style-name="Element_20_List">No element is allowed.</text:span></text:p>
        <text:h text:style-name="Heading_20_3" text:outline-level="3"><text:bookmark-start text:name="office.Body"/>office.Body<text:bookmark-end text:name="offic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ody: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Body: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h text:style-name="Heading_20_3" text:outline-level="3"><text:bookmark-start text:name="office.ChangeInfo"/><text:soft-page-break/>office.ChangeInfo<text:bookmark-end text:name="office.ChangeInfo"/></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ngeInfo: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p text:style-name="Standard">The following elements occur in office.ChangeInfo: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office.Chart"/>office.Chart<text:bookmark-end text:name="office.Char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rt: <text:span text:style-name="Element_20_List"><text:bookmark-ref text:reference-format="text" text:ref-name="office.Body">office.Body</text:bookmark-ref></text:span><text:span text:style-name="Element_20_List">.</text:span></text:p>
        <text:p text:style-name="Standard">The following elements occur in office.Chart: <text:span text:style-name="Element_20_List"><text:bookmark-ref text:reference-format="text" text:ref-name="chart.Chart">chart.Chart</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DdeSource"/>office.DdeSource<text:bookmark-end text:name="office.DdeSource"/></text:h>
        <text:p text:style-name="Standard">Requires the following attributes: <text:span text:style-name="Attribute_20_List">No attribute is required.</text:span></text:p>
        <text:p text:style-name="Standard">Allows the following attributes: <text:span text:style-name="Attribute_20_List">automaticupdate, conversionmode, ddeapplication, ddeitem, ddetopic, name</text:span>.</text:p>
        <text:p text:style-name="Standard">These elements contain office.DdeSource: <text:span text:style-name="Element_20_List"><text:bookmark-ref text:reference-format="text" text:ref-name="table.DdeLink">table.DdeLink</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office.DdeSource: <text:span text:style-name="Element_20_List">No element is allowed.</text:span></text:p>
        <text:h text:style-name="Heading_20_3" text:outline-level="3"><text:bookmark-start text:name="office.Document"/>office.Document<text:bookmark-end text:name="office.Document"/></text:h>
        <text:p text:style-name="Standard">Requires the following attributes: <text:span text:style-name="Attribute_20_List">mimetype.</text:span></text:p>
        <text:p text:style-name="Standard">Allows the following attributes: <text:span text:style-name="Attribute_20_List">mimetype, version</text:span>.</text:p>
        <text:p text:style-name="Standard">These elements contain office.Document: <text:span text:style-name="Element_20_List"><text:bookmark-ref text:reference-format="text" text:ref-name="draw.Object">draw.Object</text:bookmark-ref></text:span><text:span text:style-name="Element_20_List">.</text:span></text:p>
        <text:p text:style-name="Standard">The following elements occur in office.Docum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Meta">office.Meta</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office.Settings">office.Setting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ocumentContent"/>office.DocumentContent<text:bookmark-end text:name="office.DocumentContent"/></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Content: <text:span text:style-name="Element_20_List">This is a toplevel element.</text:span></text:p>
        <text:p text:style-name="Standard">The following elements occur in office.DocumentCont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Scripts">office.Scripts</text:bookmark-ref></text:span><text:span text:style-name="Element_20_List">.</text:span></text:p>
        <text:h text:style-name="Heading_20_3" text:outline-level="3"><text:bookmark-start text:name="office.DocumentMeta"/>office.DocumentMeta<text:bookmark-end text:name="office.DocumentMeta"/></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Meta: <text:span text:style-name="Element_20_List">This is a toplevel element.</text:span></text:p>
        <text:p text:style-name="Standard">The following elements occur in office.DocumentMeta: <text:span text:style-name="Element_20_List"><text:bookmark-ref text:reference-format="text" text:ref-name="office.Meta">office.Meta</text:bookmark-ref></text:span><text:span text:style-name="Element_20_List">.</text:span></text:p>
        <text:h text:style-name="Heading_20_3" text:outline-level="3"><text:bookmark-start text:name="office.DocumentSettings"/>office.DocumentSettings<text:bookmark-end text:name="office.DocumentSettings"/></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ext:soft-page-break/>These elements contain office.DocumentSettings: <text:span text:style-name="Element_20_List">This is a toplevel element.</text:span></text:p>
        <text:p text:style-name="Standard">The following elements occur in office.DocumentSettings: <text:span text:style-name="Element_20_List"><text:bookmark-ref text:reference-format="text" text:ref-name="office.Settings">office.Settings</text:bookmark-ref></text:span><text:span text:style-name="Element_20_List">.</text:span></text:p>
        <text:h text:style-name="Heading_20_3" text:outline-level="3"><text:bookmark-start text:name="office.DocumentStyles"/>office.DocumentStyles<text:bookmark-end text:name="office.DocumentStyles"/></text:h>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Styles: <text:span text:style-name="Element_20_List">This is a toplevel element.</text:span></text:p>
        <text:p text:style-name="Standard">The following elements occur in office.DocumentStyles: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Styles">office.Styles</text:bookmark-ref></text:span><text:span text:style-name="Element_20_List">.</text:span></text:p>
        <text:h text:style-name="Heading_20_3" text:outline-level="3"><text:bookmark-start text:name="office.Drawing"/>office.Drawing<text:bookmark-end text:name="office.Drawing"/></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Drawing: <text:span text:style-name="Element_20_List"><text:bookmark-ref text:reference-format="text" text:ref-name="office.Body">office.Body</text:bookmark-ref></text:span><text:span text:style-name="Element_20_List">.</text:span></text:p>
        <text:p text:style-name="Standard">The following elements occur in office.Drawing: <text:span text:style-name="Element_20_List"><text:bookmark-ref text:reference-format="text" text:ref-name="draw.Page">draw.Page</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EventListeners"/>office.EventListeners<text:bookmark-end text:name="office.EventListener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EventListeners: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table.ContentValidation">table.ContentValidation</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ExecuteMacro">text.ExecuteMacro</text:bookmark-ref></text:span><text:span text:style-name="Element_20_List">.</text:span></text:p>
        <text:p text:style-name="Standard">The following elements occur in office.EventListeners: <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script.EventListener">script.EventListener</text:bookmark-ref></text:span><text:span text:style-name="Element_20_List">.</text:span></text:p>
        <text:h text:style-name="Heading_20_3" text:outline-level="3"><text:bookmark-start text:name="office.FontFaceDecls"/>office.FontFaceDecls<text:bookmark-end text:name="office.FontFa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FontFaceDecl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FontFaceDecls: <text:span text:style-name="Element_20_List"><text:bookmark-ref text:reference-format="text" text:ref-name="style.FontFace">style.FontFace</text:bookmark-ref></text:span><text:span text:style-name="Element_20_List">.</text:span></text:p>
        <text:h text:style-name="Heading_20_3" text:outline-level="3"><text:bookmark-start text:name="office.Forms"/>office.Forms<text:bookmark-end text:name="office.Forms"/></text:h>
        <text:p text:style-name="Standard">Requires the following attributes: <text:span text:style-name="Attribute_20_List">No attribute is required.</text:span></text:p>
        <text:p text:style-name="Standard">Allows the following attributes: <text:span text:style-name="Attribute_20_List">applydesignmode, automaticfocus</text:span>.</text:p>
        <text:p text:style-name="Standard">These elements contain office.Forms: <text:span text:style-name="Element_20_List"><text:bookmark-ref text:reference-format="text" text:ref-name="draw.Page">draw.P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Table">table.Table</text:bookmark-ref></text:span><text:span text:style-name="Element_20_List">.</text:span></text:p>
        <text:p text:style-name="Standard">The following elements occur in office.Forms: <text:span text:style-name="Element_20_List"><text:bookmark-ref text:reference-format="text" text:ref-name="form.Form">form.Form</text:bookmark-ref></text:span><text:span text:style-name="Element_20_List">, </text:span><text:span text:style-name="Element_20_List"><text:bookmark-ref text:reference-format="text" text:ref-name="xforms.Model">xforms.Model</text:bookmark-ref></text:span><text:span text:style-name="Element_20_List">.</text:span></text:p>
        <text:h text:style-name="Heading_20_3" text:outline-level="3"><text:bookmark-start text:name="office.Image"/><text:soft-page-break/>office.Image<text:bookmark-end text:name="office.Ima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Image: <text:span text:style-name="Element_20_List"><text:bookmark-ref text:reference-format="text" text:ref-name="office.Body">office.Body</text:bookmark-ref></text:span><text:span text:style-name="Element_20_List">.</text:span></text:p>
        <text:p text:style-name="Standard">The following elements occur in office.Image: <text:span text:style-name="Element_20_List"><text:bookmark-ref text:reference-format="text" text:ref-name="draw.Frame">draw.Frame</text:bookmark-ref></text:span><text:span text:style-name="Element_20_List">.</text:span></text:p>
        <text:h text:style-name="Heading_20_3" text:outline-level="3"><text:bookmark-start text:name="office.MasterStyles"/>office.MasterStyles<text:bookmark-end text:name="office.Master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aster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MasterStyles: <text:span text:style-name="Element_20_List"><text:bookmark-ref text:reference-format="text" text:ref-name="draw.LayerSet">draw.LayerSet</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text:span></text:p>
        <text:h text:style-name="Heading_20_3" text:outline-level="3"><text:bookmark-start text:name="office.Meta"/>office.Meta<text:bookmark-end text:name="office.Meta"/></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eta: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Meta">office.DocumentMeta</text:bookmark-ref></text:span><text:span text:style-name="Element_20_List">.</text:span></text:p>
        <text:p text:style-name="Standard">The following elements occur in office.Meta: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dc.Description">dc.Description</text:bookmark-ref></text:span><text:span text:style-name="Element_20_List">, </text:span><text:span text:style-name="Element_20_List"><text:bookmark-ref text:reference-format="text" text:ref-name="dc.Language">dc.Language</text:bookmark-ref></text:span><text:span text:style-name="Element_20_List">, </text:span><text:span text:style-name="Element_20_List"><text:bookmark-ref text:reference-format="text" text:ref-name="dc.Subject">dc.Subject</text:bookmark-ref></text:span><text:span text:style-name="Element_20_List">, </text:span><text:span text:style-name="Element_20_List"><text:bookmark-ref text:reference-format="text" text:ref-name="dc.Title">dc.Title</text:bookmark-ref></text:span><text:span text:style-name="Element_20_List">, </text:span><text:span text:style-name="Element_20_List"><text:bookmark-ref text:reference-format="text" text:ref-name="meta.AutoReload">meta.AutoReload</text:bookmark-ref></text:span><text:span text:style-name="Element_20_List">, </text:span><text:span text:style-name="Element_20_List"><text:bookmark-ref text:reference-format="text" text:ref-name="meta.CreationDate">meta.CreationDate</text:bookmark-ref></text:span><text:span text:style-name="Element_20_List">, </text:span><text:span text:style-name="Element_20_List"><text:bookmark-ref text:reference-format="text" text:ref-name="meta.DocumentStatistic">meta.DocumentStatistic</text:bookmark-ref></text:span><text:span text:style-name="Element_20_List">, </text:span><text:span text:style-name="Element_20_List"><text:bookmark-ref text:reference-format="text" text:ref-name="meta.EditingCycles">meta.EditingCycles</text:bookmark-ref></text:span><text:span text:style-name="Element_20_List">, </text:span><text:span text:style-name="Element_20_List"><text:bookmark-ref text:reference-format="text" text:ref-name="meta.EditingDuration">meta.EditingDuration</text:bookmark-ref></text:span><text:span text:style-name="Element_20_List">, </text:span><text:span text:style-name="Element_20_List"><text:bookmark-ref text:reference-format="text" text:ref-name="meta.Generator">meta.Generator</text:bookmark-ref></text:span><text:span text:style-name="Element_20_List">, </text:span><text:span text:style-name="Element_20_List"><text:bookmark-ref text:reference-format="text" text:ref-name="meta.HyperlinkBehaviour">meta.HyperlinkBehaviour</text:bookmark-ref></text:span><text:span text:style-name="Element_20_List">, </text:span><text:span text:style-name="Element_20_List"><text:bookmark-ref text:reference-format="text" text:ref-name="meta.InitialCreator">meta.InitialCreator</text:bookmark-ref></text:span><text:span text:style-name="Element_20_List">, </text:span><text:span text:style-name="Element_20_List"><text:bookmark-ref text:reference-format="text" text:ref-name="meta.Keyword">meta.Keyword</text:bookmark-ref></text:span><text:span text:style-name="Element_20_List">, </text:span><text:span text:style-name="Element_20_List"><text:bookmark-ref text:reference-format="text" text:ref-name="meta.PrintDate">meta.PrintDate</text:bookmark-ref></text:span><text:span text:style-name="Element_20_List">, </text:span><text:span text:style-name="Element_20_List"><text:bookmark-ref text:reference-format="text" text:ref-name="meta.PrintedBy">meta.PrintedBy</text:bookmark-ref></text:span><text:span text:style-name="Element_20_List">, </text:span><text:span text:style-name="Element_20_List"><text:bookmark-ref text:reference-format="text" text:ref-name="meta.Template">meta.Template</text:bookmark-ref></text:span><text:span text:style-name="Element_20_List">, </text:span><text:span text:style-name="Element_20_List"><text:bookmark-ref text:reference-format="text" text:ref-name="meta.UserDefined">meta.UserDefined</text:bookmark-ref></text:span><text:span text:style-name="Element_20_List">.</text:span></text:p>
        <text:h text:style-name="Heading_20_3" text:outline-level="3"><text:bookmark-start text:name="office.Presentation"/>office.Presentation<text:bookmark-end text:name="office.Presenta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Presentation: <text:span text:style-name="Element_20_List"><text:bookmark-ref text:reference-format="text" text:ref-name="office.Body">office.Body</text:bookmark-ref></text:span><text:span text:style-name="Element_20_List">.</text:span></text:p>
        <text:p text:style-name="Standard">The following elements occur in office.Presentation: <text:span text:style-name="Element_20_List"><text:bookmark-ref text:reference-format="text" text:ref-name="draw.Page">draw.Page</text:bookmark-ref></text:span><text:span text:style-name="Element_20_List">, </text:span><text:span text:style-name="Element_20_List"><text:bookmark-ref text:reference-format="text" text:ref-name="presentation.DateTimeDecl">presentation.DateTimeDecl</text:bookmark-ref></text:span><text:span text:style-name="Element_20_List">, </text:span><text:span text:style-name="Element_20_List"><text:bookmark-ref text:reference-format="text" text:ref-name="presentation.FooterDecl">presentation.FooterDecl</text:bookmark-ref></text:span><text:span text:style-name="Element_20_List">, </text:span><text:span text:style-name="Element_20_List"><text:bookmark-ref text:reference-format="text" text:ref-name="presentation.HeaderDecl">presentation.HeaderDecl</text:bookmark-ref></text:span><text:span text:style-name="Element_20_List">, </text:span><text:span text:style-name="Element_20_List"><text:bookmark-ref text:reference-format="text" text:ref-name="presentation.Settings">presentation.Setting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cript"/>office.Script<text:bookmark-end text:name="office.Script"/></text:h>
        <text:p text:style-name="Standard">Requires the following attributes: <text:span text:style-name="Attribute_20_List">No attribute is required.</text:span></text:p>
        <text:p text:style-name="Standard">Allows the following attributes: <text:span text:style-name="Attribute_20_List">language</text:span>.</text:p>
        <text:p text:style-name="Standard">These elements contain office.Script: <text:span text:style-name="Element_20_List"><text:bookmark-ref text:reference-format="text" text:ref-name="office.Scripts">office.Scripts</text:bookmark-ref></text:span><text:span text:style-name="Element_20_List">.</text:span></text:p>
        <text:p text:style-name="Standard">The following elements occur in office.Script: <text:span text:style-name="Element_20_List">Any element is allowed.</text:span></text:p>
        <text:h text:style-name="Heading_20_3" text:outline-level="3"><text:bookmark-start text:name="office.Scripts"/>office.Scripts<text:bookmark-end text:name="office.Script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cript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Scripts: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office.Script">office.Script</text:bookmark-ref></text:span><text:span text:style-name="Element_20_List">.</text:span></text:p>
        <text:h text:style-name="Heading_20_3" text:outline-level="3"><text:bookmark-start text:name="office.Settings"/><text:soft-page-break/>office.Settings<text:bookmark-end text:name="office.Setting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etting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ettings">office.DocumentSettings</text:bookmark-ref></text:span><text:span text:style-name="Element_20_List">.</text:span></text:p>
        <text:p text:style-name="Standard">The following elements occur in office.Settings: <text:span text:style-name="Element_20_List"><text:bookmark-ref text:reference-format="text" text:ref-name="config.ConfigItemSet">config.ConfigItemSet</text:bookmark-ref></text:span><text:span text:style-name="Element_20_List">.</text:span></text:p>
        <text:h text:style-name="Heading_20_3" text:outline-level="3"><text:bookmark-start text:name="office.Spreadsheet"/>office.Spreadsheet<text:bookmark-end text:name="office.Spreadsheet"/></text:h>
        <text:p text:style-name="Standard">Requires the following attributes: <text:span text:style-name="Attribute_20_List">No attribute is required.</text:span></text:p>
        <text:p text:style-name="Standard">Allows the following attributes: <text:span text:style-name="Attribute_20_List">protectionkey, structureprotected</text:span>.</text:p>
        <text:p text:style-name="Standard">These elements contain office.Spreadsheet: <text:span text:style-name="Element_20_List"><text:bookmark-ref text:reference-format="text" text:ref-name="office.Body">office.Body</text:bookmark-ref></text:span><text:span text:style-name="Element_20_List">.</text:span></text:p>
        <text:p text:style-name="Standard">The following elements occur in office.Spreadsheet: <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able.TrackedChanges">table.TrackedChange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office.Styles"/>office.Styles<text:bookmark-end text:name="office.Sty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Styles: <text:span text:style-name="Element_20_List"><text:bookmark-ref text:reference-format="text" text:ref-name="draw.FillImage">draw.FillImage</text:bookmark-ref></text:span><text:span text:style-name="Element_20_List">, </text:span><text:span text:style-name="Element_20_List"><text:bookmark-ref text:reference-format="text" text:ref-name="draw.Gradient">draw.Gradient</text:bookmark-ref></text:span><text:span text:style-name="Element_20_List">, </text:span><text:span text:style-name="Element_20_List"><text:bookmark-ref text:reference-format="text" text:ref-name="draw.Hatch">draw.Hatch</text:bookmark-ref></text:span><text:span text:style-name="Element_20_List">, </text:span><text:span text:style-name="Element_20_List"><text:bookmark-ref text:reference-format="text" text:ref-name="draw.Marker">draw.Marker</text:bookmark-ref></text:span><text:span text:style-name="Element_20_List">, </text:span><text:span text:style-name="Element_20_List"><text:bookmark-ref text:reference-format="text" text:ref-name="draw.Opacity">draw.Opacity</text:bookmark-ref></text:span><text:span text:style-name="Element_20_List">, </text:span><text:span text:style-name="Element_20_List"><text:bookmark-ref text:reference-format="text" text:ref-name="draw.StrokeDash">draw.StrokeDash</text:bookmark-ref></text:span><text:span text:style-name="Element_20_List">, </text:span><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PresentationPageLayout">style.Presentation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 </text:span><text:span text:style-name="Element_20_List"><text:bookmark-ref text:reference-format="text" text:ref-name="text.BibliographyConfiguration">text.BibliographyConfiguration</text:bookmark-ref></text:span><text:span text:style-name="Element_20_List">, </text:span><text:span text:style-name="Element_20_List"><text:bookmark-ref text:reference-format="text" text:ref-name="text.LinenumberingConfiguration">text.LinenumberingConfiguration</text:bookmark-ref></text:span><text:span text:style-name="Element_20_List">, </text:span><text:span text:style-name="Element_20_List"><text:bookmark-ref text:reference-format="text" text:ref-name="text.ListStyle">text.ListStyle</text:bookmark-ref></text:span><text:span text:style-name="Element_20_List">, </text:span><text:span text:style-name="Element_20_List"><text:bookmark-ref text:reference-format="text" text:ref-name="text.NotesConfiguration">text.NotesConfiguration</text:bookmark-ref></text:span><text:span text:style-name="Element_20_List">, </text:span><text:span text:style-name="Element_20_List"><text:bookmark-ref text:reference-format="text" text:ref-name="text.OutlineStyle">text.OutlineStyle</text:bookmark-ref></text:span><text:span text:style-name="Element_20_List">.</text:span></text:p>
        <text:h text:style-name="Heading_20_3" text:outline-level="3"><text:bookmark-start text:name="office.Text"/>office.Text<text:bookmark-end text:name="office.Text"/></text:h>
        <text:p text:style-name="Standard">Requires the following attributes: <text:span text:style-name="Attribute_20_List">No attribute is required.</text:span></text:p>
        <text:p text:style-name="Standard">Allows the following attributes: <text:span text:style-name="Attribute_20_List">global</text:span>.</text:p>
        <text:p text:style-name="Standard">These elements contain office.Text: <text:span text:style-name="Element_20_List"><text:bookmark-ref text:reference-format="text" text:ref-name="office.Body">office.Body</text:bookmark-ref></text:span><text:span text:style-name="Element_20_List">.</text:span></text:p>
        <text:p text:style-name="Standard">The following elements occur in office.Text: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PageSequence">text.PageSequenc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2" text:outline-level="2">presentation module</text:h>
        <text:h text:style-name="Heading_20_3" text:outline-level="3"><text:bookmark-start text:name="presentation.AnimationGroup"/>presentation.AnimationGroup<text:bookmark-end text:name="presentation.AnimationGroup"/></text:h>
        <text:p text:style-name="Standard">Requires the following attributes: <text:span text:style-name="Attribute_20_List">No attribute is required.</text:span></text:p>
        <text:p text:style-name="Standard"><text:soft-page-break/>Allows the following attributes: <text:span text:style-name="Attribute_20_List">No attribute is allowed</text:span>.</text:p>
        <text:p text:style-name="Standard">These elements contain presentation.AnimationGroup: <text:span text:style-name="Element_20_List"><text:bookmark-ref text:reference-format="text" text:ref-name="presentation.Animations">presentation.Animations</text:bookmark-ref></text:span><text:span text:style-name="Element_20_List">.</text:span></text:p>
        <text:p text:style-name="Standard">The following elements occur in presentation.AnimationGroup: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Animations"/>presentation.Animations<text:bookmark-end text:name="presentation.Anim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Animations: <text:span text:style-name="Element_20_List"><text:bookmark-ref text:reference-format="text" text:ref-name="draw.Page">draw.Page</text:bookmark-ref></text:span><text:span text:style-name="Element_20_List">.</text:span></text:p>
        <text:p text:style-name="Standard">The following elements occur in presentation.Animations: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h text:style-name="Heading_20_3" text:outline-level="3"><text:bookmark-start text:name="presentation.DateTime"/>presentation.DateTime<text:bookmark-end text:name="presentation.DateTi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Date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DateTime: <text:span text:style-name="Element_20_List">No element is allowed.</text:span></text:p>
        <text:h text:style-name="Heading_20_3" text:outline-level="3"><text:bookmark-start text:name="presentation.DateTimeDecl"/>presentation.DateTimeDecl<text:bookmark-end text:name="presentation.DateTimeDecl"/></text:h>
        <text:p text:style-name="Standard">Requires the following attributes: <text:span text:style-name="Attribute_20_List">No attribute is required.</text:span></text:p>
        <text:p text:style-name="Standard">Allows the following attributes: <text:span text:style-name="Attribute_20_List">datastylename, name, source</text:span>.</text:p>
        <text:p text:style-name="Standard">These elements contain presentation.DateTimeDecl: <text:span text:style-name="Element_20_List"><text:bookmark-ref text:reference-format="text" text:ref-name="office.Presentation">office.Presentation</text:bookmark-ref></text:span><text:span text:style-name="Element_20_List">.</text:span></text:p>
        <text:p text:style-name="Standard">The following elements occur in presentation.DateTimeDecl: <text:span text:style-name="Element_20_List">No element is allowed.</text:span></text:p>
        <text:h text:style-name="Heading_20_3" text:outline-level="3"><text:bookmark-start text:name="presentation.Dim"/>presentation.Dim<text:bookmark-end text:name="presentation.Dim"/></text:h>
        <text:p text:style-name="Standard">Requires the following attributes: <text:span text:style-name="Attribute_20_List">color, shapeid.</text:span></text:p>
        <text:p text:style-name="Standard">Allows the following attributes: <text:span text:style-name="Attribute_20_List">color, shapeid</text:span>.</text:p>
        <text:p text:style-name="Standard">These elements contain presentation.Dim: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Dim: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EventListener"/>presentation.EventListener<text:bookmark-end text:name="presentation.EventListener"/></text:h>
        <text:p text:style-name="Standard">Requires the following attributes: <text:span text:style-name="Attribute_20_List">action, eventname.</text:span></text:p>
        <text:p text:style-name="Standard">Allows the following attributes: <text:span text:style-name="Attribute_20_List">action, actuate, direction, effect, eventname, href, show, speed, startscale, type, verb</text:span>.</text:p>
        <text:p text:style-name="Standard">These elements contain presentation.EventListener: <text:span text:style-name="Element_20_List"><text:bookmark-ref text:reference-format="text" text:ref-name="office.EventListeners">office.EventListeners</text:bookmark-ref></text:span><text:span text:style-name="Element_20_List">.</text:span></text:p>
        <text:p text:style-name="Standard">The following elements occur in presentation.EventListener: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Footer"/>presentation.Footer<text:bookmark-end text:name="presentation.Foo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Foo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Footer: <text:span text:style-name="Element_20_List">No element is allowed.</text:span></text:p>
        <text:h text:style-name="Heading_20_3" text:outline-level="3"><text:bookmark-start text:name="presentation.FooterDecl"/>presentation.FooterDecl<text:bookmark-end text:name="presentation.FooterDecl"/></text:h>
        <text:p text:style-name="Standard">Requires the following attributes: <text:span text:style-name="Attribute_20_List">No attribute is required.</text:span></text:p>
        <text:p text:style-name="Standard"><text:soft-page-break/>Allows the following attributes: <text:span text:style-name="Attribute_20_List">name</text:span>.</text:p>
        <text:p text:style-name="Standard">These elements contain presentation.FooterDecl: <text:span text:style-name="Element_20_List"><text:bookmark-ref text:reference-format="text" text:ref-name="office.Presentation">office.Presentation</text:bookmark-ref></text:span><text:span text:style-name="Element_20_List">.</text:span></text:p>
        <text:p text:style-name="Standard">The following elements occur in presentation.FooterDecl: <text:span text:style-name="Element_20_List">No element is allowed.</text:span></text:p>
        <text:h text:style-name="Heading_20_3" text:outline-level="3"><text:bookmark-start text:name="presentation.Header"/>presentation.Header<text:bookmark-end text:name="presentation.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Hea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Header: <text:span text:style-name="Element_20_List">No element is allowed.</text:span></text:p>
        <text:h text:style-name="Heading_20_3" text:outline-level="3"><text:bookmark-start text:name="presentation.HeaderDecl"/>presentation.HeaderDecl<text:bookmark-end text:name="presentation.HeaderDecl"/></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presentation.HeaderDecl: <text:span text:style-name="Element_20_List"><text:bookmark-ref text:reference-format="text" text:ref-name="office.Presentation">office.Presentation</text:bookmark-ref></text:span><text:span text:style-name="Element_20_List">.</text:span></text:p>
        <text:p text:style-name="Standard">The following elements occur in presentation.HeaderDecl: <text:span text:style-name="Element_20_List">No element is allowed.</text:span></text:p>
        <text:h text:style-name="Heading_20_3" text:outline-level="3"><text:bookmark-start text:name="presentation.HideShape"/>presentation.HideShape<text:bookmark-end text:name="presentation.Hide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HideText"/>presentation.HideText<text:bookmark-end text:name="presentation.Hide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Notes"/>presentation.Notes<text:bookmark-end text:name="presentation.Notes"/></text:h>
        <text:p text:style-name="Standard">Requires the following attributes: <text:span text:style-name="Attribute_20_List">No attribute is required.</text:span></text:p>
        <text:p text:style-name="Standard">Allows the following attributes: <text:span text:style-name="Attribute_20_List">pagelayoutname, stylename, usedatetimename, usefootername, useheadername</text:span>.</text:p>
        <text:p text:style-name="Standard">These elements contain presentation.Notes: <text:span text:style-name="Element_20_List"><text:bookmark-ref text:reference-format="text" text:ref-name="draw.Page">draw.Page</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presentation.Not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presentation.Placeholder"/>presentation.Placeholder<text:bookmark-end text:name="presentation.Placeholder"/></text:h>
        <text:p text:style-name="Standard">Requires the following attributes: <text:span text:style-name="Attribute_20_List">height, object, width, x, y.</text:span></text:p>
        <text:p text:style-name="Standard">Allows the following attributes: <text:span text:style-name="Attribute_20_List">height, object, width, x, y</text:span>.</text:p>
        <text:p text:style-name="Standard">These elements contain presentation.Placeholder: <text:span text:style-name="Element_20_List"><text:bookmark-ref text:reference-format="text" text:ref-name="style.PresentationPageLayout">style.PresentationPageLayout</text:bookmark-ref></text:span><text:span text:style-name="Element_20_List">.</text:span></text:p>
        <text:p text:style-name="Standard">The following elements occur in presentation.Placeholder: <text:span text:style-name="Element_20_List">No element is allowed.</text:span></text:p>
        <text:h text:style-name="Heading_20_3" text:outline-level="3"><text:bookmark-start text:name="presentation.Play"/><text:soft-page-break/>presentation.Play<text:bookmark-end text:name="presentation.Play"/></text:h>
        <text:p text:style-name="Standard">Requires the following attributes: <text:span text:style-name="Attribute_20_List">shapeid.</text:span></text:p>
        <text:p text:style-name="Standard">Allows the following attributes: <text:span text:style-name="Attribute_20_List">shapeid, speed</text:span>.</text:p>
        <text:p text:style-name="Standard">These elements contain presentation.Play: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Play: <text:span text:style-name="Element_20_List">No element is allowed.</text:span></text:p>
        <text:h text:style-name="Heading_20_3" text:outline-level="3"><text:bookmark-start text:name="presentation.Settings"/>presentation.Settings<text:bookmark-end text:name="presentation.Settings"/></text:h>
        <text:p text:style-name="Standard">Requires the following attributes: <text:span text:style-name="Attribute_20_List">No attribute is required.</text:span></text:p>
        <text:p text:style-name="Standard">Allows the following attributes: <text:span text:style-name="Attribute_20_List">animations, endless, forcemanual, fullscreen, mouseaspen, mousevisible, pause, show, showlogo, startpage, startwithnavigator, stayontop, transitiononclick</text:span>.</text:p>
        <text:p text:style-name="Standard">These elements contain presentation.Settings: <text:span text:style-name="Element_20_List"><text:bookmark-ref text:reference-format="text" text:ref-name="office.Presentation">office.Presentation</text:bookmark-ref></text:span><text:span text:style-name="Element_20_List">.</text:span></text:p>
        <text:p text:style-name="Standard">The following elements occur in presentation.Settings: <text:span text:style-name="Element_20_List"><text:bookmark-ref text:reference-format="text" text:ref-name="presentation.Show">presentation.Show</text:bookmark-ref></text:span><text:span text:style-name="Element_20_List">.</text:span></text:p>
        <text:h text:style-name="Heading_20_3" text:outline-level="3"><text:bookmark-start text:name="presentation.Show"/>presentation.Show<text:bookmark-end text:name="presentation.Show"/></text:h>
        <text:p text:style-name="Standard">Requires the following attributes: <text:span text:style-name="Attribute_20_List">name, pages.</text:span></text:p>
        <text:p text:style-name="Standard">Allows the following attributes: <text:span text:style-name="Attribute_20_List">name, pages</text:span>.</text:p>
        <text:p text:style-name="Standard">These elements contain presentation.Show: <text:span text:style-name="Element_20_List"><text:bookmark-ref text:reference-format="text" text:ref-name="presentation.Settings">presentation.Settings</text:bookmark-ref></text:span><text:span text:style-name="Element_20_List">.</text:span></text:p>
        <text:p text:style-name="Standard">The following elements occur in presentation.Show: <text:span text:style-name="Element_20_List">No element is allowed.</text:span></text:p>
        <text:h text:style-name="Heading_20_3" text:outline-level="3"><text:bookmark-start text:name="presentation.ShowShape"/>presentation.ShowShape<text:bookmark-end text:name="presentation.ShowShape"/></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Shape: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howText"/>presentation.ShowText<text:bookmark-end text:name="presentation.ShowText"/></text:h>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Text: <text:span text:style-name="Element_20_List"><text:bookmark-ref text:reference-format="text" text:ref-name="presentation.Sound">presentation.Sound</text:bookmark-ref></text:span><text:span text:style-name="Element_20_List">.</text:span></text:p>
        <text:h text:style-name="Heading_20_3" text:outline-level="3"><text:bookmark-start text:name="presentation.Sound"/>presentation.Sound<text:bookmark-end text:name="presentation.Sound"/></text:h>
        <text:p text:style-name="Standard">Requires the following attributes: <text:span text:style-name="Attribute_20_List">href.</text:span></text:p>
        <text:p text:style-name="Standard">Allows the following attributes: <text:span text:style-name="Attribute_20_List">actuate, href, playfull, show, type</text:span>.</text:p>
        <text:p text:style-name="Standard">These elements contain presentation.Sound: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 </text:span><text:span text:style-name="Element_20_List"><text:bookmark-ref text:reference-format="text" text:ref-name="style.DrawingPageProperties">style.DrawingPageProperties</text:bookmark-ref></text:span><text:span text:style-name="Element_20_List">.</text:span></text:p>
        <text:p text:style-name="Standard">The following elements occur in presentation.Sound: <text:span text:style-name="Element_20_List">No element is allowed.</text:span></text:p>
        <text:h text:style-name="Heading_20_2" text:outline-level="2">script module</text:h>
        <text:h text:style-name="Heading_20_3" text:outline-level="3"><text:bookmark-start text:name="script.EventListener"/>script.EventListener<text:bookmark-end text:name="script.EventListener"/></text:h>
        <text:p text:style-name="Standard">Requires the following attributes: <text:span text:style-name="Attribute_20_List">eventname, language.</text:span></text:p>
        <text:p text:style-name="Standard">Allows the following attributes: <text:span text:style-name="Attribute_20_List">actuate, eventname, href, language, macroname, type</text:span>.</text:p>
        <text:p text:style-name="Standard"><text:soft-page-break/>These elements contain script.EventListener: <text:span text:style-name="Element_20_List"><text:bookmark-ref text:reference-format="text" text:ref-name="office.EventListeners">office.EventListeners</text:bookmark-ref></text:span><text:span text:style-name="Element_20_List">.</text:span></text:p>
        <text:p text:style-name="Standard">The following elements occur in script.EventListener: <text:span text:style-name="Element_20_List">No element is allowed.</text:span></text:p>
        <text:h text:style-name="Heading_20_2" text:outline-level="2">style module</text:h>
        <text:h text:style-name="Heading_20_3" text:outline-level="3"><text:bookmark-start text:name="style.BackgroundImage"/>style.BackgroundImage<text:bookmark-end text:name="style.BackgroundImage"/></text:h>
        <text:p text:style-name="Standard">Requires the following attributes: <text:span text:style-name="Attribute_20_List">No attribute is required.</text:span></text:p>
        <text:p text:style-name="Standard">Allows the following attributes: <text:span text:style-name="Attribute_20_List">actuate, filtername, href, opacity, position, repeat, show, type</text:span>.</text:p>
        <text:p text:style-name="Standard">These elements contain style.BackgroundImage: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HeaderFooterProperties">style.HeaderFooter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text:span></text:p>
        <text:p text:style-name="Standard">The following elements occur in style.BackgroundImage: <text:span text:style-name="Element_20_List"><text:bookmark-ref text:reference-format="text" text:ref-name="office.BinaryData">office.BinaryData</text:bookmark-ref></text:span><text:span text:style-name="Element_20_List">.</text:span></text:p>
        <text:h text:style-name="Heading_20_3" text:outline-level="3"><text:bookmark-start text:name="style.ChartProperties"/>style.ChartProperties<text:bookmark-end text:name="style.ChartProperties"/></text:h>
        <text:p text:style-name="Standard">Requires the following attributes: <text:span text:style-name="Attribute_20_List">No attribute is required.</text:span></text:p>
        <text:p text:style-name="Standard">Allows the following attributes: <text:span text:style-name="Attribute_20_List">connectbars, datalabelnumber, datalabelsymbol, datalabeltext, deep, direction, displaylabel, errorcategory, errorlowerindicator, errorlowerlimit, errormargin, errorpercentage, errorupperindicator, errorupperlimit, gapwidth, interpolation, intervalmajor, intervalminor, japanesecandlestick, labelarrangement, linebreak, lines, linkdatastyletosource, logarithmic, maximum, meanvalue, minimum, origin, overlap, percentage, pieoffset, regressiontype, rotationangle, scaletext, seriessource, solidtype, splineorder, splineresolution, stacked, symbolheight, symboltype, symbolwidth, textoverlap, threedimensional, tickmarksmajorinner, tickmarksmajorouter, tickmarksminorinner, tickmarksminorouter, vertical, visible</text:span>.</text:p>
        <text:p text:style-name="Standard">These elements contain style.Chart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ChartProperties: <text:span text:style-name="Element_20_List"><text:bookmark-ref text:reference-format="text" text:ref-name="chart.SymbolImage">chart.SymbolImage</text:bookmark-ref></text:span><text:span text:style-name="Element_20_List">.</text:span></text:p>
        <text:h text:style-name="Heading_20_3" text:outline-level="3"><text:bookmark-start text:name="style.Column"/>style.Column<text:bookmark-end text:name="style.Column"/></text:h>
        <text:p text:style-name="Standard">Requires the following attributes: <text:span text:style-name="Attribute_20_List">relwidth.</text:span></text:p>
        <text:p text:style-name="Standard">Allows the following attributes: <text:span text:style-name="Attribute_20_List">endindent, relwidth, spaceafter, spacebefore, startindent</text:span>.</text:p>
        <text:p text:style-name="Standard">These elements contain style.Column: <text:span text:style-name="Element_20_List"><text:bookmark-ref text:reference-format="text" text:ref-name="style.Columns">style.Columns</text:bookmark-ref></text:span><text:span text:style-name="Element_20_List">.</text:span></text:p>
        <text:p text:style-name="Standard">The following elements occur in style.Column: <text:span text:style-name="Element_20_List">No element is allowed.</text:span></text:p>
        <text:h text:style-name="Heading_20_3" text:outline-level="3"><text:bookmark-start text:name="style.ColumnSep"/>style.ColumnSep<text:bookmark-end text:name="style.ColumnSep"/></text:h>
        <text:p text:style-name="Standard">Requires the following attributes: <text:span text:style-name="Attribute_20_List">width.</text:span></text:p>
        <text:p text:style-name="Standard">Allows the following attributes: <text:span text:style-name="Attribute_20_List">color, height, style, verticalalign, width</text:span>.</text:p>
        <text:p text:style-name="Standard">These elements contain style.ColumnSep: <text:span text:style-name="Element_20_List"><text:bookmark-ref text:reference-format="text" text:ref-name="style.Columns">style.Columns</text:bookmark-ref></text:span><text:span text:style-name="Element_20_List">.</text:span></text:p>
        <text:p text:style-name="Standard">The following elements occur in style.ColumnSep: <text:span text:style-name="Element_20_List">No element is allowed.</text:span></text:p>
        <text:h text:style-name="Heading_20_3" text:outline-level="3"><text:bookmark-start text:name="style.Columns"/>style.Columns<text:bookmark-end text:name="style.Columns"/></text:h>
        <text:p text:style-name="Standard">Requires the following attributes: <text:span text:style-name="Attribute_20_List">columncount.</text:span></text:p>
        <text:p text:style-name="Standard">Allows the following attributes: <text:span text:style-name="Attribute_20_List">columncount, columngap</text:span>.</text:p>
        <text:p text:style-name="Standard">These elements contain style.Columns: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style.Columns: <text:span text:style-name="Element_20_List"><text:bookmark-ref text:reference-format="text" text:ref-name="style.Column">style.Column</text:bookmark-ref></text:span><text:span text:style-name="Element_20_List">, </text:span><text:span text:style-name="Element_20_List"><text:bookmark-ref text:reference-format="text" text:ref-name="style.ColumnSep">style.ColumnSep</text:bookmark-ref></text:span><text:span text:style-name="Element_20_List">.</text:span></text:p>
        <text:h text:style-name="Heading_20_3" text:outline-level="3"><text:bookmark-start text:name="style.DefaultStyle"/><text:soft-page-break/>style.DefaultStyle<text:bookmark-end text:name="style.DefaultStyle"/></text:h>
        <text:p text:style-name="Standard">Requires the following attributes: <text:span text:style-name="Attribute_20_List">No attribute is required.</text:span></text:p>
        <text:p text:style-name="Standard">Allows the following attributes: <text:span text:style-name="Attribute_20_List">family</text:span>.</text:p>
        <text:p text:style-name="Standard">These elements contain style.DefaultStyle: <text:span text:style-name="Element_20_List"><text:bookmark-ref text:reference-format="text" text:ref-name="office.Styles">office.Styles</text:bookmark-ref></text:span><text:span text:style-name="Element_20_List">.</text:span></text:p>
        <text:p text:style-name="Standard">The following elements occur in style.Default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style.DrawingPageProperties"/>style.DrawingPageProperties<text:bookmark-end text:name="style.DrawingPageProperties"/></text:h>
        <text:p text:style-name="Standard">Requires the following attributes: <text:span text:style-name="Attribute_20_List">No attribute is required.</text:span></text:p>
        <text:p text:style-name="Standard">Allows the following attributes: <text:span text:style-name="Attribute_20_List">backgroundobjectsvisible, backgroundsize, backgroundvisible, direction, displaydatetime, displayfooter, displayheader, displaypagenumber, duration, fadecolor, fill, fillcolor, fillgradientname, fillhatchname, fillhatchsolid, fillimageheight, fillimagename, fillimagerefpoint, fillimagerefpointx, fillimagerefpointy, fillimagewidth, fillrule, gradientstepcount, opacity, opacityname, repeat, secondaryfillcolor, subtype, tilerepeatoffset, transitionspeed, transitionstyle, transitiontype, type, visibility</text:span>.</text:p>
        <text:p text:style-name="Standard">These elements contain style.DrawingPag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DrawingPageProperties: <text:span text:style-name="Element_20_List"><text:bookmark-ref text:reference-format="text" text:ref-name="presentation.Sound">presentation.Sound</text:bookmark-ref></text:span><text:span text:style-name="Element_20_List">.</text:span></text:p>
        <text:h text:style-name="Heading_20_3" text:outline-level="3"><text:bookmark-start text:name="style.DropCap"/>style.DropCap<text:bookmark-end text:name="style.DropCap"/></text:h>
        <text:p text:style-name="Standard">Requires the following attributes: <text:span text:style-name="Attribute_20_List">No attribute is required.</text:span></text:p>
        <text:p text:style-name="Standard">Allows the following attributes: <text:span text:style-name="Attribute_20_List">distance, length, lines, stylename</text:span>.</text:p>
        <text:p text:style-name="Standard">These elements contain style.DropCap: <text:span text:style-name="Element_20_List"><text:bookmark-ref text:reference-format="text" text:ref-name="style.ParagraphProperties">style.ParagraphProperties</text:bookmark-ref></text:span><text:span text:style-name="Element_20_List">.</text:span></text:p>
        <text:p text:style-name="Standard">The following elements occur in style.DropCap: <text:span text:style-name="Element_20_List">No element is allowed.</text:span></text:p>
        <text:h text:style-name="Heading_20_3" text:outline-level="3"><text:bookmark-start text:name="style.FontFace"/>style.FontFace<text:bookmark-end text:name="style.FontFace"/></text:h>
        <text:p text:style-name="Standard">Requires the following attributes: <text:span text:style-name="Attribute_20_List">name.</text:span></text:p>
        <text:p text:style-name="Standard">Allows the following attributes: <text:span text:style-name="Attribute_20_List">accentheight, alphabetic, ascent, bbox, capheight, descent, </text:span><text:span text:style-name="Attribute_20_List">fontadornments, fontcharset, fontfamily, fontfamilygeneric, fontpitch, fontsize, fontstretch, fontstyle, </text:span><text:span text:style-name="Attribute_20_List">fontvariant, fontweight, hanging, ideographic, mathematical, name, overlineposition, overlinethickness, panose1, slope, stemh, stemv, strikethroughposition, strikethroughthickness, underlineposition, underlinethickness, unicoderange, unitsperem, valphabetic, vhanging, videographic, vmathematical, widths, xheight</text:span>.</text:p>
        <text:p text:style-name="Standard">These elements contain style.FontFace: <text:span text:style-name="Element_20_List"><text:bookmark-ref text:reference-format="text" text:ref-name="office.FontFaceDecls">office.FontFaceDecls</text:bookmark-ref></text:span><text:span text:style-name="Element_20_List">.</text:span></text:p>
        <text:p text:style-name="Standard">The following elements occur in style.FontFace: <text:span text:style-name="Element_20_List"><text:bookmark-ref text:reference-format="text" text:ref-name="svg.DefinitionSrc">svg.DefinitionSrc</text:bookmark-ref></text:span><text:span text:style-name="Element_20_List">, </text:span><text:span text:style-name="Element_20_List"><text:bookmark-ref text:reference-format="text" text:ref-name="svg.FontFaceSrc">svg.FontFaceSrc</text:bookmark-ref></text:span><text:span text:style-name="Element_20_List">.</text:span></text:p>
        <text:h text:style-name="Heading_20_3" text:outline-level="3"><text:bookmark-start text:name="style.Footer"/>style.Footer<text:bookmark-end text:name="style.Footer"/></text:h>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Footer: <text:span text:style-name="Element_20_List"><text:bookmark-ref text:reference-format="text" text:ref-name="style.MasterPage">style.MasterPage</text:bookmark-ref></text:span><text:span text:style-name="Element_20_List">.</text:span></text:p>
        <text:p text:style-name="Standard">The following elements occur in style.Foot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oft-page-break/><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Left"/>style.FooterLeft<text:bookmark-end text:name="style.FooterLeft"/></text:h>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FooterLeft: <text:span text:style-name="Element_20_List"><text:bookmark-ref text:reference-format="text" text:ref-name="style.MasterPage">style.MasterPage</text:bookmark-ref></text:span><text:span text:style-name="Element_20_List">.</text:span></text:p>
        <text:p text:style-name="Standard">The following elements occur in style.Foot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FooterStyle"/>style.FooterStyle<text:bookmark-end text:name="style.Foot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FooterStyle: <text:span text:style-name="Element_20_List"><text:bookmark-ref text:reference-format="text" text:ref-name="style.PageLayout">style.PageLayout</text:bookmark-ref></text:span><text:span text:style-name="Element_20_List">.</text:span></text:p>
        <text:p text:style-name="Standard">The following elements occur in style.Foot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FootnoteSep"/>style.FootnoteSep<text:bookmark-end text:name="style.FootnoteSep"/></text:h>
        <text:p text:style-name="Standard">Requires the following attributes: <text:span text:style-name="Attribute_20_List">No attribute is required.</text:span></text:p>
        <text:p text:style-name="Standard">Allows the following attributes: <text:span text:style-name="Attribute_20_List">adjustment, color, distanceaftersep, distancebeforesep, linestyle, relwidth, width</text:span>.</text:p>
        <text:p text:style-name="Standard">These elements contain style.FootnoteSep: <text:span text:style-name="Element_20_List"><text:bookmark-ref text:reference-format="text" text:ref-name="style.PageLayoutProperties">style.PageLayoutProperties</text:bookmark-ref></text:span><text:span text:style-name="Element_20_List">.</text:span></text:p>
        <text:p text:style-name="Standard">The following elements occur in style.FootnoteSep: <text:span text:style-name="Element_20_List">No element is allowed.</text:span></text:p>
        <text:h text:style-name="Heading_20_3" text:outline-level="3"><text:bookmark-start text:name="style.GraphicProperties"/>style.GraphicProperties<text:bookmark-end text:name="style.GraphicProperties"/></text:h>
        <text:p text:style-name="Standard">Requires the following attributes: <text:span text:style-name="Attribute_20_List">No attribute is required.</text:span></text:p>
        <text:p text:style-name="Standard">Allows the following attributes: <text:span text:style-name="Attribute_20_List">ambientcolor, anchorpagenumber, anchortype, animation, animationdelay, animationdirection, animationrepeat, animationstartinside, animationsteps, animationstopinside, autogrowheight, autogrowwidth, backfaceculling, backgroundcolor, </text:span><text:span text:style-name="Attribute_20_List">backscale, blue, border, borderbottom, borderleft, borderlinewidth, borderlinewidthbottom, </text:span><text:span text:style-name="Attribute_20_List">borderlinewidthleft, borderlinewidthright, borderlinewidthtop, borderright, bordertop, captionangle, captionangletype, captionescape, captionescapedirection, captionfitlinelength, captiongap, captionlinelength, captiontype, clip, closeback, closefront, colorinversion, colormode, contrast, decimalplaces, depth, diffusecolor, edgerounding, edgeroundingmode, editable, emissivecolor, endangle, endguide, endlinespacinghorizontal, endlinespacingvertical, fill, fillcolor, fillgradientname, fillhatchname, fillhatchsolid, fillimageheight, fillimagename, fillimagerefpoint, fillimagerefpointx, fillimagerefpointy, fillimagewidth, fillrule, fittocontour, fittosize, flowwithtext, framedisplayborder, framedisplayscrollbar, framemarginhorizontal, framemarginvertical, gamma, gradientstepcount, green, guidedistance, guideoverhang, height, horizontalpos, horizontalrel, horizontalsegments, imageopacity, lightingmode, linedistance, luminance, margin, marginbottom, marginleft, marginright, margintop, markerend, markerendcenter, markerendwidth, markerstart, markerstartcenter, markerstartwidth, maxheight, maxwidth, measurealign, measureverticalalign, minheight, minwidth, mirror, normalsdirection, normalskind, numberwrappedparagraphs, oledrawaspect, opacity, opacityname, overflowbehavior, padding, paddingbottom, paddingleft, paddingright, paddingtop, parallel, placing, printcontent, protect, red, relheight, relwidth, repeat, runthrough, secondaryfillcolor, shadow, shadow, shadow, shadowcolor, shadowoffsetx, </text:span><text:soft-page-break/><text:span text:style-name="Attribute_20_List">shadowoffsety, shadowopacity, shininess, showunit, specularcolor, startguide, startlinespacinghorizontal, startlinespacingvertical, stroke, strokecolor, strokedash, </text:span><text:span text:style-name="Attribute_20_List">strokedashnames, strokelinejoin, strokeopacity, strokewidth, symbolcolor, textareahorizontalalign, textareaverticalalign, texturefilter, texturegenerationmodex, texturegenerationmodey, texturekind, texturemode, tilerepeatoffset, unit, verticalpos, verticalrel, verticalsegments, visibleareaheight, visiblearealeft, visibleareatop, visibleareawidth, width, wrap, wrapcontour, wrapcontourmode, wrapdynamictreshold, wrapinfluenceonposition, wrapoption, x, y</text:span>.</text:p>
        <text:p text:style-name="Standard">These elements contain style.Graphic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Graphic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ListStyle">text.ListStyle</text:bookmark-ref></text:span><text:span text:style-name="Element_20_List">.</text:span></text:p>
        <text:h text:style-name="Heading_20_3" text:outline-level="3"><text:bookmark-start text:name="style.HandoutMaster"/>style.HandoutMaster<text:bookmark-end text:name="style.HandoutMaster"/></text:h>
        <text:p text:style-name="Standard">Requires the following attributes: <text:span text:style-name="Attribute_20_List">pagelayoutname.</text:span></text:p>
        <text:p text:style-name="Standard">Allows the following attributes: <text:span text:style-name="Attribute_20_List">pagelayoutname, presentationpagelayoutname, stylename, usedatetimename, usefootername, useheadername</text:span>.</text:p>
        <text:p text:style-name="Standard">These elements contain style.HandoutMaster: <text:span text:style-name="Element_20_List"><text:bookmark-ref text:reference-format="text" text:ref-name="office.MasterStyles">office.MasterStyles</text:bookmark-ref></text:span><text:span text:style-name="Element_20_List">.</text:span></text:p>
        <text:p text:style-name="Standard">The following elements occur in style.HandoutMaster: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style.Header"/>style.Header<text:bookmark-end text:name="style.Header"/></text:h>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Header: <text:span text:style-name="Element_20_List"><text:bookmark-ref text:reference-format="text" text:ref-name="style.MasterPage">style.MasterPage</text:bookmark-ref></text:span><text:span text:style-name="Element_20_List">.</text:span></text:p>
        <text:p text:style-name="Standard">The following elements occur in style.Head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FooterProperties"/>style.HeaderFooterProperties<text:bookmark-end text:name="style.HeaderFooter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height, margin, marginbottom, marginleft, marginright, margintop, minheight, padding, paddingbottom, paddingleft, paddingright, paddingtop, shadow</text:span>.</text:p>
        <text:p text:style-name="Standard">These elements contain style.HeaderFooterProperties: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text:span></text:p>
        <text:p text:style-name="Standard">The following elements occur in style.HeaderFooter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HeaderLeft"/>style.HeaderLeft<text:bookmark-end text:name="style.HeaderLeft"/></text:h>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HeaderLeft: <text:span text:style-name="Element_20_List"><text:bookmark-ref text:reference-format="text" text:ref-name="style.MasterPage">style.MasterPage</text:bookmark-ref></text:span><text:span text:style-name="Element_20_List">.</text:span></text:p>
        <text:p text:style-name="Standard">The following elements occur in style.Head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oft-page-break/><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h text:style-name="Heading_20_3" text:outline-level="3"><text:bookmark-start text:name="style.HeaderStyle"/>style.HeaderStyle<text:bookmark-end text:name="style.Header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HeaderStyle: <text:span text:style-name="Element_20_List"><text:bookmark-ref text:reference-format="text" text:ref-name="style.PageLayout">style.PageLayout</text:bookmark-ref></text:span><text:span text:style-name="Element_20_List">.</text:span></text:p>
        <text:p text:style-name="Standard">The following elements occur in style.HeaderStyle: <text:span text:style-name="Element_20_List"><text:bookmark-ref text:reference-format="text" text:ref-name="style.HeaderFooterProperties">style.HeaderFooterProperties</text:bookmark-ref></text:span><text:span text:style-name="Element_20_List">.</text:span></text:p>
        <text:h text:style-name="Heading_20_3" text:outline-level="3"><text:bookmark-start text:name="style.ListLevelProperties"/>style.ListLevelProperties<text:bookmark-end text:name="style.ListLevelProperties"/></text:h>
        <text:p text:style-name="Standard">Requires the following attributes: <text:span text:style-name="Attribute_20_List">No attribute is required.</text:span></text:p>
        <text:p text:style-name="Standard">Allows the following attributes: <text:span text:style-name="Attribute_20_List">fontname, height, minlabeldistance, minlabelwidth, spacebefore, textalign, verticalpos, verticalrel, width</text:span>.</text:p>
        <text:p text:style-name="Standard">These elements contain style.ListLevelProperties: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ListLevelProperties: <text:span text:style-name="Element_20_List">No element is allowed.</text:span></text:p>
        <text:h text:style-name="Heading_20_3" text:outline-level="3"><text:bookmark-start text:name="style.Map"/>style.Map<text:bookmark-end text:name="style.Map"/></text:h>
        <text:p text:style-name="Standard">Requires the following attributes: <text:span text:style-name="Attribute_20_List">applystylename, condition.</text:span></text:p>
        <text:p text:style-name="Standard">Allows the following attributes: <text:span text:style-name="Attribute_20_List">applystylename, basecelladdress, condition</text:span>.</text:p>
        <text:p text:style-name="Standard">These elements contain style.Map: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Map: <text:span text:style-name="Element_20_List">No element is allowed.</text:span></text:p>
        <text:h text:style-name="Heading_20_3" text:outline-level="3"><text:bookmark-start text:name="style.MasterPage"/>style.MasterPage<text:bookmark-end text:name="style.MasterPage"/></text:h>
        <text:p text:style-name="Standard">Requires the following attributes: <text:span text:style-name="Attribute_20_List">name, pagelayoutname.</text:span></text:p>
        <text:p text:style-name="Standard">Allows the following attributes: <text:span text:style-name="Attribute_20_List">displayname, name, nextstylename, pagelayoutname, stylename</text:span>.</text:p>
        <text:p text:style-name="Standard">These elements contain style.MasterPage: <text:span text:style-name="Element_20_List"><text:bookmark-ref text:reference-format="text" text:ref-name="office.MasterStyles">office.MasterStyles</text:bookmark-ref></text:span><text:span text:style-name="Element_20_List">.</text:span></text:p>
        <text:p text:style-name="Standard">The following elements occur in style.MasterPage: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Style">style.Style</text:bookmark-ref></text:span><text:span text:style-name="Element_20_List">.</text:span></text:p>
        <text:h text:style-name="Heading_20_3" text:outline-level="3"><text:bookmark-start text:name="style.PageLayout"/>style.PageLayout<text:bookmark-end text:name="style.PageLayout"/></text:h>
        <text:p text:style-name="Standard">Requires the following attributes: <text:span text:style-name="Attribute_20_List">name.</text:span></text:p>
        <text:p text:style-name="Standard">Allows the following attributes: <text:span text:style-name="Attribute_20_List">name, pageusage</text:span>.</text:p>
        <text:p text:style-name="Standard">These elements contain style.PageLayout: <text:span text:style-name="Element_20_List"><text:bookmark-ref text:reference-format="text" text:ref-name="office.AutomaticStyles">office.AutomaticStyles</text:bookmark-ref></text:span><text:span text:style-name="Element_20_List">.</text:span></text:p>
        <text:p text:style-name="Standard">The following elements occur in style.PageLayout: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 </text:span><text:span text:style-name="Element_20_List"><text:bookmark-ref text:reference-format="text" text:ref-name="style.PageLayoutProperties">style.PageLayoutProperties</text:bookmark-ref></text:span><text:span text:style-name="Element_20_List">.</text:span></text:p>
        <text:h text:style-name="Heading_20_3" text:outline-level="3"><text:bookmark-start text:name="style.PageLayoutProperties"/>style.PageLayoutProperties<text:bookmark-end text:name="style.PageLayoutProperties"/></text:h>
        <text:p text:style-name="Standard">Requires the following attributes: <text:span text:style-name="Attribute_20_List">No attribute is required.</text:span></text:p>
        <text:p text:style-name="Standard">Allows the following attributes: <text:span text:style-name="Attribute_20_List">name, pageusage</text:span>.</text:p>
        <text:p text:style-name="Standard"><text:soft-page-break/>These elements contain style.PageLayoutProperties: <text:span text:style-name="Element_20_List"><text:bookmark-ref text:reference-format="text" text:ref-name="style.PageLayout">style.PageLayout</text:bookmark-ref></text:span><text:span text:style-name="Element_20_List">.</text:span></text:p>
        <text:p text:style-name="Standard">The following elements occur in style.PageLayout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style.FootnoteSep">style.FootnoteSep</text:bookmark-ref></text:span><text:span text:style-name="Element_20_List">.</text:span></text:p>
        <text:h text:style-name="Heading_20_3" text:outline-level="3"><text:bookmark-start text:name="style.ParagraphProperties"/>style.ParagraphProperties<text:bookmark-end text:name="style.ParagraphProperties"/></text:h>
        <text:p text:style-name="Standard">Requires the following attributes: <text:span text:style-name="Attribute_20_List">No attribute is required.</text:span></text:p>
        <text:p text:style-name="Standard">Allows the following attributes: <text:span text:style-name="Attribute_20_List">autotextindent, backgroundcolor, backgroundtransparency, border, borderbottom, borderleft, borderlinewidth, borderlinewidthbottom, borderlinewidthleft, borderlinewidthright, borderlinewidthtop, borderright, bordertop, breakafter, breakbefore, fontindependentlinespacing, hyphenationkeep, hyphenationladdercount, justifysingleword, keeptogether, keepwithnext, linebreak, lineheight, lineheightatleast, linenumber, linespacing, margin, marginbottom, marginleft, marginright, margintop, numberlines, orphans, padding, paddingbottom, paddingleft, paddingright, paddingtop, pagenumber, punctuationwrap, registertrue, shadow, snaptolayoutgrid, tabstopdistance, textalign, textalignlast, textautospace, textindent, verticalalign, widows, writingmode, writingmodeautomatic</text:span>.</text:p>
        <text:p text:style-name="Standard">These elements contain style.Paragraph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Paragraph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DropCap">style.DropCap</text:bookmark-ref></text:span><text:span text:style-name="Element_20_List">, </text:span><text:span text:style-name="Element_20_List"><text:bookmark-ref text:reference-format="text" text:ref-name="style.TabStops">style.TabStops</text:bookmark-ref></text:span><text:span text:style-name="Element_20_List">.</text:span></text:p>
        <text:h text:style-name="Heading_20_3" text:outline-level="3"><text:bookmark-start text:name="style.PresentationPageLayout"/>style.PresentationPageLayout<text:bookmark-end text:name="style.PresentationPageLayout"/></text:h>
        <text:p text:style-name="Standard">Requires the following attributes: <text:span text:style-name="Attribute_20_List">name.</text:span></text:p>
        <text:p text:style-name="Standard">Allows the following attributes: <text:span text:style-name="Attribute_20_List">displayname, name</text:span>.</text:p>
        <text:p text:style-name="Standard">These elements contain style.PresentationPageLayout: <text:span text:style-name="Element_20_List"><text:bookmark-ref text:reference-format="text" text:ref-name="office.Styles">office.Styles</text:bookmark-ref></text:span><text:span text:style-name="Element_20_List">.</text:span></text:p>
        <text:p text:style-name="Standard">The following elements occur in style.PresentationPageLayout: <text:span text:style-name="Element_20_List"><text:bookmark-ref text:reference-format="text" text:ref-name="presentation.Placeholder">presentation.Placeholder</text:bookmark-ref></text:span><text:span text:style-name="Element_20_List">.</text:span></text:p>
        <text:h text:style-name="Heading_20_3" text:outline-level="3"><text:bookmark-start text:name="style.RegionCenter"/>style.RegionCenter<text:bookmark-end text:name="style.RegionCent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Center: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Center: <text:span text:style-name="Element_20_List"><text:bookmark-ref text:reference-format="text" text:ref-name="text.P">text.P</text:bookmark-ref></text:span><text:span text:style-name="Element_20_List">.</text:span></text:p>
        <text:h text:style-name="Heading_20_3" text:outline-level="3"><text:bookmark-start text:name="style.RegionLeft"/>style.RegionLeft<text:bookmark-end text:name="style.RegionLef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Lef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Left: <text:span text:style-name="Element_20_List"><text:bookmark-ref text:reference-format="text" text:ref-name="text.P">text.P</text:bookmark-ref></text:span><text:span text:style-name="Element_20_List">.</text:span></text:p>
        <text:h text:style-name="Heading_20_3" text:outline-level="3"><text:bookmark-start text:name="style.RegionRight"/>style.RegionRight<text:bookmark-end text:name="style.RegionRight"/></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Righ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Right: <text:span text:style-name="Element_20_List"><text:bookmark-ref text:reference-format="text" text:ref-name="text.P">text.P</text:bookmark-ref></text:span><text:span text:style-name="Element_20_List">.</text:span></text:p>
        <text:h text:style-name="Heading_20_3" text:outline-level="3"><text:bookmark-start text:name="style.RubyProperties"/><text:soft-page-break/>style.RubyProperties<text:bookmark-end text:name="style.RubyProperties"/></text:h>
        <text:p text:style-name="Standard">Requires the following attributes: <text:span text:style-name="Attribute_20_List">No attribute is required.</text:span></text:p>
        <text:p text:style-name="Standard">Allows the following attributes: <text:span text:style-name="Attribute_20_List">rubyalign, rubyposition</text:span>.</text:p>
        <text:p text:style-name="Standard">These elements contain style.Ruby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RubyProperties: <text:span text:style-name="Element_20_List">No element is allowed.</text:span></text:p>
        <text:h text:style-name="Heading_20_3" text:outline-level="3"><text:bookmark-start text:name="style.SectionProperties"/>style.SectionProperties<text:bookmark-end text:name="style.SectionProperties"/></text:h>
        <text:p text:style-name="Standard">Requires the following attributes: <text:span text:style-name="Attribute_20_List">No attribute is required.</text:span></text:p>
        <text:p text:style-name="Standard">Allows the following attributes: <text:span text:style-name="Attribute_20_List">dontbalancetextcolumns, protect, writingmode</text:span>.</text:p>
        <text:p text:style-name="Standard">These elements contain style.Sectio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Section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NotesConfiguration">text.NotesConfiguration</text:bookmark-ref></text:span><text:span text:style-name="Element_20_List">.</text:span></text:p>
        <text:h text:style-name="Heading_20_3" text:outline-level="3"><text:bookmark-start text:name="style.Style"/>style.Style<text:bookmark-end text:name="style.Style"/></text:h>
        <text:p text:style-name="Standard">Requires the following attributes: <text:span text:style-name="Attribute_20_List">name.</text:span></text:p>
        <text:p text:style-name="Standard">Allows the following attributes: <text:span text:style-name="Attribute_20_List">autoupdate, class, datastylename, defaultoutlinelevel, displayname, family, liststylename, masterpagename, name, nextstylename, parentstylename</text:span>.</text:p>
        <text:p text:style-name="Standard">These elements contain styl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style.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style.TabStop"/>style.TabStop<text:bookmark-end text:name="style.TabStop"/></text:h>
        <text:p text:style-name="Standard">Requires the following attributes: <text:span text:style-name="Attribute_20_List">position.</text:span></text:p>
        <text:p text:style-name="Standard">Allows the following attributes: <text:span text:style-name="Attribute_20_List">char, leadercolor, leaderstyle, leadertext, leadertextstyle, leadertype, leaderwidth, position, type</text:span>.</text:p>
        <text:p text:style-name="Standard">These elements contain style.TabStop: <text:span text:style-name="Element_20_List"><text:bookmark-ref text:reference-format="text" text:ref-name="style.TabStops">style.TabStops</text:bookmark-ref></text:span><text:span text:style-name="Element_20_List">.</text:span></text:p>
        <text:p text:style-name="Standard">The following elements occur in style.TabStop: <text:span text:style-name="Element_20_List">No element is allowed.</text:span></text:p>
        <text:h text:style-name="Heading_20_3" text:outline-level="3"><text:bookmark-start text:name="style.TabStops"/>style.TabStops<text:bookmark-end text:name="style.TabStop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TabStops: <text:span text:style-name="Element_20_List"><text:bookmark-ref text:reference-format="text" text:ref-name="style.ParagraphProperties">style.ParagraphProperties</text:bookmark-ref></text:span><text:span text:style-name="Element_20_List">.</text:span></text:p>
        <text:p text:style-name="Standard">The following elements occur in style.TabStops: <text:span text:style-name="Element_20_List"><text:bookmark-ref text:reference-format="text" text:ref-name="style.TabStop">style.TabStop</text:bookmark-ref></text:span><text:span text:style-name="Element_20_List">.</text:span></text:p>
        <text:h text:style-name="Heading_20_3" text:outline-level="3"><text:bookmark-start text:name="style.TableCellProperties"/>style.TableCellProperties<text:bookmark-end text:name="style.TableCellProperties"/></text:h>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cellprotect, decimalplaces, diagonalbltr, diagonalbltrwidths, diagonaltlbr, diagonaltlbrwidths, direction, glyphorientationvertical, padding, paddingbottom, paddingleft, paddingright, paddingtop, printcontent, repeatcontent, rotationalign, rotationangle, shadow, shrinktofit, textalignsource, verticalalign, wrapoption</text:span>.</text:p>
        <text:p text:style-name="Standard">These elements contain style.TableCell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ell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ColumnProperties"/><text:soft-page-break/>style.TableColumnProperties<text:bookmark-end text:name="style.TableColumnProperties"/></text:h>
        <text:p text:style-name="Standard">Requires the following attributes: <text:span text:style-name="Attribute_20_List">No attribute is required.</text:span></text:p>
        <text:p text:style-name="Standard">Allows the following attributes: <text:span text:style-name="Attribute_20_List">breakafter, breakbefore, columnwidth, relcolumnwidth, </text:span><text:span text:style-name="Attribute_20_List">useoptimalcolumnwidth</text:span>.</text:p>
        <text:p text:style-name="Standard">These elements contain style.TableColum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olumnProperties: <text:span text:style-name="Element_20_List">No element is allowed.</text:span></text:p>
        <text:h text:style-name="Heading_20_3" text:outline-level="3"><text:bookmark-start text:name="style.TableProperties"/>style.TableProperties<text:bookmark-end text:name="style.TableProperties"/></text:h>
        <text:p text:style-name="Standard">Requires the following attributes: <text:span text:style-name="Attribute_20_List">No attribute is required.</text:span></text:p>
        <text:p text:style-name="Standard">Allows the following attributes: <text:span text:style-name="Attribute_20_List">align, backgroundcolor, bordermodel, breakafter, breakbefore, display, keepwithnext, margin, marginbottom, marginleft, marginright, margintop, maybreakbetweenrows, pagenumber, relwidth, shadow, width, writingmode</text:span>.</text:p>
        <text:p text:style-name="Standard">These elements contain style.Tabl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ableRowProperties"/>style.TableRowProperties<text:bookmark-end text:name="style.TableRowProperties"/></text:h>
        <text:p text:style-name="Standard">Requires the following attributes: <text:span text:style-name="Attribute_20_List">No attribute is required.</text:span></text:p>
        <text:p text:style-name="Standard">Allows the following attributes: <text:span text:style-name="Attribute_20_List">backgroundcolor, breakafter, breakbefore, keeptogether, minrowheight, rowheight, useoptimalrowheight</text:span>.</text:p>
        <text:p text:style-name="Standard">These elements contain style.TableRow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RowProperties: <text:span text:style-name="Element_20_List"><text:bookmark-ref text:reference-format="text" text:ref-name="style.BackgroundImage">style.BackgroundImage</text:bookmark-ref></text:span><text:span text:style-name="Element_20_List">.</text:span></text:p>
        <text:h text:style-name="Heading_20_3" text:outline-level="3"><text:bookmark-start text:name="style.TextProperties"/>style.TextProperties<text:bookmark-end text:name="style.TextProperties"/></text:h>
        <text:p text:style-name="Standard">Requires the following attributes: <text:span text:style-name="Attribute_20_List">No attribute is required.</text:span></text:p>
        <text:p text:style-name="Standard">Allows the following attributes: <text:span text:style-name="Attribute_20_List">backgroundcolor, color, condition, country, countryasian, countrycomplex, display, fontcharset, fontfamily, fontfamilyasian, fontfamilycomplex, fontfamilygeneric, fontfamilygenericasian, fontfamilygenericcomplex, fontname, fontpitch, fontpitchasian, fontpitchcomplex, fontrelief, fontsize, fontsizeasian, fontsizecomplex, fontsizerel, fontsizerelasian, fontsizerelcomplex, fontstyle, fontstyleasian, fontstylecomplex, fontstylename, fontstylenameasian, fontstylenamecomplex, fontvariant, fontweight, fontweightasian, fontweightcomplex, hyphenate, hyphenationpushcharcount, hyphenationremaincharcount, language, languageasian, languagecomplex, letterkerning, letterspacing, scripttype, textblinking, textcombine, textcombineendchar, textcombinestartchar, textemphasize, textlinethroughcolor, </text:span><text:span text:style-name="Attribute_20_List">textlinethroughmode, textlinethroughstyle, textlinethroughtext, textlinethroughtextstyle, textlinethroughtype, textlinethroughwidth, textoutline, textposition, textrotationangle, textrotationscale, textscale, textshadow, texttransform, textunderlinecolor, textunderlinemode, textunderlinestyle, textunderlinetype, textunderlinewidth, usewindowfontcolor</text:span>.</text:p>
        <text:p text:style-name="Standard">These elements contain style.TextProperti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TextProperties: <text:span text:style-name="Element_20_List">No element is allowed.</text:span></text:p>
        <text:h text:style-name="Heading_20_2" text:outline-level="2">svg module</text:h>
        <text:h text:style-name="Heading_20_3" text:outline-level="3"><text:bookmark-start text:name="svg.DefinitionSrc"/>svg.DefinitionSrc<text:bookmark-end text:name="svg.DefinitionSrc"/></text:h>
        <text:p text:style-name="Standard">Requires the following attributes: <text:span text:style-name="Attribute_20_List">href.</text:span></text:p>
        <text:p text:style-name="Standard"><text:soft-page-break/>Allows the following attributes: <text:span text:style-name="Attribute_20_List">actuate, href, type</text:span>.</text:p>
        <text:p text:style-name="Standard">These elements contain svg.DefinitionSrc: <text:span text:style-name="Element_20_List"><text:bookmark-ref text:reference-format="text" text:ref-name="style.FontFace">style.FontFace</text:bookmark-ref></text:span><text:span text:style-name="Element_20_List">.</text:span></text:p>
        <text:p text:style-name="Standard">The following elements occur in svg.DefinitionSrc: <text:span text:style-name="Element_20_List">No element is allowed.</text:span></text:p>
        <text:h text:style-name="Heading_20_3" text:outline-level="3"><text:bookmark-start text:name="svg.Desc"/>svg.Desc<text:bookmark-end text:name="svg.Des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Desc: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Frame">draw.Frame</text:bookmark-ref></text:span><text:span text:style-name="Element_20_List">.</text:span></text:p>
        <text:p text:style-name="Standard">The following elements occur in svg.Desc: <text:span text:style-name="Element_20_List">No element is allowed.</text:span></text:p>
        <text:h text:style-name="Heading_20_3" text:outline-level="3"><text:bookmark-start text:name="svg.FontFaceFormat"/>svg.FontFaceFormat<text:bookmark-end text:name="svg.FontFaceFormat"/></text:h>
        <text:p text:style-name="Standard">Requires the following attributes: <text:span text:style-name="Attribute_20_List">No attribute is required.</text:span></text:p>
        <text:p text:style-name="Standard">Allows the following attributes: <text:span text:style-name="Attribute_20_List">string</text:span>.</text:p>
        <text:p text:style-name="Standard">These elements contain svg.FontFaceFormat: <text:span text:style-name="Element_20_List"><text:bookmark-ref text:reference-format="text" text:ref-name="svg.FontFaceUri">svg.FontFaceUri</text:bookmark-ref></text:span><text:span text:style-name="Element_20_List">.</text:span></text:p>
        <text:p text:style-name="Standard">The following elements occur in svg.FontFaceFormat: <text:span text:style-name="Element_20_List">No element is allowed.</text:span></text:p>
        <text:h text:style-name="Heading_20_3" text:outline-level="3"><text:bookmark-start text:name="svg.FontFaceName"/>svg.FontFaceName<text:bookmark-end text:name="svg.FontFaceName"/></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svg.FontFaceName: <text:span text:style-name="Element_20_List"><text:bookmark-ref text:reference-format="text" text:ref-name="svg.FontFaceSrc">svg.FontFaceSrc</text:bookmark-ref></text:span><text:span text:style-name="Element_20_List">.</text:span></text:p>
        <text:p text:style-name="Standard">The following elements occur in svg.FontFaceName: <text:span text:style-name="Element_20_List">No element is allowed.</text:span></text:p>
        <text:h text:style-name="Heading_20_3" text:outline-level="3"><text:bookmark-start text:name="svg.FontFaceSrc"/>svg.FontFaceSrc<text:bookmark-end text:name="svg.FontFaceSrc"/></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FontFaceSrc: <text:span text:style-name="Element_20_List"><text:bookmark-ref text:reference-format="text" text:ref-name="style.FontFace">style.FontFace</text:bookmark-ref></text:span><text:span text:style-name="Element_20_List">.</text:span></text:p>
        <text:p text:style-name="Standard">The following elements occur in svg.FontFaceSrc: <text:span text:style-name="Element_20_List"><text:bookmark-ref text:reference-format="text" text:ref-name="svg.FontFaceName">svg.FontFaceName</text:bookmark-ref></text:span><text:span text:style-name="Element_20_List">, </text:span><text:span text:style-name="Element_20_List"><text:bookmark-ref text:reference-format="text" text:ref-name="svg.FontFaceUri">svg.FontFaceUri</text:bookmark-ref></text:span><text:span text:style-name="Element_20_List">.</text:span></text:p>
        <text:h text:style-name="Heading_20_3" text:outline-level="3"><text:bookmark-start text:name="svg.FontFaceUri"/>svg.FontFaceUri<text:bookmark-end text:name="svg.FontFaceUri"/></text:h>
        <text:p text:style-name="Standard">Requires the following attributes: <text:span text:style-name="Attribute_20_List">No attribute is required.</text:span></text:p>
        <text:p text:style-name="Standard">Allows the following attributes: <text:span text:style-name="Attribute_20_List">actuate, href, type</text:span>.</text:p>
        <text:p text:style-name="Standard">These elements contain svg.FontFaceUri: <text:span text:style-name="Element_20_List"><text:bookmark-ref text:reference-format="text" text:ref-name="svg.FontFaceSrc">svg.FontFaceSrc</text:bookmark-ref></text:span><text:span text:style-name="Element_20_List">.</text:span></text:p>
        <text:p text:style-name="Standard">The following elements occur in svg.FontFaceUri: <text:span text:style-name="Element_20_List"><text:bookmark-ref text:reference-format="text" text:ref-name="svg.FontFaceFormat">svg.FontFaceFormat</text:bookmark-ref></text:span><text:span text:style-name="Element_20_List">.</text:span></text:p>
        <text:h text:style-name="Heading_20_3" text:outline-level="3"><text:bookmark-start text:name="svg.Lineargradient"/>svg.Lineargradient<text:bookmark-end text:name="svg.Lineargradient"/></text:h>
        <text:p text:style-name="Standard">Requires the following attributes: <text:span text:style-name="Attribute_20_List">name.</text:span></text:p>
        <text:p text:style-name="Standard">Allows the following attributes: <text:span text:style-name="Attribute_20_List">displayname, gradienttransform, gradientunits, name, spreadmethod, x1, x2, y1, y2</text:span>.</text:p>
        <text:p text:style-name="Standard">These elements contain svg.Lineargradient: <text:span text:style-name="Element_20_List"><text:bookmark-ref text:reference-format="text" text:ref-name="office.Styles">office.Styles</text:bookmark-ref></text:span><text:span text:style-name="Element_20_List">.</text:span></text:p>
        <text:p text:style-name="Standard">The following elements occur in svg.Lineargradient: <text:span text:style-name="Element_20_List"><text:bookmark-ref text:reference-format="text" text:ref-name="svg.Stop">svg.Stop</text:bookmark-ref></text:span><text:span text:style-name="Element_20_List">.</text:span></text:p>
        <text:h text:style-name="Heading_20_3" text:outline-level="3"><text:bookmark-start text:name="svg.Radialgradient"/>svg.Radialgradient<text:bookmark-end text:name="svg.Radialgradient"/></text:h>
        <text:p text:style-name="Standard">Requires the following attributes: <text:span text:style-name="Attribute_20_List">name.</text:span></text:p>
        <text:p text:style-name="Standard">Allows the following attributes: <text:span text:style-name="Attribute_20_List">cx, cy, displayname, fx, fy, gradienttransform, gradientunits, name, r, spreadmethod</text:span>.</text:p>
        <text:p text:style-name="Standard"><text:soft-page-break/>These elements contain svg.Radialgradient: <text:span text:style-name="Element_20_List"><text:bookmark-ref text:reference-format="text" text:ref-name="office.Styles">office.Styles</text:bookmark-ref></text:span><text:span text:style-name="Element_20_List">.</text:span></text:p>
        <text:p text:style-name="Standard">The following elements occur in svg.Radialgradient: <text:span text:style-name="Element_20_List"><text:bookmark-ref text:reference-format="text" text:ref-name="svg.Stop">svg.Stop</text:bookmark-ref></text:span><text:span text:style-name="Element_20_List">.</text:span></text:p>
        <text:h text:style-name="Heading_20_3" text:outline-level="3"><text:bookmark-start text:name="svg.Stop"/>svg.Stop<text:bookmark-end text:name="svg.Stop"/></text:h>
        <text:p text:style-name="Standard">Requires the following attributes: <text:span text:style-name="Attribute_20_List">offset.</text:span></text:p>
        <text:p text:style-name="Standard">Allows the following attributes: <text:span text:style-name="Attribute_20_List">offset, stopcolor, stopopacity</text:span>.</text:p>
        <text:p text:style-name="Standard">These elements contain svg.Stop: <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text:span></text:p>
        <text:p text:style-name="Standard">The following elements occur in svg.Stop: <text:span text:style-name="Element_20_List">No element is allowed.</text:span></text:p>
        <text:h text:style-name="Heading_20_2" text:outline-level="2">table module</text:h>
        <text:h text:style-name="Heading_20_3" text:outline-level="3"><text:bookmark-start text:name="table.Body"/>table.Body<text:bookmark-end text:name="table.Body"/></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Body: <text:span text:style-name="Element_20_List"><text:bookmark-ref text:reference-format="text" text:ref-name="table.TableTemplate">table.TableTemplate</text:bookmark-ref></text:span><text:span text:style-name="Element_20_List">.</text:span></text:p>
        <text:p text:style-name="Standard">The following elements occur in table.Body: <text:span text:style-name="Element_20_List">No element is allowed.</text:span></text:p>
        <text:h text:style-name="Heading_20_3" text:outline-level="3"><text:bookmark-start text:name="table.CalculationSettings"/>table.CalculationSettings<text:bookmark-end text:name="table.CalculationSettings"/></text:h>
        <text:p text:style-name="Standard">Requires the following attributes: <text:span text:style-name="Attribute_20_List">No attribute is required.</text:span></text:p>
        <text:p text:style-name="Standard">Allows the following attributes: <text:span text:style-name="Attribute_20_List">automaticfindlabels, casesensitive, nullyear, precisionasshown, searchcriteriamustapplytowholecell, useregularexpressions</text:span>.</text:p>
        <text:p text:style-name="Standard">These elements contain table.CalculationSetting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alculationSettings: <text:span text:style-name="Element_20_List"><text:bookmark-ref text:reference-format="text" text:ref-name="table.Iteration">table.Iteration</text:bookmark-ref></text:span><text:span text:style-name="Element_20_List">, </text:span><text:span text:style-name="Element_20_List"><text:bookmark-ref text:reference-format="text" text:ref-name="table.NullDate">table.NullDate</text:bookmark-ref></text:span><text:span text:style-name="Element_20_List">.</text:span></text:p>
        <text:h text:style-name="Heading_20_3" text:outline-level="3"><text:bookmark-start text:name="table.CellAddress"/>table.CellAddress<text:bookmark-end text:name="table.CellAddress"/></text:h>
        <text:p text:style-name="Standard">Requires the following attributes: <text:span text:style-name="Attribute_20_List">column, row, table.</text:span></text:p>
        <text:p text:style-name="Standard">Allows the following attributes: <text:span text:style-name="Attribute_20_List">column, row, table</text:span>.</text:p>
        <text:p text:style-name="Standard">These elements contain table.CellAddres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CellContentDeletion">table.CellContentDeletion</text:bookmark-ref></text:span><text:span text:style-name="Element_20_List">.</text:span></text:p>
        <text:p text:style-name="Standard">The following elements occur in table.CellAddress: <text:span text:style-name="Element_20_List">No element is allowed.</text:span></text:p>
        <text:h text:style-name="Heading_20_3" text:outline-level="3"><text:bookmark-start text:name="table.CellContentChange"/>table.CellContentChange<text:bookmark-end text:name="table.CellContentChange"/></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CellContentChange: <text:span text:style-name="Element_20_List"><text:bookmark-ref text:reference-format="text" text:ref-name="table.TrackedChanges">table.TrackedChanges</text:bookmark-ref></text:span><text:span text:style-name="Element_20_List">.</text:span></text:p>
        <text:p text:style-name="Standard">The following elements occur in table.CellContentChange: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Previous">table.Previous</text:bookmark-ref></text:span><text:span text:style-name="Element_20_List">.</text:span></text:p>
        <text:h text:style-name="Heading_20_3" text:outline-level="3"><text:bookmark-start text:name="table.CellContentDeletion"/>table.CellContentDeletion<text:bookmark-end text:name="table.CellContent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ellContentDeletion: <text:span text:style-name="Element_20_List"><text:bookmark-ref text:reference-format="text" text:ref-name="table.Deletions">table.Deletions</text:bookmark-ref></text:span><text:span text:style-name="Element_20_List">.</text:span></text:p>
        <text:p text:style-name="Standard">The following elements occur in table.CellContentDeletion: <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CellRangeSource"/><text:soft-page-break/>table.CellRangeSource<text:bookmark-end text:name="table.CellRangeSource"/></text:h>
        <text:p text:style-name="Standard">Requires the following attributes: <text:span text:style-name="Attribute_20_List">href, lastcolumnspanned, lastrowspanned, name.</text:span></text:p>
        <text:p text:style-name="Standard">Allows the following attributes: <text:span text:style-name="Attribute_20_List">actuate, filtername, filteroptions, href, lastcolumnspanned, lastrowspanned, name, refreshdelay, type</text:span>.</text:p>
        <text:p text:style-name="Standard">These elements contain table.CellRangeSourc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CellRangeSource: <text:span text:style-name="Element_20_List">No element is allowed.</text:span></text:p>
        <text:h text:style-name="Heading_20_3" text:outline-level="3"><text:bookmark-start text:name="table.ChangeDeletion"/>table.ChangeDeletion<text:bookmark-end text:name="table.ChangeDeletion"/></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hangeDeletion: <text:span text:style-name="Element_20_List"><text:bookmark-ref text:reference-format="text" text:ref-name="table.Deletions">table.Deletions</text:bookmark-ref></text:span><text:span text:style-name="Element_20_List">.</text:span></text:p>
        <text:p text:style-name="Standard">The following elements occur in table.ChangeDeletion: <text:span text:style-name="Element_20_List">No element is allowed.</text:span></text:p>
        <text:h text:style-name="Heading_20_3" text:outline-level="3"><text:bookmark-start text:name="table.ChangeTrackTableCell"/>table.ChangeTrackTableCell<text:bookmark-end text:name="table.ChangeTrackTableCell"/></text:h>
        <text:p text:style-name="Standard">Requires the following attributes: <text:span text:style-name="Attribute_20_List">No attribute is required.</text:span></text:p>
        <text:p text:style-name="Standard">Allows the following attributes: <text:span text:style-name="Attribute_20_List">booleanvalue, celladdress, currency, datevalue, formula, matrixcovered, numbermatrixcolumnsspanned, numbermatrixrowsspanned, stringvalue, timevalue, value, valuetype</text:span>.</text:p>
        <text:p text:style-name="Standard">These elements contain table.ChangeTrackTableCell: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Previous">table.Previous</text:bookmark-ref></text:span><text:span text:style-name="Element_20_List">.</text:span></text:p>
        <text:p text:style-name="Standard">The following elements occur in table.ChangeTrackTableCell: <text:span text:style-name="Element_20_List"><text:bookmark-ref text:reference-format="text" text:ref-name="text.P">text.P</text:bookmark-ref></text:span><text:span text:style-name="Element_20_List">.</text:span></text:p>
        <text:h text:style-name="Heading_20_3" text:outline-level="3"><text:bookmark-start text:name="table.Consolidation"/>table.Consolidation<text:bookmark-end text:name="table.Consolidation"/></text:h>
        <text:p text:style-name="Standard">Requires the following attributes: <text:span text:style-name="Attribute_20_List">function, sourcecellrangeaddresses, targetcelladdress.</text:span></text:p>
        <text:p text:style-name="Standard">Allows the following attributes: <text:span text:style-name="Attribute_20_List">function, linktosourcedata, sourcecellrangeaddresses, targetcelladdress, uselabels</text:span>.</text:p>
        <text:p text:style-name="Standard">These elements contain table.Consolidation: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solidation: <text:span text:style-name="Element_20_List">No element is allowed.</text:span></text:p>
        <text:h text:style-name="Heading_20_3" text:outline-level="3"><text:bookmark-start text:name="table.ContentValidation"/>table.ContentValidation<text:bookmark-end text:name="table.ContentValidation"/></text:h>
        <text:p text:style-name="Standard">Requires the following attributes: <text:span text:style-name="Attribute_20_List">name.</text:span></text:p>
        <text:p text:style-name="Standard">Allows the following attributes: <text:span text:style-name="Attribute_20_List">allowemptycell, basecelladdress, condition, displaylist, name</text:span>.</text:p>
        <text:p text:style-name="Standard">These elements contain table.ContentValidation: <text:span text:style-name="Element_20_List"><text:bookmark-ref text:reference-format="text" text:ref-name="table.ContentValidations">table.ContentValidations</text:bookmark-ref></text:span><text:span text:style-name="Element_20_List">.</text:span></text:p>
        <text:p text:style-name="Standard">The following elements occur in table.ContentValidati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able.ErrorMacro">table.ErrorMacro</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text:span></text:p>
        <text:h text:style-name="Heading_20_3" text:outline-level="3"><text:bookmark-start text:name="table.ContentValidations"/>table.ContentValidations<text:bookmark-end text:name="table.ContentValida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ontentValidat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tentValidations: <text:span text:style-name="Element_20_List"><text:bookmark-ref text:reference-format="text" text:ref-name="table.ContentValidation">table.ContentValidation</text:bookmark-ref></text:span><text:span text:style-name="Element_20_List">.</text:span></text:p>
        <text:h text:style-name="Heading_20_3" text:outline-level="3"><text:bookmark-start text:name="table.CoveredTableCell"/>table.CoveredTableCell<text:bookmark-end text:name="table.CoveredTableCell"/></text:h>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text:span><text:soft-page-break/><text:span text:style-name="Attribute_20_List">formula, numbercolumnsrepeated, protect, stringvalue, stylename, timevalue, value, valuetype</text:span>.</text:p>
        <text:p text:style-name="Standard">These elements contain table.CoveredTableCell: <text:span text:style-name="Element_20_List"><text:bookmark-ref text:reference-format="text" text:ref-name="table.TableRow">table.TableRow</text:bookmark-ref></text:span><text:span text:style-name="Element_20_List">.</text:span></text:p>
        <text:p text:style-name="Standard">The following elements occur in table.Covered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CutOffs"/>table.CutOffs<text:bookmark-end text:name="table.CutOff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utOffs: <text:span text:style-name="Element_20_List"><text:bookmark-ref text:reference-format="text" text:ref-name="table.Deletion">table.Deletion</text:bookmark-ref></text:span><text:span text:style-name="Element_20_List">.</text:span></text:p>
        <text:p text:style-name="Standard">The following elements occur in table.CutOffs: <text:span text:style-name="Element_20_List"><text:bookmark-ref text:reference-format="text" text:ref-name="table.InsertionCutOff">table.InsertionCutOff</text:bookmark-ref></text:span><text:span text:style-name="Element_20_List">, </text:span><text:span text:style-name="Element_20_List"><text:bookmark-ref text:reference-format="text" text:ref-name="table.MovementCutOff">table.MovementCutOff</text:bookmark-ref></text:span><text:span text:style-name="Element_20_List">.</text:span></text:p>
        <text:h text:style-name="Heading_20_3" text:outline-level="3"><text:bookmark-start text:name="table.DataPilotDisplayInfo"/>table.DataPilotDisplayInfo<text:bookmark-end text:name="table.DataPilotDisplayInfo"/></text:h>
        <text:p text:style-name="Standard">Requires the following attributes: <text:span text:style-name="Attribute_20_List">No attribute is required.</text:span></text:p>
        <text:p text:style-name="Standard">Allows the following attributes: <text:span text:style-name="Attribute_20_List">datafield, displaymembermode, enabled, membercount</text:span>.</text:p>
        <text:p text:style-name="Standard">These elements contain table.DataPilotDisplayInfo: <text:span text:style-name="Element_20_List"><text:bookmark-ref text:reference-format="text" text:ref-name="table.DataPilotLevel">table.DataPilotLevel</text:bookmark-ref></text:span><text:span text:style-name="Element_20_List">.</text:span></text:p>
        <text:p text:style-name="Standard">The following elements occur in table.DataPilotDisplayInfo: <text:span text:style-name="Element_20_List">No element is allowed.</text:span></text:p>
        <text:h text:style-name="Heading_20_3" text:outline-level="3"><text:bookmark-start text:name="table.DataPilotField"/>table.DataPilotField<text:bookmark-end text:name="table.DataPilotField"/></text:h>
        <text:p text:style-name="Standard">Requires the following attributes: <text:span text:style-name="Attribute_20_List">sourcefieldname.</text:span></text:p>
        <text:p text:style-name="Standard">Allows the following attributes: <text:span text:style-name="Attribute_20_List">function, isdatalayoutfield, orientation, selectedpage, sourcefieldname, usedhierarchy</text:span>.</text:p>
        <text:p text:style-name="Standard">These elements contain table.DataPilotField: <text:span text:style-name="Element_20_List"><text:bookmark-ref text:reference-format="text" text:ref-name="table.DataPilotTable">table.DataPilotTable</text:bookmark-ref></text:span><text:span text:style-name="Element_20_List">.</text:span></text:p>
        <text:p text:style-name="Standard">The following elements occur in table.DataPilotField: <text:span text:style-name="Element_20_List"><text:bookmark-ref text:reference-format="text" text:ref-name="table.DataPilotFieldReference">table.DataPilotFieldReference</text:bookmark-ref></text:span><text:span text:style-name="Element_20_List">, </text:span><text:span text:style-name="Element_20_List"><text:bookmark-ref text:reference-format="text" text:ref-name="table.DataPilotGroups">table.DataPilotGroups</text:bookmark-ref></text:span><text:span text:style-name="Element_20_List">, </text:span><text:span text:style-name="Element_20_List"><text:bookmark-ref text:reference-format="text" text:ref-name="table.DataPilotLevel">table.DataPilotLevel</text:bookmark-ref></text:span><text:span text:style-name="Element_20_List">.</text:span></text:p>
        <text:h text:style-name="Heading_20_3" text:outline-level="3"><text:bookmark-start text:name="table.DataPilotFieldReference"/>table.DataPilotFieldReference<text:bookmark-end text:name="table.DataPilotFieldReference"/></text:h>
        <text:p text:style-name="Standard">Requires the following attributes: <text:span text:style-name="Attribute_20_List">fieldname, type.</text:span></text:p>
        <text:p text:style-name="Standard">Allows the following attributes: <text:span text:style-name="Attribute_20_List">fieldname, membername, membertype, type</text:span>.</text:p>
        <text:p text:style-name="Standard">These elements contain table.DataPilotFieldReference: <text:span text:style-name="Element_20_List"><text:bookmark-ref text:reference-format="text" text:ref-name="table.DataPilotField">table.DataPilotField</text:bookmark-ref></text:span><text:span text:style-name="Element_20_List">.</text:span></text:p>
        <text:p text:style-name="Standard">The following elements occur in table.DataPilotFieldReference: <text:span text:style-name="Element_20_List">No element is allowed.</text:span></text:p>
        <text:h text:style-name="Heading_20_3" text:outline-level="3"><text:bookmark-start text:name="table.DataPilotGroup"/>table.DataPilotGroup<text:bookmark-end text:name="table.DataPilotGroup"/></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 <text:span text:style-name="Element_20_List"><text:bookmark-ref text:reference-format="text" text:ref-name="table.DataPilotGroups">table.DataPilotGroups</text:bookmark-ref></text:span><text:span text:style-name="Element_20_List">.</text:span></text:p>
        <text:p text:style-name="Standard">The following elements occur in table.DataPilotGroup: <text:span text:style-name="Element_20_List"><text:bookmark-ref text:reference-format="text" text:ref-name="table.DataPilotGroupMember">table.DataPilotGroupMember</text:bookmark-ref></text:span><text:span text:style-name="Element_20_List">.</text:span></text:p>
        <text:h text:style-name="Heading_20_3" text:outline-level="3"><text:bookmark-start text:name="table.DataPilotGroupMember"/>table.DataPilotGroupMember<text:bookmark-end text:name="table.DataPilotGroupMember"/></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Member: <text:span text:style-name="Element_20_List"><text:bookmark-ref text:reference-format="text" text:ref-name="table.DataPilotGroup">table.DataPilotGroup</text:bookmark-ref></text:span><text:span text:style-name="Element_20_List">.</text:span></text:p>
        <text:p text:style-name="Standard"><text:soft-page-break/>The following elements occur in table.DataPilotGroupMember: <text:span text:style-name="Element_20_List">No element is allowed.</text:span></text:p>
        <text:h text:style-name="Heading_20_3" text:outline-level="3"><text:bookmark-start text:name="table.DataPilotGroups"/>table.DataPilotGroups<text:bookmark-end text:name="table.DataPilotGroups"/></text:h>
        <text:p text:style-name="Standard">Requires the following attributes: <text:span text:style-name="Attribute_20_List">groupedby, sourcefieldname, step.</text:span></text:p>
        <text:p text:style-name="Standard">Allows the following attributes: <text:span text:style-name="Attribute_20_List">dateend, datestart, end, groupedby, sourcefieldname, start, step</text:span>.</text:p>
        <text:p text:style-name="Standard">These elements contain table.DataPilotGroups: <text:span text:style-name="Element_20_List"><text:bookmark-ref text:reference-format="text" text:ref-name="table.DataPilotField">table.DataPilotField</text:bookmark-ref></text:span><text:span text:style-name="Element_20_List">.</text:span></text:p>
        <text:p text:style-name="Standard">The following elements occur in table.DataPilotGroups: <text:span text:style-name="Element_20_List"><text:bookmark-ref text:reference-format="text" text:ref-name="table.DataPilotGroup">table.DataPilotGroup</text:bookmark-ref></text:span><text:span text:style-name="Element_20_List">.</text:span></text:p>
        <text:h text:style-name="Heading_20_3" text:outline-level="3"><text:bookmark-start text:name="table.DataPilotLayoutInfo"/>table.DataPilotLayoutInfo<text:bookmark-end text:name="table.DataPilotLayoutInfo"/></text:h>
        <text:p text:style-name="Standard">Requires the following attributes: <text:span text:style-name="Attribute_20_List">addemptylines, layoutmode.</text:span></text:p>
        <text:p text:style-name="Standard">Allows the following attributes: <text:span text:style-name="Attribute_20_List">addemptylines, layoutmode</text:span>.</text:p>
        <text:p text:style-name="Standard">These elements contain table.DataPilotLayoutInfo: <text:span text:style-name="Element_20_List"><text:bookmark-ref text:reference-format="text" text:ref-name="table.DataPilotLevel">table.DataPilotLevel</text:bookmark-ref></text:span><text:span text:style-name="Element_20_List">.</text:span></text:p>
        <text:p text:style-name="Standard">The following elements occur in table.DataPilotLayoutInfo: <text:span text:style-name="Element_20_List">No element is allowed.</text:span></text:p>
        <text:h text:style-name="Heading_20_3" text:outline-level="3"><text:bookmark-start text:name="table.DataPilotLevel"/>table.DataPilotLevel<text:bookmark-end text:name="table.DataPilotLevel"/></text:h>
        <text:p text:style-name="Standard">Requires the following attributes: <text:span text:style-name="Attribute_20_List">No attribute is required.</text:span></text:p>
        <text:p text:style-name="Standard">Allows the following attributes: <text:span text:style-name="Attribute_20_List">showempty</text:span>.</text:p>
        <text:p text:style-name="Standard">These elements contain table.DataPilotLevel: <text:span text:style-name="Element_20_List"><text:bookmark-ref text:reference-format="text" text:ref-name="table.DataPilotField">table.DataPilotField</text:bookmark-ref></text:span><text:span text:style-name="Element_20_List">.</text:span></text:p>
        <text:p text:style-name="Standard">The following elements occur in table.DataPilotLevel: <text:span text:style-name="Element_20_List"><text:bookmark-ref text:reference-format="text" text:ref-name="table.DataPilotDisplayInfo">table.DataPilotDisplayInfo</text:bookmark-ref></text:span><text:span text:style-name="Element_20_List">, </text:span><text:span text:style-name="Element_20_List"><text:bookmark-ref text:reference-format="text" text:ref-name="table.DataPilotLayoutInfo">table.DataPilotLayoutInfo</text:bookmark-ref></text:span><text:span text:style-name="Element_20_List">, </text:span><text:span text:style-name="Element_20_List"><text:bookmark-ref text:reference-format="text" text:ref-name="table.DataPilotMembers">table.DataPilotMembers</text:bookmark-ref></text:span><text:span text:style-name="Element_20_List">, </text:span><text:span text:style-name="Element_20_List"><text:bookmark-ref text:reference-format="text" text:ref-name="table.DataPilotSortInfo">table.DataPilotSortInfo</text:bookmark-ref></text:span><text:span text:style-name="Element_20_List">, </text:span><text:span text:style-name="Element_20_List"><text:bookmark-ref text:reference-format="text" text:ref-name="table.DataPilotSubtotals">table.DataPilotSubtotals</text:bookmark-ref></text:span><text:span text:style-name="Element_20_List">.</text:span></text:p>
        <text:h text:style-name="Heading_20_3" text:outline-level="3"><text:bookmark-start text:name="table.DataPilotMember"/>table.DataPilotMember<text:bookmark-end text:name="table.DataPilotMember"/></text:h>
        <text:p text:style-name="Standard">Requires the following attributes: <text:span text:style-name="Attribute_20_List">name.</text:span></text:p>
        <text:p text:style-name="Standard">Allows the following attributes: <text:span text:style-name="Attribute_20_List">display, name, showdetails</text:span>.</text:p>
        <text:p text:style-name="Standard">These elements contain table.DataPilotMember: <text:span text:style-name="Element_20_List"><text:bookmark-ref text:reference-format="text" text:ref-name="table.DataPilotMembers">table.DataPilotMembers</text:bookmark-ref></text:span><text:span text:style-name="Element_20_List">.</text:span></text:p>
        <text:p text:style-name="Standard">The following elements occur in table.DataPilotMember: <text:span text:style-name="Element_20_List">No element is allowed.</text:span></text:p>
        <text:h text:style-name="Heading_20_3" text:outline-level="3"><text:bookmark-start text:name="table.DataPilotMembers"/>table.DataPilotMembers<text:bookmark-end text:name="table.DataPilotMember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Members: <text:span text:style-name="Element_20_List"><text:bookmark-ref text:reference-format="text" text:ref-name="table.DataPilotLevel">table.DataPilotLevel</text:bookmark-ref></text:span><text:span text:style-name="Element_20_List">.</text:span></text:p>
        <text:p text:style-name="Standard">The following elements occur in table.DataPilotMembers: <text:span text:style-name="Element_20_List"><text:bookmark-ref text:reference-format="text" text:ref-name="table.DataPilotMember">table.DataPilotMember</text:bookmark-ref></text:span><text:span text:style-name="Element_20_List">.</text:span></text:p>
        <text:h text:style-name="Heading_20_3" text:outline-level="3"><text:bookmark-start text:name="table.DataPilotSortInfo"/>table.DataPilotSortInfo<text:bookmark-end text:name="table.DataPilotSortInfo"/></text:h>
        <text:p text:style-name="Standard">Requires the following attributes: <text:span text:style-name="Attribute_20_List">No attribute is required.</text:span></text:p>
        <text:p text:style-name="Standard">Allows the following attributes: <text:span text:style-name="Attribute_20_List">datafield, order, sortmode</text:span>.</text:p>
        <text:p text:style-name="Standard">These elements contain table.DataPilotSortInfo: <text:span text:style-name="Element_20_List"><text:bookmark-ref text:reference-format="text" text:ref-name="table.DataPilotLevel">table.DataPilotLevel</text:bookmark-ref></text:span><text:span text:style-name="Element_20_List">.</text:span></text:p>
        <text:p text:style-name="Standard">The following elements occur in table.DataPilotSortInfo: <text:span text:style-name="Element_20_List">No element is allowed.</text:span></text:p>
        <text:h text:style-name="Heading_20_3" text:outline-level="3"><text:bookmark-start text:name="table.DataPilotSubtotal"/>table.DataPilotSubtotal<text:bookmark-end text:name="table.DataPilotSubtotal"/></text:h>
        <text:p text:style-name="Standard">Requires the following attributes: <text:span text:style-name="Attribute_20_List">function.</text:span></text:p>
        <text:p text:style-name="Standard">Allows the following attributes: <text:span text:style-name="Attribute_20_List">function</text:span>.</text:p>
        <text:p text:style-name="Standard">These elements contain table.DataPilotSubtotal: <text:span text:style-name="Element_20_List"><text:bookmark-ref text:reference-format="text" text:ref-name="table.DataPilotSubtotals">table.DataPilotSubtotals</text:bookmark-ref></text:span><text:span text:style-name="Element_20_List">.</text:span></text:p>
        <text:p text:style-name="Standard">The following elements occur in table.DataPilotSubtotal: <text:span text:style-name="Element_20_List">No element is allowed.</text:span></text:p>
        <text:h text:style-name="Heading_20_3" text:outline-level="3"><text:bookmark-start text:name="table.DataPilotSubtotals"/><text:soft-page-break/>table.DataPilotSubtotals<text:bookmark-end text:name="table.DataPilotSubtota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Subtotals: <text:span text:style-name="Element_20_List"><text:bookmark-ref text:reference-format="text" text:ref-name="table.DataPilotLevel">table.DataPilotLevel</text:bookmark-ref></text:span><text:span text:style-name="Element_20_List">.</text:span></text:p>
        <text:p text:style-name="Standard">The following elements occur in table.DataPilotSubtotals: <text:span text:style-name="Element_20_List"><text:bookmark-ref text:reference-format="text" text:ref-name="table.DataPilotSubtotal">table.DataPilotSubtotal</text:bookmark-ref></text:span><text:span text:style-name="Element_20_List">.</text:span></text:p>
        <text:h text:style-name="Heading_20_3" text:outline-level="3"><text:bookmark-start text:name="table.DataPilotTable"/>table.DataPilotTable<text:bookmark-end text:name="table.DataPilotTable"/></text:h>
        <text:p text:style-name="Standard">Requires the following attributes: <text:span text:style-name="Attribute_20_List">No attribute is required.</text:span></text:p>
        <text:p text:style-name="Standard">Allows the following attributes: <text:span text:style-name="Attribute_20_List">applicationdata, buttons, drilldownondoubleclick, grandtotal, identifycategories, ignoreemptyrows, name, showfilterbutton, targetrangeaddress</text:span>.</text:p>
        <text:p text:style-name="Standard">These elements contain table.DataPilotTable: <text:span text:style-name="Element_20_List"><text:bookmark-ref text:reference-format="text" text:ref-name="table.DataPilotTables">table.DataPilotTables</text:bookmark-ref></text:span><text:span text:style-name="Element_20_List">.</text:span></text:p>
        <text:p text:style-name="Standard">The following elements occur in table.DataPilotTable: <text:span text:style-name="Element_20_List"><text:bookmark-ref text:reference-format="text" text:ref-name="table.DataPilotField">table.DataPilotField</text:bookmark-ref></text:span><text:span text:style-name="Element_20_List">, </text:span><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SourceCellRange">table.SourceCellRange</text:bookmark-ref></text:span><text:span text:style-name="Element_20_List">, </text:span><text:span text:style-name="Element_20_List"><text:bookmark-ref text:reference-format="text" text:ref-name="table.SourceService">table.SourceService</text:bookmark-ref></text:span><text:span text:style-name="Element_20_List">.</text:span></text:p>
        <text:h text:style-name="Heading_20_3" text:outline-level="3"><text:bookmark-start text:name="table.DataPilotTables"/>table.DataPilotTables<text:bookmark-end text:name="table.DataPilotTabl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Tabl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PilotTables: <text:span text:style-name="Element_20_List"><text:bookmark-ref text:reference-format="text" text:ref-name="table.DataPilotTable">table.DataPilotTable</text:bookmark-ref></text:span><text:span text:style-name="Element_20_List">.</text:span></text:p>
        <text:h text:style-name="Heading_20_3" text:outline-level="3"><text:bookmark-start text:name="table.DatabaseRange"/>table.DatabaseRange<text:bookmark-end text:name="table.DatabaseRange"/></text:h>
        <text:p text:style-name="Standard">Requires the following attributes: <text:span text:style-name="Attribute_20_List">No attribute is required.</text:span></text:p>
        <text:p text:style-name="Standard">Allows the following attributes: <text:span text:style-name="Attribute_20_List">containsheader, displayfilterbuttons, haspersistentdata, isselection, name, onupdatekeepsize, onupdatekeepstyles, orientation, refreshdelay, targetrangeaddress</text:span>.</text:p>
        <text:p text:style-name="Standard">These elements contain table.DatabaseRange: <text:span text:style-name="Element_20_List"><text:bookmark-ref text:reference-format="text" text:ref-name="table.DatabaseRanges">table.DatabaseRanges</text:bookmark-ref></text:span><text:span text:style-name="Element_20_List">.</text:span></text:p>
        <text:p text:style-name="Standard">The following elements occur in table.DatabaseRange: <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Filter">table.Filter</text:bookmark-ref></text:span><text:span text:style-name="Element_20_List">, </text:span><text:span text:style-name="Element_20_List"><text:bookmark-ref text:reference-format="text" text:ref-name="table.Sort">table.Sort</text:bookmark-ref></text:span><text:span text:style-name="Element_20_List">, </text:span><text:span text:style-name="Element_20_List"><text:bookmark-ref text:reference-format="text" text:ref-name="table.SubtotalRules">table.SubtotalRules</text:bookmark-ref></text:span><text:span text:style-name="Element_20_List">.</text:span></text:p>
        <text:h text:style-name="Heading_20_3" text:outline-level="3"><text:bookmark-start text:name="table.DatabaseRanges"/>table.DatabaseRanges<text:bookmark-end text:name="table.DatabaseRang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base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baseRanges: <text:span text:style-name="Element_20_List"><text:bookmark-ref text:reference-format="text" text:ref-name="table.DatabaseRange">table.DatabaseRange</text:bookmark-ref></text:span><text:span text:style-name="Element_20_List">.</text:span></text:p>
        <text:h text:style-name="Heading_20_3" text:outline-level="3"><text:bookmark-start text:name="table.DatabaseSourceQuery"/>table.DatabaseSourceQuery<text:bookmark-end text:name="table.DatabaseSourceQuery"/></text:h>
        <text:p text:style-name="Standard">Requires the following attributes: <text:span text:style-name="Attribute_20_List">No attribute is required.</text:span></text:p>
        <text:p text:style-name="Standard">Allows the following attributes: <text:span text:style-name="Attribute_20_List">databasename, queryname</text:span>.</text:p>
        <text:p text:style-name="Standard">These elements contain table.DatabaseSourceQuery: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Query: <text:span text:style-name="Element_20_List">No element is allowed.</text:span></text:p>
        <text:h text:style-name="Heading_20_3" text:outline-level="3"><text:bookmark-start text:name="table.DatabaseSourceSql"/>table.DatabaseSourceSql<text:bookmark-end text:name="table.DatabaseSourceSql"/></text:h>
        <text:p text:style-name="Standard">Requires the following attributes: <text:span text:style-name="Attribute_20_List">databasename, sqlstatement.</text:span></text:p>
        <text:p text:style-name="Standard">Allows the following attributes: <text:span text:style-name="Attribute_20_List">databasename, parsesqlstatement, sqlstatement</text:span>.</text:p>
        <text:p text:style-name="Standard"><text:soft-page-break/>These elements contain table.DatabaseSourceSql: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Sql: <text:span text:style-name="Element_20_List">No element is allowed.</text:span></text:p>
        <text:h text:style-name="Heading_20_3" text:outline-level="3"><text:bookmark-start text:name="table.DatabaseSourceTable"/>table.DatabaseSourceTable<text:bookmark-end text:name="table.DatabaseSourceTable"/></text:h>
        <text:p text:style-name="Standard">Requires the following attributes: <text:span text:style-name="Attribute_20_List">databasename, databasetablename.</text:span></text:p>
        <text:p text:style-name="Standard">Allows the following attributes: <text:span text:style-name="Attribute_20_List">databasename, databasetablename</text:span>.</text:p>
        <text:p text:style-name="Standard">These elements contain table.DatabaseSourceTable: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Table: <text:span text:style-name="Element_20_List">No element is allowed.</text:span></text:p>
        <text:h text:style-name="Heading_20_3" text:outline-level="3"><text:bookmark-start text:name="table.DdeLink"/>table.DdeLink<text:bookmark-end text:name="table.DdeLin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 <text:span text:style-name="Element_20_List"><text:bookmark-ref text:reference-format="text" text:ref-name="table.DdeLinks">table.DdeLinks</text:bookmark-ref></text:span><text:span text:style-name="Element_20_List">.</text:span></text:p>
        <text:p text:style-name="Standard">The following elements occur in table.DdeLink: <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text:span></text:p>
        <text:h text:style-name="Heading_20_3" text:outline-level="3"><text:bookmark-start text:name="table.DdeLinks"/>table.DdeLinks<text:bookmark-end text:name="table.DdeLink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deLinks: <text:span text:style-name="Element_20_List"><text:bookmark-ref text:reference-format="text" text:ref-name="table.DdeLink">table.DdeLink</text:bookmark-ref></text:span><text:span text:style-name="Element_20_List">.</text:span></text:p>
        <text:h text:style-name="Heading_20_3" text:outline-level="3"><text:bookmark-start text:name="table.Deletion"/>table.Deletion<text:bookmark-end text:name="table.Deletion"/></text:h>
        <text:p text:style-name="Standard">Requires the following attributes: <text:span text:style-name="Attribute_20_List">No attribute is required.</text:span></text:p>
        <text:p text:style-name="Standard">Allows the following attributes: <text:span text:style-name="Attribute_20_List">acceptancestate, id, multideletionspanned, position, rejectingchangeid, table, type</text:span>.</text:p>
        <text:p text:style-name="Standard">These elements contain table.Deletion: <text:span text:style-name="Element_20_List"><text:bookmark-ref text:reference-format="text" text:ref-name="table.TrackedChanges">table.TrackedChanges</text:bookmark-ref></text:span><text:span text:style-name="Element_20_List">.</text:span></text:p>
        <text:p text:style-name="Standard">The following elements occur in table.Dele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utOffs">table.CutOff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Deletions"/>table.Deletions<text:bookmark-end text:name="table.Delet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letion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letions: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ChangeDeletion">table.ChangeDeletion</text:bookmark-ref></text:span><text:span text:style-name="Element_20_List">.</text:span></text:p>
        <text:h text:style-name="Heading_20_3" text:outline-level="3"><text:bookmark-start text:name="table.Dependencies"/>table.Dependencies<text:bookmark-end text:name="table.Dependenci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pendenci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pendencies: <text:span text:style-name="Element_20_List"><text:bookmark-ref text:reference-format="text" text:ref-name="table.Dependency">table.Dependency</text:bookmark-ref></text:span><text:span text:style-name="Element_20_List">.</text:span></text:p>
        <text:h text:style-name="Heading_20_3" text:outline-level="3"><text:bookmark-start text:name="table.Dependency"/>table.Dependency<text:bookmark-end text:name="table.Dependency"/></text:h>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ext:soft-page-break/>These elements contain table.Dependency: <text:span text:style-name="Element_20_List"><text:bookmark-ref text:reference-format="text" text:ref-name="table.Dependencies">table.Dependencies</text:bookmark-ref></text:span><text:span text:style-name="Element_20_List">.</text:span></text:p>
        <text:p text:style-name="Standard">The following elements occur in table.Dependency: <text:span text:style-name="Element_20_List">No element is allowed.</text:span></text:p>
        <text:h text:style-name="Heading_20_3" text:outline-level="3"><text:bookmark-start text:name="table.Detective"/>table.Detective<text:bookmark-end text:name="table.Detectiv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tectiv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Detective: <text:span text:style-name="Element_20_List"><text:bookmark-ref text:reference-format="text" text:ref-name="table.HighlightedRange">table.HighlightedRange</text:bookmark-ref></text:span><text:span text:style-name="Element_20_List">, </text:span><text:span text:style-name="Element_20_List"><text:bookmark-ref text:reference-format="text" text:ref-name="table.Operation">table.Operation</text:bookmark-ref></text:span><text:span text:style-name="Element_20_List">.</text:span></text:p>
        <text:h text:style-name="Heading_20_3" text:outline-level="3"><text:bookmark-start text:name="table.ErrorMacro"/>table.ErrorMacro<text:bookmark-end text:name="table.ErrorMacro"/></text:h>
        <text:p text:style-name="Standard">Requires the following attributes: <text:span text:style-name="Attribute_20_List">No attribute is required.</text:span></text:p>
        <text:p text:style-name="Standard">Allows the following attributes: <text:span text:style-name="Attribute_20_List">execute</text:span>.</text:p>
        <text:p text:style-name="Standard">These elements contain table.ErrorMacro: <text:span text:style-name="Element_20_List"><text:bookmark-ref text:reference-format="text" text:ref-name="table.ContentValidation">table.ContentValidation</text:bookmark-ref></text:span><text:span text:style-name="Element_20_List">.</text:span></text:p>
        <text:p text:style-name="Standard">The following elements occur in table.ErrorMacro: <text:span text:style-name="Element_20_List">No element is allowed.</text:span></text:p>
        <text:h text:style-name="Heading_20_3" text:outline-level="3"><text:bookmark-start text:name="table.ErrorMessage"/>table.ErrorMessage<text:bookmark-end text:name="table.ErrorMessage"/></text:h>
        <text:p text:style-name="Standard">Requires the following attributes: <text:span text:style-name="Attribute_20_List">No attribute is required.</text:span></text:p>
        <text:p text:style-name="Standard">Allows the following attributes: <text:span text:style-name="Attribute_20_List">display, messagetype, title</text:span>.</text:p>
        <text:p text:style-name="Standard">These elements contain table.ErrorMessage: <text:span text:style-name="Element_20_List"><text:bookmark-ref text:reference-format="text" text:ref-name="table.ContentValidation">table.ContentValidation</text:bookmark-ref></text:span><text:span text:style-name="Element_20_List">.</text:span></text:p>
        <text:p text:style-name="Standard">The following elements occur in table.ErrorMessage: <text:span text:style-name="Element_20_List"><text:bookmark-ref text:reference-format="text" text:ref-name="text.P">text.P</text:bookmark-ref></text:span><text:span text:style-name="Element_20_List">.</text:span></text:p>
        <text:h text:style-name="Heading_20_3" text:outline-level="3"><text:bookmark-start text:name="table.EvenColumns"/>table.EvenColumns<text:bookmark-end text:name="table.EvenColumns"/></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EvenColumns: <text:span text:style-name="Element_20_List"><text:bookmark-ref text:reference-format="text" text:ref-name="table.TableTemplate">table.TableTemplate</text:bookmark-ref></text:span><text:span text:style-name="Element_20_List">.</text:span></text:p>
        <text:p text:style-name="Standard">The following elements occur in table.EvenColumns: <text:span text:style-name="Element_20_List">No element is allowed.</text:span></text:p>
        <text:h text:style-name="Heading_20_3" text:outline-level="3"><text:bookmark-start text:name="table.EvenRows"/>table.EvenRows<text:bookmark-end text:name="table.EvenRows"/></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EvenRows: <text:span text:style-name="Element_20_List"><text:bookmark-ref text:reference-format="text" text:ref-name="table.TableTemplate">table.TableTemplate</text:bookmark-ref></text:span><text:span text:style-name="Element_20_List">.</text:span></text:p>
        <text:p text:style-name="Standard">The following elements occur in table.EvenRows: <text:span text:style-name="Element_20_List">No element is allowed.</text:span></text:p>
        <text:h text:style-name="Heading_20_3" text:outline-level="3"><text:bookmark-start text:name="table.Filter"/>table.Filter<text:bookmark-end text:name="table.Filter"/></text:h>
        <text:p text:style-name="Standard">Requires the following attributes: <text:span text:style-name="Attribute_20_List">No attribute is required.</text:span></text:p>
        <text:p text:style-name="Standard">Allows the following attributes: <text:span text:style-name="Attribute_20_List">conditionsource, conditionsourcerangeaddress, displayduplicates, </text:span><text:span text:style-name="Attribute_20_List">targetrangeaddress</text:span>.</text:p>
        <text:p text:style-name="Standard">These elements contain table.Filter: <text:span text:style-name="Element_20_List"><text:bookmark-ref text:reference-format="text" text:ref-name="table.DatabaseRange">table.DatabaseRange</text:bookmark-ref></text:span><text:span text:style-name="Element_20_List">, </text:span><text:span text:style-name="Element_20_List"><text:bookmark-ref text:reference-format="text" text:ref-name="table.SourceCellRange">table.SourceCellRange</text:bookmark-ref></text:span><text:span text:style-name="Element_20_List">.</text:span></text:p>
        <text:p text:style-name="Standard">The following elements occur in table.Filte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And"/>table.FilterAnd<text:bookmark-end text:name="table.FilterAn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And: <text:span text:style-name="Element_20_List"><text:bookmark-ref text:reference-format="text" text:ref-name="table.Filter">table.Filter</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And: <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h text:style-name="Heading_20_3" text:outline-level="3"><text:bookmark-start text:name="table.FilterCondition"/><text:soft-page-break/>table.FilterCondition<text:bookmark-end text:name="table.FilterCondition"/></text:h>
        <text:p text:style-name="Standard">Requires the following attributes: <text:span text:style-name="Attribute_20_List">No attribute is required.</text:span></text:p>
        <text:p text:style-name="Standard">Allows the following attributes: <text:span text:style-name="Attribute_20_List">casesensitive, datatype, fieldnumber, operator, value</text:span>.</text:p>
        <text:p text:style-name="Standard">These elements contain table.FilterCondition: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Condition: <text:span text:style-name="Element_20_List">No element is allowed.</text:span></text:p>
        <text:h text:style-name="Heading_20_3" text:outline-level="3"><text:bookmark-start text:name="table.FilterOr"/>table.FilterOr<text:bookmark-end text:name="table.FilterO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Or: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text:span></text:p>
        <text:p text:style-name="Standard">The following elements occur in table.FilterO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text:span></text:p>
        <text:h text:style-name="Heading_20_3" text:outline-level="3"><text:bookmark-start text:name="table.FirstColumn"/>table.FirstColumn<text:bookmark-end text:name="table.FirstColumn"/></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able.FirstColumn: <text:span text:style-name="Element_20_List"><text:bookmark-ref text:reference-format="text" text:ref-name="table.TableTemplate">table.TableTemplate</text:bookmark-ref></text:span><text:span text:style-name="Element_20_List">.</text:span></text:p>
        <text:p text:style-name="Standard">The following elements occur in table.FirstColumn: <text:span text:style-name="Element_20_List">No element is allowed.</text:span></text:p>
        <text:h text:style-name="Heading_20_3" text:outline-level="3"><text:bookmark-start text:name="table.FirstRow"/>table.FirstRow<text:bookmark-end text:name="table.FirstRow"/></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FirstRow: <text:span text:style-name="Element_20_List"><text:bookmark-ref text:reference-format="text" text:ref-name="table.TableTemplate">table.TableTemplate</text:bookmark-ref></text:span><text:span text:style-name="Element_20_List">.</text:span></text:p>
        <text:p text:style-name="Standard">The following elements occur in table.FirstRow: <text:span text:style-name="Element_20_List">No element is allowed.</text:span></text:p>
        <text:h text:style-name="Heading_20_3" text:outline-level="3"><text:bookmark-start text:name="table.HelpMessage"/>table.HelpMessage<text:bookmark-end text:name="table.HelpMessage"/></text:h>
        <text:p text:style-name="Standard">Requires the following attributes: <text:span text:style-name="Attribute_20_List">No attribute is required.</text:span></text:p>
        <text:p text:style-name="Standard">Allows the following attributes: <text:span text:style-name="Attribute_20_List">display, title</text:span>.</text:p>
        <text:p text:style-name="Standard">These elements contain table.HelpMessage: <text:span text:style-name="Element_20_List"><text:bookmark-ref text:reference-format="text" text:ref-name="table.ContentValidation">table.ContentValidation</text:bookmark-ref></text:span><text:span text:style-name="Element_20_List">.</text:span></text:p>
        <text:p text:style-name="Standard">The following elements occur in table.HelpMessage: <text:span text:style-name="Element_20_List"><text:bookmark-ref text:reference-format="text" text:ref-name="text.P">text.P</text:bookmark-ref></text:span><text:span text:style-name="Element_20_List">.</text:span></text:p>
        <text:h text:style-name="Heading_20_3" text:outline-level="3"><text:bookmark-start text:name="table.HighlightedRange"/>table.HighlightedRange<text:bookmark-end text:name="table.HighlightedRange"/></text:h>
        <text:p text:style-name="Standard">Requires the following attributes: <text:span text:style-name="Attribute_20_List">No attribute is required.</text:span></text:p>
        <text:p text:style-name="Standard">Allows the following attributes: <text:span text:style-name="Attribute_20_List">cellrangeaddress, containserror, direction, markedinvalid</text:span>.</text:p>
        <text:p text:style-name="Standard">These elements contain table.HighlightedRange: <text:span text:style-name="Element_20_List"><text:bookmark-ref text:reference-format="text" text:ref-name="table.Detective">table.Detective</text:bookmark-ref></text:span><text:span text:style-name="Element_20_List">.</text:span></text:p>
        <text:p text:style-name="Standard">The following elements occur in table.HighlightedRange: <text:span text:style-name="Element_20_List">No element is allowed.</text:span></text:p>
        <text:h text:style-name="Heading_20_3" text:outline-level="3"><text:bookmark-start text:name="table.Insertion"/>table.Insertion<text:bookmark-end text:name="table.Insertion"/></text:h>
        <text:p text:style-name="Standard">Requires the following attributes: <text:span text:style-name="Attribute_20_List">id, position, type.</text:span></text:p>
        <text:p text:style-name="Standard">Allows the following attributes: <text:span text:style-name="Attribute_20_List">acceptancestate, count, id, position, rejectingchangeid, table, type</text:span>.</text:p>
        <text:p text:style-name="Standard">These elements contain table.Insertion: <text:span text:style-name="Element_20_List"><text:bookmark-ref text:reference-format="text" text:ref-name="table.TrackedChanges">table.TrackedChanges</text:bookmark-ref></text:span><text:span text:style-name="Element_20_List">.</text:span></text:p>
        <text:p text:style-name="Standard">The following elements occur in table.Inser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h text:style-name="Heading_20_3" text:outline-level="3"><text:bookmark-start text:name="table.InsertionCutOff"/>table.InsertionCutOff<text:bookmark-end text:name="table.InsertionCutOff"/></text:h>
        <text:p text:style-name="Standard">Requires the following attributes: <text:span text:style-name="Attribute_20_List">id, position.</text:span></text:p>
        <text:p text:style-name="Standard">Allows the following attributes: <text:span text:style-name="Attribute_20_List">id, position</text:span>.</text:p>
        <text:p text:style-name="Standard"><text:soft-page-break/>These elements contain table.InsertionCutOff: <text:span text:style-name="Element_20_List"><text:bookmark-ref text:reference-format="text" text:ref-name="table.CutOffs">table.CutOffs</text:bookmark-ref></text:span><text:span text:style-name="Element_20_List">.</text:span></text:p>
        <text:p text:style-name="Standard">The following elements occur in table.InsertionCutOff: <text:span text:style-name="Element_20_List">No element is allowed.</text:span></text:p>
        <text:h text:style-name="Heading_20_3" text:outline-level="3"><text:bookmark-start text:name="table.Iteration"/>table.Iteration<text:bookmark-end text:name="table.Iteration"/></text:h>
        <text:p text:style-name="Standard">Requires the following attributes: <text:span text:style-name="Attribute_20_List">No attribute is required.</text:span></text:p>
        <text:p text:style-name="Standard">Allows the following attributes: <text:span text:style-name="Attribute_20_List">maximumdifference, status, steps</text:span>.</text:p>
        <text:p text:style-name="Standard">These elements contain table.Iteration: <text:span text:style-name="Element_20_List"><text:bookmark-ref text:reference-format="text" text:ref-name="table.CalculationSettings">table.CalculationSettings</text:bookmark-ref></text:span><text:span text:style-name="Element_20_List">.</text:span></text:p>
        <text:p text:style-name="Standard">The following elements occur in table.Iteration: <text:span text:style-name="Element_20_List">No element is allowed.</text:span></text:p>
        <text:h text:style-name="Heading_20_3" text:outline-level="3"><text:bookmark-start text:name="table.LabelRange"/>table.LabelRange<text:bookmark-end text:name="table.LabelRange"/></text:h>
        <text:p text:style-name="Standard">Requires the following attributes: <text:span text:style-name="Attribute_20_List">datacellrangeaddress, labelcellrangeaddress, orientation.</text:span></text:p>
        <text:p text:style-name="Standard">Allows the following attributes: <text:span text:style-name="Attribute_20_List">datacellrangeaddress, labelcellrangeaddress, orientation</text:span>.</text:p>
        <text:p text:style-name="Standard">These elements contain table.LabelRange: <text:span text:style-name="Element_20_List"><text:bookmark-ref text:reference-format="text" text:ref-name="table.LabelRanges">table.LabelRanges</text:bookmark-ref></text:span><text:span text:style-name="Element_20_List">.</text:span></text:p>
        <text:p text:style-name="Standard">The following elements occur in table.LabelRange: <text:span text:style-name="Element_20_List">No element is allowed.</text:span></text:p>
        <text:h text:style-name="Heading_20_3" text:outline-level="3"><text:bookmark-start text:name="table.LabelRanges"/>table.LabelRanges<text:bookmark-end text:name="table.LabelRang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Label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LabelRanges: <text:span text:style-name="Element_20_List"><text:bookmark-ref text:reference-format="text" text:ref-name="table.LabelRange">table.LabelRange</text:bookmark-ref></text:span><text:span text:style-name="Element_20_List">.</text:span></text:p>
        <text:h text:style-name="Heading_20_3" text:outline-level="3"><text:bookmark-start text:name="table.LastColumn"/>table.LastColumn<text:bookmark-end text:name="table.LastColumn"/></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able.LastColumn: <text:span text:style-name="Element_20_List"><text:bookmark-ref text:reference-format="text" text:ref-name="table.TableTemplate">table.TableTemplate</text:bookmark-ref></text:span><text:span text:style-name="Element_20_List">.</text:span></text:p>
        <text:p text:style-name="Standard">The following elements occur in table.LastColumn: <text:span text:style-name="Element_20_List">No element is allowed.</text:span></text:p>
        <text:h text:style-name="Heading_20_3" text:outline-level="3"><text:bookmark-start text:name="table.LastRow"/>table.LastRow<text:bookmark-end text:name="table.LastRow"/></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LastRow: <text:span text:style-name="Element_20_List"><text:bookmark-ref text:reference-format="text" text:ref-name="table.TableTemplate">table.TableTemplate</text:bookmark-ref></text:span><text:span text:style-name="Element_20_List">.</text:span></text:p>
        <text:p text:style-name="Standard">The following elements occur in table.LastRow: <text:span text:style-name="Element_20_List">No element is allowed.</text:span></text:p>
        <text:h text:style-name="Heading_20_3" text:outline-level="3"><text:bookmark-start text:name="table.Movement"/>table.Movement<text:bookmark-end text:name="table.Movement"/></text:h>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Movement: <text:span text:style-name="Element_20_List"><text:bookmark-ref text:reference-format="text" text:ref-name="table.TrackedChanges">table.TrackedChanges</text:bookmark-ref></text:span><text:span text:style-name="Element_20_List">.</text:span></text:p>
        <text:p text:style-name="Standard">The following elements occur in table.Movement: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SourceRangeAddress">table.SourceRangeAddress</text:bookmark-ref></text:span><text:span text:style-name="Element_20_List">, </text:span><text:span text:style-name="Element_20_List"><text:bookmark-ref text:reference-format="text" text:ref-name="table.TargetRangeAddress">table.TargetRangeAddress</text:bookmark-ref></text:span><text:span text:style-name="Element_20_List">.</text:span></text:p>
        <text:h text:style-name="Heading_20_3" text:outline-level="3"><text:bookmark-start text:name="table.MovementCutOff"/>table.MovementCutOff<text:bookmark-end text:name="table.MovementCutOff"/></text:h>
        <text:p text:style-name="Standard">Requires the following attributes: <text:span text:style-name="Attribute_20_List">No attribute is required.</text:span></text:p>
        <text:p text:style-name="Standard">Allows the following attributes: <text:span text:style-name="Attribute_20_List">endposition, position, startposition</text:span>.</text:p>
        <text:p text:style-name="Standard">These elements contain table.MovementCutOff: <text:span text:style-name="Element_20_List"><text:bookmark-ref text:reference-format="text" text:ref-name="table.CutOffs">table.CutOffs</text:bookmark-ref></text:span><text:span text:style-name="Element_20_List">.</text:span></text:p>
        <text:p text:style-name="Standard">The following elements occur in table.MovementCutOff: <text:span text:style-name="Element_20_List">No element is allowed.</text:span></text:p>
        <text:h text:style-name="Heading_20_3" text:outline-level="3"><text:bookmark-start text:name="table.NamedExpression"/><text:soft-page-break/>table.NamedExpression<text:bookmark-end text:name="table.NamedExpression"/></text:h>
        <text:p text:style-name="Standard">Requires the following attributes: <text:span text:style-name="Attribute_20_List">expression, name.</text:span></text:p>
        <text:p text:style-name="Standard">Allows the following attributes: <text:span text:style-name="Attribute_20_List">basecelladdress, expression, name</text:span>.</text:p>
        <text:p text:style-name="Standard">These elements contain table.NamedExpression: <text:span text:style-name="Element_20_List"><text:bookmark-ref text:reference-format="text" text:ref-name="table.NamedExpressions">table.NamedExpressions</text:bookmark-ref></text:span><text:span text:style-name="Element_20_List">.</text:span></text:p>
        <text:p text:style-name="Standard">The following elements occur in table.NamedExpression: <text:span text:style-name="Element_20_List">No element is allowed.</text:span></text:p>
        <text:h text:style-name="Heading_20_3" text:outline-level="3"><text:bookmark-start text:name="table.NamedExpressions"/>table.NamedExpressions<text:bookmark-end text:name="table.NamedExpressio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NamedExpress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NamedExpressions: <text:span text:style-name="Element_20_List"><text:bookmark-ref text:reference-format="text" text:ref-name="table.NamedExpression">table.NamedExpression</text:bookmark-ref></text:span><text:span text:style-name="Element_20_List">, </text:span><text:span text:style-name="Element_20_List"><text:bookmark-ref text:reference-format="text" text:ref-name="table.NamedRange">table.NamedRange</text:bookmark-ref></text:span><text:span text:style-name="Element_20_List">.</text:span></text:p>
        <text:h text:style-name="Heading_20_3" text:outline-level="3"><text:bookmark-start text:name="table.NamedRange"/>table.NamedRange<text:bookmark-end text:name="table.NamedRange"/></text:h>
        <text:p text:style-name="Standard">Requires the following attributes: <text:span text:style-name="Attribute_20_List">No attribute is required.</text:span></text:p>
        <text:p text:style-name="Standard">Allows the following attributes: <text:span text:style-name="Attribute_20_List">basecelladdress, cellrangeaddress, name, rangeusableas</text:span>.</text:p>
        <text:p text:style-name="Standard">These elements contain table.NamedRange: <text:span text:style-name="Element_20_List"><text:bookmark-ref text:reference-format="text" text:ref-name="table.NamedExpressions">table.NamedExpressions</text:bookmark-ref></text:span><text:span text:style-name="Element_20_List">.</text:span></text:p>
        <text:p text:style-name="Standard">The following elements occur in table.NamedRange: <text:span text:style-name="Element_20_List">No element is allowed.</text:span></text:p>
        <text:h text:style-name="Heading_20_3" text:outline-level="3"><text:bookmark-start text:name="table.NullDate"/>table.NullDate<text:bookmark-end text:name="table.NullDate"/></text:h>
        <text:p text:style-name="Standard">Requires the following attributes: <text:span text:style-name="Attribute_20_List">No attribute is required.</text:span></text:p>
        <text:p text:style-name="Standard">Allows the following attributes: <text:span text:style-name="Attribute_20_List">datevaluetype, valuetype</text:span>.</text:p>
        <text:p text:style-name="Standard">These elements contain table.NullDate: <text:span text:style-name="Element_20_List"><text:bookmark-ref text:reference-format="text" text:ref-name="table.CalculationSettings">table.CalculationSettings</text:bookmark-ref></text:span><text:span text:style-name="Element_20_List">.</text:span></text:p>
        <text:p text:style-name="Standard">The following elements occur in table.NullDate: <text:span text:style-name="Element_20_List">No element is allowed.</text:span></text:p>
        <text:h text:style-name="Heading_20_3" text:outline-level="3"><text:bookmark-start text:name="table.OddColumns"/>table.OddColumns<text:bookmark-end text:name="table.OddColumns"/></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OddColumns: <text:span text:style-name="Element_20_List"><text:bookmark-ref text:reference-format="text" text:ref-name="table.TableTemplate">table.TableTemplate</text:bookmark-ref></text:span><text:span text:style-name="Element_20_List">.</text:span></text:p>
        <text:p text:style-name="Standard">The following elements occur in table.OddColumns: <text:span text:style-name="Element_20_List">No element is allowed.</text:span></text:p>
        <text:h text:style-name="Heading_20_3" text:outline-level="3"><text:bookmark-start text:name="table.OddRows"/>table.OddRows<text:bookmark-end text:name="table.OddRows"/></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OddRows: <text:span text:style-name="Element_20_List"><text:bookmark-ref text:reference-format="text" text:ref-name="table.TableTemplate">table.TableTemplate</text:bookmark-ref></text:span><text:span text:style-name="Element_20_List">.</text:span></text:p>
        <text:p text:style-name="Standard">The following elements occur in table.OddRows: <text:span text:style-name="Element_20_List">No element is allowed.</text:span></text:p>
        <text:h text:style-name="Heading_20_3" text:outline-level="3"><text:bookmark-start text:name="table.Operation"/>table.Operation<text:bookmark-end text:name="table.Operation"/></text:h>
        <text:p text:style-name="Standard">Requires the following attributes: <text:span text:style-name="Attribute_20_List">index, name.</text:span></text:p>
        <text:p text:style-name="Standard">Allows the following attributes: <text:span text:style-name="Attribute_20_List">index, name</text:span>.</text:p>
        <text:p text:style-name="Standard">These elements contain table.Operation: <text:span text:style-name="Element_20_List"><text:bookmark-ref text:reference-format="text" text:ref-name="table.Detective">table.Detective</text:bookmark-ref></text:span><text:span text:style-name="Element_20_List">.</text:span></text:p>
        <text:p text:style-name="Standard">The following elements occur in table.Operation: <text:span text:style-name="Element_20_List">No element is allowed.</text:span></text:p>
        <text:h text:style-name="Heading_20_3" text:outline-level="3"><text:bookmark-start text:name="table.Previous"/>table.Previous<text:bookmark-end text:name="table.Previous"/></text:h>
        <text:p text:style-name="Standard">Requires the following attributes: <text:span text:style-name="Attribute_20_List">No attribute is required.</text:span></text:p>
        <text:p text:style-name="Standard"><text:soft-page-break/>Allows the following attributes: <text:span text:style-name="Attribute_20_List">id</text:span>.</text:p>
        <text:p text:style-name="Standard">These elements contain table.Previous: <text:span text:style-name="Element_20_List"><text:bookmark-ref text:reference-format="text" text:ref-name="table.CellContentChange">table.CellContentChange</text:bookmark-ref></text:span><text:span text:style-name="Element_20_List">.</text:span></text:p>
        <text:p text:style-name="Standard">The following elements occur in table.Previous: <text:span text:style-name="Element_20_List"><text:bookmark-ref text:reference-format="text" text:ref-name="table.ChangeTrackTableCell">table.ChangeTrackTableCell</text:bookmark-ref></text:span><text:span text:style-name="Element_20_List">.</text:span></text:p>
        <text:h text:style-name="Heading_20_3" text:outline-level="3"><text:bookmark-start text:name="table.Scenario"/>table.Scenario<text:bookmark-end text:name="table.Scenario"/></text:h>
        <text:p text:style-name="Standard">Requires the following attributes: <text:span text:style-name="Attribute_20_List">isactive, scenarioranges.</text:span></text:p>
        <text:p text:style-name="Standard">Allows the following attributes: <text:span text:style-name="Attribute_20_List">bordercolor, comment, copyback, copyformulas, copystyles, displayborder, isactive, protected, scenarioranges</text:span>.</text:p>
        <text:p text:style-name="Standard">These elements contain table.Scenario: <text:span text:style-name="Element_20_List"><text:bookmark-ref text:reference-format="text" text:ref-name="table.Table">table.Table</text:bookmark-ref></text:span><text:span text:style-name="Element_20_List">.</text:span></text:p>
        <text:p text:style-name="Standard">The following elements occur in table.Scenario: <text:span text:style-name="Element_20_List">No element is allowed.</text:span></text:p>
        <text:h text:style-name="Heading_20_3" text:outline-level="3"><text:bookmark-start text:name="table.Shapes"/>table.Shapes<text:bookmark-end text:name="table.Shape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Shapes: <text:span text:style-name="Element_20_List"><text:bookmark-ref text:reference-format="text" text:ref-name="table.Table">table.Table</text:bookmark-ref></text:span><text:span text:style-name="Element_20_List">.</text:span></text:p>
        <text:p text:style-name="Standard">The following elements occur in table.Shap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h text:style-name="Heading_20_3" text:outline-level="3"><text:bookmark-start text:name="table.Sort"/>table.Sort<text:bookmark-end text:name="table.Sort"/></text:h>
        <text:p text:style-name="Standard">Requires the following attributes: <text:span text:style-name="Attribute_20_List">No attribute is required.</text:span></text:p>
        <text:p text:style-name="Standard">Allows the following attributes: <text:span text:style-name="Attribute_20_List">algorithm, bindstylestocontent, casesensitive, country, language, targetrangeaddress</text:span>.</text:p>
        <text:p text:style-name="Standard">These elements contain table.Sort: <text:span text:style-name="Element_20_List"><text:bookmark-ref text:reference-format="text" text:ref-name="table.DatabaseRange">table.DatabaseRange</text:bookmark-ref></text:span><text:span text:style-name="Element_20_List">.</text:span></text:p>
        <text:p text:style-name="Standard">The following elements occur in table.Sort: <text:span text:style-name="Element_20_List"><text:bookmark-ref text:reference-format="text" text:ref-name="table.SortBy">table.SortBy</text:bookmark-ref></text:span><text:span text:style-name="Element_20_List">.</text:span></text:p>
        <text:h text:style-name="Heading_20_3" text:outline-level="3"><text:bookmark-start text:name="table.SortBy"/>table.SortBy<text:bookmark-end text:name="table.SortBy"/></text:h>
        <text:p text:style-name="Standard">Requires the following attributes: <text:span text:style-name="Attribute_20_List">fieldnumber.</text:span></text:p>
        <text:p text:style-name="Standard">Allows the following attributes: <text:span text:style-name="Attribute_20_List">datatype, fieldnumber, order</text:span>.</text:p>
        <text:p text:style-name="Standard">These elements contain table.SortBy: <text:span text:style-name="Element_20_List"><text:bookmark-ref text:reference-format="text" text:ref-name="table.Sort">table.Sort</text:bookmark-ref></text:span><text:span text:style-name="Element_20_List">.</text:span></text:p>
        <text:p text:style-name="Standard">The following elements occur in table.SortBy: <text:span text:style-name="Element_20_List">No element is allowed.</text:span></text:p>
        <text:h text:style-name="Heading_20_3" text:outline-level="3"><text:bookmark-start text:name="table.SortGroups"/>table.SortGroups<text:bookmark-end text:name="table.SortGroups"/></text:h>
        <text:p text:style-name="Standard">Requires the following attributes: <text:span text:style-name="Attribute_20_List">No attribute is required.</text:span></text:p>
        <text:p text:style-name="Standard">Allows the following attributes: <text:span text:style-name="Attribute_20_List">datatype, order</text:span>.</text:p>
        <text:p text:style-name="Standard">These elements contain table.SortGroups: <text:span text:style-name="Element_20_List"><text:bookmark-ref text:reference-format="text" text:ref-name="table.SubtotalRules">table.SubtotalRules</text:bookmark-ref></text:span><text:span text:style-name="Element_20_List">.</text:span></text:p>
        <text:p text:style-name="Standard">The following elements occur in table.SortGroups: <text:span text:style-name="Element_20_List">No element is allowed.</text:span></text:p>
        <text:h text:style-name="Heading_20_3" text:outline-level="3"><text:bookmark-start text:name="table.SourceCellRange"/>table.SourceCellRange<text:bookmark-end text:name="table.SourceCellRange"/></text:h>
        <text:p text:style-name="Standard">Requires the following attributes: <text:span text:style-name="Attribute_20_List">cellrangeaddress.</text:span></text:p>
        <text:p text:style-name="Standard">Allows the following attributes: <text:span text:style-name="Attribute_20_List">cellrangeaddress</text:span>.</text:p>
        <text:p text:style-name="Standard">These elements contain table.SourceCellRange: <text:span text:style-name="Element_20_List"><text:bookmark-ref text:reference-format="text" text:ref-name="table.DataPilotTable">table.DataPilotTable</text:bookmark-ref></text:span><text:span text:style-name="Element_20_List">.</text:span></text:p>
        <text:p text:style-name="Standard">The following elements occur in table.SourceCellRange: <text:span text:style-name="Element_20_List"><text:bookmark-ref text:reference-format="text" text:ref-name="table.Filter">table.Filter</text:bookmark-ref></text:span><text:span text:style-name="Element_20_List">.</text:span></text:p>
        <text:h text:style-name="Heading_20_3" text:outline-level="3"><text:bookmark-start text:name="table.SourceRangeAddress"/><text:soft-page-break/>table.SourceRangeAddress<text:bookmark-end text:name="table.Source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SourceRangeAddress: <text:span text:style-name="Element_20_List"><text:bookmark-ref text:reference-format="text" text:ref-name="table.Movement">table.Movement</text:bookmark-ref></text:span><text:span text:style-name="Element_20_List">.</text:span></text:p>
        <text:p text:style-name="Standard">The following elements occur in table.SourceRangeAddress: <text:span text:style-name="Element_20_List">No element is allowed.</text:span></text:p>
        <text:h text:style-name="Heading_20_3" text:outline-level="3"><text:bookmark-start text:name="table.SourceService"/>table.SourceService<text:bookmark-end text:name="table.SourceService"/></text:h>
        <text:p text:style-name="Standard">Requires the following attributes: <text:span text:style-name="Attribute_20_List">name, objectname, sourcename.</text:span></text:p>
        <text:p text:style-name="Standard">Allows the following attributes: <text:span text:style-name="Attribute_20_List">name, objectname, password, sourcename, username</text:span>.</text:p>
        <text:p text:style-name="Standard">These elements contain table.SourceService: <text:span text:style-name="Element_20_List"><text:bookmark-ref text:reference-format="text" text:ref-name="table.DataPilotTable">table.DataPilotTable</text:bookmark-ref></text:span><text:span text:style-name="Element_20_List">.</text:span></text:p>
        <text:p text:style-name="Standard">The following elements occur in table.SourceService: <text:span text:style-name="Element_20_List">No element is allowed.</text:span></text:p>
        <text:h text:style-name="Heading_20_3" text:outline-level="3"><text:bookmark-start text:name="table.SubtotalField"/>table.SubtotalField<text:bookmark-end text:name="table.SubtotalField"/></text:h>
        <text:p text:style-name="Standard">Requires the following attributes: <text:span text:style-name="Attribute_20_List">fieldnumber, function.</text:span></text:p>
        <text:p text:style-name="Standard">Allows the following attributes: <text:span text:style-name="Attribute_20_List">fieldnumber, function</text:span>.</text:p>
        <text:p text:style-name="Standard">These elements contain table.SubtotalField: <text:span text:style-name="Element_20_List"><text:bookmark-ref text:reference-format="text" text:ref-name="table.SubtotalRule">table.SubtotalRule</text:bookmark-ref></text:span><text:span text:style-name="Element_20_List">.</text:span></text:p>
        <text:p text:style-name="Standard">The following elements occur in table.SubtotalField: <text:span text:style-name="Element_20_List">No element is allowed.</text:span></text:p>
        <text:h text:style-name="Heading_20_3" text:outline-level="3"><text:bookmark-start text:name="table.SubtotalRule"/>table.SubtotalRule<text:bookmark-end text:name="table.SubtotalRule"/></text:h>
        <text:p text:style-name="Standard">Requires the following attributes: <text:span text:style-name="Attribute_20_List">groupbyfieldnumber.</text:span></text:p>
        <text:p text:style-name="Standard">Allows the following attributes: <text:span text:style-name="Attribute_20_List">groupbyfieldnumber</text:span>.</text:p>
        <text:p text:style-name="Standard">These elements contain table.SubtotalRule: <text:span text:style-name="Element_20_List"><text:bookmark-ref text:reference-format="text" text:ref-name="table.SubtotalRules">table.SubtotalRules</text:bookmark-ref></text:span><text:span text:style-name="Element_20_List">.</text:span></text:p>
        <text:p text:style-name="Standard">The following elements occur in table.SubtotalRule: <text:span text:style-name="Element_20_List"><text:bookmark-ref text:reference-format="text" text:ref-name="table.SubtotalField">table.SubtotalField</text:bookmark-ref></text:span><text:span text:style-name="Element_20_List">.</text:span></text:p>
        <text:h text:style-name="Heading_20_3" text:outline-level="3"><text:bookmark-start text:name="table.SubtotalRules"/>table.SubtotalRules<text:bookmark-end text:name="table.SubtotalRules"/></text:h>
        <text:p text:style-name="Standard">Requires the following attributes: <text:span text:style-name="Attribute_20_List">No attribute is required.</text:span></text:p>
        <text:p text:style-name="Standard">Allows the following attributes: <text:span text:style-name="Attribute_20_List">bindstylestocontent, casesensitive, pagebreaksongroupchange</text:span>.</text:p>
        <text:p text:style-name="Standard">These elements contain table.SubtotalRules: <text:span text:style-name="Element_20_List"><text:bookmark-ref text:reference-format="text" text:ref-name="table.DatabaseRange">table.DatabaseRange</text:bookmark-ref></text:span><text:span text:style-name="Element_20_List">.</text:span></text:p>
        <text:p text:style-name="Standard">The following elements occur in table.SubtotalRules: <text:span text:style-name="Element_20_List"><text:bookmark-ref text:reference-format="text" text:ref-name="table.SortGroups">table.SortGroups</text:bookmark-ref></text:span><text:span text:style-name="Element_20_List">, </text:span><text:span text:style-name="Element_20_List"><text:bookmark-ref text:reference-format="text" text:ref-name="table.SubtotalRule">table.SubtotalRule</text:bookmark-ref></text:span><text:span text:style-name="Element_20_List">.</text:span></text:p>
        <text:h text:style-name="Heading_20_3" text:outline-level="3"><text:bookmark-start text:name="table.Table"/>table.Table<text:bookmark-end text:name="table.Table"/></text:h>
        <text:p text:style-name="Standard">Requires the following attributes: <text:span text:style-name="Attribute_20_List">No attribute is required.</text:span></text:p>
        <text:p text:style-name="Standard">Allows the following attributes: <text:span text:style-name="Attribute_20_List">issubtable, name, print, printranges, protected, protectionkey, stylename</text:span>.</text:p>
        <text:p text:style-name="Standard">These elements contain table.Table: <text:span text:style-name="Element_20_List"><text:bookmark-ref text:reference-format="text" text:ref-name="chart.Chart">chart.Chart</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DdeLink">table.DdeLink</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able.Table: <text:span text:style-name="Element_20_List"><text:bookmark-ref text:reference-format="text" text:ref-name="office.DdeSource">office.DdeSource</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Scenario">table.Scenario</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able.TableSource">table.TableSource</text:bookmark-ref></text:span><text:span text:style-name="Element_20_List">.</text:span></text:p>
        <text:h text:style-name="Heading_20_3" text:outline-level="3"><text:bookmark-start text:name="table.TableCell"/>table.TableCell<text:bookmark-end text:name="table.TableCell"/></text:h>
        <text:p text:style-name="Standard">Requires the following attributes: <text:span text:style-name="Attribute_20_List">No attribute is required.</text:span></text:p>
        <text:p text:style-name="Standard"><text:soft-page-break/>Allows the following attributes: <text:span text:style-name="Attribute_20_List">booleanvalue, contentvalidationname, currency, datevalue, formula, numbercolumnsrepeated, numbercolumnsspanned, numbermatrixcolumnsspanned, numbermatrixrowsspanned, numberrowsspanned, protect, stringvalue, stylename, timevalue, value, valuetype</text:span>.</text:p>
        <text:p text:style-name="Standard">These elements contain table.TableCell: <text:span text:style-name="Element_20_List"><text:bookmark-ref text:reference-format="text" text:ref-name="table.TableRow">table.TableRow</text:bookmark-ref></text:span><text:span text:style-name="Element_20_List">.</text:span></text:p>
        <text:p text:style-name="Standard">The following elements occur in table.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able.TableColumn"/>table.TableColumn<text:bookmark-end text:name="table.TableColumn"/></text:h>
        <text:p text:style-name="Standard">Requires the following attributes: <text:span text:style-name="Attribute_20_List">No attribute is required.</text:span></text:p>
        <text:p text:style-name="Standard">Allows the following attributes: <text:span text:style-name="Attribute_20_List">defaultcellstylename, numbercolumnsrepeated, stylename, visibility</text:span>.</text:p>
        <text:p text:style-name="Standard">These elements contain table.TableColumn: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p text:style-name="Standard">The following elements occur in table.TableColumn: <text:span text:style-name="Element_20_List">No element is allowed.</text:span></text:p>
        <text:h text:style-name="Heading_20_3" text:outline-level="3"><text:bookmark-start text:name="table.TableColumnGroup"/>table.TableColumnGroup<text:bookmark-end text:name="table.TableColumn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Column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Group: <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h text:style-name="Heading_20_3" text:outline-level="3"><text:bookmark-start text:name="table.TableColumns"/>table.TableColumns<text:bookmark-end text:name="table.Table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Columns"/>table.TableHeaderColumns<text:bookmark-end text:name="table.TableHeaderColumn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HeaderColumns: <text:span text:style-name="Element_20_List"><text:bookmark-ref text:reference-format="text" text:ref-name="table.TableColumn">table.TableColumn</text:bookmark-ref></text:span><text:span text:style-name="Element_20_List">.</text:span></text:p>
        <text:h text:style-name="Heading_20_3" text:outline-level="3"><text:bookmark-start text:name="table.TableHeaderRows"/>table.TableHeaderRows<text:bookmark-end text:name="table.TableHeader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HeaderRows: <text:span text:style-name="Element_20_List"><text:bookmark-ref text:reference-format="text" text:ref-name="table.TableRow">table.TableRow</text:bookmark-ref></text:span><text:span text:style-name="Element_20_List">.</text:span></text:p>
        <text:h text:style-name="Heading_20_3" text:outline-level="3"><text:bookmark-start text:name="table.TableRow"/><text:soft-page-break/>table.TableRow<text:bookmark-end text:name="table.TableRow"/></text:h>
        <text:p text:style-name="Standard">Requires the following attributes: <text:span text:style-name="Attribute_20_List">No attribute is required.</text:span></text:p>
        <text:p text:style-name="Standard">Allows the following attributes: <text:span text:style-name="Attribute_20_List">defaultcellstylename, numberrowsrepeated, stylename, visibility</text:span>.</text:p>
        <text:p text:style-name="Standard">These elements contain table.TableRow: <text:span text:style-name="Element_20_List"><text:bookmark-ref text:reference-format="text" text:ref-name="table.Table">table.Table</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text:span></text:p>
        <text:p text:style-name="Standard">The following elements occur in table.TableRow: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h text:style-name="Heading_20_3" text:outline-level="3"><text:bookmark-start text:name="table.TableRowGroup"/>table.TableRowGroup<text:bookmark-end text:name="table.TableRowGroup"/></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Row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Group: <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text:span></text:p>
        <text:h text:style-name="Heading_20_3" text:outline-level="3"><text:bookmark-start text:name="table.TableRows"/>table.TableRows<text:bookmark-end text:name="table.TableRow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s: <text:span text:style-name="Element_20_List"><text:bookmark-ref text:reference-format="text" text:ref-name="table.TableRow">table.TableRow</text:bookmark-ref></text:span><text:span text:style-name="Element_20_List">.</text:span></text:p>
        <text:h text:style-name="Heading_20_3" text:outline-level="3"><text:bookmark-start text:name="table.TableSource"/>table.TableSource<text:bookmark-end text:name="table.TableSource"/></text:h>
        <text:p text:style-name="Standard">Requires the following attributes: <text:span text:style-name="Attribute_20_List">No attribute is required.</text:span></text:p>
        <text:p text:style-name="Standard">Allows the following attributes: <text:span text:style-name="Attribute_20_List">actuate, filtername, filteroptions, href, mode, refreshdelay, tablename, type</text:span>.</text:p>
        <text:p text:style-name="Standard">These elements contain table.TableSource: <text:span text:style-name="Element_20_List"><text:bookmark-ref text:reference-format="text" text:ref-name="table.Table">table.Table</text:bookmark-ref></text:span><text:span text:style-name="Element_20_List">.</text:span></text:p>
        <text:p text:style-name="Standard">The following elements occur in table.TableSource: <text:span text:style-name="Element_20_List">No element is allowed.</text:span></text:p>
        <text:h text:style-name="Heading_20_3" text:outline-level="3"><text:bookmark-start text:name="table.TableTemplate"/>table.TableTemplate<text:bookmark-end text:name="table.TableTemplate"/></text:h>
        <text:p text:style-name="Standard">Requires the following attributes: <text:span text:style-name="Attribute_20_List">firstrowendcolumn, firstrowstartcolumn, lastrowendcolumn, lastrowstartcolumn, name.</text:span></text:p>
        <text:p text:style-name="Standard">Allows the following attributes: <text:span text:style-name="Attribute_20_List">firstrowendcolumn, firstrowstartcolumn, lastrowendcolumn, lastrowstartcolumn, name</text:span>.</text:p>
        <text:p text:style-name="Standard">These elements contain table.TableTemplate: <text:span text:style-name="Element_20_List">This is a toplevel element.</text:span></text:p>
        <text:p text:style-name="Standard">The following elements occur in table.TableTemplate: <text:span text:style-name="Element_20_List"><text:bookmark-ref text:reference-format="text" text:ref-name="table.Body">table.Body</text:bookmark-ref></text:span><text:span text:style-name="Element_20_List">, </text:span><text:span text:style-name="Element_20_List"><text:bookmark-ref text:reference-format="text" text:ref-name="table.EvenColumns">table.EvenColumns</text:bookmark-ref></text:span><text:span text:style-name="Element_20_List">, </text:span><text:span text:style-name="Element_20_List"><text:bookmark-ref text:reference-format="text" text:ref-name="table.EvenRows">table.EvenRows</text:bookmark-ref></text:span><text:span text:style-name="Element_20_List">, </text:span><text:span text:style-name="Element_20_List"><text:bookmark-ref text:reference-format="text" text:ref-name="table.FirstColumn">table.FirstColumn</text:bookmark-ref></text:span><text:span text:style-name="Element_20_List">, </text:span><text:span text:style-name="Element_20_List"><text:bookmark-ref text:reference-format="text" text:ref-name="table.FirstRow">table.FirstRow</text:bookmark-ref></text:span><text:span text:style-name="Element_20_List">, </text:span><text:span text:style-name="Element_20_List"><text:bookmark-ref text:reference-format="text" text:ref-name="table.LastColumn">table.LastColumn</text:bookmark-ref></text:span><text:span text:style-name="Element_20_List">, </text:span><text:span text:style-name="Element_20_List"><text:bookmark-ref text:reference-format="text" text:ref-name="table.LastRow">table.LastRow</text:bookmark-ref></text:span><text:span text:style-name="Element_20_List">, </text:span><text:span text:style-name="Element_20_List"><text:bookmark-ref text:reference-format="text" text:ref-name="table.OddColumns">table.OddColumns</text:bookmark-ref></text:span><text:span text:style-name="Element_20_List">, </text:span><text:span text:style-name="Element_20_List"><text:bookmark-ref text:reference-format="text" text:ref-name="table.OddRows">table.OddRows</text:bookmark-ref></text:span><text:span text:style-name="Element_20_List">.</text:span></text:p>
        <text:h text:style-name="Heading_20_3" text:outline-level="3"><text:bookmark-start text:name="table.TargetRangeAddress"/>table.TargetRangeAddress<text:bookmark-end text:name="table.TargetRangeAddress"/></text:h>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TargetRangeAddress: <text:span text:style-name="Element_20_List"><text:bookmark-ref text:reference-format="text" text:ref-name="table.Movement">table.Movement</text:bookmark-ref></text:span><text:span text:style-name="Element_20_List">.</text:span></text:p>
        <text:p text:style-name="Standard">The following elements occur in table.TargetRangeAddress: <text:span text:style-name="Element_20_List">No element is allowed.</text:span></text:p>
        <text:h text:style-name="Heading_20_3" text:outline-level="3"><text:bookmark-start text:name="table.TrackedChanges"/>table.TrackedChanges<text:bookmark-end text:name="table.TrackedChanges"/></text:h>
        <text:p text:style-name="Standard">Requires the following attributes: <text:span text:style-name="Attribute_20_List">No attribute is required.</text:span></text:p>
        <text:p text:style-name="Standard"><text:soft-page-break/>Allows the following attributes: <text:span text:style-name="Attribute_20_List">trackchanges</text:span>.</text:p>
        <text:p text:style-name="Standard">These elements contain table.TrackedChanges: <text:span text:style-name="Element_20_List"><text:bookmark-ref text:reference-format="text" text:ref-name="office.Spreadsheet">office.Spreadsheet</text:bookmark-ref></text:span><text:span text:style-name="Element_20_List">.</text:span></text:p>
        <text:p text:style-name="Standard">The following elements occur in table.TrackedChang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h text:style-name="Heading_20_2" text:outline-level="2">text module</text:h>
        <text:h text:style-name="Heading_20_3" text:outline-level="3"><text:bookmark-start text:name="text.A"/>text.A<text:bookmark-end text:name="text.A"/></text:h>
        <text:p text:style-name="Standard">Requires the following attributes: <text:span text:style-name="Attribute_20_List">href.</text:span></text:p>
        <text:p text:style-name="Standard">Allows the following attributes: <text:span text:style-name="Attribute_20_List">actuate, href, name, show, stylename, targetframename, type, </text:span><text:span text:style-name="Attribute_20_List">visitedstylename</text:span>.</text:p>
        <text:p text:style-name="Standard">These elements contain text.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AlphabeticalIndex"/>text.AlphabeticalIndex<text:bookmark-end text:name="text.Alphabetical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Alphabetical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AlphabeticalIndex: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AlphabeticalIndexAutoMarkFile"/><text:soft-page-break/>text.AlphabeticalIndexAutoMarkFile<text:bookmark-end text:name="text.AlphabeticalIndexAutoMarkFile"/></text:h>
        <text:p text:style-name="Standard">Requires the following attributes: <text:span text:style-name="Attribute_20_List">href.</text:span></text:p>
        <text:p text:style-name="Standard">Allows the following attributes: <text:span text:style-name="Attribute_20_List">href, type</text:span>.</text:p>
        <text:p text:style-name="Standard">These elements contain text.AlphabeticalIndexAutoMarkFile: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AlphabeticalIndexAutoMarkFile: <text:span text:style-name="Element_20_List">No element is allowed.</text:span></text:p>
        <text:h text:style-name="Heading_20_3" text:outline-level="3"><text:bookmark-start text:name="text.AlphabeticalIndexEntryTemplate"/>text.AlphabeticalIndexEntryTemplate<text:bookmark-end text:name="text.Alphabetical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AlphabeticalIndexEntryTemplate: <text:span text:style-name="Element_20_List"><text:bookmark-ref text:reference-format="text" text:ref-name="text.AlphabeticalIndexSource">text.AlphabeticalIndexSource</text:bookmark-ref></text:span><text:span text:style-name="Element_20_List">.</text:span></text:p>
        <text:p text:style-name="Standard">The following elements occur in text.Alphabetical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AlphabeticalIndexMark"/>text.AlphabeticalIndexMark<text:bookmark-end text:name="text.AlphabeticalIndexMark"/></text:h>
        <text:p text:style-name="Standard">Requires the following attributes: <text:span text:style-name="Attribute_20_List">stringvalue.</text:span></text:p>
        <text:p text:style-name="Standard">Allows the following attributes: <text:span text:style-name="Attribute_20_List">key1, key1phonetic, key2, key2phonetic, mainentry, stringvalue, stringvaluephonetic</text:span>.</text:p>
        <text:p text:style-name="Standard">These elements contain text.Alphabetical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 <text:span text:style-name="Element_20_List">No element is allowed.</text:span></text:p>
        <text:h text:style-name="Heading_20_3" text:outline-level="3"><text:bookmark-start text:name="text.AlphabeticalIndexMarkEnd"/>text.AlphabeticalIndexMarkEnd<text:bookmark-end text:name="text.AlphabeticalIndexMarkEnd"/></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Alphabetical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End: <text:span text:style-name="Element_20_List">No element is allowed.</text:span></text:p>
        <text:h text:style-name="Heading_20_3" text:outline-level="3"><text:bookmark-start text:name="text.AlphabeticalIndexMarkStart"/>text.AlphabeticalIndexMarkStart<text:bookmark-end text:name="text.AlphabeticalIndexMarkStart"/></text:h>
        <text:p text:style-name="Standard">Requires the following attributes: <text:span text:style-name="Attribute_20_List">id.</text:span></text:p>
        <text:p text:style-name="Standard">Allows the following attributes: <text:span text:style-name="Attribute_20_List">id, key1, key1phonetic, key2, key2phonetic, mainentry, stringvaluephonetic</text:span>.</text:p>
        <text:p text:style-name="Standard">These elements contain text.Alphabetical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Start: <text:span text:style-name="Element_20_List">No element is allowed.</text:span></text:p>
        <text:h text:style-name="Heading_20_3" text:outline-level="3"><text:bookmark-start text:name="text.AlphabeticalIndexSource"/>text.AlphabeticalIndexSource<text:bookmark-end text:name="text.AlphabeticalIndexSource"/></text:h>
        <text:p text:style-name="Standard">Requires the following attributes: <text:span text:style-name="Attribute_20_List">No attribute is required.</text:span></text:p>
        <text:p text:style-name="Standard">Allows the following attributes: <text:span text:style-name="Attribute_20_List">alphabeticalseparators, capitalizeentries, combineentries, </text:span><text:span text:style-name="Attribute_20_List">combineentrieswithdash, combineentrieswithpp, commaseparated, country, ignorecase, indexscope, language, mainentrystylename, relativetabstopposition, sortalgorithm, usekeysasentries</text:span>.</text:p>
        <text:p text:style-name="Standard">These elements contain text.AlphabeticalIndexSource: <text:span text:style-name="Element_20_List"><text:bookmark-ref text:reference-format="text" text:ref-name="text.AlphabeticalIndex">text.AlphabeticalIndex</text:bookmark-ref></text:span><text:span text:style-name="Element_20_List">.</text:span></text:p>
        <text:p text:style-name="Standard">The following elements occur in text.AlphabeticalIndexSource: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AuthorInitials"/><text:soft-page-break/>text.AuthorInitials<text:bookmark-end text:name="text.Autho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Initials: <text:span text:style-name="Element_20_List">No element is allowed.</text:span></text:p>
        <text:h text:style-name="Heading_20_3" text:outline-level="3"><text:bookmark-start text:name="text.AuthorName"/>text.AuthorName<text:bookmark-end text:name="text.Author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Name: <text:span text:style-name="Element_20_List">No element is allowed.</text:span></text:p>
        <text:h text:style-name="Heading_20_3" text:outline-level="3"><text:bookmark-start text:name="text.Bibliography"/>text.Bibliography<text:bookmark-end text:name="text.Bibliography"/></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Bibliography: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Bibliography: <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BibliographyConfiguration"/>text.BibliographyConfiguration<text:bookmark-end text:name="text.BibliographyConfiguration"/></text:h>
        <text:p text:style-name="Standard">Requires the following attributes: <text:span text:style-name="Attribute_20_List">No attribute is required.</text:span></text:p>
        <text:p text:style-name="Standard">Allows the following attributes: <text:span text:style-name="Attribute_20_List">country, language, numberedentries, prefix, sortalgorithm, sortbyposition, suffix</text:span>.</text:p>
        <text:p text:style-name="Standard">These elements contain text.BibliographyConfiguration: <text:span text:style-name="Element_20_List"><text:bookmark-ref text:reference-format="text" text:ref-name="office.Styles">office.Styles</text:bookmark-ref></text:span><text:span text:style-name="Element_20_List">.</text:span></text:p>
        <text:p text:style-name="Standard">The following elements occur in text.BibliographyConfiguration: <text:span text:style-name="Element_20_List"><text:bookmark-ref text:reference-format="text" text:ref-name="text.SortKey">text.SortKey</text:bookmark-ref></text:span><text:span text:style-name="Element_20_List">.</text:span></text:p>
        <text:h text:style-name="Heading_20_3" text:outline-level="3"><text:bookmark-start text:name="text.BibliographyEntryTemplate"/>text.BibliographyEntryTemplate<text:bookmark-end text:name="text.BibliographyEntryTemplate"/></text:h>
        <text:p text:style-name="Standard">Requires the following attributes: <text:span text:style-name="Attribute_20_List">bibliographytype, stylename.</text:span></text:p>
        <text:p text:style-name="Standard">Allows the following attributes: <text:span text:style-name="Attribute_20_List">bibliographytype, stylename</text:span>.</text:p>
        <text:p text:style-name="Standard">These elements contain text.BibliographyEntryTemplate: <text:span text:style-name="Element_20_List"><text:bookmark-ref text:reference-format="text" text:ref-name="text.BibliographySource">text.BibliographySource</text:bookmark-ref></text:span><text:span text:style-name="Element_20_List">.</text:span></text:p>
        <text:p text:style-name="Standard">The following elements occur in text.BibliographyEntryTemplate: <text:span text:style-name="Element_20_List"><text:bookmark-ref text:reference-format="text" text:ref-name="text.IndexEntryBibliography">text.IndexEntryBibliography</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text:span></text:p>
        <text:h text:style-name="Heading_20_3" text:outline-level="3"><text:bookmark-start text:name="text.BibliographyMark"/>text.BibliographyMark<text:bookmark-end text:name="text.BibliographyMark"/></text:h>
        <text:p text:style-name="Standard">Requires the following attributes: <text:span text:style-name="Attribute_20_List">bibliographytype.</text:span></text:p>
        <text:p text:style-name="Standard">Allows the following attributes: <text:span text:style-name="Attribute_20_List">bibliographytype, issn</text:span>.</text:p>
        <text:p text:style-name="Standard">These elements contain text.Bibliography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ibliographyMark: <text:span text:style-name="Element_20_List">No element is allowed.</text:span></text:p>
        <text:h text:style-name="Heading_20_3" text:outline-level="3"><text:bookmark-start text:name="text.BibliographySource"/>text.BibliographySource<text:bookmark-end text:name="text.BibliographySour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BibliographySource: <text:span text:style-name="Element_20_List"><text:bookmark-ref text:reference-format="text" text:ref-name="text.Bibliography">text.Bibliography</text:bookmark-ref></text:span><text:span text:style-name="Element_20_List">.</text:span></text:p>
        <text:p text:style-name="Standard">The following elements occur in text.BibliographySource: <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Bookmark"/><text:soft-page-break/>text.Bookmark<text:bookmark-end text:name="text.Bookmark"/></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text.Book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 <text:span text:style-name="Element_20_List">No element is allowed.</text:span></text:p>
        <text:h text:style-name="Heading_20_3" text:outline-level="3"><text:bookmark-start text:name="text.BookmarkEnd"/>text.BookmarkEnd<text:bookmark-end text:name="text.BookmarkEn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End: <text:span text:style-name="Element_20_List">No element is allowed.</text:span></text:p>
        <text:h text:style-name="Heading_20_3" text:outline-level="3"><text:bookmark-start text:name="text.BookmarkRef"/>text.BookmarkRef<text:bookmark-end text:name="text.BookmarkRef"/></text:h>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Bookmark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Ref: <text:span text:style-name="Element_20_List">No element is allowed.</text:span></text:p>
        <text:h text:style-name="Heading_20_3" text:outline-level="3"><text:bookmark-start text:name="text.BookmarkStart"/>text.BookmarkStart<text:bookmark-end text:name="text.Book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Start: <text:span text:style-name="Element_20_List">No element is allowed.</text:span></text:p>
        <text:h text:style-name="Heading_20_3" text:outline-level="3"><text:bookmark-start text:name="text.Change"/>text.Change<text:bookmark-end text:name="text.Change"/></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 <text:span text:style-name="Element_20_List">No element is allowed.</text:span></text:p>
        <text:h text:style-name="Heading_20_3" text:outline-level="3"><text:bookmark-start text:name="text.ChangeEnd"/>text.ChangeEnd<text:bookmark-end text:name="text.ChangeEnd"/></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End: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End: <text:span text:style-name="Element_20_List">No element is allowed.</text:span></text:p>
        <text:h text:style-name="Heading_20_3" text:outline-level="3"><text:bookmark-start text:name="text.ChangeStart"/>text.ChangeStart<text:bookmark-end text:name="text.ChangeStart"/></text:h>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Star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ChangeStart: <text:span text:style-name="Element_20_List">No element is allowed.</text:span></text:p>
        <text:h text:style-name="Heading_20_3" text:outline-level="3"><text:bookmark-start text:name="text.ChangedRegion"/>text.ChangedRegion<text:bookmark-end text:name="text.ChangedRegion"/></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ChangedRegion: <text:span text:style-name="Element_20_List"><text:bookmark-ref text:reference-format="text" text:ref-name="text.TrackedChanges">text.TrackedChanges</text:bookmark-ref></text:span><text:span text:style-name="Element_20_List">.</text:span></text:p>
        <text:p text:style-name="Standard">The following elements occur in text.ChangedRegion: <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h text:style-name="Heading_20_3" text:outline-level="3"><text:bookmark-start text:name="text.Chapter"/>text.Chapter<text:bookmark-end text:name="text.Chapter"/></text:h>
        <text:p text:style-name="Standard">Requires the following attributes: <text:span text:style-name="Attribute_20_List">display, outlinelevel.</text:span></text:p>
        <text:p text:style-name="Standard">Allows the following attributes: <text:span text:style-name="Attribute_20_List">display, outlinelevel</text:span>.</text:p>
        <text:p text:style-name="Standard">These elements contain text.Chap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pter: <text:span text:style-name="Element_20_List">No element is allowed.</text:span></text:p>
        <text:h text:style-name="Heading_20_3" text:outline-level="3"><text:bookmark-start text:name="text.ConditionalText"/>text.ConditionalText<text:bookmark-end text:name="text.ConditionalText"/></text:h>
        <text:p text:style-name="Standard">Requires the following attributes: <text:span text:style-name="Attribute_20_List">condition, stringvalueiffalse, stringvalueiftrue.</text:span></text:p>
        <text:p text:style-name="Standard">Allows the following attributes: <text:span text:style-name="Attribute_20_List">condition, currentvalue, stringvalueiffalse, stringvalueiftrue</text:span>.</text:p>
        <text:p text:style-name="Standard">These elements contain text.Conditional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onditionalText: <text:span text:style-name="Element_20_List">No element is allowed.</text:span></text:p>
        <text:h text:style-name="Heading_20_3" text:outline-level="3"><text:bookmark-start text:name="text.CreationDate"/>text.CreationDate<text:bookmark-end text:name="text.Cre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Cre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Date: <text:span text:style-name="Element_20_List">No element is allowed.</text:span></text:p>
        <text:h text:style-name="Heading_20_3" text:outline-level="3"><text:bookmark-start text:name="text.CreationTime"/>text.CreationTime<text:bookmark-end text:name="text.Cre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Cre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Time: <text:span text:style-name="Element_20_List">No element is allowed.</text:span></text:p>
        <text:h text:style-name="Heading_20_3" text:outline-level="3"><text:bookmark-start text:name="text.Creator"/>text.Creator<text:bookmark-end text:name="text.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or: <text:span text:style-name="Element_20_List">No element is allowed.</text:span></text:p>
        <text:h text:style-name="Heading_20_3" text:outline-level="3"><text:bookmark-start text:name="text.DatabaseDisplay"/>text.DatabaseDisplay<text:bookmark-end text:name="text.DatabaseDisplay"/></text:h>
        <text:p text:style-name="Standard">Requires the following attributes: <text:span text:style-name="Attribute_20_List">columnname, tablename.</text:span></text:p>
        <text:p text:style-name="Standard">Allows the following attributes: <text:span text:style-name="Attribute_20_List">columnname, databasename, datastylename, tablename, tabletype</text:span>.</text:p>
        <text:p text:style-name="Standard">These elements contain text.DatabaseDispla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Display: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ame"/><text:soft-page-break/>text.DatabaseName<text:bookmark-end text:name="text.DatabaseName"/></text:h>
        <text:p text:style-name="Standard">Requires the following attributes: <text:span text:style-name="Attribute_20_List">tablename.</text:span></text:p>
        <text:p text:style-name="Standard">Allows the following attributes: <text:span text:style-name="Attribute_20_List">databasename, tablename, tabletype</text:span>.</text:p>
        <text:p text:style-name="Standard">These elements contain text.Databas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ame: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Next"/>text.DatabaseNext<text:bookmark-end text:name="text.DatabaseNext"/></text:h>
        <text:p text:style-name="Standard">Requires the following attributes: <text:span text:style-name="Attribute_20_List">tablename.</text:span></text:p>
        <text:p text:style-name="Standard">Allows the following attributes: <text:span text:style-name="Attribute_20_List">condition, databasename, tablename, tabletype</text:span>.</text:p>
        <text:p text:style-name="Standard">These elements contain text.DatabaseN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ex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Number"/>text.DatabaseRowNumber<text:bookmark-end text:name="text.DatabaseRowNumber"/></text:h>
        <text:p text:style-name="Standard">Requires the following attributes: <text:span text:style-name="Attribute_20_List">tablename.</text:span></text:p>
        <text:p text:style-name="Standard">Allows the following attributes: <text:span text:style-name="Attribute_20_List">databasename, numformat, numlettersync, tablename, tabletype, value</text:span>.</text:p>
        <text:p text:style-name="Standard">These elements contain text.DatabaseRow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Number: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abaseRowSelect"/>text.DatabaseRowSelect<text:bookmark-end text:name="text.DatabaseRowSelect"/></text:h>
        <text:p text:style-name="Standard">Requires the following attributes: <text:span text:style-name="Attribute_20_List">tablename.</text:span></text:p>
        <text:p text:style-name="Standard">Allows the following attributes: <text:span text:style-name="Attribute_20_List">condition, databasename, rownumber, tablename, tabletype</text:span>.</text:p>
        <text:p text:style-name="Standard">These elements contain text.DatabaseRowSel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Select: <text:span text:style-name="Element_20_List"><text:bookmark-ref text:reference-format="text" text:ref-name="form.ConnectionResource">form.ConnectionResource</text:bookmark-ref></text:span><text:span text:style-name="Element_20_List">.</text:span></text:p>
        <text:h text:style-name="Heading_20_3" text:outline-level="3"><text:bookmark-start text:name="text.Date"/>text.Date<text:bookmark-end text:name="text.Date"/></text:h>
        <text:p text:style-name="Standard">Requires the following attributes: <text:span text:style-name="Attribute_20_List">No attribute is required.</text:span></text:p>
        <text:p text:style-name="Standard">Allows the following attributes: <text:span text:style-name="Attribute_20_List">datastylename, dateadjust, datevalue, fixed</text:span>.</text:p>
        <text:p text:style-name="Standard">These elements contain tex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e: <text:span text:style-name="Element_20_List">No element is allowed.</text:span></text:p>
        <text:h text:style-name="Heading_20_3" text:outline-level="3"><text:bookmark-start text:name="text.DdeConnection"/>text.DdeConnection<text:bookmark-end text:name="text.DdeConnection"/></text:h>
        <text:p text:style-name="Standard">Requires the following attributes: <text:span text:style-name="Attribute_20_List">connectionname.</text:span></text:p>
        <text:p text:style-name="Standard">Allows the following attributes: <text:span text:style-name="Attribute_20_List">connectionname</text:span>.</text:p>
        <text:p text:style-name="Standard">These elements contain text.DdeConnec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deConnection: <text:span text:style-name="Element_20_List">No element is allowed.</text:span></text:p>
        <text:h text:style-name="Heading_20_3" text:outline-level="3"><text:bookmark-start text:name="text.DdeConnectionDecl"/>text.DdeConnectionDecl<text:bookmark-end text:name="text.DdeConnectionDecl"/></text:h>
        <text:p text:style-name="Standard">Requires the following attributes: <text:span text:style-name="Attribute_20_List">ddeapplication, ddeitem, ddetopic, name.</text:span></text:p>
        <text:p text:style-name="Standard">Allows the following attributes: <text:span text:style-name="Attribute_20_List">automaticupdate, ddeapplication, ddeitem, ddetopic, name</text:span>.</text:p>
        <text:p text:style-name="Standard">These elements contain text.DdeConnectionDecl: <text:span text:style-name="Element_20_List"><text:bookmark-ref text:reference-format="text" text:ref-name="text.DdeConnectionDecls">text.DdeConnectionDecls</text:bookmark-ref></text:span><text:span text:style-name="Element_20_List">.</text:span></text:p>
        <text:p text:style-name="Standard">The following elements occur in text.DdeConnectionDecl: <text:span text:style-name="Element_20_List">No element is allowed.</text:span></text:p>
        <text:h text:style-name="Heading_20_3" text:outline-level="3"><text:bookmark-start text:name="text.DdeConnectionDecls"/>text.DdeConnectionDecls<text:bookmark-end text:name="text.DdeConnection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ext:soft-page-break/>These elements contain text.DdeConnection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DdeConnectionDecls: <text:span text:style-name="Element_20_List"><text:bookmark-ref text:reference-format="text" text:ref-name="text.DdeConnectionDecl">text.DdeConnectionDecl</text:bookmark-ref></text:span><text:span text:style-name="Element_20_List">.</text:span></text:p>
        <text:h text:style-name="Heading_20_3" text:outline-level="3"><text:bookmark-start text:name="text.Deletion"/>text.Deletion<text:bookmark-end text:name="text.Dele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eletion: <text:span text:style-name="Element_20_List"><text:bookmark-ref text:reference-format="text" text:ref-name="text.ChangedRegion">text.ChangedRegion</text:bookmark-ref></text:span><text:span text:style-name="Element_20_List">.</text:span></text:p>
        <text:p text:style-name="Standard">The following elements occur in text.Dele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Description"/>text.Description<text:bookmark-end text:name="text.Descrip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Descrip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escription: <text:span text:style-name="Element_20_List">No element is allowed.</text:span></text:p>
        <text:h text:style-name="Heading_20_3" text:outline-level="3"><text:bookmark-start text:name="text.EditingCycles"/>text.EditingCycles<text:bookmark-end text:name="text.EditingCycle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EditingCycle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Cycles: <text:span text:style-name="Element_20_List">No element is allowed.</text:span></text:p>
        <text:h text:style-name="Heading_20_3" text:outline-level="3"><text:bookmark-start text:name="text.EditingDuration"/>text.EditingDuration<text:bookmark-end text:name="text.EditingDuration"/></text:h>
        <text:p text:style-name="Standard">Requires the following attributes: <text:span text:style-name="Attribute_20_List">No attribute is required.</text:span></text:p>
        <text:p text:style-name="Standard">Allows the following attributes: <text:span text:style-name="Attribute_20_List">datastylename, duration, fixed</text:span>.</text:p>
        <text:p text:style-name="Standard">These elements contain text.EditingDur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Duration: <text:span text:style-name="Element_20_List">No element is allowed.</text:span></text:p>
        <text:h text:style-name="Heading_20_3" text:outline-level="3"><text:bookmark-start text:name="text.ExecuteMacro"/>text.ExecuteMacro<text:bookmark-end text:name="text.ExecuteMacro"/></text:h>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text.ExecuteMacro: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ecuteMacro: <text:span text:style-name="Element_20_List"><text:bookmark-ref text:reference-format="text" text:ref-name="office.EventListeners">office.EventListeners</text:bookmark-ref></text:span><text:span text:style-name="Element_20_List">.</text:span></text:p>
        <text:h text:style-name="Heading_20_3" text:outline-level="3"><text:bookmark-start text:name="text.Expression"/>text.Expression<text:bookmark-end text:name="text.Expression"/></text:h>
        <text:p text:style-name="Standard">Requires the following attributes: <text:span text:style-name="Attribute_20_List">No attribute is required.</text:span></text:p>
        <text:p text:style-name="Standard">Allows the following attributes: <text:span text:style-name="Attribute_20_List">booleanvalue, currency, datastylename, datevalue, display, formula, stringvalue, timevalue, value, valuetype</text:span>.</text:p>
        <text:p text:style-name="Standard">These elements contain text.Express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pression: <text:span text:style-name="Element_20_List">No element is allowed.</text:span></text:p>
        <text:h text:style-name="Heading_20_3" text:outline-level="3"><text:bookmark-start text:name="text.FileName"/><text:soft-page-break/>text.FileName<text:bookmark-end text:name="text.FileName"/></text:h>
        <text:p text:style-name="Standard">Requires the following attributes: <text:span text:style-name="Attribute_20_List">No attribute is required.</text:span></text:p>
        <text:p text:style-name="Standard">Allows the following attributes: <text:span text:style-name="Attribute_20_List">display, fixed</text:span>.</text:p>
        <text:p text:style-name="Standard">These elements contain text.Fil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FileName: <text:span text:style-name="Element_20_List">No element is allowed.</text:span></text:p>
        <text:h text:style-name="Heading_20_3" text:outline-level="3"><text:bookmark-start text:name="text.FormatChange"/>text.FormatChange<text:bookmark-end text:name="text.FormatChang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FormatChange: <text:span text:style-name="Element_20_List"><text:bookmark-ref text:reference-format="text" text:ref-name="text.ChangedRegion">text.ChangedRegion</text:bookmark-ref></text:span><text:span text:style-name="Element_20_List">.</text:span></text:p>
        <text:p text:style-name="Standard">The following elements occur in text.FormatChange: <text:span text:style-name="Element_20_List"><text:bookmark-ref text:reference-format="text" text:ref-name="office.ChangeInfo">office.ChangeInfo</text:bookmark-ref></text:span><text:span text:style-name="Element_20_List">.</text:span></text:p>
        <text:h text:style-name="Heading_20_3" text:outline-level="3"><text:bookmark-start text:name="text.H"/>text.H<text:bookmark-end text:name="text.H"/></text:h>
        <text:p text:style-name="Standard">Requires the following attributes: <text:span text:style-name="Attribute_20_List">No attribute is required.</text:span></text:p>
        <text:p text:style-name="Standard">Allows the following attributes: <text:span text:style-name="Attribute_20_List">classnames, condstylename, id, islistheader, outlinelevel, restartnumbering, startvalue, stylename</text:span>.</text:p>
        <text:p text:style-name="Standard">These elements contain text.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H: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HiddenParagraph"/>text.HiddenParagraph<text:bookmark-end text:name="text.HiddenParagraph"/></text:h>
        <text:p text:style-name="Standard">Requires the following attributes: <text:span text:style-name="Attribute_20_List">condition.</text:span></text:p>
        <text:p text:style-name="Standard">Allows the following attributes: <text:span text:style-name="Attribute_20_List">condition, ishidden</text:span>.</text:p>
        <text:p text:style-name="Standard"><text:soft-page-break/>These elements contain text.HiddenParagraph: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Paragraph: <text:span text:style-name="Element_20_List">No element is allowed.</text:span></text:p>
        <text:h text:style-name="Heading_20_3" text:outline-level="3"><text:bookmark-start text:name="text.HiddenText"/>text.HiddenText<text:bookmark-end text:name="text.HiddenText"/></text:h>
        <text:p text:style-name="Standard">Requires the following attributes: <text:span text:style-name="Attribute_20_List">condition, stringvalue.</text:span></text:p>
        <text:p text:style-name="Standard">Allows the following attributes: <text:span text:style-name="Attribute_20_List">condition, ishidden, stringvalue</text:span>.</text:p>
        <text:p text:style-name="Standard">These elements contain text.Hidden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Text: <text:span text:style-name="Element_20_List">No element is allowed.</text:span></text:p>
        <text:h text:style-name="Heading_20_3" text:outline-level="3"><text:bookmark-start text:name="text.IllustrationIndex"/>text.IllustrationIndex<text:bookmark-end text:name="text.Illustration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llustration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IllustrationIndex: <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IndexBody">text.IndexBody</text:bookmark-ref></text:span><text:span text:style-name="Element_20_List">.</text:span></text:p>
        <text:h text:style-name="Heading_20_3" text:outline-level="3"><text:bookmark-start text:name="text.IllustrationIndexEntryTemplate"/>text.IllustrationIndexEntryTemplate<text:bookmark-end text:name="text.Illustration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llustrationIndexEntryTemplate: <text:span text:style-name="Element_20_List"><text:bookmark-ref text:reference-format="text" text:ref-name="text.IllustrationIndexSource">text.IllustrationIndexSource</text:bookmark-ref></text:span><text:span text:style-name="Element_20_List">.</text:span></text:p>
        <text:p text:style-name="Standard">The following elements occur in text.Illustration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IllustrationIndexSource"/>text.IllustrationIndexSource<text:bookmark-end text:name="text.Illustration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IllustrationIndexSource: <text:span text:style-name="Element_20_List"><text:bookmark-ref text:reference-format="text" text:ref-name="text.IllustrationIndex">text.IllustrationIndex</text:bookmark-ref></text:span><text:span text:style-name="Element_20_List">.</text:span></text:p>
        <text:p text:style-name="Standard">The following elements occur in text.IllustrationIndexSource: <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h text:style-name="Heading_20_3" text:outline-level="3"><text:bookmark-start text:name="text.IndexBody"/>text.IndexBody<text:bookmark-end text:name="text.Index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dexBody: <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p text:style-name="Standard">The following elements occur in text.Index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EntryBibliography"/><text:soft-page-break/>text.IndexEntryBibliography<text:bookmark-end text:name="text.IndexEntryBibliography"/></text:h>
        <text:p text:style-name="Standard">Requires the following attributes: <text:span text:style-name="Attribute_20_List">No attribute is required.</text:span></text:p>
        <text:p text:style-name="Standard">Allows the following attributes: <text:span text:style-name="Attribute_20_List">bibliographydatafield, stylename</text:span>.</text:p>
        <text:p text:style-name="Standard">These elements contain text.IndexEntryBibliography: <text:span text:style-name="Element_20_List"><text:bookmark-ref text:reference-format="text" text:ref-name="text.BibliographyEntryTemplate">text.BibliographyEntryTemplate</text:bookmark-ref></text:span><text:span text:style-name="Element_20_List">.</text:span></text:p>
        <text:p text:style-name="Standard">The following elements occur in text.IndexEntryBibliography: <text:span text:style-name="Element_20_List">No element is allowed.</text:span></text:p>
        <text:h text:style-name="Heading_20_3" text:outline-level="3"><text:bookmark-start text:name="text.IndexEntryChapter"/>text.IndexEntryChapter<text:bookmark-end text:name="text.IndexEntryChapter"/></text:h>
        <text:p text:style-name="Standard">Requires the following attributes: <text:span text:style-name="Attribute_20_List">No attribute is required.</text:span></text:p>
        <text:p text:style-name="Standard">Allows the following attributes: <text:span text:style-name="Attribute_20_List">display, stylename</text:span>.</text:p>
        <text:p text:style-name="Standard">These elements contain text.IndexEntryChapt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Chapter: <text:span text:style-name="Element_20_List">No element is allowed.</text:span></text:p>
        <text:h text:style-name="Heading_20_3" text:outline-level="3"><text:bookmark-start text:name="text.IndexEntryLinkEnd"/>text.IndexEntryLinkEnd<text:bookmark-end text:name="text.IndexEntryLinkEnd"/></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End: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End: <text:span text:style-name="Element_20_List">No element is allowed.</text:span></text:p>
        <text:h text:style-name="Heading_20_3" text:outline-level="3"><text:bookmark-start text:name="text.IndexEntryLinkStart"/>text.IndexEntryLinkStart<text:bookmark-end text:name="text.IndexEntryLinkStar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Start: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Start: <text:span text:style-name="Element_20_List">No element is allowed.</text:span></text:p>
        <text:h text:style-name="Heading_20_3" text:outline-level="3"><text:bookmark-start text:name="text.IndexEntryPageNumber"/>text.IndexEntryPageNumber<text:bookmark-end text:name="text.IndexEntryPageNumber"/></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PageNumb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PageNumber: <text:span text:style-name="Element_20_List">No element is allowed.</text:span></text:p>
        <text:h text:style-name="Heading_20_3" text:outline-level="3"><text:bookmark-start text:name="text.IndexEntrySpan"/>text.IndexEntrySpan<text:bookmark-end text:name="text.IndexEntrySpan"/></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Span: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Span: <text:span text:style-name="Element_20_List">No element is allowed.</text:span></text:p>
        <text:h text:style-name="Heading_20_3" text:outline-level="3"><text:bookmark-start text:name="text.IndexEntryTabStop"/>text.IndexEntryTabStop<text:bookmark-end text:name="text.IndexEntryTabStop"/></text:h>
        <text:p text:style-name="Standard">Requires the following attributes: <text:span text:style-name="Attribute_20_List">No attribute is required.</text:span></text:p>
        <text:p text:style-name="Standard">Allows the following attributes: <text:span text:style-name="Attribute_20_List">leaderchar, position, stylename, type</text:span>.</text:p>
        <text:p text:style-name="Standard">These elements contain text.IndexEntryTabStop: <text:span text:style-name="Element_20_List"><text:bookmark-ref text:reference-format="text" text:ref-name="text.AlphabeticalIndexEntryTemplate">text.AlphabeticalIndexEntryTemplate</text:bookmark-ref></text:span><text:span text:style-name="Element_20_List">, </text:span><text:soft-page-break/><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abStop: <text:span text:style-name="Element_20_List">No element is allowed.</text:span></text:p>
        <text:h text:style-name="Heading_20_3" text:outline-level="3"><text:bookmark-start text:name="text.IndexEntryText"/>text.IndexEntryText<text:bookmark-end text:name="text.IndexEntr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Text: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ext: <text:span text:style-name="Element_20_List">No element is allowed.</text:span></text:p>
        <text:h text:style-name="Heading_20_3" text:outline-level="3"><text:bookmark-start text:name="text.IndexSourceStyle"/>text.IndexSourceStyle<text:bookmark-end text:name="text.IndexSourceStyl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ndexSourceStyle: <text:span text:style-name="Element_20_List"><text:bookmark-ref text:reference-format="text" text:ref-name="text.IndexSourceStyles">text.IndexSourceStyles</text:bookmark-ref></text:span><text:span text:style-name="Element_20_List">.</text:span></text:p>
        <text:p text:style-name="Standard">The following elements occur in text.IndexSourceStyle: <text:span text:style-name="Element_20_List">No element is allowed.</text:span></text:p>
        <text:h text:style-name="Heading_20_3" text:outline-level="3"><text:bookmark-start text:name="text.IndexSourceStyles"/>text.IndexSourceStyles<text:bookmark-end text:name="text.IndexSourceStyles"/></text:h>
        <text:p text:style-name="Standard">Requires the following attributes: <text:span text:style-name="Attribute_20_List">outlinelevel.</text:span></text:p>
        <text:p text:style-name="Standard">Allows the following attributes: <text:span text:style-name="Attribute_20_List">outlinelevel</text:span>.</text:p>
        <text:p text:style-name="Standard">These elements contain text.IndexSourceStyles: <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SourceStyles: <text:span text:style-name="Element_20_List"><text:bookmark-ref text:reference-format="text" text:ref-name="text.IndexSourceStyle">text.IndexSourceStyle</text:bookmark-ref></text:span><text:span text:style-name="Element_20_List">.</text:span></text:p>
        <text:h text:style-name="Heading_20_3" text:outline-level="3"><text:bookmark-start text:name="text.IndexTitle"/>text.IndexTitle<text:bookmark-end text:name="text.IndexTitle"/></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ndexTitle: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text:span></text:p>
        <text:p text:style-name="Standard">The following elements occur in text.IndexTitl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IndexTitleTemplate"/>text.IndexTitleTemplate<text:bookmark-end text:name="text.IndexTitleTemplate"/></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TitleTemplate: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ObjectIndexSource">text.ObjectIndexSource</text:bookmark-ref></text:span><text:span text:style-name="Element_20_List">, </text:span><text:span text:style-name="Element_20_List"><text:bookmark-ref text:reference-format="text" text:ref-name="text.TableIndexSource">text.TableIndexSource</text:bookmark-ref></text:span><text:span text:style-name="Element_20_List">, </text:span><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TitleTemplate: <text:span text:style-name="Element_20_List">No element is allowed.</text:span></text:p>
        <text:h text:style-name="Heading_20_3" text:outline-level="3"><text:bookmark-start text:name="text.InitialCreator"/><text:soft-page-break/>text.InitialCreator<text:bookmark-end text:name="text.InitialCreator"/></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Initial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InitialCreator: <text:span text:style-name="Element_20_List">No element is allowed.</text:span></text:p>
        <text:h text:style-name="Heading_20_3" text:outline-level="3"><text:bookmark-start text:name="text.Insertion"/>text.Insertion<text:bookmark-end text:name="text.Insertion"/></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sertion: <text:span text:style-name="Element_20_List"><text:bookmark-ref text:reference-format="text" text:ref-name="text.ChangedRegion">text.ChangedRegion</text:bookmark-ref></text:span><text:span text:style-name="Element_20_List">.</text:span></text:p>
        <text:p text:style-name="Standard">The following elements occur in text.Insertion: <text:span text:style-name="Element_20_List"><text:bookmark-ref text:reference-format="text" text:ref-name="office.ChangeInfo">office.ChangeInfo</text:bookmark-ref></text:span><text:span text:style-name="Element_20_List">.</text:span></text:p>
        <text:h text:style-name="Heading_20_3" text:outline-level="3"><text:bookmark-start text:name="text.Keywords"/>text.Keywords<text:bookmark-end text:name="text.Keyword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Keyword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Keywords: <text:span text:style-name="Element_20_List">No element is allowed.</text:span></text:p>
        <text:h text:style-name="Heading_20_3" text:outline-level="3"><text:bookmark-start text:name="text.LineBreak"/>text.LineBreak<text:bookmark-end text:name="text.LineBreak"/></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neBrea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LineBreak: <text:span text:style-name="Element_20_List">No element is allowed.</text:span></text:p>
        <text:h text:style-name="Heading_20_3" text:outline-level="3"><text:bookmark-start text:name="text.LinenumberingConfiguration"/>text.LinenumberingConfiguration<text:bookmark-end text:name="text.LinenumberingConfiguration"/></text:h>
        <text:p text:style-name="Standard">Requires the following attributes: <text:span text:style-name="Attribute_20_List">No attribute is required.</text:span></text:p>
        <text:p text:style-name="Standard">Allows the following attributes: <text:span text:style-name="Attribute_20_List">countemptylines, countintextboxes, increment, numberlines, numberposition, numformat, numlettersync, offset, restartonpage, stylename</text:span>.</text:p>
        <text:p text:style-name="Standard">These elements contain text.LinenumberingConfiguration: <text:span text:style-name="Element_20_List"><text:bookmark-ref text:reference-format="text" text:ref-name="office.Styles">office.Styles</text:bookmark-ref></text:span><text:span text:style-name="Element_20_List">.</text:span></text:p>
        <text:p text:style-name="Standard">The following elements occur in text.LinenumberingConfiguration: <text:span text:style-name="Element_20_List"><text:bookmark-ref text:reference-format="text" text:ref-name="text.LinenumberingSeparator">text.LinenumberingSeparator</text:bookmark-ref></text:span><text:span text:style-name="Element_20_List">.</text:span></text:p>
        <text:h text:style-name="Heading_20_3" text:outline-level="3"><text:bookmark-start text:name="text.LinenumberingSeparator"/>text.LinenumberingSeparator<text:bookmark-end text:name="text.LinenumberingSeparator"/></text:h>
        <text:p text:style-name="Standard">Requires the following attributes: <text:span text:style-name="Attribute_20_List">No attribute is required.</text:span></text:p>
        <text:p text:style-name="Standard">Allows the following attributes: <text:span text:style-name="Attribute_20_List">increment</text:span>.</text:p>
        <text:p text:style-name="Standard">These elements contain text.LinenumberingSeparator: <text:span text:style-name="Element_20_List"><text:bookmark-ref text:reference-format="text" text:ref-name="text.LinenumberingConfiguration">text.LinenumberingConfiguration</text:bookmark-ref></text:span><text:span text:style-name="Element_20_List">.</text:span></text:p>
        <text:p text:style-name="Standard">The following elements occur in text.LinenumberingSeparator: <text:span text:style-name="Element_20_List">No element is allowed.</text:span></text:p>
        <text:h text:style-name="Heading_20_3" text:outline-level="3"><text:bookmark-start text:name="text.List"/>text.List<text:bookmark-end text:name="text.List"/></text:h>
        <text:p text:style-name="Standard">Requires the following attributes: <text:span text:style-name="Attribute_20_List">No attribute is required.</text:span></text:p>
        <text:p text:style-name="Standard">Allows the following attributes: <text:span text:style-name="Attribute_20_List">continuenumbering, stylename</text:span>.</text:p>
        <text:p text:style-name="Standard">These elements contain text.Lis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ext:soft-page-break/>The following elements occur in text.List: <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text:span></text:p>
        <text:h text:style-name="Heading_20_3" text:outline-level="3"><text:bookmark-start text:name="text.ListHeader"/>text.ListHeader<text:bookmark-end text:name="text.ListHead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stHeader: <text:span text:style-name="Element_20_List"><text:bookmark-ref text:reference-format="text" text:ref-name="text.List">text.List</text:bookmark-ref></text:span><text:span text:style-name="Element_20_List">.</text:span></text:p>
        <text:p text:style-name="Standard">The following elements occur in text.ListHeader: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text.ListItem"/>text.ListItem<text:bookmark-end text:name="text.ListItem"/></text:h>
        <text:p text:style-name="Standard">Requires the following attributes: <text:span text:style-name="Attribute_20_List">No attribute is required.</text:span></text:p>
        <text:p text:style-name="Standard">Allows the following attributes: <text:span text:style-name="Attribute_20_List">startvalue</text:span>.</text:p>
        <text:p text:style-name="Standard">These elements contain text.ListItem: <text:span text:style-name="Element_20_List"><text:bookmark-ref text:reference-format="text" text:ref-name="text.List">text.List</text:bookmark-ref></text:span><text:span text:style-name="Element_20_List">.</text:span></text:p>
        <text:p text:style-name="Standard">The following elements occur in text.ListItem: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text.ListLevelStyleBullet"/>text.ListLevelStyleBullet<text:bookmark-end text:name="text.ListLevelStyleBullet"/></text:h>
        <text:p text:style-name="Standard">Requires the following attributes: <text:span text:style-name="Attribute_20_List">bulletchar, level.</text:span></text:p>
        <text:p text:style-name="Standard">Allows the following attributes: <text:span text:style-name="Attribute_20_List">bulletchar, bulletrelativesize, level, numprefix, numsuffix, stylename</text:span>.</text:p>
        <text:p text:style-name="Standard">These elements contain text.ListLevelStyleBullet: <text:span text:style-name="Element_20_List"><text:bookmark-ref text:reference-format="text" text:ref-name="text.ListStyle">text.ListStyle</text:bookmark-ref></text:span><text:span text:style-name="Element_20_List">.</text:span></text:p>
        <text:p text:style-name="Standard">The following elements occur in text.ListLevelStyleBullet: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LevelStyleImage"/>text.ListLevelStyleImage<text:bookmark-end text:name="text.ListLevelStyleImage"/></text:h>
        <text:p text:style-name="Standard">Requires the following attributes: <text:span text:style-name="Attribute_20_List">level.</text:span></text:p>
        <text:p text:style-name="Standard">Allows the following attributes: <text:span text:style-name="Attribute_20_List">actuate, href, level, show, type</text:span>.</text:p>
        <text:p text:style-name="Standard">These elements contain text.ListLevelStyleImage: <text:span text:style-name="Element_20_List"><text:bookmark-ref text:reference-format="text" text:ref-name="text.ListStyle">text.ListStyle</text:bookmark-ref></text:span><text:span text:style-name="Element_20_List">.</text:span></text:p>
        <text:p text:style-name="Standard">The following elements occur in text.ListLevelStyle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style.ListLevelProperties">style.ListLevelProperties</text:bookmark-ref></text:span><text:span text:style-name="Element_20_List">.</text:span></text:p>
        <text:h text:style-name="Heading_20_3" text:outline-level="3"><text:bookmark-start text:name="text.ListLevelStyleNumber"/>text.ListLevelStyleNumber<text:bookmark-end text:name="text.ListLevelStyleNumber"/></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ListLevelStyleNumber: <text:span text:style-name="Element_20_List"><text:bookmark-ref text:reference-format="text" text:ref-name="text.ListStyle">text.ListStyle</text:bookmark-ref></text:span><text:span text:style-name="Element_20_List">.</text:span></text:p>
        <text:p text:style-name="Standard">The following elements occur in text.ListLevelStyleNumber: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ListStyle"/>text.ListStyle<text:bookmark-end text:name="text.ListStyle"/></text:h>
        <text:p text:style-name="Standard">Requires the following attributes: <text:span text:style-name="Attribute_20_List">name.</text:span></text:p>
        <text:p text:style-name="Standard">Allows the following attributes: <text:span text:style-name="Attribute_20_List">consecutivenumbering, displayname, name</text:span>.</text:p>
        <text:p text:style-name="Standard">These elements contain text.Lis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GraphicProperties">style.GraphicProperties</text:bookmark-ref></text:span><text:span text:style-name="Element_20_List">.</text:span></text:p>
        <text:p text:style-name="Standard">The following elements occur in text.ListStyle: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text:span></text:p>
        <text:h text:style-name="Heading_20_3" text:outline-level="3"><text:bookmark-start text:name="text.Measure"/>text.Measure<text:bookmark-end text:name="text.Measure"/></text:h>
        <text:p text:style-name="Standard">Requires the following attributes: <text:span text:style-name="Attribute_20_List">kind.</text:span></text:p>
        <text:p text:style-name="Standard"><text:soft-page-break/>Allows the following attributes: <text:span text:style-name="Attribute_20_List">kind</text:span>.</text:p>
        <text:p text:style-name="Standard">These elements contain text.Measur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easure: <text:span text:style-name="Element_20_List">No element is allowed.</text:span></text:p>
        <text:h text:style-name="Heading_20_3" text:outline-level="3"><text:bookmark-start text:name="text.ModificationDate"/>text.ModificationDate<text:bookmark-end text:name="text.Modification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Modific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Date: <text:span text:style-name="Element_20_List">No element is allowed.</text:span></text:p>
        <text:h text:style-name="Heading_20_3" text:outline-level="3"><text:bookmark-start text:name="text.ModificationTime"/>text.ModificationTime<text:bookmark-end text:name="text.Modification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Modific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Time: <text:span text:style-name="Element_20_List">No element is allowed.</text:span></text:p>
        <text:h text:style-name="Heading_20_3" text:outline-level="3"><text:bookmark-start text:name="text.Note"/>text.Note<text:bookmark-end text:name="text.Note"/></text:h>
        <text:p text:style-name="Standard">Requires the following attributes: <text:span text:style-name="Attribute_20_List">noteclass.</text:span></text:p>
        <text:p text:style-name="Standard">Allows the following attributes: <text:span text:style-name="Attribute_20_List">id, noteclass</text:span>.</text:p>
        <text:p text:style-name="Standard">These elements contain text.No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 <text:span text:style-name="Element_20_List"><text:bookmark-ref text:reference-format="text" text:ref-name="text.NoteBody">text.NoteBody</text:bookmark-ref></text:span><text:span text:style-name="Element_20_List">, </text:span><text:span text:style-name="Element_20_List"><text:bookmark-ref text:reference-format="text" text:ref-name="text.NoteCitation">text.NoteCitation</text:bookmark-ref></text:span><text:span text:style-name="Element_20_List">.</text:span></text:p>
        <text:h text:style-name="Heading_20_3" text:outline-level="3"><text:bookmark-start text:name="text.NoteBody"/>text.NoteBody<text:bookmark-end text:name="text.NoteBody"/></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Body: <text:span text:style-name="Element_20_List"><text:bookmark-ref text:reference-format="text" text:ref-name="text.Note">text.Note</text:bookmark-ref></text:span><text:span text:style-name="Element_20_List">.</text:span></text:p>
        <text:p text:style-name="Standard">The following elements occur in text.Note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NoteCitation"/>text.NoteCitation<text:bookmark-end text:name="text.NoteCitation"/></text:h>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text.NoteCitation: <text:span text:style-name="Element_20_List"><text:bookmark-ref text:reference-format="text" text:ref-name="text.Note">text.Note</text:bookmark-ref></text:span><text:span text:style-name="Element_20_List">.</text:span></text:p>
        <text:p text:style-name="Standard">The following elements occur in text.NoteCitation: <text:span text:style-name="Element_20_List">No element is allowed.</text:span></text:p>
        <text:h text:style-name="Heading_20_3" text:outline-level="3"><text:bookmark-start text:name="text.NoteContinuationNoticeBackward"/>text.NoteContinuationNoticeBackward<text:bookmark-end text:name="text.NoteContinuationNoticeBack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Back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Backward: <text:span text:style-name="Element_20_List">No element is allowed.</text:span></text:p>
        <text:h text:style-name="Heading_20_3" text:outline-level="3"><text:bookmark-start text:name="text.NoteContinuationNoticeForward"/><text:soft-page-break/>text.NoteContinuationNoticeForward<text:bookmark-end text:name="text.NoteContinuationNoticeForward"/></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For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Forward: <text:span text:style-name="Element_20_List">No element is allowed.</text:span></text:p>
        <text:h text:style-name="Heading_20_3" text:outline-level="3"><text:bookmark-start text:name="text.NoteRef"/>text.NoteRef<text:bookmark-end text:name="text.NoteRef"/></text:h>
        <text:p text:style-name="Standard">Requires the following attributes: <text:span text:style-name="Attribute_20_List">No attribute is required.</text:span></text:p>
        <text:p text:style-name="Standard">Allows the following attributes: <text:span text:style-name="Attribute_20_List">noteclass, referenceformat, refname</text:span>.</text:p>
        <text:p text:style-name="Standard">These elements contain text.Not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Ref: <text:span text:style-name="Element_20_List">No element is allowed.</text:span></text:p>
        <text:h text:style-name="Heading_20_3" text:outline-level="3"><text:bookmark-start text:name="text.NotesConfiguration"/>text.NotesConfiguration<text:bookmark-end text:name="text.NotesConfiguration"/></text:h>
        <text:p text:style-name="Standard">Requires the following attributes: <text:span text:style-name="Attribute_20_List">noteclass.</text:span></text:p>
        <text:p text:style-name="Standard">Allows the following attributes: <text:span text:style-name="Attribute_20_List">citationbodystylename, citationstylename, defaultstylename, footnotesposition, masterpagename, noteclass, numformat, numlettersync, numprefix, numsuffix, startnumberingat, startvalue</text:span>.</text:p>
        <text:p text:style-name="Standard">These elements contain text.NotesConfiguration: <text:span text:style-name="Element_20_List"><text:bookmark-ref text:reference-format="text" text:ref-name="office.Styles">office.Styl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text.NotesConfiguration: <text:span text:style-name="Element_20_List"><text:bookmark-ref text:reference-format="text" text:ref-name="text.NoteContinuationNoticeBackward">text.NoteContinuationNoticeBackward</text:bookmark-ref></text:span><text:span text:style-name="Element_20_List">, </text:span><text:span text:style-name="Element_20_List"><text:bookmark-ref text:reference-format="text" text:ref-name="text.NoteContinuationNoticeForward">text.NoteContinuationNoticeForward</text:bookmark-ref></text:span><text:span text:style-name="Element_20_List">.</text:span></text:p>
        <text:h text:style-name="Heading_20_3" text:outline-level="3"><text:bookmark-start text:name="text.Number"/>text.Number<text:bookmark-end text:name="text.Number"/></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umber: <text:span text:style-name="Element_20_List"><text:bookmark-ref text:reference-format="text" text:ref-name="text.H">text.H</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umberedParagraph">text.NumberedParagraph</text:bookmark-ref></text:span><text:span text:style-name="Element_20_List">.</text:span></text:p>
        <text:p text:style-name="Standard">The following elements occur in text.Number: <text:span text:style-name="Element_20_List">No element is allowed.</text:span></text:p>
        <text:h text:style-name="Heading_20_3" text:outline-level="3"><text:bookmark-start text:name="text.NumberedParagraph"/>text.NumberedParagraph<text:bookmark-end text:name="text.NumberedParagraph"/></text:h>
        <text:p text:style-name="Standard">Requires the following attributes: <text:span text:style-name="Attribute_20_List">No attribute is required.</text:span></text:p>
        <text:p text:style-name="Standard">Allows the following attributes: <text:span text:style-name="Attribute_20_List">continuenumbering, level, startvalue, stylename</text:span>.</text:p>
        <text:p text:style-name="Standard">These elements contain text.NumberedParagrap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NumberedParagraph: <text:span text:style-name="Element_20_List"><text:bookmark-ref text:reference-format="text" text:ref-name="text.H">text.H</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h text:style-name="Heading_20_3" text:outline-level="3"><text:bookmark-start text:name="text.ObjectCount"/>text.ObjectCount<text:bookmark-end text:name="text.ObjectCount"/></text:h>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Object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ObjectCount: <text:span text:style-name="Element_20_List">No element is allowed.</text:span></text:p>
        <text:h text:style-name="Heading_20_3" text:outline-level="3"><text:bookmark-start text:name="text.ObjectIndex"/>text.ObjectIndex<text:bookmark-end text:name="text.Object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Object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oft-page-break/><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Object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ObjectIndexSource">text.ObjectIndexSource</text:bookmark-ref></text:span><text:span text:style-name="Element_20_List">.</text:span></text:p>
        <text:h text:style-name="Heading_20_3" text:outline-level="3"><text:bookmark-start text:name="text.ObjectIndexEntryTemplate"/>text.ObjectIndexEntryTemplate<text:bookmark-end text:name="text.Object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ObjectIndexEntryTemplate: <text:span text:style-name="Element_20_List"><text:bookmark-ref text:reference-format="text" text:ref-name="text.ObjectIndexSource">text.ObjectIndexSource</text:bookmark-ref></text:span><text:span text:style-name="Element_20_List">.</text:span></text:p>
        <text:p text:style-name="Standard">The following elements occur in text.Object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ObjectIndexSource"/>text.ObjectIndexSource<text:bookmark-end text:name="text.ObjectIndexSource"/></text:h>
        <text:p text:style-name="Standard">Requires the following attributes: <text:span text:style-name="Attribute_20_List">No attribute is required.</text:span></text:p>
        <text:p text:style-name="Standard">Allows the following attributes: <text:span text:style-name="Attribute_20_List">indexscope, relativetabstopposition, usechartobjects, usedrawobjects, usemathobjects, useotherobjects, usespreadsheetobjects</text:span>.</text:p>
        <text:p text:style-name="Standard">These elements contain text.ObjectIndexSource: <text:span text:style-name="Element_20_List"><text:bookmark-ref text:reference-format="text" text:ref-name="text.ObjectIndex">text.ObjectIndex</text:bookmark-ref></text:span><text:span text:style-name="Element_20_List">.</text:span></text:p>
        <text:p text:style-name="Standard">The following elements occur in text.Object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text:span></text:p>
        <text:h text:style-name="Heading_20_3" text:outline-level="3"><text:bookmark-start text:name="text.OutlineLevelStyle"/>text.OutlineLevelStyle<text:bookmark-end text:name="text.OutlineLevelStyle"/></text:h>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OutlineLevelStyle: <text:span text:style-name="Element_20_List"><text:bookmark-ref text:reference-format="text" text:ref-name="text.OutlineStyle">text.OutlineStyle</text:bookmark-ref></text:span><text:span text:style-name="Element_20_List">.</text:span></text:p>
        <text:p text:style-name="Standard">The following elements occur in text.OutlineLevelStyle: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h text:style-name="Heading_20_3" text:outline-level="3"><text:bookmark-start text:name="text.OutlineStyle"/>text.OutlineStyle<text:bookmark-end text:name="text.OutlineStyl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OutlineStyle: <text:span text:style-name="Element_20_List"><text:bookmark-ref text:reference-format="text" text:ref-name="office.Styles">office.Styles</text:bookmark-ref></text:span><text:span text:style-name="Element_20_List">.</text:span></text:p>
        <text:p text:style-name="Standard">The following elements occur in text.OutlineStyle: <text:span text:style-name="Element_20_List"><text:bookmark-ref text:reference-format="text" text:ref-name="text.OutlineLevelStyle">text.OutlineLevelStyle</text:bookmark-ref></text:span><text:span text:style-name="Element_20_List">.</text:span></text:p>
        <text:h text:style-name="Heading_20_3" text:outline-level="3"><text:bookmark-start text:name="text.P"/>text.P<text:bookmark-end text:name="text.P"/></text:h>
        <text:p text:style-name="Standard">Requires the following attributes: <text:span text:style-name="Attribute_20_List">No attribute is required.</text:span></text:p>
        <text:p text:style-name="Standard">Allows the following attributes: <text:span text:style-name="Attribute_20_List">classnames, condstylename, id, stylename</text:span>.</text:p>
        <text:p text:style-name="Standard">These elements contain text.P: <text:span text:style-name="Element_20_List"><text:bookmark-ref text:reference-format="text" text:ref-name="chart.Footer">chart.Footer</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ChangeTrackTableCell">table.ChangeTrackTableCell</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P: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oft-page-break/><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Page"/>text.Page<text:bookmark-end text:name="text.Page"/></text:h>
        <text:p text:style-name="Standard">Requires the following attributes: <text:span text:style-name="Attribute_20_List">masterpagename.</text:span></text:p>
        <text:p text:style-name="Standard">Allows the following attributes: <text:span text:style-name="Attribute_20_List">masterpagename</text:span>.</text:p>
        <text:p text:style-name="Standard">These elements contain text.Page: <text:span text:style-name="Element_20_List"><text:bookmark-ref text:reference-format="text" text:ref-name="text.PageSequence">text.PageSequence</text:bookmark-ref></text:span><text:span text:style-name="Element_20_List">.</text:span></text:p>
        <text:p text:style-name="Standard">The following elements occur in text.Page: <text:span text:style-name="Element_20_List">No element is allowed.</text:span></text:p>
        <text:h text:style-name="Heading_20_3" text:outline-level="3"><text:bookmark-start text:name="text.PageContinuation"/>text.PageContinuation<text:bookmark-end text:name="text.PageContinuation"/></text:h>
        <text:p text:style-name="Standard">Requires the following attributes: <text:span text:style-name="Attribute_20_List">selectpage.</text:span></text:p>
        <text:p text:style-name="Standard">Allows the following attributes: <text:span text:style-name="Attribute_20_List">selectpage, stringvalue</text:span>.</text:p>
        <text:p text:style-name="Standard">These elements contain text.PageContinu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Continuation: <text:span text:style-name="Element_20_List">No element is allowed.</text:span></text:p>
        <text:h text:style-name="Heading_20_3" text:outline-level="3"><text:bookmark-start text:name="text.PageNumber"/>text.PageNumber<text:bookmark-end text:name="text.PageNumber"/></text:h>
        <text:p text:style-name="Standard">Requires the following attributes: <text:span text:style-name="Attribute_20_List">No attribute is required.</text:span></text:p>
        <text:p text:style-name="Standard">Allows the following attributes: <text:span text:style-name="Attribute_20_List">fixed, numformat, numlettersync, pageadjust, selectpage</text:span>.</text:p>
        <text:p text:style-name="Standard">These elements contain text.Page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Number: <text:span text:style-name="Element_20_List">No element is allowed.</text:span></text:p>
        <text:h text:style-name="Heading_20_3" text:outline-level="3"><text:bookmark-start text:name="text.PageSequence"/>text.PageSequence<text:bookmark-end text:name="text.PageSequenc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geSequence: <text:span text:style-name="Element_20_List"><text:bookmark-ref text:reference-format="text" text:ref-name="office.Text">office.Text</text:bookmark-ref></text:span><text:span text:style-name="Element_20_List">.</text:span></text:p>
        <text:p text:style-name="Standard">The following elements occur in text.PageSequence: <text:span text:style-name="Element_20_List"><text:bookmark-ref text:reference-format="text" text:ref-name="text.Page">text.Page</text:bookmark-ref></text:span><text:span text:style-name="Element_20_List">.</text:span></text:p>
        <text:h text:style-name="Heading_20_3" text:outline-level="3"><text:bookmark-start text:name="text.PageVariableGet"/>text.PageVariableGet<text:bookmark-end text:name="text.PageVariableGet"/></text:h>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ext:soft-page-break/>These elements contain text.Page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Get: <text:span text:style-name="Element_20_List">No element is allowed.</text:span></text:p>
        <text:h text:style-name="Heading_20_3" text:outline-level="3"><text:bookmark-start text:name="text.PageVariableSet"/>text.PageVariableSet<text:bookmark-end text:name="text.PageVariableSet"/></text:h>
        <text:p text:style-name="Standard">Requires the following attributes: <text:span text:style-name="Attribute_20_List">No attribute is required.</text:span></text:p>
        <text:p text:style-name="Standard">Allows the following attributes: <text:span text:style-name="Attribute_20_List">active, pageadjust</text:span>.</text:p>
        <text:p text:style-name="Standard">These elements contain text.Page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Set: <text:span text:style-name="Element_20_List">No element is allowed.</text:span></text:p>
        <text:h text:style-name="Heading_20_3" text:outline-level="3"><text:bookmark-start text:name="text.Placeholder"/>text.Placeholder<text:bookmark-end text:name="text.Placeholder"/></text:h>
        <text:p text:style-name="Standard">Requires the following attributes: <text:span text:style-name="Attribute_20_List">placeholdertype.</text:span></text:p>
        <text:p text:style-name="Standard">Allows the following attributes: <text:span text:style-name="Attribute_20_List">description, placeholdertype</text:span>.</text:p>
        <text:p text:style-name="Standard">These elements contain text.Placehol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laceholder: <text:span text:style-name="Element_20_List">No element is allowed.</text:span></text:p>
        <text:h text:style-name="Heading_20_3" text:outline-level="3"><text:bookmark-start text:name="text.PrintDate"/>text.PrintDate<text:bookmark-end text:name="text.PrintDate"/></text:h>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Prin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Date: <text:span text:style-name="Element_20_List">No element is allowed.</text:span></text:p>
        <text:h text:style-name="Heading_20_3" text:outline-level="3"><text:bookmark-start text:name="text.PrintTime"/>text.PrintTime<text:bookmark-end text:name="text.PrintTime"/></text:h>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Prin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Time: <text:span text:style-name="Element_20_List">No element is allowed.</text:span></text:p>
        <text:h text:style-name="Heading_20_3" text:outline-level="3"><text:bookmark-start text:name="text.PrintedBy"/>text.PrintedBy<text:bookmark-end text:name="text.PrintedB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Printed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edBy: <text:span text:style-name="Element_20_List">No element is allowed.</text:span></text:p>
        <text:h text:style-name="Heading_20_3" text:outline-level="3"><text:bookmark-start text:name="text.ReferenceMark"/>text.ReferenceMark<text:bookmark-end text:name="text.ReferenceMark"/></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 <text:span text:style-name="Element_20_List">No element is allowed.</text:span></text:p>
        <text:h text:style-name="Heading_20_3" text:outline-level="3"><text:bookmark-start text:name="text.ReferenceMarkEnd"/>text.ReferenceMarkEnd<text:bookmark-end text:name="text.ReferenceMarkEnd"/></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End: <text:span text:style-name="Element_20_List">No element is allowed.</text:span></text:p>
        <text:h text:style-name="Heading_20_3" text:outline-level="3"><text:bookmark-start text:name="text.ReferenceMarkStart"/><text:soft-page-break/>text.ReferenceMarkStart<text:bookmark-end text:name="text.ReferenceMarkStart"/></text:h>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Start: <text:span text:style-name="Element_20_List">No element is allowed.</text:span></text:p>
        <text:h text:style-name="Heading_20_3" text:outline-level="3"><text:bookmark-start text:name="text.Ruby"/>text.Ruby<text:bookmark-end text:name="text.Ruby"/></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uby: <text:span text:style-name="Element_20_List"><text:bookmark-ref text:reference-format="text" text:ref-name="text.RubyBase">text.RubyBase</text:bookmark-ref></text:span><text:span text:style-name="Element_20_List">, </text:span><text:span text:style-name="Element_20_List"><text:bookmark-ref text:reference-format="text" text:ref-name="text.RubyText">text.RubyText</text:bookmark-ref></text:span><text:span text:style-name="Element_20_List">.</text:span></text:p>
        <text:h text:style-name="Heading_20_3" text:outline-level="3"><text:bookmark-start text:name="text.RubyBase"/>text.RubyBase<text:bookmark-end text:name="text.RubyBas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RubyBase: <text:span text:style-name="Element_20_List"><text:bookmark-ref text:reference-format="text" text:ref-name="text.Ruby">text.Ruby</text:bookmark-ref></text:span><text:span text:style-name="Element_20_List">.</text:span></text:p>
        <text:p text:style-name="Standard">The following elements occur in text.RubyBas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RubyText"/>text.RubyText<text:bookmark-end text:name="text.RubyText"/></text:h>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Text: <text:span text:style-name="Element_20_List"><text:bookmark-ref text:reference-format="text" text:ref-name="text.Ruby">text.Ruby</text:bookmark-ref></text:span><text:span text:style-name="Element_20_List">.</text:span></text:p>
        <text:p text:style-name="Standard">The following elements occur in text.RubyText: <text:span text:style-name="Element_20_List">No element is allowed.</text:span></text:p>
        <text:h text:style-name="Heading_20_3" text:outline-level="3"><text:bookmark-start text:name="text.S"/><text:soft-page-break/>text.S<text:bookmark-end text:name="text.S"/></text:h>
        <text:p text:style-name="Standard">Requires the following attributes: <text:span text:style-name="Attribute_20_List">No attribute is required.</text:span></text:p>
        <text:p text:style-name="Standard">Allows the following attributes: <text:span text:style-name="Attribute_20_List">c</text:span>.</text:p>
        <text:p text:style-name="Standard">These elements contain text.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 <text:span text:style-name="Element_20_List">No element is allowed.</text:span></text:p>
        <text:h text:style-name="Heading_20_3" text:outline-level="3"><text:bookmark-start text:name="text.Script"/>text.Script<text:bookmark-end text:name="text.Script"/></text:h>
        <text:p text:style-name="Standard">Requires the following attributes: <text:span text:style-name="Attribute_20_List">No attribute is required.</text:span></text:p>
        <text:p text:style-name="Standard">Allows the following attributes: <text:span text:style-name="Attribute_20_List">href, language, type</text:span>.</text:p>
        <text:p text:style-name="Standard">These elements contain text.Scrip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cript: <text:span text:style-name="Element_20_List">No element is allowed.</text:span></text:p>
        <text:h text:style-name="Heading_20_3" text:outline-level="3"><text:bookmark-start text:name="text.Section"/>text.Section<text:bookmark-end text:name="text.Section"/></text:h>
        <text:p text:style-name="Standard">Requires the following attributes: <text:span text:style-name="Attribute_20_List">name.</text:span></text:p>
        <text:p text:style-name="Standard">Allows the following attributes: <text:span text:style-name="Attribute_20_List">condition, display, name, protected, protectionkey, stylename</text:span>.</text:p>
        <text:p text:style-name="Standard">These elements contain text.Section: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Sec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ctionSource">text.SectionSource</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h text:style-name="Heading_20_3" text:outline-level="3"><text:bookmark-start text:name="text.SectionSource"/>text.SectionSource<text:bookmark-end text:name="text.SectionSource"/></text:h>
        <text:p text:style-name="Standard">Requires the following attributes: <text:span text:style-name="Attribute_20_List">No attribute is required.</text:span></text:p>
        <text:p text:style-name="Standard">Allows the following attributes: <text:span text:style-name="Attribute_20_List">filtername, href, sectionname, show, type</text:span>.</text:p>
        <text:p text:style-name="Standard">These elements contain text.SectionSource: <text:span text:style-name="Element_20_List"><text:bookmark-ref text:reference-format="text" text:ref-name="text.Section">text.Section</text:bookmark-ref></text:span><text:span text:style-name="Element_20_List">.</text:span></text:p>
        <text:p text:style-name="Standard">The following elements occur in text.SectionSource: <text:span text:style-name="Element_20_List">No element is allowed.</text:span></text:p>
        <text:h text:style-name="Heading_20_3" text:outline-level="3"><text:bookmark-start text:name="text.SenderCity"/>text.SenderCity<text:bookmark-end text:name="text.SenderCit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it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ity: <text:span text:style-name="Element_20_List">No element is allowed.</text:span></text:p>
        <text:h text:style-name="Heading_20_3" text:outline-level="3"><text:bookmark-start text:name="text.SenderCompany"/>text.SenderCompany<text:bookmark-end text:name="text.SenderCompany"/></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mpan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mpany: <text:span text:style-name="Element_20_List">No element is allowed.</text:span></text:p>
        <text:h text:style-name="Heading_20_3" text:outline-level="3"><text:bookmark-start text:name="text.SenderCountry"/>text.SenderCountry<text:bookmark-end text:name="text.SenderCountry"/></text:h>
        <text:p text:style-name="Standard">Requires the following attributes: <text:span text:style-name="Attribute_20_List">No attribute is required.</text:span></text:p>
        <text:p text:style-name="Standard"><text:soft-page-break/>Allows the following attributes: <text:span text:style-name="Attribute_20_List">fixed</text:span>.</text:p>
        <text:p text:style-name="Standard">These elements contain text.SenderCountr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untry: <text:span text:style-name="Element_20_List">No element is allowed.</text:span></text:p>
        <text:h text:style-name="Heading_20_3" text:outline-level="3"><text:bookmark-start text:name="text.SenderEmail"/>text.SenderEmail<text:bookmark-end text:name="text.SenderEmail"/></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Email: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Email: <text:span text:style-name="Element_20_List">No element is allowed.</text:span></text:p>
        <text:h text:style-name="Heading_20_3" text:outline-level="3"><text:bookmark-start text:name="text.SenderFax"/>text.SenderFax<text:bookmark-end text:name="text.SenderFax"/></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ax: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ax: <text:span text:style-name="Element_20_List">No element is allowed.</text:span></text:p>
        <text:h text:style-name="Heading_20_3" text:outline-level="3"><text:bookmark-start text:name="text.SenderFirstname"/>text.SenderFirstname<text:bookmark-end text:name="text.SenderFirst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ir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irstname: <text:span text:style-name="Element_20_List">No element is allowed.</text:span></text:p>
        <text:h text:style-name="Heading_20_3" text:outline-level="3"><text:bookmark-start text:name="text.SenderInitials"/>text.SenderInitials<text:bookmark-end text:name="text.SenderInitials"/></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Initials: <text:span text:style-name="Element_20_List">No element is allowed.</text:span></text:p>
        <text:h text:style-name="Heading_20_3" text:outline-level="3"><text:bookmark-start text:name="text.SenderLastname"/>text.SenderLastname<text:bookmark-end text:name="text.SenderLastnam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La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Lastname: <text:span text:style-name="Element_20_List">No element is allowed.</text:span></text:p>
        <text:h text:style-name="Heading_20_3" text:outline-level="3"><text:bookmark-start text:name="text.SenderPhonePrivate"/>text.SenderPhonePrivate<text:bookmark-end text:name="text.SenderPhonePrivat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Priv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Private: <text:span text:style-name="Element_20_List">No element is allowed.</text:span></text:p>
        <text:h text:style-name="Heading_20_3" text:outline-level="3"><text:bookmark-start text:name="text.SenderPhoneWork"/>text.SenderPhoneWork<text:bookmark-end text:name="text.SenderPhoneWork"/></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Wo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Work: <text:span text:style-name="Element_20_List">No element is allowed.</text:span></text:p>
        <text:h text:style-name="Heading_20_3" text:outline-level="3"><text:bookmark-start text:name="text.SenderPosition"/><text:soft-page-break/>text.SenderPosition<text:bookmark-end text:name="text.SenderPosition"/></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i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ition: <text:span text:style-name="Element_20_List">No element is allowed.</text:span></text:p>
        <text:h text:style-name="Heading_20_3" text:outline-level="3"><text:bookmark-start text:name="text.SenderPostalCode"/>text.SenderPostalCode<text:bookmark-end text:name="text.SenderPostalCod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talCod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talCode: <text:span text:style-name="Element_20_List">No element is allowed.</text:span></text:p>
        <text:h text:style-name="Heading_20_3" text:outline-level="3"><text:bookmark-start text:name="text.SenderStateOrProvince"/>text.SenderStateOrProvince<text:bookmark-end text:name="text.SenderStateOrProvinc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ateOrProvi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ateOrProvince: <text:span text:style-name="Element_20_List">No element is allowed.</text:span></text:p>
        <text:h text:style-name="Heading_20_3" text:outline-level="3"><text:bookmark-start text:name="text.SenderStreet"/>text.SenderStreet<text:bookmark-end text:name="text.SenderStree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re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reet: <text:span text:style-name="Element_20_List">No element is allowed.</text:span></text:p>
        <text:h text:style-name="Heading_20_3" text:outline-level="3"><text:bookmark-start text:name="text.SenderTitle"/>text.SenderTitle<text:bookmark-end text:name="text.Sender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Title: <text:span text:style-name="Element_20_List">No element is allowed.</text:span></text:p>
        <text:h text:style-name="Heading_20_3" text:outline-level="3"><text:bookmark-start text:name="text.Sequence"/>text.Sequence<text:bookmark-end text:name="text.Sequence"/></text:h>
        <text:p text:style-name="Standard">Requires the following attributes: <text:span text:style-name="Attribute_20_List">name.</text:span></text:p>
        <text:p text:style-name="Standard">Allows the following attributes: <text:span text:style-name="Attribute_20_List">formula, name, numformat, numlettersync, refname</text:span>.</text:p>
        <text:p text:style-name="Standard">These elements contain text.Seque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 <text:span text:style-name="Element_20_List">No element is allowed.</text:span></text:p>
        <text:h text:style-name="Heading_20_3" text:outline-level="3"><text:bookmark-start text:name="text.SequenceDecl"/>text.SequenceDecl<text:bookmark-end text:name="text.SequenceDecl"/></text:h>
        <text:p text:style-name="Standard">Requires the following attributes: <text:span text:style-name="Attribute_20_List">displayoutlinelevel, name.</text:span></text:p>
        <text:p text:style-name="Standard">Allows the following attributes: <text:span text:style-name="Attribute_20_List">displayoutlinelevel, name, separationcharacter</text:span>.</text:p>
        <text:p text:style-name="Standard">These elements contain text.SequenceDecl: <text:span text:style-name="Element_20_List"><text:bookmark-ref text:reference-format="text" text:ref-name="text.SequenceDecls">text.SequenceDecls</text:bookmark-ref></text:span><text:span text:style-name="Element_20_List">.</text:span></text:p>
        <text:p text:style-name="Standard">The following elements occur in text.SequenceDecl: <text:span text:style-name="Element_20_List">No element is allowed.</text:span></text:p>
        <text:h text:style-name="Heading_20_3" text:outline-level="3"><text:bookmark-start text:name="text.SequenceDecls"/>text.SequenceDecls<text:bookmark-end text:name="text.Sequenc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equenc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oft-page-break/><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SequenceDecls: <text:span text:style-name="Element_20_List"><text:bookmark-ref text:reference-format="text" text:ref-name="text.SequenceDecl">text.SequenceDecl</text:bookmark-ref></text:span><text:span text:style-name="Element_20_List">.</text:span></text:p>
        <text:h text:style-name="Heading_20_3" text:outline-level="3"><text:bookmark-start text:name="text.SequenceRef"/>text.SequenceRef<text:bookmark-end text:name="text.SequenceRef"/></text:h>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Sequenc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Ref: <text:span text:style-name="Element_20_List">No element is allowed.</text:span></text:p>
        <text:h text:style-name="Heading_20_3" text:outline-level="3"><text:bookmark-start text:name="text.SheetName"/>text.SheetName<text:bookmark-end text:name="text.SheetName"/></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hee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heetName: <text:span text:style-name="Element_20_List">No element is allowed.</text:span></text:p>
        <text:h text:style-name="Heading_20_3" text:outline-level="3"><text:bookmark-start text:name="text.SortKey"/>text.SortKey<text:bookmark-end text:name="text.SortKey"/></text:h>
        <text:p text:style-name="Standard">Requires the following attributes: <text:span text:style-name="Attribute_20_List">No attribute is required.</text:span></text:p>
        <text:p text:style-name="Standard">Allows the following attributes: <text:span text:style-name="Attribute_20_List">key, sortascending</text:span>.</text:p>
        <text:p text:style-name="Standard">These elements contain text.SortKey: <text:span text:style-name="Element_20_List"><text:bookmark-ref text:reference-format="text" text:ref-name="text.BibliographyConfiguration">text.BibliographyConfiguration</text:bookmark-ref></text:span><text:span text:style-name="Element_20_List">.</text:span></text:p>
        <text:p text:style-name="Standard">The following elements occur in text.SortKey: <text:span text:style-name="Element_20_List">No element is allowed.</text:span></text:p>
        <text:h text:style-name="Heading_20_3" text:outline-level="3"><text:bookmark-start text:name="text.Span"/>text.Span<text:bookmark-end text:name="text.Span"/></text:h>
        <text:p text:style-name="Standard">Requires the following attributes: <text:span text:style-name="Attribute_20_List">No attribute is required.</text:span></text:p>
        <text:p text:style-name="Standard">Allows the following attributes: <text:span text:style-name="Attribute_20_List">classnames, stylename</text:span>.</text:p>
        <text:p text:style-name="Standard">These elements contain text.Spa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pa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oft-page-break/><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h text:style-name="Heading_20_3" text:outline-level="3"><text:bookmark-start text:name="text.Subject"/>text.Subject<text:bookmark-end text:name="text.Subject"/></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ubj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ubject: <text:span text:style-name="Element_20_List">No element is allowed.</text:span></text:p>
        <text:h text:style-name="Heading_20_3" text:outline-level="3"><text:bookmark-start text:name="text.Tab"/>text.Tab<text:bookmark-end text:name="text.Tab"/></text:h>
        <text:p text:style-name="Standard">Requires the following attributes: <text:span text:style-name="Attribute_20_List">No attribute is required.</text:span></text:p>
        <text:p text:style-name="Standard">Allows the following attributes: <text:span text:style-name="Attribute_20_List">tabref</text:span>.</text:p>
        <text:p text:style-name="Standard">These elements contain text.Tab: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 <text:span text:style-name="Element_20_List">No element is allowed.</text:span></text:p>
        <text:h text:style-name="Heading_20_3" text:outline-level="3"><text:bookmark-start text:name="text.TableFormula"/>text.TableFormula<text:bookmark-end text:name="text.TableFormula"/></text:h>
        <text:p text:style-name="Standard">Requires the following attributes: <text:span text:style-name="Attribute_20_List">No attribute is required.</text:span></text:p>
        <text:p text:style-name="Standard">Allows the following attributes: <text:span text:style-name="Attribute_20_List">datastylename, display, formula</text:span>.</text:p>
        <text:p text:style-name="Standard">These elements contain text.TableFormul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leFormula: <text:span text:style-name="Element_20_List">No element is allowed.</text:span></text:p>
        <text:h text:style-name="Heading_20_3" text:outline-level="3"><text:bookmark-start text:name="text.TableIndex"/>text.TableIndex<text:bookmark-end text:name="text.Table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IndexSource">text.TableIndexSource</text:bookmark-ref></text:span><text:span text:style-name="Element_20_List">.</text:span></text:p>
        <text:h text:style-name="Heading_20_3" text:outline-level="3"><text:bookmark-start text:name="text.TableIndexEntryTemplate"/>text.TableIndexEntryTemplate<text:bookmark-end text:name="text.TableIndexEntryTemplate"/></text:h>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TableIndexEntryTemplate: <text:span text:style-name="Element_20_List"><text:bookmark-ref text:reference-format="text" text:ref-name="text.TableIndexSource">text.TableIndexSource</text:bookmark-ref></text:span><text:span text:style-name="Element_20_List">.</text:span></text:p>
        <text:p text:style-name="Standard">The following elements occur in text.Table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IndexSource"/>text.TableIndexSource<text:bookmark-end text:name="text.TableIndexSource"/></text:h>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TableIndexSource: <text:span text:style-name="Element_20_List"><text:bookmark-ref text:reference-format="text" text:ref-name="text.TableIndex">text.TableIndex</text:bookmark-ref></text:span><text:span text:style-name="Element_20_List">.</text:span></text:p>
        <text:p text:style-name="Standard">The following elements occur in text.Table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IndexEntryTemplate">text.TableIndexEntryTemplate</text:bookmark-ref></text:span><text:span text:style-name="Element_20_List">.</text:span></text:p>
        <text:h text:style-name="Heading_20_3" text:outline-level="3"><text:bookmark-start text:name="text.TableOfContent"/>text.TableOfContent<text:bookmark-end text:name="text.TableOfContent"/></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OfConten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oft-page-break/><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OfContent: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OfContentSource">text.TableOfContentSource</text:bookmark-ref></text:span><text:span text:style-name="Element_20_List">.</text:span></text:p>
        <text:h text:style-name="Heading_20_3" text:outline-level="3"><text:bookmark-start text:name="text.TableOfContentEntryTemplate"/>text.TableOfContentEntryTemplate<text:bookmark-end text:name="text.TableOfContent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TableOfContentEntryTemplate: <text:span text:style-name="Element_20_List"><text:bookmark-ref text:reference-format="text" text:ref-name="text.TableOfContentSource">text.TableOfContentSource</text:bookmark-ref></text:span><text:span text:style-name="Element_20_List">.</text:span></text:p>
        <text:p text:style-name="Standard">The following elements occur in text.TableOfContent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LinkEnd">text.IndexEntryLinkEnd</text:bookmark-ref></text:span><text:span text:style-name="Element_20_List">, </text:span><text:span text:style-name="Element_20_List"><text:bookmark-ref text:reference-format="text" text:ref-name="text.IndexEntryLinkStart">text.IndexEntryLinkStart</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TableOfContentSource"/>text.TableOfContentSource<text:bookmark-end text:name="text.TableOfContentSource"/></text:h>
        <text:p text:style-name="Standard">Requires the following attributes: <text:span text:style-name="Attribute_20_List">No attribute is required.</text:span></text:p>
        <text:p text:style-name="Standard">Allows the following attributes: <text:span text:style-name="Attribute_20_List">indexscope, outlinelevel, relativetabstopposition, useindexmarks, useindexsourcestyles, useoutlinelevel</text:span>.</text:p>
        <text:p text:style-name="Standard">These elements contain text.TableOfContentSource: <text:span text:style-name="Element_20_List"><text:bookmark-ref text:reference-format="text" text:ref-name="text.TableOfContent">text.TableOfContent</text:bookmark-ref></text:span><text:span text:style-name="Element_20_List">.</text:span></text:p>
        <text:p text:style-name="Standard">The following elements occur in text.TableOfContent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text:span></text:p>
        <text:h text:style-name="Heading_20_3" text:outline-level="3"><text:bookmark-start text:name="text.TemplateName"/>text.TemplateName<text:bookmark-end text:name="text.TemplateName"/></text:h>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ext.Templat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mplateName: <text:span text:style-name="Element_20_List">No element is allowed.</text:span></text:p>
        <text:h text:style-name="Heading_20_3" text:outline-level="3"><text:bookmark-start text:name="text.TextInput"/>text.TextInput<text:bookmark-end text:name="text.TextInput"/></text:h>
        <text:p text:style-name="Standard">Requires the following attributes: <text:span text:style-name="Attribute_20_List">No attribute is required.</text:span></text:p>
        <text:p text:style-name="Standard">Allows the following attributes: <text:span text:style-name="Attribute_20_List">description</text:span>.</text:p>
        <text:p text:style-name="Standard">These elements contain text.Text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xtInput: <text:span text:style-name="Element_20_List">No element is allowed.</text:span></text:p>
        <text:h text:style-name="Heading_20_3" text:outline-level="3"><text:bookmark-start text:name="text.Time"/>text.Time<text:bookmark-end text:name="text.Time"/></text:h>
        <text:p text:style-name="Standard">Requires the following attributes: <text:span text:style-name="Attribute_20_List">No attribute is required.</text:span></text:p>
        <text:p text:style-name="Standard">Allows the following attributes: <text:span text:style-name="Attribute_20_List">datastylename, fixed, timeadjust, timevalue</text:span>.</text:p>
        <text:p text:style-name="Standard">These elements contain tex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me: <text:span text:style-name="Element_20_List">No element is allowed.</text:span></text:p>
        <text:h text:style-name="Heading_20_3" text:outline-level="3"><text:bookmark-start text:name="text.Title"/>text.Title<text:bookmark-end text:name="text.Title"/></text:h>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tle: <text:span text:style-name="Element_20_List">No element is allowed.</text:span></text:p>
        <text:h text:style-name="Heading_20_3" text:outline-level="3"><text:bookmark-start text:name="text.TocMark"/>text.TocMark<text:bookmark-end text:name="text.TocMark"/></text:h>
        <text:p text:style-name="Standard">Requires the following attributes: <text:span text:style-name="Attribute_20_List">stringvalue.</text:span></text:p>
        <text:p text:style-name="Standard">Allows the following attributes: <text:span text:style-name="Attribute_20_List">outlinelevel, stringvalue</text:span>.</text:p>
        <text:p text:style-name="Standard"><text:soft-page-break/>These elements contain text.Toc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 <text:span text:style-name="Element_20_List">No element is allowed.</text:span></text:p>
        <text:h text:style-name="Heading_20_3" text:outline-level="3"><text:bookmark-start text:name="text.TocMarkEnd"/>text.TocMarkEnd<text:bookmark-end text:name="text.TocMarkEnd"/></text:h>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Toc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End: <text:span text:style-name="Element_20_List">No element is allowed.</text:span></text:p>
        <text:h text:style-name="Heading_20_3" text:outline-level="3"><text:bookmark-start text:name="text.TocMarkStart"/>text.TocMarkStart<text:bookmark-end text:name="text.TocMarkStart"/></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Toc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Start: <text:span text:style-name="Element_20_List">No element is allowed.</text:span></text:p>
        <text:h text:style-name="Heading_20_3" text:outline-level="3"><text:bookmark-start text:name="text.TrackedChanges"/>text.TrackedChanges<text:bookmark-end text:name="text.TrackedChanges"/></text:h>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ext.TrackedChanges: <text:span text:style-name="Element_20_List"><text:bookmark-ref text:reference-format="text" text:ref-name="office.Text">office.Text</text:bookmark-ref></text:span><text:span text:style-name="Element_20_List">.</text:span></text:p>
        <text:p text:style-name="Standard">The following elements occur in text.TrackedChanges: <text:span text:style-name="Element_20_List"><text:bookmark-ref text:reference-format="text" text:ref-name="text.ChangedRegion">text.ChangedRegion</text:bookmark-ref></text:span><text:span text:style-name="Element_20_List">.</text:span></text:p>
        <text:h text:style-name="Heading_20_3" text:outline-level="3"><text:bookmark-start text:name="text.UserDefined"/>text.UserDefined<text:bookmark-end text:name="text.UserDefined"/></text:h>
        <text:p text:style-name="Standard">Requires the following attributes: <text:span text:style-name="Attribute_20_List">name.</text:span></text:p>
        <text:p text:style-name="Standard">Allows the following attributes: <text:span text:style-name="Attribute_20_List">booleanvalue, datastylename, datevalue, fixed, name, stringvalue, timevalue, value</text:span>.</text:p>
        <text:p text:style-name="Standard">These elements contain text.UserDefine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Defined: <text:span text:style-name="Element_20_List">No element is allowed.</text:span></text:p>
        <text:h text:style-name="Heading_20_3" text:outline-level="3"><text:bookmark-start text:name="text.UserFieldDecl"/>text.UserFieldDecl<text:bookmark-end text:name="text.UserFieldDecl"/></text:h>
        <text:p text:style-name="Standard">Requires the following attributes: <text:span text:style-name="Attribute_20_List">name.</text:span></text:p>
        <text:p text:style-name="Standard">Allows the following attributes: <text:span text:style-name="Attribute_20_List">booleanvalue, currency, datevalue, formula, name, stringvalue, timevalue, value, valuetype</text:span>.</text:p>
        <text:p text:style-name="Standard">These elements contain text.UserFieldDecl: <text:span text:style-name="Element_20_List"><text:bookmark-ref text:reference-format="text" text:ref-name="text.UserFieldDecls">text.UserFieldDecls</text:bookmark-ref></text:span><text:span text:style-name="Element_20_List">.</text:span></text:p>
        <text:p text:style-name="Standard">The following elements occur in text.UserFieldDecl: <text:span text:style-name="Element_20_List">No element is allowed.</text:span></text:p>
        <text:h text:style-name="Heading_20_3" text:outline-level="3"><text:bookmark-start text:name="text.UserFieldDecls"/>text.UserFieldDecls<text:bookmark-end text:name="text.UserField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UserField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UserFieldDecls: <text:span text:style-name="Element_20_List"><text:bookmark-ref text:reference-format="text" text:ref-name="text.UserFieldDecl">text.UserFieldDecl</text:bookmark-ref></text:span><text:span text:style-name="Element_20_List">.</text:span></text:p>
        <text:h text:style-name="Heading_20_3" text:outline-level="3"><text:bookmark-start text:name="text.UserFieldGet"/>text.UserFieldGet<text:bookmark-end text:name="text.UserFieldGet"/></text:h>
        <text:p text:style-name="Standard">Requires the following attributes: <text:span text:style-name="Attribute_20_List">No attribute is required.</text:span></text:p>
        <text:p text:style-name="Standard">Allows the following attributes: <text:span text:style-name="Attribute_20_List">datastylename, display, name</text:span>.</text:p>
        <text:p text:style-name="Standard">These elements contain text.UserField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ext:soft-page-break/>The following elements occur in text.UserFieldGet: <text:span text:style-name="Element_20_List">No element is allowed.</text:span></text:p>
        <text:h text:style-name="Heading_20_3" text:outline-level="3"><text:bookmark-start text:name="text.UserFieldInput"/>text.UserFieldInput<text:bookmark-end text:name="text.UserFieldInput"/></text:h>
        <text:p text:style-name="Standard">Requires the following attributes: <text:span text:style-name="Attribute_20_List">name.</text:span></text:p>
        <text:p text:style-name="Standard">Allows the following attributes: <text:span text:style-name="Attribute_20_List">datastylename, description, name</text:span>.</text:p>
        <text:p text:style-name="Standard">These elements contain text.UserField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FieldInput: <text:span text:style-name="Element_20_List">No element is allowed.</text:span></text:p>
        <text:h text:style-name="Heading_20_3" text:outline-level="3"><text:bookmark-start text:name="text.UserIndex"/>text.UserIndex<text:bookmark-end text:name="text.UserIndex"/></text:h>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User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User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UserIndexSource">text.UserIndexSource</text:bookmark-ref></text:span><text:span text:style-name="Element_20_List">.</text:span></text:p>
        <text:h text:style-name="Heading_20_3" text:outline-level="3"><text:bookmark-start text:name="text.UserIndexEntryTemplate"/>text.UserIndexEntryTemplate<text:bookmark-end text:name="text.UserIndexEntryTemplate"/></text:h>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UserIndexEntryTemplate: <text:span text:style-name="Element_20_List"><text:bookmark-ref text:reference-format="text" text:ref-name="text.UserIndexSource">text.UserIndexSource</text:bookmark-ref></text:span><text:span text:style-name="Element_20_List">.</text:span></text:p>
        <text:p text:style-name="Standard">The following elements occur in text.User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h text:style-name="Heading_20_3" text:outline-level="3"><text:bookmark-start text:name="text.UserIndexMark"/>text.UserIndexMark<text:bookmark-end text:name="text.UserIndexMark"/></text:h>
        <text:p text:style-name="Standard">Requires the following attributes: <text:span text:style-name="Attribute_20_List">indexname, stringvalue.</text:span></text:p>
        <text:p text:style-name="Standard">Allows the following attributes: <text:span text:style-name="Attribute_20_List">indexname, outlinelevel, stringvalue</text:span>.</text:p>
        <text:p text:style-name="Standard">These elements contain text.User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 <text:span text:style-name="Element_20_List">No element is allowed.</text:span></text:p>
        <text:h text:style-name="Heading_20_3" text:outline-level="3"><text:bookmark-start text:name="text.UserIndexMarkEnd"/>text.UserIndexMarkEnd<text:bookmark-end text:name="text.UserIndexMarkEnd"/></text:h>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User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End: <text:span text:style-name="Element_20_List">No element is allowed.</text:span></text:p>
        <text:h text:style-name="Heading_20_3" text:outline-level="3"><text:bookmark-start text:name="text.UserIndexMarkStart"/>text.UserIndexMarkStart<text:bookmark-end text:name="text.UserIndexMarkStart"/></text:h>
        <text:p text:style-name="Standard">Requires the following attributes: <text:span text:style-name="Attribute_20_List">id, indexname.</text:span></text:p>
        <text:p text:style-name="Standard">Allows the following attributes: <text:span text:style-name="Attribute_20_List">id, indexname, outlinelevel</text:span>.</text:p>
        <text:p text:style-name="Standard">These elements contain text.User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Start: <text:span text:style-name="Element_20_List">No element is allowed.</text:span></text:p>
        <text:h text:style-name="Heading_20_3" text:outline-level="3"><text:bookmark-start text:name="text.UserIndexSource"/>text.UserIndexSource<text:bookmark-end text:name="text.UserIndexSource"/></text:h>
        <text:p text:style-name="Standard">Requires the following attributes: <text:span text:style-name="Attribute_20_List">indexname.</text:span></text:p>
        <text:p text:style-name="Standard">Allows the following attributes: <text:span text:style-name="Attribute_20_List">copyoutlinelevels, indexname, indexscope, relativetabstopposition, usefloatingframes, usegraphics, useindexmarks, useobjects, usetables</text:span>.</text:p>
        <text:p text:style-name="Standard">These elements contain text.UserIndexSource: <text:span text:style-name="Element_20_List"><text:bookmark-ref text:reference-format="text" text:ref-name="text.UserIndex">text.UserIndex</text:bookmark-ref></text:span><text:span text:style-name="Element_20_List">.</text:span></text:p>
        <text:p text:style-name="Standard"><text:soft-page-break/>The following elements occur in text.UserIndex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h text:style-name="Heading_20_3" text:outline-level="3"><text:bookmark-start text:name="text.VariableDecl"/>text.VariableDecl<text:bookmark-end text:name="text.VariableDecl"/></text:h>
        <text:p text:style-name="Standard">Requires the following attributes: <text:span text:style-name="Attribute_20_List">name, valuetype.</text:span></text:p>
        <text:p text:style-name="Standard">Allows the following attributes: <text:span text:style-name="Attribute_20_List">name, valuetype</text:span>.</text:p>
        <text:p text:style-name="Standard">These elements contain text.VariableDecl: <text:span text:style-name="Element_20_List"><text:bookmark-ref text:reference-format="text" text:ref-name="text.VariableDecls">text.VariableDecls</text:bookmark-ref></text:span><text:span text:style-name="Element_20_List">.</text:span></text:p>
        <text:p text:style-name="Standard">The following elements occur in text.VariableDecl: <text:span text:style-name="Element_20_List">No element is allowed.</text:span></text:p>
        <text:h text:style-name="Heading_20_3" text:outline-level="3"><text:bookmark-start text:name="text.VariableDecls"/>text.VariableDecls<text:bookmark-end text:name="text.VariableDecls"/></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Variabl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VariableDecls: <text:span text:style-name="Element_20_List"><text:bookmark-ref text:reference-format="text" text:ref-name="text.VariableDecl">text.VariableDecl</text:bookmark-ref></text:span><text:span text:style-name="Element_20_List">.</text:span></text:p>
        <text:h text:style-name="Heading_20_3" text:outline-level="3"><text:bookmark-start text:name="text.VariableGet"/>text.VariableGet<text:bookmark-end text:name="text.VariableGet"/></text:h>
        <text:p text:style-name="Standard">Requires the following attributes: <text:span text:style-name="Attribute_20_List">No attribute is required.</text:span></text:p>
        <text:p text:style-name="Standard">Allows the following attributes: <text:span text:style-name="Attribute_20_List">datastylename, display, name</text:span>.</text:p>
        <text:p text:style-name="Standard">These elements contain text.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Get: <text:span text:style-name="Element_20_List">No element is allowed.</text:span></text:p>
        <text:h text:style-name="Heading_20_3" text:outline-level="3"><text:bookmark-start text:name="text.VariableInput"/>text.VariableInput<text:bookmark-end text:name="text.VariableInput"/></text:h>
        <text:p text:style-name="Standard">Requires the following attributes: <text:span text:style-name="Attribute_20_List">name, valuetype.</text:span></text:p>
        <text:p text:style-name="Standard">Allows the following attributes: <text:span text:style-name="Attribute_20_List">datastylename, description, display, name, valuetype</text:span>.</text:p>
        <text:p text:style-name="Standard">These elements contain text.Variable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Input: <text:span text:style-name="Element_20_List">No element is allowed.</text:span></text:p>
        <text:h text:style-name="Heading_20_3" text:outline-level="3"><text:bookmark-start text:name="text.VariableSet"/>text.VariableSet<text:bookmark-end text:name="text.VariableSet"/></text:h>
        <text:p text:style-name="Standard">Requires the following attributes: <text:span text:style-name="Attribute_20_List">name.</text:span></text:p>
        <text:p text:style-name="Standard">Allows the following attributes: <text:span text:style-name="Attribute_20_List">booleanvalue, currency, datastylename, datevalue, display, formula, name, stringvalue, timevalue, value, valuetype</text:span>.</text:p>
        <text:p text:style-name="Standard">These elements contain text.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Set: <text:span text:style-name="Element_20_List">No element is allowed.</text:span></text:p>
        <text:h text:style-name="Heading_20_2" text:outline-level="2">xforms module</text:h>
        <text:h text:style-name="Heading_20_3" text:outline-level="3"><text:bookmark-start text:name="xforms.Model"/>xforms.Model<text:bookmark-end text:name="xforms.Model"/></text:h>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xforms.Model: <text:span text:style-name="Element_20_List"><text:bookmark-ref text:reference-format="text" text:ref-name="office.Forms">office.Forms</text:bookmark-ref></text:span><text:span text:style-name="Element_20_List">.</text:span></text:p>
        <text:p text:style-name="Standard"><text:span text:style-name="Element_20_List">The following elements occur in xforms.Model: </text:span><text:span text:style-name="Element_20_List">Any element is allowed.</text:span></text:p>
      </text:section>
      <text:h text:style-name="Heading_20_1" text:outline-level="1">Convenience modules</text:h>
      <text:p text:style-name="Text_20_body">The convenience modules are classes that implement often-used functionality.</text:p>
      <text:h text:style-name="Heading_20_2" text:outline-level="2"><text:soft-page-break/>Userfield module</text:h>
      <text:p text:style-name="Text_20_body">The userfield module lets you extract and modify userfield variable declarations in an OpenDocument file.</text:p>
      <text:p text:style-name="Text_20_body">To start, you first open the document with:</text:p>
      <text:p text:style-name="Example">from odf.userfield import UserFields</text:p>
      <text:p text:style-name="Example">obj = UserFields(inputfile, outputfile)</text:p>
      <text:p text:style-name="Text_20_body">Outputfile can be None. <text:s/>The object has the following methods:</text:p>
      <text:p text:style-name="P2">list_fields()<text:tab/>Returns list of user-field names.</text:p>
      <text:p text:style-name="P2">list_fields_and_values()<text:tab/>List (extract) user-fields with type and value.</text:p>
      <text:p text:style-name="P2">get(name)<text:tab/>Extract the contents of this field. Returns field value or None if field does not exist.<text:tab/></text:p>
      <text:p text:style-name="P2">get_type_and_value(name)<text:tab/>Extract the type and contents of this field from the file.</text:p>
      <text:p text:style-name="P2">update(values)<text:tab/>Set the value of user fields. The field types will be the same. The argument is a dictionary with field name as key, field value as value.</text:p>
      <text:h text:style-name="Heading_20_2" text:outline-level="2">Teletype module</text:h>
      <text:p text:style-name="Text_20_body">XML has the “feature” that consecutive whitespace – i.e. spaces, newlines and tabs is squashed into one space. It makes it easy to fold XML source code, but if you are adding text from a plain text document, you might want to keep those.</text:p>
      <text:p text:style-name="Example">from odf import text, teletype</text:p>
      <text:p text:style-name="Example">from odf.opendocument import OpenDocumentText</text:p>
      <text:p text:style-name="Example">doc = OpenDocumentText()</text:p>
      <text:p text:style-name="Example"/>
      <text:p text:style-name="Example">para = text.P()</text:p>
      <text:p text:style-name="Example">teletype.addTextToElement(para, "milk\t2 liters!\nsugar\nflour\n")</text:p>
      <text:p text:style-name="Example">textdoc.text.addElement(p)</text:p>
      <text:p text:style-name="Example">textdoc.save("my document.odt")</text:p>
      <text:p text:style-name="Text_20_body"/>
      <text:p text:style-name="Text_20_body">When you load a document, you can also conveniently convert the whitespace structural elements back into the teletype conventions like this:</text:p>
      <text:p text:style-name="Example">from odf import text, teletype</text:p>
      <text:p text:style-name="Example">from odf.opendocument import load</text:p>
      <text:p text:style-name="Example"/>
      <text:p text:style-name="Example">textdoc = load("my document.odt")</text:p>
      <text:p text:style-name="Example">allparas = textdoc.getElementsByType(text.P)</text:p>
      <text:p text:style-name="Example">print teletype.extractText(allparas[0])</text:p>
      <text:h text:style-name="Heading_20_2" text:outline-level="2">Easyliststyle module</text:h>
      <text:p text:style-name="Text_20_body">Creating a &lt;text:list-style&gt; element with all of its child &lt;text:list-level-style-number&gt; (or -bullet) elements takes a lot of code. The easyliststyle.py module lets you specify the level styles in a delimited string. Here’s a sample call:</text:p>
      <text:p text:style-name="Example">from odf import easyliststyle</text:p>
      <text:p text:style-name="Example">listStyle = easyliststyle.styleFromString( 'num1', <text:tab/># style name</text:p>
      <text:p text:style-name="Example"><text:s text:c="4"/>'I;1.;(a)',<text:tab/><text:tab/><text:tab/><text:tab/># the level specification string</text:p>
      <text:p text:style-name="Example"><text:s text:c="4"/>';',<text:tab/><text:tab/><text:tab/><text:tab/><text:tab/># the delimiter character</text:p>
      <text:p text:style-name="Example"><text:s text:c="4"/>'1.0cm',<text:tab/><text:tab/><text:tab/><text:tab/># spacing as a CSS length</text:p>
      <text:p text:style-name="Example"><text:s text:c="4"/>easyliststyle.SHOW_ONE_LEVEL )<text:tab/># show only one level of numbering</text:p>
      <text:p text:style-name="Text_20_body">The specification string "I;1.;(a)" given here says that level one uses uppercase roman numerals, <text:soft-page-break/>level two uses arabic numerals followed by a period, and level three uses lowercase letters in parentheses.</text:p>
      <text:p text:style-name="Text_20_body">If a level specification doesn’t contain 1, I, i, A, or a, then it is presumed to be a bullet style.</text:p>
      <text:p text:style-name="Text_20_body">You may also use a list to specify each level’s list style; in this case you call styleFromList.</text:p>
      <text:h text:style-name="Heading_20_1" text:outline-level="1">Examples</text:h>
      <text:h text:style-name="Heading_20_2" text:outline-level="2">Creating a table in OpenDocument text</text:h>
      <text:p text:style-name="Text_20_body">This example reads the UNIX /etc/passwd file and creates a table with seven columns. Unlike in HTML tables, ODF tables must have declared column widths. For those who don't know /etc/passwd, it is a wellknown text file in Linux with seven colon-separated values.</text:p>
      <text:p text:style-name="Example">#!/usr/bin/env python</text:p>
      <text:p text:style-name="Example"># -*- coding: utf-8 -*-</text:p>
      <text:p text:style-name="Example">from odf.opendocument import OpenDocumentText</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addElement(table)</text:p>
      <text:p text:style-name="Example">doc.save("passwd", True)</text:p>
      <text:h text:style-name="Heading_20_2" text:outline-level="2"><text:soft-page-break/>Creating the table as a spreadsheet</text:h>
      <text:p text:style-name="Text_20_body">The spreadsheet version is almost identical. I have highlighted with italics and underscore where the differences are. But you can definitely simplify it further. E.g. you don't need the <text:span text:style-name="Variable">Table Contents</text:span> style in a spreadsheet.</text:p>
      <text:p text:style-name="Example">#!/usr/bin/env python</text:p>
      <text:p text:style-name="Example"># -*- coding: utf-8 -*-</text:p>
      <text:p text:style-name="Example">from odf.opendocument import OpenDocument<text:span text:style-name="Emphasis"><text:span text:style-name="T6">Spreadsheet</text:span></text:span></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span text:style-name="Emphasis"><text:span text:style-name="T6">Spreadsheet</text:span></text:span>()</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span text:style-name="Emphasis">name="Password"</text:span>)</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span text:style-name="Emphasis"><text:span text:style-name="T6">spreadsheet</text:span></text:span>.addElement(table)</text:p>
      <text:p text:style-name="Example">doc.save("passwd", True)</text:p>
      <text:h text:style-name="Heading_20_2" text:outline-level="2">Photo album</text:h>
      <text:p text:style-name="Text_20_body">This example creates a simple photo album with an automatic slide transition after five seconds. <text:s/>Every drawing page must have a master page assigned to it. We create a simple placeholder that can't be used to adjust all slides at once. If your pictures aren't of the dimensions 4x3, they will look distorted. I'll leave that as an exercise left for the reader.</text:p>
      <text:p text:style-name="Example">from odf.opendocument import OpenDocumentPresentation</text:p>
      <text:p text:style-name="Example">from odf.style import Style, MasterPage, PageLayout, PageLayoutProperties, \</text:p>
      <text:p text:style-name="Example">TextProperties, GraphicProperties, ParagraphProperties, DrawingPageProperties</text:p>
      <text:p text:style-name="Example">from odf.text import P</text:p>
      <text:p text:style-name="Example"><text:soft-page-break/>from odf.draw <text:s/>import Page, Frame, TextBox, Image</text:p>
      <text:p text:style-name="Example"/>
      <text:p text:style-name="Example">doc = OpenDocumentPresentation()</text:p>
      <text:p text:style-name="Example"/>
      <text:p text:style-name="Example"># We must describe the dimensions of the page</text:p>
      <text:p text:style-name="Example">pagelayout = PageLayout(name="MyLayout")</text:p>
      <text:p text:style-name="Example">doc.automaticstyles.addElement(pagelayout)</text:p>
      <text:p text:style-name="Example">pagelayout.addElement(PageLayoutProperties(margin="0cm", pagewidth="28cm", pageheight="21cm", printorientation="landscape"))</text:p>
      <text:p text:style-name="Example"/>
      <text:p text:style-name="Example"># Style for the title frame of the page</text:p>
      <text:p text:style-name="Example"># We set a centered 34pt font with yellowish background</text:p>
      <text:p text:style-name="Example">titlestyle = Style(name="MyMaster-title", family="presentation")</text:p>
      <text:p text:style-name="Example">titlestyle.addElement(ParagraphProperties(textalign="center"))</text:p>
      <text:p text:style-name="Example">titlestyle.addElement(TextProperties(fontsize="34pt"))</text:p>
      <text:p text:style-name="Example">titlestyle.addElement(GraphicProperties(fillcolor="#ffff99"))</text:p>
      <text:p text:style-name="Example">doc.styles.addElement(titlestyle)</text:p>
      <text:p text:style-name="Example"/>
      <text:p text:style-name="Example"># Style for the photo frame</text:p>
      <text:p text:style-name="Example">photostyle = Style(name="MyMaster-photo", family="presentation")</text:p>
      <text:p text:style-name="Example">doc.styles.addElement(photostyle)</text:p>
      <text:p text:style-name="Example"/>
      <text:p text:style-name="Example"># Create automatic transition – MUST be named dp1</text:p>
      <text:p text:style-name="Example">dpstyle = Style(name="dp1", family="drawing-page")</text:p>
      <text:p text:style-name="Example">dpstyle.addElement(DrawingPageProperties(transitiontype="automatic",</text:p>
      <text:p text:style-name="Example"><text:s text:c="3"/>transitionstyle="move-from-top", duration="PT05S"))</text:p>
      <text:p text:style-name="Example">doc.automaticstyles.addElement(dpstyle)</text:p>
      <text:p text:style-name="Example"/>
      <text:p text:style-name="Example"># Every drawing page must have a master page assigned to it.</text:p>
      <text:p text:style-name="Example">masterpage = MasterPage(name="MyMaster", pagelayoutname=pagelayout)</text:p>
      <text:p text:style-name="Example">doc.masterstyles.addElement(masterpage)</text:p>
      <text:p text:style-name="Example"/>
      <text:p text:style-name="Example"># Slides</text:p>
      <text:p text:style-name="Example">for picture in [('forum.jpg','Forum Romanum'),('coloseum.jpg','Coloseum')]:</text:p>
      <text:p text:style-name="Example"><text:s text:c="4"/>page = Page(stylename=dpstyle, masterpagename=masterpage)</text:p>
      <text:p text:style-name="Example"><text:s text:c="4"/>doc.presentation.addElement(page)</text:p>
      <text:p text:style-name="Example"><text:s text:c="4"/>titleframe = Frame(stylename=titlestyle, width="25cm", height="2cm", x="1.5cm", y="0.5cm")</text:p>
      <text:p text:style-name="Example"><text:s text:c="4"/>page.addElement(titleframe)</text:p>
      <text:p text:style-name="Example"><text:s text:c="4"/>textbox = TextBox()</text:p>
      <text:p text:style-name="Example"><text:s text:c="4"/>titleframe.addElement(textbox)</text:p>
      <text:p text:style-name="Example"><text:s text:c="4"/>textbox.addElement(P(text=picture[1]))</text:p>
      <text:p text:style-name="Example"/>
      <text:p text:style-name="Example"><text:s text:c="4"/># Photo set to 25x18.75 cm.</text:p>
      <text:p text:style-name="Example"><text:s text:c="4"/>photoframe = Frame(stylename=photostyle, width="25cm", height="18.75cm", x="1.5cm", y="2.5cm")</text:p>
      <text:p text:style-name="Example"><text:s text:c="4"/>page.addElement(photoframe)</text:p>
      <text:p text:style-name="Example"><text:s text:c="4"/>href = doc.addPicture(picture[0])</text:p>
      <text:p text:style-name="Example"><text:s text:c="4"/>photoframe.addElement(Image(href=href))</text:p>
      <text:p text:style-name="Example"/>
      <text:p text:style-name="Example">doc.save("trip-to-rome", True)</text:p>
      <text:p text:style-name="Text_20_body">See the examples folder in the source package for these examples and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LGC Sans" style:font-size-asian="12pt" style:language-asian="da" style:country-asian="DK" style:font-name-complex="DejaVu LGC Sans" style:font-size-complex="12pt" style:language-complex="da" style:country-complex="D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xample" style:family="paragraph" style:parent-style-name="Standard" style:master-page-name="">
      <style:paragraph-properties style:page-number="auto" fo:background-color="#e6e6e6">
        <style:background-image/>
      </style:paragraph-properties>
      <style:text-properties style:font-name="Courier" fo:font-size="10pt" fo:language="da" fo:country="DK"/>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Function" style:family="text" style:parent-style-name="Variable"/>
    <style:style style:name="Element_20_List" style:display-name="Element List" style:family="text">
      <style:text-properties fo:font-style="italic"/>
    </style:style>
    <style:style style:name="Attribute_20_List" style:display-name="Attribute List" style:family="text">
      <style:text-properties fo:font-style="italic"/>
    </style:style>
    <text:outline-styl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text:style-name="Numbering_20_Symbols" style:num-suffix=" " style:num-format="1" text:display-levels="5">
        <style:list-level-properties text:min-label-distance="0.381cm"/>
      </text:outline-level-style>
      <text:outline-level-style text:level="6" text:style-name="Numbering_20_Symbols" style:num-suffix=" " style:num-format="1" text:display-levels="6">
        <style:list-level-properties text:min-label-distance="0.381cm"/>
      </text:outline-level-style>
      <text:outline-level-style text:level="7" text:style-name="Numbering_20_Symbols" style:num-suffix=" " style:num-format="1" text:display-levels="7">
        <style:list-level-properties text:min-label-distance="0.381cm"/>
      </text:outline-level-style>
      <text:outline-level-style text:level="8" text:style-name="Numbering_20_Symbols" style:num-suffix=" " style:num-format="1" text:display-levels="8">
        <style:list-level-properties text:min-label-distance="0.381cm"/>
      </text:outline-level-style>
      <text:outline-level-style text:level="9" text:style-name="Numbering_20_Symbols" style:num-suffix=" " style:num-format="1" text:display-levels="9">
        <style:list-level-properties text:min-label-distance="0.381cm"/>
      </text:outline-level-style>
      <text:outline-level-style text:level="10" text:style-name="Numbering_20_Symbols"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Application Programmer's Interface for ODFPY</dc:title>
    <dc:subject>Programmer's manual</dc:subject>
    <meta:initial-creator>Søren Roug</meta:initial-creator>
    <meta:creation-date>2007-01-03T22:11:29</meta:creation-date>
    <dc:creator>Søren Roug</dc:creator>
    <dc:date>2008-08-14T22:07:22</dc:date>
    <meta:printed-by>Søren Roug</meta:printed-by>
    <meta:print-date>2008-08-05T09:35:23</meta:print-date>
    <meta:editing-cycles>53</meta:editing-cycles>
    <meta:editing-duration>PT11H40M8S</meta:editing-duration>
    <meta:user-defined meta:name="Info 1"/>
    <meta:user-defined meta:name="Info 2"/>
    <meta:user-defined meta:name="Info 3"/>
    <meta:user-defined meta:name="Info 4"/>
    <meta:document-statistic meta:table-count="0" meta:image-count="0" meta:object-count="0" meta:page-count="98" meta:paragraph-count="3031" meta:word-count="18941" meta:character-count="176788"/>
  </office:meta>
</office:document-meta>
</file>